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4937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1.46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pad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7" table:default-cell-style-name="Default"/>
        <table:table-column table:style-name="co10" table:number-columns-repeated="2" table:default-cell-style-name="Default"/>
        <table:table-column table:style-name="co8" table:number-columns-repeated="12" table:default-cell-style-name="Default"/>
        <table:table-column table:style-name="co10" table:default-cell-style-name="Default"/>
        <table:table-column table:style-name="co8" table:number-columns-repeated="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10" table:number-columns-repeated="2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column table:style-name="co4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15" table:default-cell-style-name="Default"/>
        <table:table-column table:style-name="co10" table:default-cell-style-name="Default"/>
        <table:table-column table:style-name="co8" table:number-columns-repeated="41" table:default-cell-style-name="Default"/>
        <table:table-column table:style-name="co2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3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4" table:number-columns-repeated="47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738608837127686" calcext:value-type="float">
            <text:p>0.073860883712769</text:p>
          </table:table-cell>
          <table:table-cell office:value-type="float" office:value="0.147794246673584" calcext:value-type="float">
            <text:p>0.147794246673584</text:p>
          </table:table-cell>
          <table:table-cell office:value-type="float" office:value="0.18478798866272" calcext:value-type="float">
            <text:p>0.18478798866272</text:p>
          </table:table-cell>
          <table:table-cell office:value-type="float" office:value="0.221800088882446" calcext:value-type="float">
            <text:p>0.221800088882446</text:p>
          </table:table-cell>
          <table:table-cell office:value-type="float" office:value="0.295878410339356" calcext:value-type="float">
            <text:p>0.295878410339356</text:p>
          </table:table-cell>
          <table:table-cell office:value-type="float" office:value="0.332944631576538" calcext:value-type="float">
            <text:p>0.332944631576538</text:p>
          </table:table-cell>
          <table:table-cell office:value-type="float" office:value="0.370028972625732" calcext:value-type="float">
            <text:p>0.370028972625732</text:p>
          </table:table-cell>
          <table:table-cell office:value-type="float" office:value="0.407131671905518" calcext:value-type="float">
            <text:p>0.407131671905518</text:p>
          </table:table-cell>
          <table:table-cell office:value-type="float" office:value="0.481390953063965" calcext:value-type="float">
            <text:p>0.481390953063965</text:p>
          </table:table-cell>
          <table:table-cell office:value-type="float" office:value="0.518547773361206" calcext:value-type="float">
            <text:p>0.518547773361206</text:p>
          </table:table-cell>
          <table:table-cell office:value-type="float" office:value="0.555722713470459" calcext:value-type="float">
            <text:p>0.555722713470459</text:p>
          </table:table-cell>
          <table:table-cell office:value-type="float" office:value="0.592824220657349" calcext:value-type="float">
            <text:p>0.592824220657349</text:p>
          </table:table-cell>
          <table:table-cell office:value-type="float" office:value="0.626294374465942" calcext:value-type="float">
            <text:p>0.626294374465942</text:p>
          </table:table-cell>
          <table:table-cell office:value-type="float" office:value="0.69323468208313" calcext:value-type="float">
            <text:p>0.69323468208313</text:p>
          </table:table-cell>
          <table:table-cell office:value-type="float" office:value="0.726704835891724" calcext:value-type="float">
            <text:p>0.726704835891724</text:p>
          </table:table-cell>
          <table:table-cell office:value-type="float" office:value="0.760174989700317" calcext:value-type="float">
            <text:p>0.760174989700317</text:p>
          </table:table-cell>
          <table:table-cell office:value-type="float" office:value="0.793644905090332" calcext:value-type="float">
            <text:p>0.793644905090332</text:p>
          </table:table-cell>
          <table:table-cell office:value-type="float" office:value="0.827113628387451" calcext:value-type="float">
            <text:p>0.827113628387451</text:p>
          </table:table-cell>
          <table:table-cell office:value-type="float" office:value="0.917484521865845" calcext:value-type="float">
            <text:p>0.917484521865845</text:p>
          </table:table-cell>
          <table:table-cell office:value-type="float" office:value="0.947572231292725" calcext:value-type="float">
            <text:p>0.947572231292725</text:p>
          </table:table-cell>
          <table:table-cell office:value-type="float" office:value="1.00769281387329" calcext:value-type="float">
            <text:p>1.00769281387329</text:p>
          </table:table-cell>
          <table:table-cell office:value-type="float" office:value="1.03772616386414" calcext:value-type="float">
            <text:p>1.03772616386414</text:p>
          </table:table-cell>
          <table:table-cell office:value-type="float" office:value="1.06774115562439" calcext:value-type="float">
            <text:p>1.06774115562439</text:p>
          </table:table-cell>
          <table:table-cell office:value-type="float" office:value="1.09773802757263" calcext:value-type="float">
            <text:p>1.09773802757263</text:p>
          </table:table-cell>
          <table:table-cell office:value-type="float" office:value="1.12771701812744" calcext:value-type="float">
            <text:p>1.12771701812744</text:p>
          </table:table-cell>
          <table:table-cell office:value-type="float" office:value="1.18762040138245" calcext:value-type="float">
            <text:p>1.18762040138245</text:p>
          </table:table-cell>
          <table:table-cell office:value-type="float" office:value="1.21754479408264" calcext:value-type="float">
            <text:p>1.21754479408264</text:p>
          </table:table-cell>
          <table:table-cell office:value-type="float" office:value="1.27733969688416" calcext:value-type="float">
            <text:p>1.27733969688416</text:p>
          </table:table-cell>
          <table:table-cell office:value-type="float" office:value="1.30720973014832" calcext:value-type="float">
            <text:p>1.30720973014832</text:p>
          </table:table-cell>
          <table:table-cell office:value-type="float" office:value="1.36689567565918" calcext:value-type="float">
            <text:p>1.36689567565918</text:p>
          </table:table-cell>
          <table:table-cell office:value-type="float" office:value="1.39671158790588" calcext:value-type="float">
            <text:p>1.39671158790588</text:p>
          </table:table-cell>
          <table:table-cell office:value-type="float" office:value="1.42650961875916" calcext:value-type="float">
            <text:p>1.42650961875916</text:p>
          </table:table-cell>
          <table:table-cell office:value-type="float" office:value="1.48605084419251" calcext:value-type="float">
            <text:p>1.48605084419251</text:p>
          </table:table-cell>
          <table:table-cell office:value-type="float" office:value="1.54551959037781" calcext:value-type="float">
            <text:p>1.54551959037781</text:p>
          </table:table-cell>
          <table:table-cell office:value-type="float" office:value="1.63458657264709" calcext:value-type="float">
            <text:p>1.63458657264709</text:p>
          </table:table-cell>
          <table:table-cell office:value-type="float" office:value="1.69387435913086" calcext:value-type="float">
            <text:p>1.69387435913086</text:p>
          </table:table-cell>
          <table:table-cell office:value-type="float" office:value="1.7235791683197" calcext:value-type="float">
            <text:p>1.7235791683197</text:p>
          </table:table-cell>
          <table:table-cell office:value-type="float" office:value="1.7567777633667" calcext:value-type="float">
            <text:p>1.7567777633667</text:p>
          </table:table-cell>
          <table:table-cell office:value-type="float" office:value="1.82317519187927" calcext:value-type="float">
            <text:p>1.82317519187927</text:p>
          </table:table-cell>
          <table:table-cell office:value-type="float" office:value="1.85637402534485" calcext:value-type="float">
            <text:p>1.85637402534485</text:p>
          </table:table-cell>
          <table:table-cell office:value-type="float" office:value="1.88957238197327" calcext:value-type="float">
            <text:p>1.88957238197327</text:p>
          </table:table-cell>
          <table:table-cell office:value-type="float" office:value="1.95597004890442" calcext:value-type="float">
            <text:p>1.95597004890442</text:p>
          </table:table-cell>
          <table:table-cell office:value-type="float" office:value="1.98916864395142" calcext:value-type="float">
            <text:p>1.98916864395142</text:p>
          </table:table-cell>
          <table:table-cell office:value-type="float" office:value="2.05556607246399" calcext:value-type="float">
            <text:p>2.05556607246399</text:p>
          </table:table-cell>
          <table:table-cell office:value-type="float" office:value="2.08876490592957" calcext:value-type="float">
            <text:p>2.08876490592957</text:p>
          </table:table-cell>
          <table:table-cell office:value-type="float" office:value="2.15516233444214" calcext:value-type="float">
            <text:p>2.15516233444214</text:p>
          </table:table-cell>
          <table:table-cell office:value-type="float" office:value="2.18836116790771" calcext:value-type="float">
            <text:p>2.18836116790771</text:p>
          </table:table-cell>
          <table:table-cell office:value-type="float" office:value="2.22155952453613" calcext:value-type="float">
            <text:p>2.22155952453613</text:p>
          </table:table-cell>
          <table:table-cell office:value-type="float" office:value="2.28795695304871" calcext:value-type="float">
            <text:p>2.28795695304871</text:p>
          </table:table-cell>
          <table:table-cell office:value-type="float" office:value="2.32115578651428" calcext:value-type="float">
            <text:p>2.32115578651428</text:p>
          </table:table-cell>
          <table:table-cell office:value-type="float" office:value="2.35435438156128" calcext:value-type="float">
            <text:p>2.35435438156128</text:p>
          </table:table-cell>
          <table:table-cell office:value-type="float" office:value="2.38755321502686" calcext:value-type="float">
            <text:p>2.38755321502686</text:p>
          </table:table-cell>
          <table:table-cell office:value-type="float" office:value="2.42075204849243" calcext:value-type="float">
            <text:p>2.42075204849243</text:p>
          </table:table-cell>
          <table:table-cell office:value-type="float" office:value="2.48715114593506" calcext:value-type="float">
            <text:p>2.48715114593506</text:p>
          </table:table-cell>
          <table:table-cell office:value-type="float" office:value="2.56050181388855" calcext:value-type="float">
            <text:p>2.56050181388855</text:p>
          </table:table-cell>
          <table:table-cell office:value-type="float" office:value="2.59720396995544" calcext:value-type="float">
            <text:p>2.59720396995544</text:p>
          </table:table-cell>
          <table:table-cell office:value-type="float" office:value="2.63392448425293" calcext:value-type="float">
            <text:p>2.63392448425293</text:p>
          </table:table-cell>
          <table:table-cell office:value-type="float" office:value="2.67066335678101" calcext:value-type="float">
            <text:p>2.67066335678101</text:p>
          </table:table-cell>
          <table:table-cell office:value-type="float" office:value="2.74419474601746" calcext:value-type="float">
            <text:p>2.74419474601746</text:p>
          </table:table-cell>
          <table:table-cell office:value-type="float" office:value="2.78098773956299" calcext:value-type="float">
            <text:p>2.78098773956299</text:p>
          </table:table-cell>
          <table:table-cell office:value-type="float" office:value="2.85462784767151" calcext:value-type="float">
            <text:p>2.85462784767151</text:p>
          </table:table-cell>
          <table:table-cell office:value-type="float" office:value="2.92834043502808" calcext:value-type="float">
            <text:p>2.92834043502808</text:p>
          </table:table-cell>
          <table:table-cell office:value-type="float" office:value="3.00212526321411" calcext:value-type="float">
            <text:p>3.00212526321411</text:p>
          </table:table-cell>
          <table:table-cell office:value-type="float" office:value="3.07598257064819" calcext:value-type="float">
            <text:p>3.07598257064819</text:p>
          </table:table-cell>
          <table:table-cell office:value-type="float" office:value="3.11293840408325" calcext:value-type="float">
            <text:p>3.11293840408325</text:p>
          </table:table-cell>
          <table:table-cell office:value-type="float" office:value="3.14991235733032" calcext:value-type="float">
            <text:p>3.14991235733032</text:p>
          </table:table-cell>
          <table:table-cell office:value-type="float" office:value="3.2239146232605" calcext:value-type="float">
            <text:p>3.2239146232605</text:p>
          </table:table-cell>
          <table:table-cell office:value-type="float" office:value="3.2609429359436" calcext:value-type="float">
            <text:p>3.2609429359436</text:p>
          </table:table-cell>
          <table:table-cell office:value-type="float" office:value="3.29798889160156" calcext:value-type="float">
            <text:p>3.29798889160156</text:p>
          </table:table-cell>
          <table:table-cell office:value-type="float" office:value="3.33505344390869" calcext:value-type="float">
            <text:p>3.33505344390869</text:p>
          </table:table-cell>
          <table:table-cell office:value-type="float" office:value="3.37213587760925" calcext:value-type="float">
            <text:p>3.37213587760925</text:p>
          </table:table-cell>
          <table:table-cell office:value-type="float" office:value="3.44635534286499" calcext:value-type="float">
            <text:p>3.44635534286499</text:p>
          </table:table-cell>
          <table:table-cell office:value-type="float" office:value="3.5206470489502" calcext:value-type="float">
            <text:p>3.5206470489502</text:p>
          </table:table-cell>
          <table:table-cell office:value-type="float" office:value="3.59491968154907" calcext:value-type="float">
            <text:p>3.59491968154907</text:p>
          </table:table-cell>
          <table:table-cell office:value-type="float" office:value="3.66185975074768" calcext:value-type="float">
            <text:p>3.66185975074768</text:p>
          </table:table-cell>
          <table:table-cell office:value-type="float" office:value="3.69532990455627" calcext:value-type="float">
            <text:p>3.69532990455627</text:p>
          </table:table-cell>
          <table:table-cell office:value-type="float" office:value="3.72879981994629" calcext:value-type="float">
            <text:p>3.72879981994629</text:p>
          </table:table-cell>
          <table:table-cell office:value-type="float" office:value="3.7622697353363" calcext:value-type="float">
            <text:p>3.7622697353363</text:p>
          </table:table-cell>
          <table:table-cell office:value-type="float" office:value="3.82920789718628" calcext:value-type="float">
            <text:p>3.82920789718628</text:p>
          </table:table-cell>
          <table:table-cell office:value-type="float" office:value="3.88947534561157" calcext:value-type="float">
            <text:p>3.88947534561157</text:p>
          </table:table-cell>
          <table:table-cell office:value-type="float" office:value="3.9195818901062" calcext:value-type="float">
            <text:p>3.9195818901062</text:p>
          </table:table-cell>
          <table:table-cell office:value-type="float" office:value="3.94967007637024" calcext:value-type="float">
            <text:p>3.94967007637024</text:p>
          </table:table-cell>
          <table:table-cell office:value-type="float" office:value="3.97974038124084" calcext:value-type="float">
            <text:p>3.97974038124084</text:p>
          </table:table-cell>
          <table:table-cell office:value-type="float" office:value="4.0398268699646" calcext:value-type="float">
            <text:p>4.0398268699646</text:p>
          </table:table-cell>
          <table:table-cell office:value-type="float" office:value="4.06984281539917" calcext:value-type="float">
            <text:p>4.06984281539917</text:p>
          </table:table-cell>
          <table:table-cell office:value-type="float" office:value="4.09984064102173" calcext:value-type="float">
            <text:p>4.09984064102173</text:p>
          </table:table-cell>
          <table:table-cell office:value-type="float" office:value="4.15978217124939" calcext:value-type="float">
            <text:p>4.15978217124939</text:p>
          </table:table-cell>
          <table:table-cell office:value-type="float" office:value="4.18972563743591" calcext:value-type="float">
            <text:p>4.18972563743591</text:p>
          </table:table-cell>
          <table:table-cell office:value-type="float" office:value="4.219651222229" calcext:value-type="float">
            <text:p>4.219651222229</text:p>
          </table:table-cell>
          <table:table-cell office:value-type="float" office:value="4.2495584487915" calcext:value-type="float">
            <text:p>4.2495584487915</text:p>
          </table:table-cell>
          <table:table-cell office:value-type="float" office:value="4.27944779396057" calcext:value-type="float">
            <text:p>4.27944779396057</text:p>
          </table:table-cell>
          <table:table-cell office:value-type="float" office:value="4.33917188644409" calcext:value-type="float">
            <text:p>4.33917188644409</text:p>
          </table:table-cell>
          <table:table-cell office:value-type="float" office:value="4.36900687217712" calcext:value-type="float">
            <text:p>4.36900687217712</text:p>
          </table:table-cell>
          <table:table-cell office:value-type="float" office:value="4.42862224578857" calcext:value-type="float">
            <text:p>4.42862224578857</text:p>
          </table:table-cell>
          <table:table-cell office:value-type="float" office:value="4.48816537857056" calcext:value-type="float">
            <text:p>4.48816537857056</text:p>
          </table:table-cell>
          <table:table-cell office:value-type="float" office:value="4.51790976524353" calcext:value-type="float">
            <text:p>4.51790976524353</text:p>
          </table:table-cell>
          <table:table-cell office:value-type="float" office:value="4.54763603210449" calcext:value-type="float">
            <text:p>4.54763603210449</text:p>
          </table:table-cell>
          <table:table-cell office:value-type="float" office:value="4.60703420639038" calcext:value-type="float">
            <text:p>4.60703420639038</text:p>
          </table:table-cell>
          <table:table-cell office:value-type="float" office:value="4.66635990142822" calcext:value-type="float">
            <text:p>4.66635990142822</text:p>
          </table:table-cell>
          <table:table-cell office:value-type="float" office:value="4.95809125900269" calcext:value-type="float">
            <text:p>4.95809125900269</text:p>
          </table:table-cell>
          <table:table-cell office:value-type="float" office:value="4.99129009246826" calcext:value-type="float">
            <text:p>4.99129009246826</text:p>
          </table:table-cell>
          <table:table-cell office:value-type="float" office:value="5.02448844909668" calcext:value-type="float">
            <text:p>5.02448844909668</text:p>
          </table:table-cell>
          <table:table-cell office:value-type="float" office:value="5.12408423423767" calcext:value-type="float">
            <text:p>5.12408423423767</text:p>
          </table:table-cell>
          <table:table-cell office:value-type="float" office:value="5.29007720947266" calcext:value-type="float">
            <text:p>5.29007720947266</text:p>
          </table:table-cell>
          <table:table-cell office:value-type="float" office:value="5.35647439956665" calcext:value-type="float">
            <text:p>5.35647439956665</text:p>
          </table:table-cell>
          <table:table-cell office:value-type="float" office:value="5.38967299461365" calcext:value-type="float">
            <text:p>5.38967299461365</text:p>
          </table:table-cell>
          <table:table-cell office:value-type="float" office:value="5.42287158966064" calcext:value-type="float">
            <text:p>5.42287158966064</text:p>
          </table:table-cell>
          <table:table-cell office:value-type="float" office:value="5.63606119155884" calcext:value-type="float">
            <text:p>5.63606119155884</text:p>
          </table:table-cell>
          <table:table-cell office:value-type="float" office:value="5.67280411720276" calcext:value-type="float">
            <text:p>5.67280411720276</text:p>
          </table:table-cell>
          <table:table-cell office:value-type="float" office:value="5.70956540107727" calcext:value-type="float">
            <text:p>5.70956540107727</text:p>
          </table:table-cell>
          <table:table-cell office:value-type="float" office:value="5.78314185142517" calcext:value-type="float">
            <text:p>5.78314185142517</text:p>
          </table:table-cell>
          <table:table-cell office:value-type="float" office:value="5.93051242828369" calcext:value-type="float">
            <text:p>5.93051242828369</text:p>
          </table:table-cell>
          <table:table-cell office:value-type="float" office:value="6.00430655479431" calcext:value-type="float">
            <text:p>6.00430655479431</text:p>
          </table:table-cell>
          <table:table-cell office:value-type="float" office:value="6.04123067855835" calcext:value-type="float">
            <text:p>6.04123067855835</text:p>
          </table:table-cell>
          <table:table-cell office:value-type="float" office:value="6.11513352394104" calcext:value-type="float">
            <text:p>6.11513352394104</text:p>
          </table:table-cell>
          <table:table-cell office:value-type="float" office:value="6.22612380981445" calcext:value-type="float">
            <text:p>6.22612380981445</text:p>
          </table:table-cell>
          <table:table-cell office:value-type="float" office:value="6.26315665245056" calcext:value-type="float">
            <text:p>6.26315665245056</text:p>
          </table:table-cell>
          <table:table-cell office:value-type="float" office:value="6.33727693557739" calcext:value-type="float">
            <text:p>6.33727693557739</text:p>
          </table:table-cell>
          <table:table-cell office:value-type="float" office:value="6.37436413764954" calcext:value-type="float">
            <text:p>6.37436413764954</text:p>
          </table:table-cell>
          <table:table-cell office:value-type="float" office:value="6.44859313964844" calcext:value-type="float">
            <text:p>6.44859313964844</text:p>
          </table:table-cell>
          <table:table-cell office:value-type="float" office:value="6.59717726707459" calcext:value-type="float">
            <text:p>6.59717726707459</text:p>
          </table:table-cell>
          <table:table-cell office:value-type="float" office:value="6.66411757469177" calcext:value-type="float">
            <text:p>6.66411757469177</text:p>
          </table:table-cell>
          <table:table-cell office:value-type="float" office:value="6.69758796691895" calcext:value-type="float">
            <text:p>6.69758796691895</text:p>
          </table:table-cell>
          <table:table-cell office:value-type="float" office:value="6.76452827453613" calcext:value-type="float">
            <text:p>6.76452827453613</text:p>
          </table:table-cell>
          <table:table-cell office:value-type="float" office:value="6.79799842834473" calcext:value-type="float">
            <text:p>6.79799842834473</text:p>
          </table:table-cell>
          <table:table-cell office:value-type="float" office:value="6.86161613464356" calcext:value-type="float">
            <text:p>6.86161613464356</text:p>
          </table:table-cell>
          <table:table-cell office:value-type="float" office:value="6.92185997962952" calcext:value-type="float">
            <text:p>6.92185997962952</text:p>
          </table:table-cell>
          <table:table-cell office:value-type="float" office:value="6.98203158378601" calcext:value-type="float">
            <text:p>6.98203158378601</text:p>
          </table:table-cell>
          <table:table-cell office:value-type="float" office:value="7.04213094711304" calcext:value-type="float">
            <text:p>7.04213094711304</text:p>
          </table:table-cell>
          <table:table-cell office:value-type="float" office:value="7.07215332984924" calcext:value-type="float">
            <text:p>7.07215332984924</text:p>
          </table:table-cell>
          <table:table-cell office:value-type="float" office:value="7.1321439743042" calcext:value-type="float">
            <text:p>7.1321439743042</text:p>
          </table:table-cell>
          <table:table-cell office:value-type="float" office:value="7.19206237792969" calcext:value-type="float">
            <text:p>7.19206237792969</text:p>
          </table:table-cell>
          <table:table-cell office:value-type="float" office:value="7.25190854072571" calcext:value-type="float">
            <text:p>7.25190854072571</text:p>
          </table:table-cell>
          <table:table-cell office:value-type="float" office:value="7.31168246269226" calcext:value-type="float">
            <text:p>7.31168246269226</text:p>
          </table:table-cell>
          <table:table-cell office:value-type="float" office:value="7.34154200553894" calcext:value-type="float">
            <text:p>7.34154200553894</text:p>
          </table:table-cell>
          <table:table-cell office:value-type="float" office:value="7.43101263046265" calcext:value-type="float">
            <text:p>7.43101263046265</text:p>
          </table:table-cell>
          <table:table-cell office:value-type="float" office:value="7.46080017089844" calcext:value-type="float">
            <text:p>7.46080017089844</text:p>
          </table:table-cell>
          <table:table-cell office:value-type="float" office:value="7.52032089233398" calcext:value-type="float">
            <text:p>7.52032089233398</text:p>
          </table:table-cell>
          <table:table-cell office:value-type="float" office:value="7.57976913452148" calcext:value-type="float">
            <text:p>7.57976913452148</text:p>
          </table:table-cell>
          <table:table-cell office:value-type="float" office:value="7.60946607589722" calcext:value-type="float">
            <text:p>7.60946607589722</text:p>
          </table:table-cell>
          <table:table-cell office:value-type="float" office:value="7.69844841957092" calcext:value-type="float">
            <text:p>7.69844841957092</text:p>
          </table:table-cell>
          <table:table-cell office:value-type="float" office:value="7.72816109657288" calcext:value-type="float">
            <text:p>7.72816109657288</text:p>
          </table:table-cell>
          <table:table-cell office:value-type="float" office:value="7.79455947875977" calcext:value-type="float">
            <text:p>7.79455947875977</text:p>
          </table:table-cell>
          <table:table-cell office:value-type="float" office:value="7.8277587890625" calcext:value-type="float">
            <text:p>7.8277587890625</text:p>
          </table:table-cell>
          <table:table-cell office:value-type="float" office:value="7.89415717124939" calcext:value-type="float">
            <text:p>7.89415717124939</text:p>
          </table:table-cell>
          <table:table-cell office:value-type="float" office:value="8.02695417404175" calcext:value-type="float">
            <text:p>8.02695417404175</text:p>
          </table:table-cell>
          <table:table-cell office:value-type="float" office:value="8.0601532459259" calcext:value-type="float">
            <text:p>8.0601532459259</text:p>
          </table:table-cell>
          <table:table-cell office:value-type="float" office:value="8.12655162811279" calcext:value-type="float">
            <text:p>8.12655162811279</text:p>
          </table:table-cell>
          <table:table-cell office:value-type="float" office:value="8.19295024871826" calcext:value-type="float">
            <text:p>8.19295024871826</text:p>
          </table:table-cell>
          <table:table-cell office:value-type="float" office:value="8.25934863090515" calcext:value-type="float">
            <text:p>8.25934863090515</text:p>
          </table:table-cell>
          <table:table-cell office:value-type="float" office:value="8.32574701309204" calcext:value-type="float">
            <text:p>8.32574701309204</text:p>
          </table:table-cell>
          <table:table-cell office:value-type="float" office:value="8.35894632339478" calcext:value-type="float">
            <text:p>8.35894632339478</text:p>
          </table:table-cell>
          <table:table-cell office:value-type="float" office:value="8.42534470558167" calcext:value-type="float">
            <text:p>8.42534470558167</text:p>
          </table:table-cell>
          <table:table-cell office:value-type="float" office:value="8.49174499511719" calcext:value-type="float">
            <text:p>8.49174499511719</text:p>
          </table:table-cell>
          <table:table-cell office:value-type="float" office:value="8.60178375244141" calcext:value-type="float">
            <text:p>8.60178375244141</text:p>
          </table:table-cell>
          <table:table-cell office:value-type="float" office:value="8.67523288726807" calcext:value-type="float">
            <text:p>8.67523288726807</text:p>
          </table:table-cell>
          <table:table-cell office:value-type="float" office:value="8.71198487281799" calcext:value-type="float">
            <text:p>8.71198487281799</text:p>
          </table:table-cell>
          <table:table-cell office:value-type="float" office:value="8.74875497817993" calcext:value-type="float">
            <text:p>8.74875497817993</text:p>
          </table:table-cell>
          <table:table-cell office:value-type="float" office:value="8.78554272651672" calcext:value-type="float">
            <text:p>8.78554272651672</text:p>
          </table:table-cell>
          <table:table-cell office:value-type="float" office:value="8.8591730594635" calcext:value-type="float">
            <text:p>8.8591730594635</text:p>
          </table:table-cell>
          <table:table-cell office:value-type="float" office:value="8.93287563323975" calcext:value-type="float">
            <text:p>8.93287563323975</text:p>
          </table:table-cell>
          <table:table-cell office:value-type="float" office:value="9.00665068626404" calcext:value-type="float">
            <text:p>9.00665068626404</text:p>
          </table:table-cell>
          <table:table-cell office:value-type="float" office:value="9.08049774169922" calcext:value-type="float">
            <text:p>9.08049774169922</text:p>
          </table:table-cell>
          <table:table-cell office:value-type="float" office:value="9.15441727638245" calcext:value-type="float">
            <text:p>9.15441727638245</text:p>
          </table:table-cell>
          <table:table-cell office:value-type="float" office:value="9.26543211936951" calcext:value-type="float">
            <text:p>9.26543211936951</text:p>
          </table:table-cell>
          <table:table-cell office:value-type="float" office:value="9.33953261375427" calcext:value-type="float">
            <text:p>9.33953261375427</text:p>
          </table:table-cell>
          <table:table-cell office:value-type="float" office:value="9.37660980224609" calcext:value-type="float">
            <text:p>9.37660980224609</text:p>
          </table:table-cell>
          <table:table-cell office:value-type="float" office:value="9.45081877708435" calcext:value-type="float">
            <text:p>9.45081877708435</text:p>
          </table:table-cell>
          <table:table-cell office:value-type="float" office:value="9.48795008659363" calcext:value-type="float">
            <text:p>9.48795008659363</text:p>
          </table:table-cell>
          <table:table-cell office:value-type="float" office:value="9.63283228874207" calcext:value-type="float">
            <text:p>9.63283228874207</text:p>
          </table:table-cell>
          <table:table-cell office:value-type="float" office:value="9.69977259635925" calcext:value-type="float">
            <text:p>9.69977259635925</text:p>
          </table:table-cell>
          <table:table-cell office:value-type="float" office:value="9.76671314239502" calcext:value-type="float">
            <text:p>9.76671314239502</text:p>
          </table:table-cell>
          <table:table-cell office:value-type="float" office:value="9.98422574996948" calcext:value-type="float">
            <text:p>9.98422574996948</text:p>
          </table:table-cell>
          <table:table-cell office:value-type="float" office:value="10.0142862796783" calcext:value-type="float">
            <text:p>10.0142862796783</text:p>
          </table:table-cell>
          <table:table-cell office:value-type="float" office:value="10.0743534564972" calcext:value-type="float">
            <text:p>10.0743534564972</text:p>
          </table:table-cell>
          <table:table-cell office:value-type="float" office:value="10.1942708492279" calcext:value-type="float">
            <text:p>10.1942708492279</text:p>
          </table:table-cell>
          <table:table-cell office:value-type="float" office:value="10.2242047786713" calcext:value-type="float">
            <text:p>10.2242047786713</text:p>
          </table:table-cell>
          <table:table-cell office:value-type="float" office:value="10.2840187549591" calcext:value-type="float">
            <text:p>10.2840187549591</text:p>
          </table:table-cell>
          <table:table-cell office:value-type="float" office:value="10.3437607288361" calcext:value-type="float">
            <text:p>10.3437607288361</text:p>
          </table:table-cell>
          <table:table-cell office:value-type="float" office:value="10.3736045360565" calcext:value-type="float">
            <text:p>10.3736045360565</text:p>
          </table:table-cell>
          <table:table-cell office:value-type="float" office:value="10.5225524902344" calcext:value-type="float">
            <text:p>10.5225524902344</text:p>
          </table:table-cell>
          <table:table-cell office:value-type="float" office:value="10.5820050239563" calcext:value-type="float">
            <text:p>10.5820050239563</text:p>
          </table:table-cell>
          <table:table-cell office:value-type="float" office:value="10.6413857936859" calcext:value-type="float">
            <text:p>10.6413857936859</text:p>
          </table:table-cell>
          <table:table-cell office:value-type="float" office:value="10.7006938457489" calcext:value-type="float">
            <text:p>10.7006938457489</text:p>
          </table:table-cell>
          <table:table-cell office:value-type="float" office:value="10.7304086685181" calcext:value-type="float">
            <text:p>10.7304086685181</text:p>
          </table:table-cell>
          <table:table-cell office:value-type="float" office:value="10.7968075275421" calcext:value-type="float">
            <text:p>10.7968075275421</text:p>
          </table:table-cell>
          <table:table-cell office:value-type="float" office:value="10.8300070762634" calcext:value-type="float">
            <text:p>10.8300070762634</text:p>
          </table:table-cell>
          <table:table-cell office:value-type="float" office:value="10.8964059352875" calcext:value-type="float">
            <text:p>10.8964059352875</text:p>
          </table:table-cell>
          <table:table-cell office:value-type="float" office:value="11.0624029636383" calcext:value-type="float">
            <text:p>11.0624029636383</text:p>
          </table:table-cell>
          <table:table-cell office:value-type="float" office:value="11.0956025123596" calcext:value-type="float">
            <text:p>11.0956025123596</text:p>
          </table:table-cell>
          <table:table-cell office:value-type="float" office:value="11.1620013713837" calcext:value-type="float">
            <text:p>11.1620013713837</text:p>
          </table:table-cell>
          <table:table-cell office:value-type="float" office:value="11.2284004688263" calcext:value-type="float">
            <text:p>11.2284004688263</text:p>
          </table:table-cell>
          <table:table-cell office:value-type="float" office:value="11.3943974971771" calcext:value-type="float">
            <text:p>11.3943974971771</text:p>
          </table:table-cell>
          <table:table-cell office:value-type="float" office:value="11.4607963562012" calcext:value-type="float">
            <text:p>11.4607963562012</text:p>
          </table:table-cell>
          <table:table-cell office:value-type="float" office:value="11.4939978122711" calcext:value-type="float">
            <text:p>11.4939978122711</text:p>
          </table:table-cell>
          <table:table-cell office:value-type="float" office:value="11.5673303604126" calcext:value-type="float">
            <text:p>11.5673303604126</text:p>
          </table:table-cell>
          <table:table-cell office:value-type="float" office:value="11.6774644851685" calcext:value-type="float">
            <text:p>11.6774644851685</text:p>
          </table:table-cell>
          <table:table-cell office:value-type="float" office:value="11.714212179184" calcext:value-type="float">
            <text:p>11.714212179184</text:p>
          </table:table-cell>
          <table:table-cell office:value-type="float" office:value="11.7877612113953" calcext:value-type="float">
            <text:p>11.7877612113953</text:p>
          </table:table-cell>
          <table:table-cell office:value-type="float" office:value="11.8245630264282" calcext:value-type="float">
            <text:p>11.8245630264282</text:p>
          </table:table-cell>
          <table:table-cell office:value-type="float" office:value="11.8982207775116" calcext:value-type="float">
            <text:p>11.8982207775116</text:p>
          </table:table-cell>
          <table:table-cell office:value-type="float" office:value="12.0457527637482" calcext:value-type="float">
            <text:p>12.0457527637482</text:p>
          </table:table-cell>
          <table:table-cell office:value-type="float" office:value="12.0826807022095" calcext:value-type="float">
            <text:p>12.0826807022095</text:p>
          </table:table-cell>
          <table:table-cell office:value-type="float" office:value="12.1565909385681" calcext:value-type="float">
            <text:p>12.1565909385681</text:p>
          </table:table-cell>
          <table:table-cell office:value-type="float" office:value="12.193573474884" calcext:value-type="float">
            <text:p>12.193573474884</text:p>
          </table:table-cell>
          <table:table-cell office:value-type="float" office:value="12.3787558078766" calcext:value-type="float">
            <text:p>12.3787558078766</text:p>
          </table:table-cell>
          <table:table-cell office:value-type="float" office:value="12.4529550075531" calcext:value-type="float">
            <text:p>12.4529550075531</text:p>
          </table:table-cell>
          <table:table-cell office:value-type="float" office:value="12.4900817871094" calcext:value-type="float">
            <text:p>12.4900817871094</text:p>
          </table:table-cell>
          <table:table-cell office:value-type="float" office:value="12.5272264480591" calcext:value-type="float">
            <text:p>12.5272264480591</text:p>
          </table:table-cell>
          <table:table-cell office:value-type="float" office:value="12.564389705658" calcext:value-type="float">
            <text:p>12.564389705658</text:p>
          </table:table-cell>
          <table:table-cell office:value-type="float" office:value="12.6014792919159" calcext:value-type="float">
            <text:p>12.6014792919159</text:p>
          </table:table-cell>
          <table:table-cell office:value-type="float" office:value="12.6684193611145" calcext:value-type="float">
            <text:p>12.6684193611145</text:p>
          </table:table-cell>
          <table:table-cell office:value-type="float" office:value="12.7018897533417" calcext:value-type="float">
            <text:p>12.7018897533417</text:p>
          </table:table-cell>
          <table:table-cell office:value-type="float" office:value="12.7688298225403" calcext:value-type="float">
            <text:p>12.7688298225403</text:p>
          </table:table-cell>
          <table:table-cell office:value-type="float" office:value="12.8022997379303" calcext:value-type="float">
            <text:p>12.8022997379303</text:p>
          </table:table-cell>
          <table:table-cell office:value-type="float" office:value="12.8357679843903" calcext:value-type="float">
            <text:p>12.8357679843903</text:p>
          </table:table-cell>
          <table:table-cell office:value-type="float" office:value="12.8659193515778" calcext:value-type="float">
            <text:p>12.8659193515778</text:p>
          </table:table-cell>
          <table:table-cell office:value-type="float" office:value="12.9562652111053" calcext:value-type="float">
            <text:p>12.9562652111053</text:p>
          </table:table-cell>
          <table:table-cell office:value-type="float" office:value="12.9863443374634" calcext:value-type="float">
            <text:p>12.9863443374634</text:p>
          </table:table-cell>
          <table:table-cell office:value-type="float" office:value="13.046448469162" calcext:value-type="float">
            <text:p>13.046448469162</text:p>
          </table:table-cell>
          <table:table-cell office:value-type="float" office:value="13.0764734745026" calcext:value-type="float">
            <text:p>13.0764734745026</text:p>
          </table:table-cell>
          <table:table-cell office:value-type="float" office:value="13.1064801216126" calcext:value-type="float">
            <text:p>13.1064801216126</text:p>
          </table:table-cell>
          <table:table-cell office:value-type="float" office:value="13.2263269424438" calcext:value-type="float">
            <text:p>13.2263269424438</text:p>
          </table:table-cell>
          <table:table-cell office:value-type="float" office:value="13.2562434673309" calcext:value-type="float">
            <text:p>13.2562434673309</text:p>
          </table:table-cell>
          <table:table-cell office:value-type="float" office:value="13.286141872406" calcext:value-type="float">
            <text:p>13.286141872406</text:p>
          </table:table-cell>
          <table:table-cell office:value-type="float" office:value="13.3160221576691" calcext:value-type="float">
            <text:p>13.3160221576691</text:p>
          </table:table-cell>
          <table:table-cell office:value-type="float" office:value="13.3757290840149" calcext:value-type="float">
            <text:p>13.3757290840149</text:p>
          </table:table-cell>
          <table:table-cell office:value-type="float" office:value="13.4055552482605" calcext:value-type="float">
            <text:p>13.4055552482605</text:p>
          </table:table-cell>
          <table:table-cell office:value-type="float" office:value="13.4949252605438" calcext:value-type="float">
            <text:p>13.4949252605438</text:p>
          </table:table-cell>
          <table:table-cell office:value-type="float" office:value="13.52467918396" calcext:value-type="float">
            <text:p>13.52467918396</text:p>
          </table:table-cell>
          <table:table-cell office:value-type="float" office:value="13.5544149875641" calcext:value-type="float">
            <text:p>13.5544149875641</text:p>
          </table:table-cell>
          <table:table-cell office:value-type="float" office:value="13.6138327121735" calcext:value-type="float">
            <text:p>13.6138327121735</text:p>
          </table:table-cell>
          <table:table-cell office:value-type="float" office:value="13.6731779575348" calcext:value-type="float">
            <text:p>13.6731779575348</text:p>
          </table:table-cell>
          <table:table-cell office:value-type="float" office:value="13.7989375591278" calcext:value-type="float">
            <text:p>13.7989375591278</text:p>
          </table:table-cell>
          <table:table-cell office:value-type="float" office:value="13.832136631012" calcext:value-type="float">
            <text:p>13.832136631012</text:p>
          </table:table-cell>
          <table:table-cell office:value-type="float" office:value="13.8653361797333" calcext:value-type="float">
            <text:p>13.8653361797333</text:p>
          </table:table-cell>
          <table:table-cell office:value-type="float" office:value="13.898535490036" calcext:value-type="float">
            <text:p>13.898535490036</text:p>
          </table:table-cell>
          <table:table-cell office:value-type="float" office:value="13.9317345619202" calcext:value-type="float">
            <text:p>13.9317345619202</text:p>
          </table:table-cell>
          <table:table-cell office:value-type="float" office:value="14.0645320415497" calcext:value-type="float">
            <text:p>14.0645320415497</text:p>
          </table:table-cell>
          <table:table-cell office:value-type="float" office:value="14.1309306621552" calcext:value-type="float">
            <text:p>14.1309306621552</text:p>
          </table:table-cell>
          <table:table-cell office:value-type="float" office:value="14.1973292827606" calcext:value-type="float">
            <text:p>14.1973292827606</text:p>
          </table:table-cell>
          <table:table-cell office:value-type="float" office:value="14.2305285930634" calcext:value-type="float">
            <text:p>14.2305285930634</text:p>
          </table:table-cell>
          <table:table-cell office:value-type="float" office:value="14.2637279033661" calcext:value-type="float">
            <text:p>14.2637279033661</text:p>
          </table:table-cell>
          <table:table-cell office:value-type="float" office:value="14.4297246932983" calcext:value-type="float">
            <text:p>14.4297246932983</text:p>
          </table:table-cell>
          <table:table-cell office:value-type="float" office:value="14.4629237651825" calcext:value-type="float">
            <text:p>14.4629237651825</text:p>
          </table:table-cell>
          <table:table-cell office:value-type="float" office:value="14.4961252212524" calcext:value-type="float">
            <text:p>14.4961252212524</text:p>
          </table:table-cell>
          <table:table-cell office:value-type="float" office:value="14.5694556236267" calcext:value-type="float">
            <text:p>14.5694556236267</text:p>
          </table:table-cell>
          <table:table-cell office:value-type="float" office:value="14.7163331508636" calcext:value-type="float">
            <text:p>14.7163331508636</text:p>
          </table:table-cell>
          <table:table-cell office:value-type="float" office:value="14.7530977725983" calcext:value-type="float">
            <text:p>14.7530977725983</text:p>
          </table:table-cell>
          <table:table-cell office:value-type="float" office:value="14.826681137085" calcext:value-type="float">
            <text:p>14.826681137085</text:p>
          </table:table-cell>
          <table:table-cell office:value-type="float" office:value="14.9003367424011" calcext:value-type="float">
            <text:p>14.9003367424011</text:p>
          </table:table-cell>
          <table:table-cell office:value-type="float" office:value="15.0478644371033" calcext:value-type="float">
            <text:p>15.0478644371033</text:p>
          </table:table-cell>
          <table:table-cell office:value-type="float" office:value="15.1217367649078" calcext:value-type="float">
            <text:p>15.1217367649078</text:p>
          </table:table-cell>
          <table:table-cell office:value-type="float" office:value="15.1586999893188" calcext:value-type="float">
            <text:p>15.1586999893188</text:p>
          </table:table-cell>
          <table:table-cell office:value-type="float" office:value="15.3067333698273" calcext:value-type="float">
            <text:p>15.3067333698273</text:p>
          </table:table-cell>
          <table:table-cell office:value-type="float" office:value="15.3808584213257" calcext:value-type="float">
            <text:p>15.3808584213257</text:p>
          </table:table-cell>
          <table:table-cell office:value-type="float" office:value="15.4550557136536" calcext:value-type="float">
            <text:p>15.4550557136536</text:p>
          </table:table-cell>
          <table:table-cell office:value-type="float" office:value="15.4921813011169" calcext:value-type="float">
            <text:p>15.4921813011169</text:p>
          </table:table-cell>
          <table:table-cell office:value-type="float" office:value="15.5293252468109" calcext:value-type="float">
            <text:p>15.5293252468109</text:p>
          </table:table-cell>
          <table:table-cell office:value-type="float" office:value="15.6035757064819" calcext:value-type="float">
            <text:p>15.6035757064819</text:p>
          </table:table-cell>
          <table:table-cell office:value-type="float" office:value="15.670515537262" calcext:value-type="float">
            <text:p>15.670515537262</text:p>
          </table:table-cell>
          <table:table-cell office:value-type="float" office:value="15.7039859294891" calcext:value-type="float">
            <text:p>15.7039859294891</text:p>
          </table:table-cell>
          <table:table-cell office:value-type="float" office:value="15.7374558448792" calcext:value-type="float">
            <text:p>15.7374558448792</text:p>
          </table:table-cell>
          <table:table-cell office:value-type="float" office:value="15.7709257602692" calcext:value-type="float">
            <text:p>15.7709257602692</text:p>
          </table:table-cell>
          <table:table-cell office:value-type="float" office:value="15.8378655910492" calcext:value-type="float">
            <text:p>15.8378655910492</text:p>
          </table:table-cell>
          <table:table-cell office:value-type="float" office:value="15.8680188655853" calcext:value-type="float">
            <text:p>15.8680188655853</text:p>
          </table:table-cell>
          <table:table-cell office:value-type="float" office:value="15.8981537818909" calcext:value-type="float">
            <text:p>15.8981537818909</text:p>
          </table:table-cell>
          <table:table-cell office:value-type="float" office:value="15.928270816803" calcext:value-type="float">
            <text:p>15.928270816803</text:p>
          </table:table-cell>
          <table:table-cell office:value-type="float" office:value="15.9583697319031" calcext:value-type="float">
            <text:p>15.9583697319031</text:p>
          </table:table-cell>
          <table:table-cell office:value-type="float" office:value="16.0185132026672" calcext:value-type="float">
            <text:p>16.0185132026672</text:p>
          </table:table-cell>
          <table:table-cell office:value-type="float" office:value="16.0785846710205" calcext:value-type="float">
            <text:p>16.0785846710205</text:p>
          </table:table-cell>
          <table:table-cell office:value-type="float" office:value="16.1085932254791" calcext:value-type="float">
            <text:p>16.1085932254791</text:p>
          </table:table-cell>
          <table:table-cell office:value-type="float" office:value="16.1685562133789" calcext:value-type="float">
            <text:p>16.1685562133789</text:p>
          </table:table-cell>
          <table:table-cell office:value-type="float" office:value="16.2284467220306" calcext:value-type="float">
            <text:p>16.2284467220306</text:p>
          </table:table-cell>
          <table:table-cell office:value-type="float" office:value="16.2882654666901" calcext:value-type="float">
            <text:p>16.2882654666901</text:p>
          </table:table-cell>
          <table:table-cell office:value-type="float" office:value="16.3480114936829" calcext:value-type="float">
            <text:p>16.3480114936829</text:p>
          </table:table-cell>
          <table:table-cell office:value-type="float" office:value="16.3778574466705" calcext:value-type="float">
            <text:p>16.3778574466705</text:p>
          </table:table-cell>
          <table:table-cell office:value-type="float" office:value="16.4374952316284" calcext:value-type="float">
            <text:p>16.4374952316284</text:p>
          </table:table-cell>
          <table:table-cell office:value-type="float" office:value="16.4672870635986" calcext:value-type="float">
            <text:p>16.4672870635986</text:p>
          </table:table-cell>
          <table:table-cell office:value-type="float" office:value="16.5268166065216" calcext:value-type="float">
            <text:p>16.5268166065216</text:p>
          </table:table-cell>
          <table:table-cell office:value-type="float" office:value="16.5862736701965" calcext:value-type="float">
            <text:p>16.5862736701965</text:p>
          </table:table-cell>
          <table:table-cell office:value-type="float" office:value="16.6159753799438" calcext:value-type="float">
            <text:p>16.6159753799438</text:p>
          </table:table-cell>
          <table:table-cell office:value-type="float" office:value="16.6753239631653" calcext:value-type="float">
            <text:p>16.6753239631653</text:p>
          </table:table-cell>
          <table:table-cell office:value-type="float" office:value="16.7049713134766" calcext:value-type="float">
            <text:p>16.7049713134766</text:p>
          </table:table-cell>
          <table:table-cell office:value-type="float" office:value="16.7346863746643" calcext:value-type="float">
            <text:p>16.7346863746643</text:p>
          </table:table-cell>
          <table:table-cell office:value-type="float" office:value="16.767885684967" calcext:value-type="float">
            <text:p>16.767885684967</text:p>
          </table:table-cell>
          <table:table-cell office:value-type="float" office:value="16.8342840671539" calcext:value-type="float">
            <text:p>16.8342840671539</text:p>
          </table:table-cell>
          <table:table-cell office:value-type="float" office:value="16.8674833774567" calcext:value-type="float">
            <text:p>16.8674833774567</text:p>
          </table:table-cell>
          <table:table-cell office:value-type="float" office:value="16.9006826877594" calcext:value-type="float">
            <text:p>16.9006826877594</text:p>
          </table:table-cell>
          <table:table-cell office:value-type="float" office:value="16.9670810699463" calcext:value-type="float">
            <text:p>16.9670810699463</text:p>
          </table:table-cell>
          <table:table-cell office:value-type="float" office:value="17.0002801418304" calcext:value-type="float">
            <text:p>17.0002801418304</text:p>
          </table:table-cell>
          <table:table-cell office:value-type="float" office:value="17.0334794521332" calcext:value-type="float">
            <text:p>17.0334794521332</text:p>
          </table:table-cell>
          <table:table-cell office:value-type="float" office:value="17.0666787624359" calcext:value-type="float">
            <text:p>17.0666787624359</text:p>
          </table:table-cell>
          <table:table-cell office:value-type="float" office:value="17.0998778343201" calcext:value-type="float">
            <text:p>17.0998778343201</text:p>
          </table:table-cell>
          <table:table-cell office:value-type="float" office:value="17.1330771446228" calcext:value-type="float">
            <text:p>17.1330771446228</text:p>
          </table:table-cell>
          <table:table-cell office:value-type="float" office:value="17.1662766933441" calcext:value-type="float">
            <text:p>17.1662766933441</text:p>
          </table:table-cell>
          <table:table-cell office:value-type="float" office:value="17.232675075531" calcext:value-type="float">
            <text:p>17.232675075531</text:p>
          </table:table-cell>
          <table:table-cell office:value-type="float" office:value="17.2658741474152" calcext:value-type="float">
            <text:p>17.2658741474152</text:p>
          </table:table-cell>
          <table:table-cell office:value-type="float" office:value="17.2990734577179" calcext:value-type="float">
            <text:p>17.2990734577179</text:p>
          </table:table-cell>
          <table:table-cell office:value-type="float" office:value="17.3654718399048" calcext:value-type="float">
            <text:p>17.3654718399048</text:p>
          </table:table-cell>
          <table:table-cell office:value-type="float" office:value="17.3986711502075" calcext:value-type="float">
            <text:p>17.3986711502075</text:p>
          </table:table-cell>
          <table:table-cell office:value-type="float" office:value="17.4650695323944" calcext:value-type="float">
            <text:p>17.4650695323944</text:p>
          </table:table-cell>
          <table:table-cell office:value-type="float" office:value="17.5349264144897" calcext:value-type="float">
            <text:p>17.5349264144897</text:p>
          </table:table-cell>
          <table:table-cell office:value-type="float" office:value="17.6082923412323" calcext:value-type="float">
            <text:p>17.6082923412323</text:p>
          </table:table-cell>
          <table:table-cell office:value-type="float" office:value="17.6817302703857" calcext:value-type="float">
            <text:p>17.6817302703857</text:p>
          </table:table-cell>
          <table:table-cell office:value-type="float" office:value="17.7184760570526" calcext:value-type="float">
            <text:p>17.7184760570526</text:p>
          </table:table-cell>
          <table:table-cell office:value-type="float" office:value="17.7920224666595" calcext:value-type="float">
            <text:p>17.7920224666595</text:p>
          </table:table-cell>
          <table:table-cell office:value-type="float" office:value="17.8656408786774" calcext:value-type="float">
            <text:p>17.8656408786774</text:p>
          </table:table-cell>
          <table:table-cell office:value-type="float" office:value="17.9024772644043" calcext:value-type="float">
            <text:p>17.9024772644043</text:p>
          </table:table-cell>
          <table:table-cell office:value-type="float" office:value="17.9762041568756" calcext:value-type="float">
            <text:p>17.9762041568756</text:p>
          </table:table-cell>
          <table:table-cell office:value-type="float" office:value="18.01309466362" calcext:value-type="float">
            <text:p>18.01309466362</text:p>
          </table:table-cell>
          <table:table-cell office:value-type="float" office:value="18.0500032901764" calcext:value-type="float">
            <text:p>18.0500032901764</text:p>
          </table:table-cell>
          <table:table-cell office:value-type="float" office:value="18.0869300365448" calcext:value-type="float">
            <text:p>18.0869300365448</text:p>
          </table:table-cell>
          <table:table-cell office:value-type="float" office:value="18.1238746643066" calcext:value-type="float">
            <text:p>18.1238746643066</text:p>
          </table:table-cell>
          <table:table-cell office:value-type="float" office:value="18.1608374118805" calcext:value-type="float">
            <text:p>18.1608374118805</text:p>
          </table:table-cell>
          <table:table-cell office:value-type="float" office:value="18.1978182792664" calcext:value-type="float">
            <text:p>18.1978182792664</text:p>
          </table:table-cell>
          <table:table-cell office:value-type="float" office:value="18.2718341350555" calcext:value-type="float">
            <text:p>18.2718341350555</text:p>
          </table:table-cell>
          <table:table-cell office:value-type="float" office:value="18.3088691234589" calcext:value-type="float">
            <text:p>18.3088691234589</text:p>
          </table:table-cell>
          <table:table-cell office:value-type="float" office:value="18.3459219932556" calcext:value-type="float">
            <text:p>18.3459219932556</text:p>
          </table:table-cell>
          <table:table-cell office:value-type="float" office:value="18.3829934597015" calcext:value-type="float">
            <text:p>18.3829934597015</text:p>
          </table:table-cell>
          <table:table-cell office:value-type="float" office:value="18.4200825691223" calcext:value-type="float">
            <text:p>18.4200825691223</text:p>
          </table:table-cell>
          <table:table-cell office:value-type="float" office:value="18.4943151473999" calcext:value-type="float">
            <text:p>18.4943151473999</text:p>
          </table:table-cell>
          <table:table-cell office:value-type="float" office:value="18.568619966507" calcext:value-type="float">
            <text:p>18.568619966507</text:p>
          </table:table-cell>
          <table:table-cell office:value-type="float" office:value="18.639178276062" calcext:value-type="float">
            <text:p>18.639178276062</text:p>
          </table:table-cell>
          <table:table-cell office:value-type="float" office:value="18.6726479530334" calcext:value-type="float">
            <text:p>18.6726479530334</text:p>
          </table:table-cell>
          <table:table-cell office:value-type="float" office:value="18.7061178684235" calcext:value-type="float">
            <text:p>18.7061178684235</text:p>
          </table:table-cell>
          <table:table-cell office:value-type="float" office:value="18.7395877838135" calcext:value-type="float">
            <text:p>18.7395877838135</text:p>
          </table:table-cell>
          <table:table-cell office:value-type="float" office:value="18.8065278530121" calcext:value-type="float">
            <text:p>18.8065278530121</text:p>
          </table:table-cell>
          <table:table-cell office:value-type="float" office:value="18.8399975299835" calcext:value-type="float">
            <text:p>18.8399975299835</text:p>
          </table:table-cell>
          <table:table-cell office:value-type="float" office:value="18.8701496124268" calcext:value-type="float">
            <text:p>18.8701496124268</text:p>
          </table:table-cell>
          <table:table-cell office:value-type="float" office:value="18.900283575058" calcext:value-type="float">
            <text:p>18.900283575058</text:p>
          </table:table-cell>
          <table:table-cell office:value-type="float" office:value="18.9303994178772" calcext:value-type="float">
            <text:p>18.9303994178772</text:p>
          </table:table-cell>
          <table:table-cell office:value-type="float" office:value="19.0206387042999" calcext:value-type="float">
            <text:p>19.0206387042999</text:p>
          </table:table-cell>
          <table:table-cell office:value-type="float" office:value="19.0506820678711" calcext:value-type="float">
            <text:p>19.0506820678711</text:p>
          </table:table-cell>
          <table:table-cell office:value-type="float" office:value="19.1107151508331" calcext:value-type="float">
            <text:p>19.1107151508331</text:p>
          </table:table-cell>
          <table:table-cell office:value-type="float" office:value="19.1706757545471" calcext:value-type="float">
            <text:p>19.1706757545471</text:p>
          </table:table-cell>
          <table:table-cell office:value-type="float" office:value="19.2305638790131" calcext:value-type="float">
            <text:p>19.2305638790131</text:p>
          </table:table-cell>
          <table:table-cell office:value-type="float" office:value="19.2604811191559" calcext:value-type="float">
            <text:p>19.2604811191559</text:p>
          </table:table-cell>
          <table:table-cell office:value-type="float" office:value="19.2903800010681" calcext:value-type="float">
            <text:p>19.2903800010681</text:p>
          </table:table-cell>
          <table:table-cell office:value-type="float" office:value="19.3501241207123" calcext:value-type="float">
            <text:p>19.3501241207123</text:p>
          </table:table-cell>
          <table:table-cell office:value-type="float" office:value="19.3799686431885" calcext:value-type="float">
            <text:p>19.3799686431885</text:p>
          </table:table-cell>
          <table:table-cell office:value-type="float" office:value="19.4097952842712" calcext:value-type="float">
            <text:p>19.4097952842712</text:p>
          </table:table-cell>
          <table:table-cell office:value-type="float" office:value="19.4396040439606" calcext:value-type="float">
            <text:p>19.4396040439606</text:p>
          </table:table-cell>
          <table:table-cell office:value-type="float" office:value="19.4693944454193" calcext:value-type="float">
            <text:p>19.4693944454193</text:p>
          </table:table-cell>
          <table:table-cell office:value-type="float" office:value="19.5289216041565" calcext:value-type="float">
            <text:p>19.5289216041565</text:p>
          </table:table-cell>
          <table:table-cell office:value-type="float" office:value="19.5883762836456" calcext:value-type="float">
            <text:p>19.5883762836456</text:p>
          </table:table-cell>
          <table:table-cell office:value-type="float" office:value="19.6477584838867" calcext:value-type="float">
            <text:p>19.6477584838867</text:p>
          </table:table-cell>
          <table:table-cell office:value-type="float" office:value="19.6774225234985" calcext:value-type="float">
            <text:p>19.6774225234985</text:p>
          </table:table-cell>
          <table:table-cell office:value-type="float" office:value="19.7367823123932" calcext:value-type="float">
            <text:p>19.7367823123932</text:p>
          </table:table-cell>
          <table:table-cell office:value-type="float" office:value="19.8031804561615" calcext:value-type="float">
            <text:p>19.8031804561615</text:p>
          </table:table-cell>
          <table:table-cell office:value-type="float" office:value="19.8363792896271" calcext:value-type="float">
            <text:p>19.8363792896271</text:p>
          </table:table-cell>
          <table:table-cell office:value-type="float" office:value="19.902777671814" calcext:value-type="float">
            <text:p>19.902777671814</text:p>
          </table:table-cell>
          <table:table-cell office:value-type="float" office:value="19.9691758155823" calcext:value-type="float">
            <text:p>19.9691758155823</text:p>
          </table:table-cell>
          <table:table-cell office:value-type="float" office:value="20.0023746490479" calcext:value-type="float">
            <text:p>20.0023746490479</text:p>
          </table:table-cell>
          <table:table-cell office:value-type="float" office:value="20.0355739593506" calcext:value-type="float">
            <text:p>20.0355739593506</text:p>
          </table:table-cell>
          <table:table-cell office:value-type="float" office:value="20.1019718647003" calcext:value-type="float">
            <text:p>20.1019718647003</text:p>
          </table:table-cell>
          <table:table-cell office:value-type="float" office:value="20.1351711750031" calcext:value-type="float">
            <text:p>20.1351711750031</text:p>
          </table:table-cell>
          <table:table-cell office:value-type="float" office:value="20.2015690803528" calcext:value-type="float">
            <text:p>20.2015690803528</text:p>
          </table:table-cell>
          <table:table-cell office:value-type="float" office:value="20.2347683906555" calcext:value-type="float">
            <text:p>20.2347683906555</text:p>
          </table:table-cell>
          <table:table-cell office:value-type="float" office:value="20.2679672241211" calcext:value-type="float">
            <text:p>20.2679672241211</text:p>
          </table:table-cell>
          <table:table-cell office:value-type="float" office:value="20.3343653678894" calcext:value-type="float">
            <text:p>20.3343653678894</text:p>
          </table:table-cell>
          <table:table-cell office:value-type="float" office:value="20.3675644397736" calcext:value-type="float">
            <text:p>20.3675644397736</text:p>
          </table:table-cell>
          <table:table-cell office:value-type="float" office:value="20.4007637500763" calcext:value-type="float">
            <text:p>20.4007637500763</text:p>
          </table:table-cell>
          <table:table-cell office:value-type="float" office:value="20.4339625835419" calcext:value-type="float">
            <text:p>20.4339625835419</text:p>
          </table:table-cell>
          <table:table-cell office:value-type="float" office:value="20.467161655426" calcext:value-type="float">
            <text:p>20.467161655426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16932853198646" calcext:value-type="float">
            <text:p>0.116932853198646</text:p>
          </table:table-cell>
          <table:table-cell office:value-type="float" office:value="0.117103741794254" calcext:value-type="float">
            <text:p>0.117103741794254</text:p>
          </table:table-cell>
          <table:table-cell office:value-type="float" office:value="0.117125039199231" calcext:value-type="float">
            <text:p>0.117125039199231</text:p>
          </table:table-cell>
          <table:table-cell office:value-type="float" office:value="0.11689148224012" calcext:value-type="float">
            <text:p>0.11689148224012</text:p>
          </table:table-cell>
          <table:table-cell office:value-type="float" office:value="0.117130612159894" calcext:value-type="float">
            <text:p>0.117130612159894</text:p>
          </table:table-cell>
          <table:table-cell office:value-type="float" office:value="0.116978792346685" calcext:value-type="float">
            <text:p>0.116978792346685</text:p>
          </table:table-cell>
          <table:table-cell office:value-type="float" office:value="0.116983545731713" calcext:value-type="float">
            <text:p>0.116983545731713</text:p>
          </table:table-cell>
          <table:table-cell office:value-type="float" office:value="0.117101450192632" calcext:value-type="float">
            <text:p>0.117101450192632</text:p>
          </table:table-cell>
          <table:table-cell office:value-type="float" office:value="0.117174752422602" calcext:value-type="float">
            <text:p>0.117174752422602</text:p>
          </table:table-cell>
          <table:table-cell office:value-type="float" office:value="0.11714895079754" calcext:value-type="float">
            <text:p>0.11714895079754</text:p>
          </table:table-cell>
          <table:table-cell office:value-type="float" office:value="0.117180626057409" calcext:value-type="float">
            <text:p>0.117180626057409</text:p>
          </table:table-cell>
          <table:table-cell office:value-type="float" office:value="0.117258439048495" calcext:value-type="float">
            <text:p>0.117258439048495</text:p>
          </table:table-cell>
          <table:table-cell office:value-type="float" office:value="0.117059004757673" calcext:value-type="float">
            <text:p>0.117059004757673</text:p>
          </table:table-cell>
          <table:table-cell office:value-type="float" office:value="0.117113804503466" calcext:value-type="float">
            <text:p>0.117113804503466</text:p>
          </table:table-cell>
          <table:table-cell office:value-type="float" office:value="0.116981418529071" calcext:value-type="float">
            <text:p>0.116981418529071</text:p>
          </table:table-cell>
          <table:table-cell office:value-type="float" office:value="0.116977558365897" calcext:value-type="float">
            <text:p>0.116977558365897</text:p>
          </table:table-cell>
          <table:table-cell office:value-type="float" office:value="0.116989411427205" calcext:value-type="float">
            <text:p>0.116989411427205</text:p>
          </table:table-cell>
          <table:table-cell office:value-type="float" office:value="0.117117130342958" calcext:value-type="float">
            <text:p>0.117117130342958</text:p>
          </table:table-cell>
          <table:table-cell office:value-type="float" office:value="0.117165389809547" calcext:value-type="float">
            <text:p>0.117165389809547</text:p>
          </table:table-cell>
          <table:table-cell office:value-type="float" office:value="0.117147594181416" calcext:value-type="float">
            <text:p>0.117147594181416</text:p>
          </table:table-cell>
          <table:table-cell office:value-type="float" office:value="0.117074270482608" calcext:value-type="float">
            <text:p>0.117074270482608</text:p>
          </table:table-cell>
          <table:table-cell office:value-type="float" office:value="0.117150051790026" calcext:value-type="float">
            <text:p>0.117150051790026</text:p>
          </table:table-cell>
          <table:table-cell office:value-type="float" office:value="0.117246898905028" calcext:value-type="float">
            <text:p>0.117246898905028</text:p>
          </table:table-cell>
          <table:table-cell office:value-type="float" office:value="0.117098835467895" calcext:value-type="float">
            <text:p>0.117098835467895</text:p>
          </table:table-cell>
          <table:table-cell office:value-type="float" office:value="0.117101547752903" calcext:value-type="float">
            <text:p>0.117101547752903</text:p>
          </table:table-cell>
          <table:table-cell office:value-type="float" office:value="0.11712446777427" calcext:value-type="float">
            <text:p>0.11712446777427</text:p>
          </table:table-cell>
          <table:table-cell office:value-type="float" office:value="0.117066164732735" calcext:value-type="float">
            <text:p>0.117066164732735</text:p>
          </table:table-cell>
          <table:table-cell office:value-type="float" office:value="0.117138486854547" calcext:value-type="float">
            <text:p>0.117138486854547</text:p>
          </table:table-cell>
          <table:table-cell office:value-type="float" office:value="0.117052373615276" calcext:value-type="float">
            <text:p>0.117052373615276</text:p>
          </table:table-cell>
          <table:table-cell office:value-type="float" office:value="0.117105601169525" calcext:value-type="float">
            <text:p>0.117105601169525</text:p>
          </table:table-cell>
          <table:table-cell office:value-type="float" office:value="0.117043070214497" calcext:value-type="float">
            <text:p>0.117043070214497</text:p>
          </table:table-cell>
          <table:table-cell office:value-type="float" office:value="0.117166797075666" calcext:value-type="float">
            <text:p>0.117166797075666</text:p>
          </table:table-cell>
          <table:table-cell office:value-type="float" office:value="0.117185499525834" calcext:value-type="float">
            <text:p>0.117185499525834</text:p>
          </table:table-cell>
          <table:table-cell office:value-type="float" office:value="0.117247736268858" calcext:value-type="float">
            <text:p>0.117247736268858</text:p>
          </table:table-cell>
          <table:table-cell office:value-type="float" office:value="0.117159533649535" calcext:value-type="float">
            <text:p>0.117159533649535</text:p>
          </table:table-cell>
          <table:table-cell office:value-type="float" office:value="0.11723138315033" calcext:value-type="float">
            <text:p>0.11723138315033</text:p>
          </table:table-cell>
          <table:table-cell office:value-type="float" office:value="0.117152536068091" calcext:value-type="float">
            <text:p>0.117152536068091</text:p>
          </table:table-cell>
          <table:table-cell office:value-type="float" office:value="0.117027994082566" calcext:value-type="float">
            <text:p>0.117027994082566</text:p>
          </table:table-cell>
          <table:table-cell office:value-type="float" office:value="0.117281039065156" calcext:value-type="float">
            <text:p>0.117281039065156</text:p>
          </table:table-cell>
          <table:table-cell office:value-type="float" office:value="0.117148157043146" calcext:value-type="float">
            <text:p>0.117148157043146</text:p>
          </table:table-cell>
          <table:table-cell office:value-type="float" office:value="0.117168689297299" calcext:value-type="float">
            <text:p>0.117168689297299</text:p>
          </table:table-cell>
          <table:table-cell office:value-type="float" office:value="0.117141096219067" calcext:value-type="float">
            <text:p>0.117141096219067</text:p>
          </table:table-cell>
          <table:table-cell office:value-type="float" office:value="0.117153421101556" calcext:value-type="float">
            <text:p>0.117153421101556</text:p>
          </table:table-cell>
          <table:table-cell office:value-type="float" office:value="0.117163930924035" calcext:value-type="float">
            <text:p>0.117163930924035</text:p>
          </table:table-cell>
          <table:table-cell office:value-type="float" office:value="0.117267885705456" calcext:value-type="float">
            <text:p>0.117267885705456</text:p>
          </table:table-cell>
          <table:table-cell office:value-type="float" office:value="0.116846270342656" calcext:value-type="float">
            <text:p>0.116846270342656</text:p>
          </table:table-cell>
          <table:table-cell office:value-type="float" office:value="0.117077742843722" calcext:value-type="float">
            <text:p>0.117077742843722</text:p>
          </table:table-cell>
          <table:table-cell office:value-type="float" office:value="0.116889778532266" calcext:value-type="float">
            <text:p>0.116889778532266</text:p>
          </table:table-cell>
          <table:table-cell office:value-type="float" office:value="0.117131831479515" calcext:value-type="float">
            <text:p>0.117131831479515</text:p>
          </table:table-cell>
          <table:table-cell office:value-type="float" office:value="0.116898743186095" calcext:value-type="float">
            <text:p>0.116898743186095</text:p>
          </table:table-cell>
          <table:table-cell office:value-type="float" office:value="0.1170635043267" calcext:value-type="float">
            <text:p>0.1170635043267</text:p>
          </table:table-cell>
          <table:table-cell office:value-type="float" office:value="0.117175255827421" calcext:value-type="float">
            <text:p>0.117175255827421</text:p>
          </table:table-cell>
          <table:table-cell office:value-type="float" office:value="0.117177033196832" calcext:value-type="float">
            <text:p>0.117177033196832</text:p>
          </table:table-cell>
          <table:table-cell office:value-type="float" office:value="0.117130882920196" calcext:value-type="float">
            <text:p>0.117130882920196</text:p>
          </table:table-cell>
          <table:table-cell office:value-type="float" office:value="0.117080868913688" calcext:value-type="float">
            <text:p>0.117080868913688</text:p>
          </table:table-cell>
          <table:table-cell office:value-type="float" office:value="0.11719760816933" calcext:value-type="float">
            <text:p>0.11719760816933</text:p>
          </table:table-cell>
          <table:table-cell office:value-type="float" office:value="0.117271415969531" calcext:value-type="float">
            <text:p>0.117271415969531</text:p>
          </table:table-cell>
          <table:table-cell office:value-type="float" office:value="0.117062895004837" calcext:value-type="float">
            <text:p>0.117062895004837</text:p>
          </table:table-cell>
          <table:table-cell office:value-type="float" office:value="0.117113710924928" calcext:value-type="float">
            <text:p>0.117113710924928</text:p>
          </table:table-cell>
          <table:table-cell office:value-type="float" office:value="0.117146485691669" calcext:value-type="float">
            <text:p>0.117146485691669</text:p>
          </table:table-cell>
          <table:table-cell office:value-type="float" office:value="0.117018681249973" calcext:value-type="float">
            <text:p>0.117018681249973</text:p>
          </table:table-cell>
          <table:table-cell office:value-type="float" office:value="0.116861346491108" calcext:value-type="float">
            <text:p>0.116861346491108</text:p>
          </table:table-cell>
          <table:table-cell office:value-type="float" office:value="0.117008884925322" calcext:value-type="float">
            <text:p>0.117008884925322</text:p>
          </table:table-cell>
          <table:table-cell office:value-type="float" office:value="0.117177888382705" calcext:value-type="float">
            <text:p>0.117177888382705</text:p>
          </table:table-cell>
          <table:table-cell office:value-type="float" office:value="0.116868021363542" calcext:value-type="float">
            <text:p>0.116868021363542</text:p>
          </table:table-cell>
          <table:table-cell office:value-type="float" office:value="0.116794221610045" calcext:value-type="float">
            <text:p>0.116794221610045</text:p>
          </table:table-cell>
          <table:table-cell office:value-type="float" office:value="0.117070417804171" calcext:value-type="float">
            <text:p>0.117070417804171</text:p>
          </table:table-cell>
          <table:table-cell office:value-type="float" office:value="0.116892231184812" calcext:value-type="float">
            <text:p>0.116892231184812</text:p>
          </table:table-cell>
          <table:table-cell office:value-type="float" office:value="0.11667639640738" calcext:value-type="float">
            <text:p>0.11667639640738</text:p>
          </table:table-cell>
          <table:table-cell office:value-type="float" office:value="0.116688442421752" calcext:value-type="float">
            <text:p>0.116688442421752</text:p>
          </table:table-cell>
          <table:table-cell office:value-type="float" office:value="0.11683471141213" calcext:value-type="float">
            <text:p>0.11683471141213</text:p>
          </table:table-cell>
          <table:table-cell office:value-type="float" office:value="0.116960405140657" calcext:value-type="float">
            <text:p>0.116960405140657</text:p>
          </table:table-cell>
          <table:table-cell office:value-type="float" office:value="0.116629377479349" calcext:value-type="float">
            <text:p>0.116629377479349</text:p>
          </table:table-cell>
          <table:table-cell office:value-type="float" office:value="0.116651624198862" calcext:value-type="float">
            <text:p>0.116651624198862</text:p>
          </table:table-cell>
          <table:table-cell office:value-type="float" office:value="0.116780494831192" calcext:value-type="float">
            <text:p>0.116780494831192</text:p>
          </table:table-cell>
          <table:table-cell office:value-type="float" office:value="0.116841326218113" calcext:value-type="float">
            <text:p>0.116841326218113</text:p>
          </table:table-cell>
          <table:table-cell office:value-type="float" office:value="0.116961252031373" calcext:value-type="float">
            <text:p>0.116961252031373</text:p>
          </table:table-cell>
          <table:table-cell office:value-type="float" office:value="0.1169033286494" calcext:value-type="float">
            <text:p>0.1169033286494</text:p>
          </table:table-cell>
          <table:table-cell office:value-type="float" office:value="0.116844963652719" calcext:value-type="float">
            <text:p>0.116844963652719</text:p>
          </table:table-cell>
          <table:table-cell office:value-type="float" office:value="0.116753265691433" calcext:value-type="float">
            <text:p>0.116753265691433</text:p>
          </table:table-cell>
          <table:table-cell office:value-type="float" office:value="0.116860331160414" calcext:value-type="float">
            <text:p>0.116860331160414</text:p>
          </table:table-cell>
          <table:table-cell office:value-type="float" office:value="0.116971129121085" calcext:value-type="float">
            <text:p>0.116971129121085</text:p>
          </table:table-cell>
          <table:table-cell office:value-type="float" office:value="0.116735740664821" calcext:value-type="float">
            <text:p>0.116735740664821</text:p>
          </table:table-cell>
          <table:table-cell office:value-type="float" office:value="0.116859328254369" calcext:value-type="float">
            <text:p>0.116859328254369</text:p>
          </table:table-cell>
          <table:table-cell office:value-type="float" office:value="0.116826956003783" calcext:value-type="float">
            <text:p>0.116826956003783</text:p>
          </table:table-cell>
          <table:table-cell office:value-type="float" office:value="0.11670323662682" calcext:value-type="float">
            <text:p>0.11670323662682</text:p>
          </table:table-cell>
          <table:table-cell office:value-type="float" office:value="0.116719748507363" calcext:value-type="float">
            <text:p>0.116719748507363</text:p>
          </table:table-cell>
          <table:table-cell office:value-type="float" office:value="0.116891871506436" calcext:value-type="float">
            <text:p>0.116891871506436</text:p>
          </table:table-cell>
          <table:table-cell office:value-type="float" office:value="0.116756630750731" calcext:value-type="float">
            <text:p>0.116756630750731</text:p>
          </table:table-cell>
          <table:table-cell office:value-type="float" office:value="0.116801563213631" calcext:value-type="float">
            <text:p>0.116801563213631</text:p>
          </table:table-cell>
          <table:table-cell office:value-type="float" office:value="0.116984977705395" calcext:value-type="float">
            <text:p>0.116984977705395</text:p>
          </table:table-cell>
          <table:table-cell office:value-type="float" office:value="0.116880412027581" calcext:value-type="float">
            <text:p>0.116880412027581</text:p>
          </table:table-cell>
          <table:table-cell office:value-type="float" office:value="0.117048372519253" calcext:value-type="float">
            <text:p>0.117048372519253</text:p>
          </table:table-cell>
          <table:table-cell office:value-type="float" office:value="0.119204433257076" calcext:value-type="float">
            <text:p>0.119204433257076</text:p>
          </table:table-cell>
          <table:table-cell office:value-type="float" office:value="0.119431250839096" calcext:value-type="float">
            <text:p>0.119431250839096</text:p>
          </table:table-cell>
          <table:table-cell office:value-type="float" office:value="0.112967316840599" calcext:value-type="float">
            <text:p>0.112967316840599</text:p>
          </table:table-cell>
          <table:table-cell office:value-type="float" office:value="0.111121765451111" calcext:value-type="float">
            <text:p>0.111121765451111</text:p>
          </table:table-cell>
          <table:table-cell office:value-type="float" office:value="0.109014941733219" calcext:value-type="float">
            <text:p>0.109014941733219</text:p>
          </table:table-cell>
          <table:table-cell office:value-type="float" office:value="0.0995395368907062" calcext:value-type="float">
            <text:p>0.099539536890706</text:p>
          </table:table-cell>
          <table:table-cell office:value-type="float" office:value="0.108215070883134" calcext:value-type="float">
            <text:p>0.108215070883134</text:p>
          </table:table-cell>
          <table:table-cell office:value-type="float" office:value="0.172734329040279" calcext:value-type="float">
            <text:p>0.172734329040279</text:p>
          </table:table-cell>
          <table:table-cell office:value-type="float" office:value="0.17373257088562" calcext:value-type="float">
            <text:p>0.17373257088562</text:p>
          </table:table-cell>
          <table:table-cell office:value-type="float" office:value="0.171451575433519" calcext:value-type="float">
            <text:p>0.171451575433519</text:p>
          </table:table-cell>
          <table:table-cell office:value-type="float" office:value="0.157176827922464" calcext:value-type="float">
            <text:p>0.157176827922464</text:p>
          </table:table-cell>
          <table:table-cell office:value-type="float" office:value="0.110266990319057" calcext:value-type="float">
            <text:p>0.110266990319057</text:p>
          </table:table-cell>
          <table:table-cell office:value-type="float" office:value="0.105191807924407" calcext:value-type="float">
            <text:p>0.105191807924407</text:p>
          </table:table-cell>
          <table:table-cell office:value-type="float" office:value="0.10430372760649" calcext:value-type="float">
            <text:p>0.10430372760649</text:p>
          </table:table-cell>
          <table:table-cell office:value-type="float" office:value="0.103058830625818" calcext:value-type="float">
            <text:p>0.103058830625818</text:p>
          </table:table-cell>
          <table:table-cell office:value-type="float" office:value="0.141497700405001" calcext:value-type="float">
            <text:p>0.141497700405001</text:p>
          </table:table-cell>
          <table:table-cell office:value-type="float" office:value="0.141359593857229" calcext:value-type="float">
            <text:p>0.141359593857229</text:p>
          </table:table-cell>
          <table:table-cell office:value-type="float" office:value="0.143293350070757" calcext:value-type="float">
            <text:p>0.143293350070757</text:p>
          </table:table-cell>
          <table:table-cell office:value-type="float" office:value="0.147059860567405" calcext:value-type="float">
            <text:p>0.147059860567405</text:p>
          </table:table-cell>
          <table:table-cell office:value-type="float" office:value="0.119694757309811" calcext:value-type="float">
            <text:p>0.119694757309811</text:p>
          </table:table-cell>
          <table:table-cell office:value-type="float" office:value="0.115749025105913" calcext:value-type="float">
            <text:p>0.115749025105913</text:p>
          </table:table-cell>
          <table:table-cell office:value-type="float" office:value="0.112783262527499" calcext:value-type="float">
            <text:p>0.112783262527499</text:p>
          </table:table-cell>
          <table:table-cell office:value-type="float" office:value="0.11591845543232" calcext:value-type="float">
            <text:p>0.11591845543232</text:p>
          </table:table-cell>
          <table:table-cell office:value-type="float" office:value="0.139670494718383" calcext:value-type="float">
            <text:p>0.139670494718383</text:p>
          </table:table-cell>
          <table:table-cell office:value-type="float" office:value="0.1422801307126" calcext:value-type="float">
            <text:p>0.1422801307126</text:p>
          </table:table-cell>
          <table:table-cell office:value-type="float" office:value="0.141943137210437" calcext:value-type="float">
            <text:p>0.141943137210437</text:p>
          </table:table-cell>
          <table:table-cell office:value-type="float" office:value="0.143184491822259" calcext:value-type="float">
            <text:p>0.143184491822259</text:p>
          </table:table-cell>
          <table:table-cell office:value-type="float" office:value="0.146251031366195" calcext:value-type="float">
            <text:p>0.146251031366195</text:p>
          </table:table-cell>
          <table:table-cell office:value-type="float" office:value="0.120773120346273" calcext:value-type="float">
            <text:p>0.120773120346273</text:p>
          </table:table-cell>
          <table:table-cell office:value-type="float" office:value="0.116186815195956" calcext:value-type="float">
            <text:p>0.116186815195956</text:p>
          </table:table-cell>
          <table:table-cell office:value-type="float" office:value="0.115139513248047" calcext:value-type="float">
            <text:p>0.115139513248047</text:p>
          </table:table-cell>
          <table:table-cell office:value-type="float" office:value="0.116300972466304" calcext:value-type="float">
            <text:p>0.116300972466304</text:p>
          </table:table-cell>
          <table:table-cell office:value-type="float" office:value="0.121972499367995" calcext:value-type="float">
            <text:p>0.121972499367995</text:p>
          </table:table-cell>
          <table:table-cell office:value-type="float" office:value="0.133800947220302" calcext:value-type="float">
            <text:p>0.133800947220302</text:p>
          </table:table-cell>
          <table:table-cell office:value-type="float" office:value="0.133092172579997" calcext:value-type="float">
            <text:p>0.133092172579997</text:p>
          </table:table-cell>
          <table:table-cell office:value-type="float" office:value="0.13039786393541" calcext:value-type="float">
            <text:p>0.13039786393541</text:p>
          </table:table-cell>
          <table:table-cell office:value-type="float" office:value="0.128764230320694" calcext:value-type="float">
            <text:p>0.128764230320694</text:p>
          </table:table-cell>
          <table:table-cell office:value-type="float" office:value="0.126614694470788" calcext:value-type="float">
            <text:p>0.126614694470788</text:p>
          </table:table-cell>
          <table:table-cell office:value-type="float" office:value="0.111572835358297" calcext:value-type="float">
            <text:p>0.111572835358297</text:p>
          </table:table-cell>
          <table:table-cell office:value-type="float" office:value="0.104752684659841" calcext:value-type="float">
            <text:p>0.104752684659841</text:p>
          </table:table-cell>
          <table:table-cell office:value-type="float" office:value="0.102049202962825" calcext:value-type="float">
            <text:p>0.102049202962825</text:p>
          </table:table-cell>
          <table:table-cell office:value-type="float" office:value="0.105739117417319" calcext:value-type="float">
            <text:p>0.105739117417319</text:p>
          </table:table-cell>
          <table:table-cell office:value-type="float" office:value="0.11155878539297" calcext:value-type="float">
            <text:p>0.11155878539297</text:p>
          </table:table-cell>
          <table:table-cell office:value-type="float" office:value="0.12607392657457" calcext:value-type="float">
            <text:p>0.12607392657457</text:p>
          </table:table-cell>
          <table:table-cell office:value-type="float" office:value="0.127273299519371" calcext:value-type="float">
            <text:p>0.127273299519371</text:p>
          </table:table-cell>
          <table:table-cell office:value-type="float" office:value="0.12439820884102" calcext:value-type="float">
            <text:p>0.12439820884102</text:p>
          </table:table-cell>
          <table:table-cell office:value-type="float" office:value="0.121877419644617" calcext:value-type="float">
            <text:p>0.121877419644617</text:p>
          </table:table-cell>
          <table:table-cell office:value-type="float" office:value="0.120077716802803" calcext:value-type="float">
            <text:p>0.120077716802803</text:p>
          </table:table-cell>
          <table:table-cell office:value-type="float" office:value="0.0982707861652254" calcext:value-type="float">
            <text:p>0.098270786165225</text:p>
          </table:table-cell>
          <table:table-cell office:value-type="float" office:value="0.0943149935045433" calcext:value-type="float">
            <text:p>0.094314993504543</text:p>
          </table:table-cell>
          <table:table-cell office:value-type="float" office:value="0.0957297912880508" calcext:value-type="float">
            <text:p>0.095729791288051</text:p>
          </table:table-cell>
          <table:table-cell office:value-type="float" office:value="0.0955515122050684" calcext:value-type="float">
            <text:p>0.095551512205068</text:p>
          </table:table-cell>
          <table:table-cell office:value-type="float" office:value="0.102974385766998" calcext:value-type="float">
            <text:p>0.102974385766998</text:p>
          </table:table-cell>
          <table:table-cell office:value-type="float" office:value="0.126099626748121" calcext:value-type="float">
            <text:p>0.126099626748121</text:p>
          </table:table-cell>
          <table:table-cell office:value-type="float" office:value="0.126011537004023" calcext:value-type="float">
            <text:p>0.126011537004023</text:p>
          </table:table-cell>
          <table:table-cell office:value-type="float" office:value="0.129446534284595" calcext:value-type="float">
            <text:p>0.129446534284595</text:p>
          </table:table-cell>
          <table:table-cell office:value-type="float" office:value="0.130002747479422" calcext:value-type="float">
            <text:p>0.130002747479422</text:p>
          </table:table-cell>
          <table:table-cell office:value-type="float" office:value="0.121111160886324" calcext:value-type="float">
            <text:p>0.121111160886324</text:p>
          </table:table-cell>
          <table:table-cell office:value-type="float" office:value="0.104649799439077" calcext:value-type="float">
            <text:p>0.104649799439077</text:p>
          </table:table-cell>
          <table:table-cell office:value-type="float" office:value="0.10066149305764" calcext:value-type="float">
            <text:p>0.10066149305764</text:p>
          </table:table-cell>
          <table:table-cell office:value-type="float" office:value="0.0955648849326197" calcext:value-type="float">
            <text:p>0.09556488493262</text:p>
          </table:table-cell>
          <table:table-cell office:value-type="float" office:value="0.0897738199077679" calcext:value-type="float">
            <text:p>0.089773819907768</text:p>
          </table:table-cell>
          <table:table-cell office:value-type="float" office:value="0.1074479223396" calcext:value-type="float">
            <text:p>0.1074479223396</text:p>
          </table:table-cell>
          <table:table-cell office:value-type="float" office:value="0.108695244463026" calcext:value-type="float">
            <text:p>0.108695244463026</text:p>
          </table:table-cell>
          <table:table-cell office:value-type="float" office:value="0.108072306214387" calcext:value-type="float">
            <text:p>0.108072306214387</text:p>
          </table:table-cell>
          <table:table-cell office:value-type="float" office:value="0.110574576346487" calcext:value-type="float">
            <text:p>0.110574576346487</text:p>
          </table:table-cell>
          <table:table-cell office:value-type="float" office:value="0.110981413130215" calcext:value-type="float">
            <text:p>0.110981413130215</text:p>
          </table:table-cell>
          <table:table-cell office:value-type="float" office:value="0.111093236058035" calcext:value-type="float">
            <text:p>0.111093236058035</text:p>
          </table:table-cell>
          <table:table-cell office:value-type="float" office:value="0.0976385457702605" calcext:value-type="float">
            <text:p>0.097638545770261</text:p>
          </table:table-cell>
          <table:table-cell office:value-type="float" office:value="0.0926068730410984" calcext:value-type="float">
            <text:p>0.092606873041098</text:p>
          </table:table-cell>
          <table:table-cell office:value-type="float" office:value="0.0905869442037546" calcext:value-type="float">
            <text:p>0.090586944203755</text:p>
          </table:table-cell>
          <table:table-cell office:value-type="float" office:value="0.0981443558602245" calcext:value-type="float">
            <text:p>0.098144355860225</text:p>
          </table:table-cell>
          <table:table-cell office:value-type="float" office:value="0.117046814719449" calcext:value-type="float">
            <text:p>0.117046814719449</text:p>
          </table:table-cell>
          <table:table-cell office:value-type="float" office:value="0.117036427188361" calcext:value-type="float">
            <text:p>0.117036427188361</text:p>
          </table:table-cell>
          <table:table-cell office:value-type="float" office:value="0.113218330301794" calcext:value-type="float">
            <text:p>0.113218330301794</text:p>
          </table:table-cell>
          <table:table-cell office:value-type="float" office:value="0.112593135530839" calcext:value-type="float">
            <text:p>0.112593135530839</text:p>
          </table:table-cell>
          <table:table-cell office:value-type="float" office:value="0.112817736070466" calcext:value-type="float">
            <text:p>0.112817736070466</text:p>
          </table:table-cell>
          <table:table-cell office:value-type="float" office:value="0.0861658207042186" calcext:value-type="float">
            <text:p>0.086165820704219</text:p>
          </table:table-cell>
          <table:table-cell office:value-type="float" office:value="0.0891151655026425" calcext:value-type="float">
            <text:p>0.089115165502643</text:p>
          </table:table-cell>
          <table:table-cell office:value-type="float" office:value="0.0917772630970812" calcext:value-type="float">
            <text:p>0.091777263097081</text:p>
          </table:table-cell>
          <table:table-cell office:value-type="float" office:value="0.124255872373844" calcext:value-type="float">
            <text:p>0.124255872373844</text:p>
          </table:table-cell>
          <table:table-cell office:value-type="float" office:value="0.123469161342019" calcext:value-type="float">
            <text:p>0.123469161342019</text:p>
          </table:table-cell>
          <table:table-cell office:value-type="float" office:value="0.125622056000956" calcext:value-type="float">
            <text:p>0.125622056000956</text:p>
          </table:table-cell>
          <table:table-cell office:value-type="float" office:value="0.103041061721396" calcext:value-type="float">
            <text:p>0.103041061721396</text:p>
          </table:table-cell>
          <table:table-cell office:value-type="float" office:value="0.0990952565450612" calcext:value-type="float">
            <text:p>0.099095256545061</text:p>
          </table:table-cell>
          <table:table-cell office:value-type="float" office:value="0.0991408004322687" calcext:value-type="float">
            <text:p>0.099140800432269</text:p>
          </table:table-cell>
          <table:table-cell office:value-type="float" office:value="0.0967000439758995" calcext:value-type="float">
            <text:p>0.0967000439759</text:p>
          </table:table-cell>
          <table:table-cell office:value-type="float" office:value="0.103788260349269" calcext:value-type="float">
            <text:p>0.103788260349269</text:p>
          </table:table-cell>
          <table:table-cell office:value-type="float" office:value="0.125367448295188" calcext:value-type="float">
            <text:p>0.125367448295188</text:p>
          </table:table-cell>
          <table:table-cell office:value-type="float" office:value="0.128211392318656" calcext:value-type="float">
            <text:p>0.128211392318656</text:p>
          </table:table-cell>
          <table:table-cell office:value-type="float" office:value="0.13015272797038" calcext:value-type="float">
            <text:p>0.13015272797038</text:p>
          </table:table-cell>
          <table:table-cell office:value-type="float" office:value="0.120307619085739" calcext:value-type="float">
            <text:p>0.120307619085739</text:p>
          </table:table-cell>
          <table:table-cell office:value-type="float" office:value="0.113520431817933" calcext:value-type="float">
            <text:p>0.113520431817933</text:p>
          </table:table-cell>
          <table:table-cell office:value-type="float" office:value="0.106995138545719" calcext:value-type="float">
            <text:p>0.106995138545719</text:p>
          </table:table-cell>
          <table:table-cell office:value-type="float" office:value="0.106493994433768" calcext:value-type="float">
            <text:p>0.106493994433768</text:p>
          </table:table-cell>
          <table:table-cell office:value-type="float" office:value="0.105132681330758" calcext:value-type="float">
            <text:p>0.105132681330758</text:p>
          </table:table-cell>
          <table:table-cell office:value-type="float" office:value="0.134184267099005" calcext:value-type="float">
            <text:p>0.134184267099005</text:p>
          </table:table-cell>
          <table:table-cell office:value-type="float" office:value="0.133505200138289" calcext:value-type="float">
            <text:p>0.133505200138289</text:p>
          </table:table-cell>
          <table:table-cell office:value-type="float" office:value="0.13458202692681" calcext:value-type="float">
            <text:p>0.13458202692681</text:p>
          </table:table-cell>
          <table:table-cell office:value-type="float" office:value="0.137268112515579" calcext:value-type="float">
            <text:p>0.137268112515579</text:p>
          </table:table-cell>
          <table:table-cell office:value-type="float" office:value="0.10764822567878" calcext:value-type="float">
            <text:p>0.10764822567878</text:p>
          </table:table-cell>
          <table:table-cell office:value-type="float" office:value="0.105350437999696" calcext:value-type="float">
            <text:p>0.105350437999696</text:p>
          </table:table-cell>
          <table:table-cell office:value-type="float" office:value="0.101642673651713" calcext:value-type="float">
            <text:p>0.101642673651713</text:p>
          </table:table-cell>
          <table:table-cell office:value-type="float" office:value="0.109130324407721" calcext:value-type="float">
            <text:p>0.109130324407721</text:p>
          </table:table-cell>
          <table:table-cell office:value-type="float" office:value="0.126689891404911" calcext:value-type="float">
            <text:p>0.126689891404911</text:p>
          </table:table-cell>
          <table:table-cell office:value-type="float" office:value="0.126735424240952" calcext:value-type="float">
            <text:p>0.126735424240952</text:p>
          </table:table-cell>
          <table:table-cell office:value-type="float" office:value="0.129039831115375" calcext:value-type="float">
            <text:p>0.129039831115375</text:p>
          </table:table-cell>
          <table:table-cell office:value-type="float" office:value="0.129409538455226" calcext:value-type="float">
            <text:p>0.129409538455226</text:p>
          </table:table-cell>
          <table:table-cell office:value-type="float" office:value="0.130953962076785" calcext:value-type="float">
            <text:p>0.130953962076785</text:p>
          </table:table-cell>
          <table:table-cell office:value-type="float" office:value="0.102334112963462" calcext:value-type="float">
            <text:p>0.102334112963462</text:p>
          </table:table-cell>
          <table:table-cell office:value-type="float" office:value="0.102013420933026" calcext:value-type="float">
            <text:p>0.102013420933026</text:p>
          </table:table-cell>
          <table:table-cell office:value-type="float" office:value="0.0962573561407306" calcext:value-type="float">
            <text:p>0.096257356140731</text:p>
          </table:table-cell>
          <table:table-cell office:value-type="float" office:value="0.0951758600549584" calcext:value-type="float">
            <text:p>0.095175860054958</text:p>
          </table:table-cell>
          <table:table-cell office:value-type="float" office:value="0.118781334397495" calcext:value-type="float">
            <text:p>0.118781334397495</text:p>
          </table:table-cell>
          <table:table-cell office:value-type="float" office:value="0.116882047282716" calcext:value-type="float">
            <text:p>0.116882047282716</text:p>
          </table:table-cell>
          <table:table-cell office:value-type="float" office:value="0.117532441334796" calcext:value-type="float">
            <text:p>0.117532441334796</text:p>
          </table:table-cell>
          <table:table-cell office:value-type="float" office:value="0.117788436172332" calcext:value-type="float">
            <text:p>0.117788436172332</text:p>
          </table:table-cell>
          <table:table-cell office:value-type="float" office:value="0.119476697689652" calcext:value-type="float">
            <text:p>0.119476697689652</text:p>
          </table:table-cell>
          <table:table-cell office:value-type="float" office:value="0.111421812491193" calcext:value-type="float">
            <text:p>0.111421812491193</text:p>
          </table:table-cell>
          <table:table-cell office:value-type="float" office:value="0.0960795343957136" calcext:value-type="float">
            <text:p>0.096079534395714</text:p>
          </table:table-cell>
          <table:table-cell office:value-type="float" office:value="0.0908395831926653" calcext:value-type="float">
            <text:p>0.090839583192665</text:p>
          </table:table-cell>
          <table:table-cell office:value-type="float" office:value="0.0914103601321348" calcext:value-type="float">
            <text:p>0.091410360132135</text:p>
          </table:table-cell>
          <table:table-cell office:value-type="float" office:value="0.0904321771777096" calcext:value-type="float">
            <text:p>0.09043217717771</text:p>
          </table:table-cell>
          <table:table-cell office:value-type="float" office:value="0.0910717988630994" calcext:value-type="float">
            <text:p>0.0910717988631</text:p>
          </table:table-cell>
          <table:table-cell office:value-type="float" office:value="0.0989744175786501" calcext:value-type="float">
            <text:p>0.09897441757865</text:p>
          </table:table-cell>
          <table:table-cell office:value-type="float" office:value="0.115490761091247" calcext:value-type="float">
            <text:p>0.115490761091247</text:p>
          </table:table-cell>
          <table:table-cell office:value-type="float" office:value="0.113759339152853" calcext:value-type="float">
            <text:p>0.113759339152853</text:p>
          </table:table-cell>
          <table:table-cell office:value-type="float" office:value="0.11100999983809" calcext:value-type="float">
            <text:p>0.11100999983809</text:p>
          </table:table-cell>
          <table:table-cell office:value-type="float" office:value="0.110988551903884" calcext:value-type="float">
            <text:p>0.110988551903884</text:p>
          </table:table-cell>
          <table:table-cell office:value-type="float" office:value="0.111993405078259" calcext:value-type="float">
            <text:p>0.111993405078259</text:p>
          </table:table-cell>
          <table:table-cell office:value-type="float" office:value="0.0883787196052974" calcext:value-type="float">
            <text:p>0.088378719605297</text:p>
          </table:table-cell>
          <table:table-cell office:value-type="float" office:value="0.0821383861500511" calcext:value-type="float">
            <text:p>0.082138386150051</text:p>
          </table:table-cell>
          <table:table-cell office:value-type="float" office:value="0.0834800120501538" calcext:value-type="float">
            <text:p>0.083480012050154</text:p>
          </table:table-cell>
          <table:table-cell office:value-type="float" office:value="0.084309390397399" calcext:value-type="float">
            <text:p>0.084309390397399</text:p>
          </table:table-cell>
          <table:table-cell office:value-type="float" office:value="0.0867546267320386" calcext:value-type="float">
            <text:p>0.086754626732039</text:p>
          </table:table-cell>
          <table:table-cell office:value-type="float" office:value="0.0947935973358663" calcext:value-type="float">
            <text:p>0.094793597335866</text:p>
          </table:table-cell>
          <table:table-cell office:value-type="float" office:value="0.113749417488609" calcext:value-type="float">
            <text:p>0.113749417488609</text:p>
          </table:table-cell>
          <table:table-cell office:value-type="float" office:value="0.11095539416411" calcext:value-type="float">
            <text:p>0.11095539416411</text:p>
          </table:table-cell>
          <table:table-cell office:value-type="float" office:value="0.111326834020543" calcext:value-type="float">
            <text:p>0.111326834020543</text:p>
          </table:table-cell>
          <table:table-cell office:value-type="float" office:value="0.106025641532102" calcext:value-type="float">
            <text:p>0.106025641532102</text:p>
          </table:table-cell>
          <table:table-cell office:value-type="float" office:value="0.107116049626273" calcext:value-type="float">
            <text:p>0.107116049626273</text:p>
          </table:table-cell>
          <table:table-cell office:value-type="float" office:value="0.0764331547170359" calcext:value-type="float">
            <text:p>0.076433154717036</text:p>
          </table:table-cell>
          <table:table-cell office:value-type="float" office:value="0.0777935878533671" calcext:value-type="float">
            <text:p>0.077793587853367</text:p>
          </table:table-cell>
          <table:table-cell office:value-type="float" office:value="0.0810281900944523" calcext:value-type="float">
            <text:p>0.081028190094452</text:p>
          </table:table-cell>
          <table:table-cell office:value-type="float" office:value="0.0825721735807186" calcext:value-type="float">
            <text:p>0.082572173580719</text:p>
          </table:table-cell>
          <table:table-cell office:value-type="float" office:value="0.086084797178878" calcext:value-type="float">
            <text:p>0.086084797178878</text:p>
          </table:table-cell>
          <table:table-cell office:value-type="float" office:value="0.111566532946938" calcext:value-type="float">
            <text:p>0.111566532946938</text:p>
          </table:table-cell>
          <table:table-cell office:value-type="float" office:value="0.110514721445465" calcext:value-type="float">
            <text:p>0.110514721445465</text:p>
          </table:table-cell>
          <table:table-cell office:value-type="float" office:value="0.105093776282304" calcext:value-type="float">
            <text:p>0.105093776282304</text:p>
          </table:table-cell>
          <table:table-cell office:value-type="float" office:value="0.104766738204121" calcext:value-type="float">
            <text:p>0.104766738204121</text:p>
          </table:table-cell>
          <table:table-cell office:value-type="float" office:value="0.10401330728187" calcext:value-type="float">
            <text:p>0.10401330728187</text:p>
          </table:table-cell>
          <table:table-cell office:value-type="float" office:value="0.0771513659433329" calcext:value-type="float">
            <text:p>0.077151365943333</text:p>
          </table:table-cell>
          <table:table-cell office:value-type="float" office:value="0.0826480548529729" calcext:value-type="float">
            <text:p>0.082648054852973</text:p>
          </table:table-cell>
          <table:table-cell office:value-type="float" office:value="0.0846372795957644" calcext:value-type="float">
            <text:p>0.084637279595764</text:p>
          </table:table-cell>
          <table:table-cell office:value-type="float" office:value="0.0951207707479922" calcext:value-type="float">
            <text:p>0.095120770747992</text:p>
          </table:table-cell>
          <table:table-cell office:value-type="float" office:value="0.116511031315004" calcext:value-type="float">
            <text:p>0.116511031315004</text:p>
          </table:table-cell>
          <table:table-cell office:value-type="float" office:value="0.117377376945749" calcext:value-type="float">
            <text:p>0.117377376945749</text:p>
          </table:table-cell>
          <table:table-cell office:value-type="float" office:value="0.111213340888241" calcext:value-type="float">
            <text:p>0.111213340888241</text:p>
          </table:table-cell>
          <table:table-cell office:value-type="float" office:value="0.105063005727086" calcext:value-type="float">
            <text:p>0.105063005727086</text:p>
          </table:table-cell>
          <table:table-cell office:value-type="float" office:value="0.0740784280217155" calcext:value-type="float">
            <text:p>0.074078428021716</text:p>
          </table:table-cell>
          <table:table-cell office:value-type="float" office:value="0.0774527961310882" calcext:value-type="float">
            <text:p>0.077452796131088</text:p>
          </table:table-cell>
          <table:table-cell office:value-type="float" office:value="0.0818261433952685" calcext:value-type="float">
            <text:p>0.081826143395269</text:p>
          </table:table-cell>
          <table:table-cell office:value-type="float" office:value="0.0983135616609098" calcext:value-type="float">
            <text:p>0.09831356166091</text:p>
          </table:table-cell>
          <table:table-cell office:value-type="float" office:value="0.105374727208005" calcext:value-type="float">
            <text:p>0.105374727208005</text:p>
          </table:table-cell>
          <table:table-cell office:value-type="float" office:value="0.103370956383128" calcext:value-type="float">
            <text:p>0.103370956383128</text:p>
          </table:table-cell>
          <table:table-cell office:value-type="float" office:value="0.0973804674543207" calcext:value-type="float">
            <text:p>0.097380467454321</text:p>
          </table:table-cell>
          <table:table-cell office:value-type="float" office:value="0.0965099171769622" calcext:value-type="float">
            <text:p>0.096509917176962</text:p>
          </table:table-cell>
          <table:table-cell office:value-type="float" office:value="0.0941733831285196" calcext:value-type="float">
            <text:p>0.09417338312852</text:p>
          </table:table-cell>
          <table:table-cell office:value-type="float" office:value="0.0955847252530787" calcext:value-type="float">
            <text:p>0.095584725253079</text:p>
          </table:table-cell>
          <table:table-cell office:value-type="float" office:value="0.0955014551661142" calcext:value-type="float">
            <text:p>0.095501455166114</text:p>
          </table:table-cell>
          <table:table-cell office:value-type="float" office:value="0.0954191294718764" calcext:value-type="float">
            <text:p>0.095419129471877</text:p>
          </table:table-cell>
          <table:table-cell office:value-type="float" office:value="0.094714981524073" calcext:value-type="float">
            <text:p>0.094714981524073</text:p>
          </table:table-cell>
          <table:table-cell office:value-type="float" office:value="0.0951357778063747" calcext:value-type="float">
            <text:p>0.095135777806375</text:p>
          </table:table-cell>
          <table:table-cell office:value-type="float" office:value="0.0950172438599271" calcext:value-type="float">
            <text:p>0.095017243859927</text:p>
          </table:table-cell>
          <table:table-cell office:value-type="float" office:value="0.0951003495285803" calcext:value-type="float">
            <text:p>0.09510034952858</text:p>
          </table:table-cell>
          <table:table-cell office:value-type="float" office:value="0.0950084747117074" calcext:value-type="float">
            <text:p>0.095008474711707</text:p>
          </table:table-cell>
          <table:table-cell office:value-type="float" office:value="0.0948375210960488" calcext:value-type="float">
            <text:p>0.094837521096049</text:p>
          </table:table-cell>
          <table:table-cell office:value-type="float" office:value="0.0947724838010176" calcext:value-type="float">
            <text:p>0.094772483801018</text:p>
          </table:table-cell>
          <table:table-cell office:value-type="float" office:value="0.0948487001814296" calcext:value-type="float">
            <text:p>0.09484870018143</text:p>
          </table:table-cell>
          <table:table-cell office:value-type="float" office:value="0.0949116292562073" calcext:value-type="float">
            <text:p>0.094911629256207</text:p>
          </table:table-cell>
          <table:table-cell office:value-type="float" office:value="0.0945054808504424" calcext:value-type="float">
            <text:p>0.094505480850442</text:p>
          </table:table-cell>
          <table:table-cell office:value-type="float" office:value="0.0942051547092794" calcext:value-type="float">
            <text:p>0.094205154709279</text:p>
          </table:table-cell>
          <table:table-cell office:value-type="float" office:value="0.0940456229524659" calcext:value-type="float">
            <text:p>0.094045622952466</text:p>
          </table:table-cell>
          <table:table-cell office:value-type="float" office:value="0.0941046710283647" calcext:value-type="float">
            <text:p>0.094104671028365</text:p>
          </table:table-cell>
          <table:table-cell office:value-type="float" office:value="0.0934397997002483" calcext:value-type="float">
            <text:p>0.093439799700248</text:p>
          </table:table-cell>
          <table:table-cell office:value-type="float" office:value="0.0934570863920208" calcext:value-type="float">
            <text:p>0.093457086392021</text:p>
          </table:table-cell>
          <table:table-cell office:value-type="float" office:value="0.0935321738274142" calcext:value-type="float">
            <text:p>0.093532173827414</text:p>
          </table:table-cell>
          <table:table-cell office:value-type="float" office:value="0.0933008214848193" calcext:value-type="float">
            <text:p>0.093300821484819</text:p>
          </table:table-cell>
          <table:table-cell office:value-type="float" office:value="0.0930045834160821" calcext:value-type="float">
            <text:p>0.093004583416082</text:p>
          </table:table-cell>
          <table:table-cell office:value-type="float" office:value="0.0928013762480128" calcext:value-type="float">
            <text:p>0.092801376248013</text:p>
          </table:table-cell>
          <table:table-cell office:value-type="float" office:value="0.0929482271590619" calcext:value-type="float">
            <text:p>0.092948227159062</text:p>
          </table:table-cell>
          <table:table-cell office:value-type="float" office:value="0.0930167222635387" calcext:value-type="float">
            <text:p>0.093016722263539</text:p>
          </table:table-cell>
          <table:table-cell office:value-type="float" office:value="0.0930431634775722" calcext:value-type="float">
            <text:p>0.093043163477572</text:p>
          </table:table-cell>
          <table:table-cell office:value-type="float" office:value="0.0929390121621842" calcext:value-type="float">
            <text:p>0.092939012162184</text:p>
          </table:table-cell>
          <table:table-cell office:value-type="float" office:value="0.0929573844760541" calcext:value-type="float">
            <text:p>0.092957384476054</text:p>
          </table:table-cell>
          <table:table-cell office:value-type="float" office:value="0.0929768305192393" calcext:value-type="float">
            <text:p>0.092976830519239</text:p>
          </table:table-cell>
          <table:table-cell office:value-type="float" office:value="0.0930441246263535" calcext:value-type="float">
            <text:p>0.093044124626354</text:p>
          </table:table-cell>
          <table:table-cell office:value-type="float" office:value="0.0928700767644529" calcext:value-type="float">
            <text:p>0.092870076764453</text:p>
          </table:table-cell>
          <table:table-cell office:value-type="float" office:value="0.0928390755487933" calcext:value-type="float">
            <text:p>0.092839075548793</text:p>
          </table:table-cell>
          <table:table-cell office:value-type="float" office:value="0.0928144699095529" calcext:value-type="float">
            <text:p>0.092814469909553</text:p>
          </table:table-cell>
          <table:table-cell office:value-type="float" office:value="0.09280127378315" calcext:value-type="float">
            <text:p>0.09280127378315</text:p>
          </table:table-cell>
          <table:table-cell office:value-type="float" office:value="0.0927152685483097" calcext:value-type="float">
            <text:p>0.09271526854831</text:p>
          </table:table-cell>
          <table:table-cell office:value-type="float" office:value="0.0927054539646251" calcext:value-type="float">
            <text:p>0.092705453964625</text:p>
          </table:table-cell>
          <table:table-cell office:value-type="float" office:value="0.092745984483558" calcext:value-type="float">
            <text:p>0.092745984483558</text:p>
          </table:table-cell>
          <table:table-cell office:value-type="float" office:value="0.092707602052095" calcext:value-type="float">
            <text:p>0.092707602052095</text:p>
          </table:table-cell>
          <table:table-cell office:value-type="float" office:value="0.0927334261482027" calcext:value-type="float">
            <text:p>0.092733426148203</text:p>
          </table:table-cell>
          <table:table-cell office:value-type="float" office:value="0.0927342546525378" calcext:value-type="float">
            <text:p>0.092734254652538</text:p>
          </table:table-cell>
          <table:table-cell office:value-type="float" office:value="0.0926416418460001" calcext:value-type="float">
            <text:p>0.092641641846</text:p>
          </table:table-cell>
          <table:table-cell office:value-type="float" office:value="0.0927314802360458" calcext:value-type="float">
            <text:p>0.092731480236046</text:p>
          </table:table-cell>
          <table:table-cell office:value-type="float" office:value="0.0927715654170281" calcext:value-type="float">
            <text:p>0.092771565417028</text:p>
          </table:table-cell>
          <table:table-cell office:value-type="float" office:value="0.0926970128366745" calcext:value-type="float">
            <text:p>0.092697012836675</text:p>
          </table:table-cell>
          <table:table-cell office:value-type="float" office:value="0.0927075918997936" calcext:value-type="float">
            <text:p>0.092707591899794</text:p>
          </table:table-cell>
          <table:table-cell office:value-type="float" office:value="0.0926333992628136" calcext:value-type="float">
            <text:p>0.092633399262814</text:p>
          </table:table-cell>
          <table:table-cell office:value-type="float" office:value="0.0927298037911027" calcext:value-type="float">
            <text:p>0.092729803791103</text:p>
          </table:table-cell>
          <table:table-cell office:value-type="float" office:value="0.0926671168681899" calcext:value-type="float">
            <text:p>0.09266711686819</text:p>
          </table:table-cell>
          <table:table-cell office:value-type="float" office:value="0.092785301007851" calcext:value-type="float">
            <text:p>0.092785301007851</text:p>
          </table:table-cell>
          <table:table-cell office:value-type="float" office:value="0.0925717222148296" calcext:value-type="float">
            <text:p>0.09257172221483</text:p>
          </table:table-cell>
          <table:table-cell office:value-type="float" office:value="0.0927116964427162" calcext:value-type="float">
            <text:p>0.092711696442716</text:p>
          </table:table-cell>
          <table:table-cell office:value-type="float" office:value="0.0926593896142937" calcext:value-type="float">
            <text:p>0.092659389614294</text:p>
          </table:table-cell>
          <table:table-cell office:value-type="float" office:value="0.0926637983869915" calcext:value-type="float">
            <text:p>0.092663798386992</text:p>
          </table:table-cell>
          <table:table-cell office:value-type="float" office:value="0.0926092747917973" calcext:value-type="float">
            <text:p>0.092609274791797</text:p>
          </table:table-cell>
          <table:table-cell office:value-type="float" office:value="0.092670680783918" calcext:value-type="float">
            <text:p>0.092670680783918</text:p>
          </table:table-cell>
          <table:table-cell office:value-type="float" office:value="0.092616439665915" calcext:value-type="float">
            <text:p>0.092616439665915</text:p>
          </table:table-cell>
          <table:table-cell office:value-type="float" office:value="0.0927805145691418" calcext:value-type="float">
            <text:p>0.092780514569142</text:p>
          </table:table-cell>
          <table:table-cell office:value-type="float" office:value="0.0926735526734958" calcext:value-type="float">
            <text:p>0.092673552673496</text:p>
          </table:table-cell>
          <table:table-cell office:value-type="float" office:value="0.0926267870136816" calcext:value-type="float">
            <text:p>0.092626787013682</text:p>
          </table:table-cell>
          <table:table-cell office:value-type="float" office:value="0.0926778751478074" calcext:value-type="float">
            <text:p>0.092677875147807</text:p>
          </table:table-cell>
          <table:table-cell office:value-type="float" office:value="0.0926740172637566" calcext:value-type="float">
            <text:p>0.092674017263757</text:p>
          </table:table-cell>
          <table:table-cell office:value-type="float" office:value="0.0926764487366258" calcext:value-type="float">
            <text:p>0.092676448736626</text:p>
          </table:table-cell>
          <table:table-cell office:value-type="float" office:value="0.0925972449096019" calcext:value-type="float">
            <text:p>0.092597244909602</text:p>
          </table:table-cell>
          <table:table-cell office:value-type="float" office:value="0.0926490297209611" calcext:value-type="float">
            <text:p>0.092649029720961</text:p>
          </table:table-cell>
          <table:table-cell office:value-type="float" office:value="0.0927036721272448" calcext:value-type="float">
            <text:p>0.092703672127245</text:p>
          </table:table-cell>
          <table:table-cell office:value-type="float" office:value="0.0926467313875596" calcext:value-type="float">
            <text:p>0.09264673138756</text:p>
          </table:table-cell>
          <table:table-cell office:value-type="float" office:value="0.0925999888300534" calcext:value-type="float">
            <text:p>0.092599988830053</text:p>
          </table:table-cell>
          <table:table-cell office:value-type="float" office:value="0.0926471824541948" calcext:value-type="float">
            <text:p>0.092647182454195</text:p>
          </table:table-cell>
          <table:table-cell office:value-type="float" office:value="0.0926416341045852" calcext:value-type="float">
            <text:p>0.092641634104585</text:p>
          </table:table-cell>
          <table:table-cell office:value-type="float" office:value="0.0926431763974843" calcext:value-type="float">
            <text:p>0.092643176397484</text:p>
          </table:table-cell>
          <table:table-cell office:value-type="float" office:value="0.0927119593797216" calcext:value-type="float">
            <text:p>0.092711959379722</text:p>
          </table:table-cell>
          <table:table-cell office:value-type="float" office:value="0.0926791580842203" calcext:value-type="float">
            <text:p>0.09267915808422</text:p>
          </table:table-cell>
          <table:table-cell office:value-type="float" office:value="0.0926693780468199" calcext:value-type="float">
            <text:p>0.09266937804682</text:p>
          </table:table-cell>
          <table:table-cell office:value-type="float" office:value="0.0926569035736679" calcext:value-type="float">
            <text:p>0.092656903573668</text:p>
          </table:table-cell>
          <table:table-cell office:value-type="float" office:value="0.0926798772977875" calcext:value-type="float">
            <text:p>0.092679877297788</text:p>
          </table:table-cell>
          <table:table-cell office:value-type="float" office:value="0.0926877370647838" calcext:value-type="float">
            <text:p>0.092687737064784</text:p>
          </table:table-cell>
          <table:table-cell office:value-type="float" office:value="0.0926759550898577" calcext:value-type="float">
            <text:p>0.092675955089858</text:p>
          </table:table-cell>
          <table:table-cell office:value-type="float" office:value="0.0927422773675877" calcext:value-type="float">
            <text:p>0.092742277367588</text:p>
          </table:table-cell>
          <table:table-cell office:value-type="float" office:value="0.0926324898412843" calcext:value-type="float">
            <text:p>0.092632489841284</text:p>
          </table:table-cell>
          <table:table-cell office:value-type="float" office:value="0.0926673254981469" calcext:value-type="float">
            <text:p>0.092667325498147</text:p>
          </table:table-cell>
          <table:table-cell office:value-type="float" office:value="0.0927132862351755" calcext:value-type="float">
            <text:p>0.092713286235176</text:p>
          </table:table-cell>
          <table:table-cell office:value-type="float" office:value="0.0927364955897825" calcext:value-type="float">
            <text:p>0.092736495589783</text:p>
          </table:table-cell>
          <table:table-cell office:value-type="float" office:value="0.0926338090455805" calcext:value-type="float">
            <text:p>0.092633809045581</text:p>
          </table:table-cell>
          <table:table-cell office:value-type="float" office:value="0.0926660644259261" calcext:value-type="float">
            <text:p>0.092666064425926</text:p>
          </table:table-cell>
          <table:table-cell office:value-type="float" office:value="0.0925975048352818" calcext:value-type="float">
            <text:p>0.092597504835282</text:p>
          </table:table-cell>
          <table:table-cell office:value-type="float" office:value="0.0926069693325444" calcext:value-type="float">
            <text:p>0.092606969332545</text:p>
          </table:table-cell>
          <table:table-cell office:value-type="float" office:value="0.0927338008621427" calcext:value-type="float">
            <text:p>0.092733800862143</text:p>
          </table:table-cell>
          <table:table-cell office:value-type="float" office:value="0.0927082539173231" calcext:value-type="float">
            <text:p>0.092708253917323</text:p>
          </table:table-cell>
          <table:table-cell office:value-type="float" office:value="0.0926480431631728" calcext:value-type="float">
            <text:p>0.092648043163173</text:p>
          </table:table-cell>
          <table:table-cell office:value-type="float" office:value="0.0927563742658917" calcext:value-type="float">
            <text:p>0.092756374265892</text:p>
          </table:table-cell>
          <table:table-cell office:value-type="float" office:value="0.0926191424125113" calcext:value-type="float">
            <text:p>0.092619142412511</text:p>
          </table:table-cell>
          <table:table-cell office:value-type="float" office:value="0.0926490031475517" calcext:value-type="float">
            <text:p>0.092649003147552</text:p>
          </table:table-cell>
          <table:table-cell office:value-type="float" office:value="0.0927505156816008" calcext:value-type="float">
            <text:p>0.092750515681601</text:p>
          </table:table-cell>
          <table:table-cell office:value-type="float" office:value="0.0926934856319308" calcext:value-type="float">
            <text:p>0.092693485631931</text:p>
          </table:table-cell>
          <table:table-cell office:value-type="float" office:value="0.0926036526660458" calcext:value-type="float">
            <text:p>0.092603652666046</text:p>
          </table:table-cell>
          <table:table-cell office:value-type="float" office:value="0.0927438446614608" calcext:value-type="float">
            <text:p>0.092743844661461</text:p>
          </table:table-cell>
          <table:table-cell office:value-type="float" office:value="0.0926682408329291" calcext:value-type="float">
            <text:p>0.092668240832929</text:p>
          </table:table-cell>
          <table:table-cell office:value-type="float" office:value="0.0926449327141799" calcext:value-type="float">
            <text:p>0.09264493271418</text:p>
          </table:table-cell>
          <table:table-cell office:value-type="float" office:value="0.0925873884130426" calcext:value-type="float">
            <text:p>0.092587388413043</text:p>
          </table:table-cell>
          <table:table-cell office:value-type="float" office:value="0.0926751643967676" calcext:value-type="float">
            <text:p>0.092675164396768</text:p>
          </table:table-cell>
          <table:table-cell office:value-type="float" office:value="0.0926404413919882" calcext:value-type="float">
            <text:p>0.092640441391988</text:p>
          </table:table-cell>
          <table:table-cell office:value-type="float" office:value="0.0926624842426133" calcext:value-type="float">
            <text:p>0.092662484242613</text:p>
          </table:table-cell>
          <table:table-cell office:value-type="float" office:value="0.0926720279802896" calcext:value-type="float">
            <text:p>0.09267202798029</text:p>
          </table:table-cell>
          <table:table-cell office:value-type="float" office:value="0.0927057758084631" calcext:value-type="float">
            <text:p>0.092705775808463</text:p>
          </table:table-cell>
          <table:table-cell office:value-type="float" office:value="0.0925919332837828" calcext:value-type="float">
            <text:p>0.092591933283783</text:p>
          </table:table-cell>
          <table:table-cell office:value-type="float" office:value="0.0925215856395263" calcext:value-type="float">
            <text:p>0.092521585639526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26626288189061" calcext:value-type="float">
            <text:p>-0.022662628818906</text:p>
          </table:table-cell>
          <table:table-cell office:value-type="float" office:value="-0.0227151098825534" calcext:value-type="float">
            <text:p>-0.022715109882553</text:p>
          </table:table-cell>
          <table:table-cell office:value-type="float" office:value="-0.0226954108581562" calcext:value-type="float">
            <text:p>-0.022695410858156</text:p>
          </table:table-cell>
          <table:table-cell office:value-type="float" office:value="-0.0227284094491338" calcext:value-type="float">
            <text:p>-0.022728409449134</text:p>
          </table:table-cell>
          <table:table-cell office:value-type="float" office:value="-0.0227048148634087" calcext:value-type="float">
            <text:p>-0.022704814863409</text:p>
          </table:table-cell>
          <table:table-cell office:value-type="float" office:value="-0.0226858859944883" calcext:value-type="float">
            <text:p>-0.022685885994488</text:p>
          </table:table-cell>
          <table:table-cell office:value-type="float" office:value="-0.0226870476718788" calcext:value-type="float">
            <text:p>-0.022687047671879</text:p>
          </table:table-cell>
          <table:table-cell office:value-type="float" office:value="-0.0226763503049353" calcext:value-type="float">
            <text:p>-0.022676350304935</text:p>
          </table:table-cell>
          <table:table-cell office:value-type="float" office:value="-0.0227043338495238" calcext:value-type="float">
            <text:p>-0.022704333849524</text:p>
          </table:table-cell>
          <table:table-cell office:value-type="float" office:value="-0.0227721616333364" calcext:value-type="float">
            <text:p>-0.022772161633337</text:p>
          </table:table-cell>
          <table:table-cell office:value-type="float" office:value="-0.022712264367009" calcext:value-type="float">
            <text:p>-0.022712264367009</text:p>
          </table:table-cell>
          <table:table-cell office:value-type="float" office:value="-0.0227125401866053" calcext:value-type="float">
            <text:p>-0.022712540186605</text:p>
          </table:table-cell>
          <table:table-cell office:value-type="float" office:value="-0.0227396187666299" calcext:value-type="float">
            <text:p>-0.02273961876663</text:p>
          </table:table-cell>
          <table:table-cell office:value-type="float" office:value="-0.0227409557303378" calcext:value-type="float">
            <text:p>-0.022740955730338</text:p>
          </table:table-cell>
          <table:table-cell office:value-type="float" office:value="-0.0227389787540315" calcext:value-type="float">
            <text:p>-0.022738978754032</text:p>
          </table:table-cell>
          <table:table-cell office:value-type="float" office:value="-0.022695906766181" calcext:value-type="float">
            <text:p>-0.022695906766181</text:p>
          </table:table-cell>
          <table:table-cell office:value-type="float" office:value="-0.0227140080006505" calcext:value-type="float">
            <text:p>-0.022714008000651</text:p>
          </table:table-cell>
          <table:table-cell office:value-type="float" office:value="-0.0227147042681454" calcext:value-type="float">
            <text:p>-0.022714704268145</text:p>
          </table:table-cell>
          <table:table-cell office:value-type="float" office:value="-0.0227653764049138" calcext:value-type="float">
            <text:p>-0.022765376404914</text:p>
          </table:table-cell>
          <table:table-cell office:value-type="float" office:value="-0.0227057079544335" calcext:value-type="float">
            <text:p>-0.022705707954434</text:p>
          </table:table-cell>
          <table:table-cell office:value-type="float" office:value="-0.0226980637678509" calcext:value-type="float">
            <text:p>-0.022698063767851</text:p>
          </table:table-cell>
          <table:table-cell office:value-type="float" office:value="-0.0227398475734005" calcext:value-type="float">
            <text:p>-0.022739847573401</text:p>
          </table:table-cell>
          <table:table-cell office:value-type="float" office:value="-0.0227201440103" calcext:value-type="float">
            <text:p>-0.0227201440103</text:p>
          </table:table-cell>
          <table:table-cell office:value-type="float" office:value="-0.0227272260819774" calcext:value-type="float">
            <text:p>-0.022727226081978</text:p>
          </table:table-cell>
          <table:table-cell office:value-type="float" office:value="-0.0227534773116601" calcext:value-type="float">
            <text:p>-0.02275347731166</text:p>
          </table:table-cell>
          <table:table-cell office:value-type="float" office:value="-0.0227492096014774" calcext:value-type="float">
            <text:p>-0.022749209601477</text:p>
          </table:table-cell>
          <table:table-cell office:value-type="float" office:value="-0.0227031203977525" calcext:value-type="float">
            <text:p>-0.022703120397753</text:p>
          </table:table-cell>
          <table:table-cell office:value-type="float" office:value="-0.0226862059886809" calcext:value-type="float">
            <text:p>-0.022686205988681</text:p>
          </table:table-cell>
          <table:table-cell office:value-type="float" office:value="-0.0227293074654775" calcext:value-type="float">
            <text:p>-0.022729307465478</text:p>
          </table:table-cell>
          <table:table-cell office:value-type="float" office:value="-0.0227433961843726" calcext:value-type="float">
            <text:p>-0.022743396184373</text:p>
          </table:table-cell>
          <table:table-cell office:value-type="float" office:value="-0.0227042776986189" calcext:value-type="float">
            <text:p>-0.022704277698619</text:p>
          </table:table-cell>
          <table:table-cell office:value-type="float" office:value="-0.0227180373083035" calcext:value-type="float">
            <text:p>-0.022718037308304</text:p>
          </table:table-cell>
          <table:table-cell office:value-type="float" office:value="-0.022768771204727" calcext:value-type="float">
            <text:p>-0.022768771204727</text:p>
          </table:table-cell>
          <table:table-cell office:value-type="float" office:value="-0.0227392437567651" calcext:value-type="float">
            <text:p>-0.022739243756765</text:p>
          </table:table-cell>
          <table:table-cell office:value-type="float" office:value="-0.0227639557914582" calcext:value-type="float">
            <text:p>-0.022763955791458</text:p>
          </table:table-cell>
          <table:table-cell office:value-type="float" office:value="-0.0227228754821339" calcext:value-type="float">
            <text:p>-0.022722875482134</text:p>
          </table:table-cell>
          <table:table-cell office:value-type="float" office:value="-0.0227502058357634" calcext:value-type="float">
            <text:p>-0.022750205835763</text:p>
          </table:table-cell>
          <table:table-cell office:value-type="float" office:value="-0.0226924658951597" calcext:value-type="float">
            <text:p>-0.02269246589516</text:p>
          </table:table-cell>
          <table:table-cell office:value-type="float" office:value="-0.0227298397815911" calcext:value-type="float">
            <text:p>-0.022729839781591</text:p>
          </table:table-cell>
          <table:table-cell office:value-type="float" office:value="-0.0227001839945728" calcext:value-type="float">
            <text:p>-0.022700183994573</text:p>
          </table:table-cell>
          <table:table-cell office:value-type="float" office:value="-0.0227274481721103" calcext:value-type="float">
            <text:p>-0.02272744817211</text:p>
          </table:table-cell>
          <table:table-cell office:value-type="float" office:value="-0.0227143449609778" calcext:value-type="float">
            <text:p>-0.022714344960978</text:p>
          </table:table-cell>
          <table:table-cell office:value-type="float" office:value="-0.0226957936950489" calcext:value-type="float">
            <text:p>-0.022695793695049</text:p>
          </table:table-cell>
          <table:table-cell office:value-type="float" office:value="-0.0227167261014769" calcext:value-type="float">
            <text:p>-0.022716726101477</text:p>
          </table:table-cell>
          <table:table-cell office:value-type="float" office:value="-0.0227700839851597" calcext:value-type="float">
            <text:p>-0.02277008398516</text:p>
          </table:table-cell>
          <table:table-cell office:value-type="float" office:value="-0.0226965451782654" calcext:value-type="float">
            <text:p>-0.022696545178266</text:p>
          </table:table-cell>
          <table:table-cell office:value-type="float" office:value="-0.0227118194879066" calcext:value-type="float">
            <text:p>-0.022711819487907</text:p>
          </table:table-cell>
          <table:table-cell office:value-type="float" office:value="-0.0226820178328415" calcext:value-type="float">
            <text:p>-0.022682017832842</text:p>
          </table:table-cell>
          <table:table-cell office:value-type="float" office:value="-0.0227186309304404" calcext:value-type="float">
            <text:p>-0.022718630930441</text:p>
          </table:table-cell>
          <table:table-cell office:value-type="float" office:value="-0.022722681764348" calcext:value-type="float">
            <text:p>-0.022722681764348</text:p>
          </table:table-cell>
          <table:table-cell office:value-type="float" office:value="-0.0227336609009805" calcext:value-type="float">
            <text:p>-0.022733660900981</text:p>
          </table:table-cell>
          <table:table-cell office:value-type="float" office:value="-0.0227231154710575" calcext:value-type="float">
            <text:p>-0.022723115471058</text:p>
          </table:table-cell>
          <table:table-cell office:value-type="float" office:value="-0.0227252415301571" calcext:value-type="float">
            <text:p>-0.022725241530157</text:p>
          </table:table-cell>
          <table:table-cell office:value-type="float" office:value="-0.0227135588309633" calcext:value-type="float">
            <text:p>-0.022713558830963</text:p>
          </table:table-cell>
          <table:table-cell office:value-type="float" office:value="-0.0226325821729086" calcext:value-type="float">
            <text:p>-0.022632582172909</text:p>
          </table:table-cell>
          <table:table-cell office:value-type="float" office:value="-0.022470980166936" calcext:value-type="float">
            <text:p>-0.022470980166936</text:p>
          </table:table-cell>
          <table:table-cell office:value-type="float" office:value="-0.0224709267827918" calcext:value-type="float">
            <text:p>-0.022470926782792</text:p>
          </table:table-cell>
          <table:table-cell office:value-type="float" office:value="-0.0225829193042133" calcext:value-type="float">
            <text:p>-0.022582919304213</text:p>
          </table:table-cell>
          <table:table-cell office:value-type="float" office:value="-0.0227078782349859" calcext:value-type="float">
            <text:p>-0.022707878234986</text:p>
          </table:table-cell>
          <table:table-cell office:value-type="float" office:value="-0.0226578713108662" calcext:value-type="float">
            <text:p>-0.022657871310866</text:p>
          </table:table-cell>
          <table:table-cell office:value-type="float" office:value="-0.0226424786485127" calcext:value-type="float">
            <text:p>-0.022642478648513</text:p>
          </table:table-cell>
          <table:table-cell office:value-type="float" office:value="-0.02261247941829" calcext:value-type="float">
            <text:p>-0.02261247941829</text:p>
          </table:table-cell>
          <table:table-cell office:value-type="float" office:value="-0.0225834587231625" calcext:value-type="float">
            <text:p>-0.022583458723163</text:p>
          </table:table-cell>
          <table:table-cell office:value-type="float" office:value="-0.022587554564746" calcext:value-type="float">
            <text:p>-0.022587554564746</text:p>
          </table:table-cell>
          <table:table-cell office:value-type="float" office:value="-0.0225234332008673" calcext:value-type="float">
            <text:p>-0.022523433200867</text:p>
          </table:table-cell>
          <table:table-cell office:value-type="float" office:value="-0.0224661193701524" calcext:value-type="float">
            <text:p>-0.022466119370152</text:p>
          </table:table-cell>
          <table:table-cell office:value-type="float" office:value="-0.0225370592874639" calcext:value-type="float">
            <text:p>-0.022537059287464</text:p>
          </table:table-cell>
          <table:table-cell office:value-type="float" office:value="-0.0224877279065694" calcext:value-type="float">
            <text:p>-0.022487727906569</text:p>
          </table:table-cell>
          <table:table-cell office:value-type="float" office:value="-0.0224597657830123" calcext:value-type="float">
            <text:p>-0.022459765783012</text:p>
          </table:table-cell>
          <table:table-cell office:value-type="float" office:value="-0.0224616680845844" calcext:value-type="float">
            <text:p>-0.022461668084584</text:p>
          </table:table-cell>
          <table:table-cell office:value-type="float" office:value="-0.0224912292922769" calcext:value-type="float">
            <text:p>-0.022491229292277</text:p>
          </table:table-cell>
          <table:table-cell office:value-type="float" office:value="-0.0224988562595756" calcext:value-type="float">
            <text:p>-0.022498856259576</text:p>
          </table:table-cell>
          <table:table-cell office:value-type="float" office:value="-0.0224779230151638" calcext:value-type="float">
            <text:p>-0.022477923015164</text:p>
          </table:table-cell>
          <table:table-cell office:value-type="float" office:value="-0.0224864155192807" calcext:value-type="float">
            <text:p>-0.022486415519281</text:p>
          </table:table-cell>
          <table:table-cell office:value-type="float" office:value="-0.0224647615069718" calcext:value-type="float">
            <text:p>-0.022464761506972</text:p>
          </table:table-cell>
          <table:table-cell office:value-type="float" office:value="-0.0224462674723187" calcext:value-type="float">
            <text:p>-0.022446267472319</text:p>
          </table:table-cell>
          <table:table-cell office:value-type="float" office:value="-0.022507276443993" calcext:value-type="float">
            <text:p>-0.022507276443993</text:p>
          </table:table-cell>
          <table:table-cell office:value-type="float" office:value="-0.0224898893348146" calcext:value-type="float">
            <text:p>-0.022489889334815</text:p>
          </table:table-cell>
          <table:table-cell office:value-type="float" office:value="-0.0224424678620177" calcext:value-type="float">
            <text:p>-0.022442467862018</text:p>
          </table:table-cell>
          <table:table-cell office:value-type="float" office:value="-0.022413174050406" calcext:value-type="float">
            <text:p>-0.022413174050406</text:p>
          </table:table-cell>
          <table:table-cell office:value-type="float" office:value="-0.0224293358452822" calcext:value-type="float">
            <text:p>-0.022429335845282</text:p>
          </table:table-cell>
          <table:table-cell office:value-type="float" office:value="-0.0224529302979876" calcext:value-type="float">
            <text:p>-0.022452930297988</text:p>
          </table:table-cell>
          <table:table-cell office:value-type="float" office:value="-0.0224185038294414" calcext:value-type="float">
            <text:p>-0.022418503829441</text:p>
          </table:table-cell>
          <table:table-cell office:value-type="float" office:value="-0.0224417441867155" calcext:value-type="float">
            <text:p>-0.022441744186716</text:p>
          </table:table-cell>
          <table:table-cell office:value-type="float" office:value="-0.0224326602561124" calcext:value-type="float">
            <text:p>-0.022432660256113</text:p>
          </table:table-cell>
          <table:table-cell office:value-type="float" office:value="-0.0224327032067369" calcext:value-type="float">
            <text:p>-0.022432703206737</text:p>
          </table:table-cell>
          <table:table-cell office:value-type="float" office:value="-0.0224040396529768" calcext:value-type="float">
            <text:p>-0.022404039652977</text:p>
          </table:table-cell>
          <table:table-cell office:value-type="float" office:value="-0.0224336063193106" calcext:value-type="float">
            <text:p>-0.022433606319311</text:p>
          </table:table-cell>
          <table:table-cell office:value-type="float" office:value="-0.022431530930383" calcext:value-type="float">
            <text:p>-0.022431530930383</text:p>
          </table:table-cell>
          <table:table-cell office:value-type="float" office:value="-0.0224136742727485" calcext:value-type="float">
            <text:p>-0.022413674272749</text:p>
          </table:table-cell>
          <table:table-cell office:value-type="float" office:value="-0.0224472167090115" calcext:value-type="float">
            <text:p>-0.022447216709012</text:p>
          </table:table-cell>
          <table:table-cell office:value-type="float" office:value="-0.0224283436416148" calcext:value-type="float">
            <text:p>-0.022428343641615</text:p>
          </table:table-cell>
          <table:table-cell office:value-type="float" office:value="-0.0225104828630451" calcext:value-type="float">
            <text:p>-0.022510482863045</text:p>
          </table:table-cell>
          <table:table-cell office:value-type="float" office:value="-0.0228510052352546" calcext:value-type="float">
            <text:p>-0.022851005235255</text:p>
          </table:table-cell>
          <table:table-cell office:value-type="float" office:value="-0.0229482129610988" calcext:value-type="float">
            <text:p>-0.022948212961099</text:p>
          </table:table-cell>
          <table:table-cell office:value-type="float" office:value="-0.0245415621110196" calcext:value-type="float">
            <text:p>-0.02454156211102</text:p>
          </table:table-cell>
          <table:table-cell office:value-type="float" office:value="-0.0243661042488287" calcext:value-type="float">
            <text:p>-0.024366104248829</text:p>
          </table:table-cell>
          <table:table-cell office:value-type="float" office:value="-0.0215873668839356" calcext:value-type="float">
            <text:p>-0.021587366883936</text:p>
          </table:table-cell>
          <table:table-cell office:value-type="float" office:value="-0.0220494612552368" calcext:value-type="float">
            <text:p>-0.022049461255237</text:p>
          </table:table-cell>
          <table:table-cell office:value-type="float" office:value="-0.0248485917984329" calcext:value-type="float">
            <text:p>-0.024848591798433</text:p>
          </table:table-cell>
          <table:table-cell office:value-type="float" office:value="-0.0297565886359898" calcext:value-type="float">
            <text:p>-0.02975658863599</text:p>
          </table:table-cell>
          <table:table-cell office:value-type="float" office:value="-0.0320310309115444" calcext:value-type="float">
            <text:p>-0.032031030911544</text:p>
          </table:table-cell>
          <table:table-cell office:value-type="float" office:value="-0.0347777415929208" calcext:value-type="float">
            <text:p>-0.034777741592921</text:p>
          </table:table-cell>
          <table:table-cell office:value-type="float" office:value="-0.0358216969385476" calcext:value-type="float">
            <text:p>-0.035821696938548</text:p>
          </table:table-cell>
          <table:table-cell office:value-type="float" office:value="-0.0303369136249067" calcext:value-type="float">
            <text:p>-0.030336913624907</text:p>
          </table:table-cell>
          <table:table-cell office:value-type="float" office:value="-0.0345963573346513" calcext:value-type="float">
            <text:p>-0.034596357334651</text:p>
          </table:table-cell>
          <table:table-cell office:value-type="float" office:value="-0.0363633068103563" calcext:value-type="float">
            <text:p>-0.036363306810356</text:p>
          </table:table-cell>
          <table:table-cell office:value-type="float" office:value="-0.0377194181080125" calcext:value-type="float">
            <text:p>-0.037719418108013</text:p>
          </table:table-cell>
          <table:table-cell office:value-type="float" office:value="-0.0342668251887996" calcext:value-type="float">
            <text:p>-0.0342668251888</text:p>
          </table:table-cell>
          <table:table-cell office:value-type="float" office:value="-0.0355977554351597" calcext:value-type="float">
            <text:p>-0.03559775543516</text:p>
          </table:table-cell>
          <table:table-cell office:value-type="float" office:value="-0.0366649115744408" calcext:value-type="float">
            <text:p>-0.036664911574441</text:p>
          </table:table-cell>
          <table:table-cell office:value-type="float" office:value="-0.0353035926054842" calcext:value-type="float">
            <text:p>-0.035303592605484</text:p>
          </table:table-cell>
          <table:table-cell office:value-type="float" office:value="-0.0280006470354693" calcext:value-type="float">
            <text:p>-0.028000647035469</text:p>
          </table:table-cell>
          <table:table-cell office:value-type="float" office:value="-0.0320851935693747" calcext:value-type="float">
            <text:p>-0.032085193569375</text:p>
          </table:table-cell>
          <table:table-cell office:value-type="float" office:value="-0.0333681661877438" calcext:value-type="float">
            <text:p>-0.033368166187744</text:p>
          </table:table-cell>
          <table:table-cell office:value-type="float" office:value="-0.0313390747926951" calcext:value-type="float">
            <text:p>-0.031339074792695</text:p>
          </table:table-cell>
          <table:table-cell office:value-type="float" office:value="-0.0256556571430465" calcext:value-type="float">
            <text:p>-0.025655657143047</text:p>
          </table:table-cell>
          <table:table-cell office:value-type="float" office:value="-0.024159808413084" calcext:value-type="float">
            <text:p>-0.024159808413084</text:p>
          </table:table-cell>
          <table:table-cell office:value-type="float" office:value="-0.0284029056952359" calcext:value-type="float">
            <text:p>-0.028402905695236</text:p>
          </table:table-cell>
          <table:table-cell office:value-type="float" office:value="-0.0295354239708717" calcext:value-type="float">
            <text:p>-0.029535423970872</text:p>
          </table:table-cell>
          <table:table-cell office:value-type="float" office:value="-0.0274668977403043" calcext:value-type="float">
            <text:p>-0.027466897740304</text:p>
          </table:table-cell>
          <table:table-cell office:value-type="float" office:value="-0.0233131338606504" calcext:value-type="float">
            <text:p>-0.02331313386065</text:p>
          </table:table-cell>
          <table:table-cell office:value-type="float" office:value="-0.028830633120983" calcext:value-type="float">
            <text:p>-0.028830633120983</text:p>
          </table:table-cell>
          <table:table-cell office:value-type="float" office:value="-0.0304898177771178" calcext:value-type="float">
            <text:p>-0.030489817777118</text:p>
          </table:table-cell>
          <table:table-cell office:value-type="float" office:value="-0.0279446561687653" calcext:value-type="float">
            <text:p>-0.027944656168765</text:p>
          </table:table-cell>
          <table:table-cell office:value-type="float" office:value="-0.0252007469975595" calcext:value-type="float">
            <text:p>-0.02520074699756</text:p>
          </table:table-cell>
          <table:table-cell office:value-type="float" office:value="-0.0242915509716249" calcext:value-type="float">
            <text:p>-0.024291550971625</text:p>
          </table:table-cell>
          <table:table-cell office:value-type="float" office:value="-0.0252055432069948" calcext:value-type="float">
            <text:p>-0.025205543206995</text:p>
          </table:table-cell>
          <table:table-cell office:value-type="float" office:value="-0.0280407851202758" calcext:value-type="float">
            <text:p>-0.028040785120276</text:p>
          </table:table-cell>
          <table:table-cell office:value-type="float" office:value="-0.0271682529745318" calcext:value-type="float">
            <text:p>-0.027168252974532</text:p>
          </table:table-cell>
          <table:table-cell office:value-type="float" office:value="-0.0245979000716056" calcext:value-type="float">
            <text:p>-0.024597900071606</text:p>
          </table:table-cell>
          <table:table-cell office:value-type="float" office:value="-0.023172387331181" calcext:value-type="float">
            <text:p>-0.023172387331181</text:p>
          </table:table-cell>
          <table:table-cell office:value-type="float" office:value="-0.0238194226857334" calcext:value-type="float">
            <text:p>-0.023819422685734</text:p>
          </table:table-cell>
          <table:table-cell office:value-type="float" office:value="-0.0286472332851218" calcext:value-type="float">
            <text:p>-0.028647233285122</text:p>
          </table:table-cell>
          <table:table-cell office:value-type="float" office:value="-0.0282940796702355" calcext:value-type="float">
            <text:p>-0.028294079670236</text:p>
          </table:table-cell>
          <table:table-cell office:value-type="float" office:value="-0.0253890946261124" calcext:value-type="float">
            <text:p>-0.025389094626112</text:p>
          </table:table-cell>
          <table:table-cell office:value-type="float" office:value="-0.0230264713069114" calcext:value-type="float">
            <text:p>-0.023026471306912</text:p>
          </table:table-cell>
          <table:table-cell office:value-type="float" office:value="-0.0258290298983726" calcext:value-type="float">
            <text:p>-0.025829029898373</text:p>
          </table:table-cell>
          <table:table-cell office:value-type="float" office:value="-0.0294617035912441" calcext:value-type="float">
            <text:p>-0.029461703591244</text:p>
          </table:table-cell>
          <table:table-cell office:value-type="float" office:value="-0.0294247012197973" calcext:value-type="float">
            <text:p>-0.029424701219797</text:p>
          </table:table-cell>
          <table:table-cell office:value-type="float" office:value="-0.0273679870507158" calcext:value-type="float">
            <text:p>-0.027367987050716</text:p>
          </table:table-cell>
          <table:table-cell office:value-type="float" office:value="-0.0248634098453766" calcext:value-type="float">
            <text:p>-0.024863409845377</text:p>
          </table:table-cell>
          <table:table-cell office:value-type="float" office:value="-0.0246929197834299" calcext:value-type="float">
            <text:p>-0.02469291978343</text:p>
          </table:table-cell>
          <table:table-cell office:value-type="float" office:value="-0.0291226126144354" calcext:value-type="float">
            <text:p>-0.029122612614436</text:p>
          </table:table-cell>
          <table:table-cell office:value-type="float" office:value="-0.0313236073311605" calcext:value-type="float">
            <text:p>-0.031323607331161</text:p>
          </table:table-cell>
          <table:table-cell office:value-type="float" office:value="-0.0300013496521601" calcext:value-type="float">
            <text:p>-0.03000134965216</text:p>
          </table:table-cell>
          <table:table-cell office:value-type="float" office:value="-0.0267369382127219" calcext:value-type="float">
            <text:p>-0.026736938212722</text:p>
          </table:table-cell>
          <table:table-cell office:value-type="float" office:value="-0.0288980247917954" calcext:value-type="float">
            <text:p>-0.028898024791796</text:p>
          </table:table-cell>
          <table:table-cell office:value-type="float" office:value="-0.0330462854970211" calcext:value-type="float">
            <text:p>-0.033046285497021</text:p>
          </table:table-cell>
          <table:table-cell office:value-type="float" office:value="-0.0311254262798296" calcext:value-type="float">
            <text:p>-0.03112542627983</text:p>
          </table:table-cell>
          <table:table-cell office:value-type="float" office:value="-0.0298143939954803" calcext:value-type="float">
            <text:p>-0.02981439399548</text:p>
          </table:table-cell>
          <table:table-cell office:value-type="float" office:value="-0.027439600004395" calcext:value-type="float">
            <text:p>-0.027439600004395</text:p>
          </table:table-cell>
          <table:table-cell office:value-type="float" office:value="-0.02921019881985" calcext:value-type="float">
            <text:p>-0.02921019881985</text:p>
          </table:table-cell>
          <table:table-cell office:value-type="float" office:value="-0.0335450287773144" calcext:value-type="float">
            <text:p>-0.033545028777314</text:p>
          </table:table-cell>
          <table:table-cell office:value-type="float" office:value="-0.0316198627042462" calcext:value-type="float">
            <text:p>-0.031619862704246</text:p>
          </table:table-cell>
          <table:table-cell office:value-type="float" office:value="-0.029150437187196" calcext:value-type="float">
            <text:p>-0.029150437187196</text:p>
          </table:table-cell>
          <table:table-cell office:value-type="float" office:value="-0.0272445742804529" calcext:value-type="float">
            <text:p>-0.027244574280453</text:p>
          </table:table-cell>
          <table:table-cell office:value-type="float" office:value="-0.0292773793741971" calcext:value-type="float">
            <text:p>-0.029277379374197</text:p>
          </table:table-cell>
          <table:table-cell office:value-type="float" office:value="-0.0312018760139912" calcext:value-type="float">
            <text:p>-0.031201876013991</text:p>
          </table:table-cell>
          <table:table-cell office:value-type="float" office:value="-0.0312171208337452" calcext:value-type="float">
            <text:p>-0.031217120833745</text:p>
          </table:table-cell>
          <table:table-cell office:value-type="float" office:value="-0.0278890426091242" calcext:value-type="float">
            <text:p>-0.027889042609124</text:p>
          </table:table-cell>
          <table:table-cell office:value-type="float" office:value="-0.026420976784845" calcext:value-type="float">
            <text:p>-0.026420976784845</text:p>
          </table:table-cell>
          <table:table-cell office:value-type="float" office:value="-0.0269388254238509" calcext:value-type="float">
            <text:p>-0.026938825423851</text:p>
          </table:table-cell>
          <table:table-cell office:value-type="float" office:value="-0.0311009412709315" calcext:value-type="float">
            <text:p>-0.031100941270932</text:p>
          </table:table-cell>
          <table:table-cell office:value-type="float" office:value="-0.0302284820800651" calcext:value-type="float">
            <text:p>-0.030228482080065</text:p>
          </table:table-cell>
          <table:table-cell office:value-type="float" office:value="-0.0273255043462257" calcext:value-type="float">
            <text:p>-0.027325504346226</text:p>
          </table:table-cell>
          <table:table-cell office:value-type="float" office:value="-0.0280374007627619" calcext:value-type="float">
            <text:p>-0.028037400762762</text:p>
          </table:table-cell>
          <table:table-cell office:value-type="float" office:value="-0.0293102470280992" calcext:value-type="float">
            <text:p>-0.029310247028099</text:p>
          </table:table-cell>
          <table:table-cell office:value-type="float" office:value="-0.0317123620444132" calcext:value-type="float">
            <text:p>-0.031712362044413</text:p>
          </table:table-cell>
          <table:table-cell office:value-type="float" office:value="-0.0305306507630343" calcext:value-type="float">
            <text:p>-0.030530650763034</text:p>
          </table:table-cell>
          <table:table-cell office:value-type="float" office:value="-0.0257304873311666" calcext:value-type="float">
            <text:p>-0.025730487331167</text:p>
          </table:table-cell>
          <table:table-cell office:value-type="float" office:value="-0.0294825408322062" calcext:value-type="float">
            <text:p>-0.029482540832206</text:p>
          </table:table-cell>
          <table:table-cell office:value-type="float" office:value="-0.0330193601758673" calcext:value-type="float">
            <text:p>-0.033019360175867</text:p>
          </table:table-cell>
          <table:table-cell office:value-type="float" office:value="-0.0304512594070817" calcext:value-type="float">
            <text:p>-0.030451259407082</text:p>
          </table:table-cell>
          <table:table-cell office:value-type="float" office:value="-0.0319076490816256" calcext:value-type="float">
            <text:p>-0.031907649081626</text:p>
          </table:table-cell>
          <table:table-cell office:value-type="float" office:value="-0.0323843468091002" calcext:value-type="float">
            <text:p>-0.0323843468091</text:p>
          </table:table-cell>
          <table:table-cell office:value-type="float" office:value="-0.0272670935426581" calcext:value-type="float">
            <text:p>-0.027267093542658</text:p>
          </table:table-cell>
          <table:table-cell office:value-type="float" office:value="-0.0274942647307375" calcext:value-type="float">
            <text:p>-0.027494264730738</text:p>
          </table:table-cell>
          <table:table-cell office:value-type="float" office:value="-0.0329233643895793" calcext:value-type="float">
            <text:p>-0.032923364389579</text:p>
          </table:table-cell>
          <table:table-cell office:value-type="float" office:value="-0.0336243840788715" calcext:value-type="float">
            <text:p>-0.033624384078872</text:p>
          </table:table-cell>
          <table:table-cell office:value-type="float" office:value="-0.0322340773805798" calcext:value-type="float">
            <text:p>-0.03223407738058</text:p>
          </table:table-cell>
          <table:table-cell office:value-type="float" office:value="-0.0302410429770836" calcext:value-type="float">
            <text:p>-0.030241042977084</text:p>
          </table:table-cell>
          <table:table-cell office:value-type="float" office:value="-0.0339107940056566" calcext:value-type="float">
            <text:p>-0.033910794005657</text:p>
          </table:table-cell>
          <table:table-cell office:value-type="float" office:value="-0.0319612738817512" calcext:value-type="float">
            <text:p>-0.031961273881751</text:p>
          </table:table-cell>
          <table:table-cell office:value-type="float" office:value="-0.0305076324957841" calcext:value-type="float">
            <text:p>-0.030507632495784</text:p>
          </table:table-cell>
          <table:table-cell office:value-type="float" office:value="-0.0299540347585134" calcext:value-type="float">
            <text:p>-0.029954034758513</text:p>
          </table:table-cell>
          <table:table-cell office:value-type="float" office:value="-0.0317119133430709" calcext:value-type="float">
            <text:p>-0.031711913343071</text:p>
          </table:table-cell>
          <table:table-cell office:value-type="float" office:value="-0.0325362909513854" calcext:value-type="float">
            <text:p>-0.032536290951386</text:p>
          </table:table-cell>
          <table:table-cell office:value-type="float" office:value="-0.0354724164409649" calcext:value-type="float">
            <text:p>-0.035472416440965</text:p>
          </table:table-cell>
          <table:table-cell office:value-type="float" office:value="-0.0305878971507632" calcext:value-type="float">
            <text:p>-0.030587897150763</text:p>
          </table:table-cell>
          <table:table-cell office:value-type="float" office:value="-0.0315462797127552" calcext:value-type="float">
            <text:p>-0.031546279712755</text:p>
          </table:table-cell>
          <table:table-cell office:value-type="float" office:value="-0.034631810949801" calcext:value-type="float">
            <text:p>-0.034631810949801</text:p>
          </table:table-cell>
          <table:table-cell office:value-type="float" office:value="-0.0341079818661833" calcext:value-type="float">
            <text:p>-0.034107981866183</text:p>
          </table:table-cell>
          <table:table-cell office:value-type="float" office:value="-0.0314191423028081" calcext:value-type="float">
            <text:p>-0.031419142302808</text:p>
          </table:table-cell>
          <table:table-cell office:value-type="float" office:value="-0.0349231858437203" calcext:value-type="float">
            <text:p>-0.03492318584372</text:p>
          </table:table-cell>
          <table:table-cell office:value-type="float" office:value="-0.0356071414999981" calcext:value-type="float">
            <text:p>-0.035607141499998</text:p>
          </table:table-cell>
          <table:table-cell office:value-type="float" office:value="-0.0327492931391308" calcext:value-type="float">
            <text:p>-0.032749293139131</text:p>
          </table:table-cell>
          <table:table-cell office:value-type="float" office:value="-0.0296669515285445" calcext:value-type="float">
            <text:p>-0.029666951528545</text:p>
          </table:table-cell>
          <table:table-cell office:value-type="float" office:value="-0.0301998158380648" calcext:value-type="float">
            <text:p>-0.030199815838065</text:p>
          </table:table-cell>
          <table:table-cell office:value-type="float" office:value="-0.0337786122030343" calcext:value-type="float">
            <text:p>-0.033778612203034</text:p>
          </table:table-cell>
          <table:table-cell office:value-type="float" office:value="-0.034377037789086" calcext:value-type="float">
            <text:p>-0.034377037789086</text:p>
          </table:table-cell>
          <table:table-cell office:value-type="float" office:value="-0.0319296969608751" calcext:value-type="float">
            <text:p>-0.031929696960875</text:p>
          </table:table-cell>
          <table:table-cell office:value-type="float" office:value="-0.0280923988210154" calcext:value-type="float">
            <text:p>-0.028092398821015</text:p>
          </table:table-cell>
          <table:table-cell office:value-type="float" office:value="-0.0309445404622309" calcext:value-type="float">
            <text:p>-0.030944540462231</text:p>
          </table:table-cell>
          <table:table-cell office:value-type="float" office:value="-0.034147410625206" calcext:value-type="float">
            <text:p>-0.034147410625206</text:p>
          </table:table-cell>
          <table:table-cell office:value-type="float" office:value="-0.0330101432076424" calcext:value-type="float">
            <text:p>-0.033010143207643</text:p>
          </table:table-cell>
          <table:table-cell office:value-type="float" office:value="-0.027703136777032" calcext:value-type="float">
            <text:p>-0.027703136777032</text:p>
          </table:table-cell>
          <table:table-cell office:value-type="float" office:value="-0.0309495759129893" calcext:value-type="float">
            <text:p>-0.030949575912989</text:p>
          </table:table-cell>
          <table:table-cell office:value-type="float" office:value="-0.0324291960590622" calcext:value-type="float">
            <text:p>-0.032429196059062</text:p>
          </table:table-cell>
          <table:table-cell office:value-type="float" office:value="-0.0317427092190914" calcext:value-type="float">
            <text:p>-0.031742709219091</text:p>
          </table:table-cell>
          <table:table-cell office:value-type="float" office:value="-0.0306375541215555" calcext:value-type="float">
            <text:p>-0.030637554121556</text:p>
          </table:table-cell>
          <table:table-cell office:value-type="float" office:value="-0.0282306632236878" calcext:value-type="float">
            <text:p>-0.028230663223688</text:p>
          </table:table-cell>
          <table:table-cell office:value-type="float" office:value="-0.0272979493793227" calcext:value-type="float">
            <text:p>-0.027297949379323</text:p>
          </table:table-cell>
          <table:table-cell office:value-type="float" office:value="-0.0267534432109751" calcext:value-type="float">
            <text:p>-0.026753443210975</text:p>
          </table:table-cell>
          <table:table-cell office:value-type="float" office:value="-0.0309590363918665" calcext:value-type="float">
            <text:p>-0.030959036391867</text:p>
          </table:table-cell>
          <table:table-cell office:value-type="float" office:value="-0.0325927012189282" calcext:value-type="float">
            <text:p>-0.032592701218928</text:p>
          </table:table-cell>
          <table:table-cell office:value-type="float" office:value="-0.0327057786955768" calcext:value-type="float">
            <text:p>-0.032705778695577</text:p>
          </table:table-cell>
          <table:table-cell office:value-type="float" office:value="-0.0316586142442373" calcext:value-type="float">
            <text:p>-0.031658614244237</text:p>
          </table:table-cell>
          <table:table-cell office:value-type="float" office:value="-0.0281062713304104" calcext:value-type="float">
            <text:p>-0.02810627133041</text:p>
          </table:table-cell>
          <table:table-cell office:value-type="float" office:value="-0.0267312272379792" calcext:value-type="float">
            <text:p>-0.026731227237979</text:p>
          </table:table-cell>
          <table:table-cell office:value-type="float" office:value="-0.0303280612415364" calcext:value-type="float">
            <text:p>-0.030328061241536</text:p>
          </table:table-cell>
          <table:table-cell office:value-type="float" office:value="-0.0318315342939716" calcext:value-type="float">
            <text:p>-0.031831534293972</text:p>
          </table:table-cell>
          <table:table-cell office:value-type="float" office:value="-0.0320556728730375" calcext:value-type="float">
            <text:p>-0.032055672873038</text:p>
          </table:table-cell>
          <table:table-cell office:value-type="float" office:value="-0.0274286371860859" calcext:value-type="float">
            <text:p>-0.027428637186086</text:p>
          </table:table-cell>
          <table:table-cell office:value-type="float" office:value="-0.026423424525553" calcext:value-type="float">
            <text:p>-0.026423424525553</text:p>
          </table:table-cell>
          <table:table-cell office:value-type="float" office:value="-0.0287327664158203" calcext:value-type="float">
            <text:p>-0.02873276641582</text:p>
          </table:table-cell>
          <table:table-cell office:value-type="float" office:value="-0.029932027378881" calcext:value-type="float">
            <text:p>-0.029932027378881</text:p>
          </table:table-cell>
          <table:table-cell office:value-type="float" office:value="-0.0329140569018156" calcext:value-type="float">
            <text:p>-0.032914056901816</text:p>
          </table:table-cell>
          <table:table-cell office:value-type="float" office:value="-0.0328182049858033" calcext:value-type="float">
            <text:p>-0.032818204985803</text:p>
          </table:table-cell>
          <table:table-cell office:value-type="float" office:value="-0.0293743226444868" calcext:value-type="float">
            <text:p>-0.029374322644487</text:p>
          </table:table-cell>
          <table:table-cell office:value-type="float" office:value="-0.0271250396853279" calcext:value-type="float">
            <text:p>-0.027125039685328</text:p>
          </table:table-cell>
          <table:table-cell office:value-type="float" office:value="-0.0288644442953669" calcext:value-type="float">
            <text:p>-0.028864444295367</text:p>
          </table:table-cell>
          <table:table-cell office:value-type="float" office:value="-0.0314853858177347" calcext:value-type="float">
            <text:p>-0.031485385817735</text:p>
          </table:table-cell>
          <table:table-cell office:value-type="float" office:value="-0.0313725146372562" calcext:value-type="float">
            <text:p>-0.031372514637256</text:p>
          </table:table-cell>
          <table:table-cell office:value-type="float" office:value="-0.0264352598661644" calcext:value-type="float">
            <text:p>-0.026435259866164</text:p>
          </table:table-cell>
          <table:table-cell office:value-type="float" office:value="-0.0285933258844736" calcext:value-type="float">
            <text:p>-0.028593325884474</text:p>
          </table:table-cell>
          <table:table-cell office:value-type="float" office:value="-0.0303171465652351" calcext:value-type="float">
            <text:p>-0.030317146565235</text:p>
          </table:table-cell>
          <table:table-cell office:value-type="float" office:value="-0.0316451688342111" calcext:value-type="float">
            <text:p>-0.031645168834211</text:p>
          </table:table-cell>
          <table:table-cell office:value-type="float" office:value="-0.0337344294091985" calcext:value-type="float">
            <text:p>-0.033734429409199</text:p>
          </table:table-cell>
          <table:table-cell office:value-type="float" office:value="-0.0301585866717722" calcext:value-type="float">
            <text:p>-0.030158586671772</text:p>
          </table:table-cell>
          <table:table-cell office:value-type="float" office:value="-0.0289451629636806" calcext:value-type="float">
            <text:p>-0.028945162963681</text:p>
          </table:table-cell>
          <table:table-cell office:value-type="float" office:value="-0.0317053927013618" calcext:value-type="float">
            <text:p>-0.031705392701362</text:p>
          </table:table-cell>
          <table:table-cell office:value-type="float" office:value="-0.0328167319949016" calcext:value-type="float">
            <text:p>-0.032816731994902</text:p>
          </table:table-cell>
          <table:table-cell office:value-type="float" office:value="-0.031907739942193" calcext:value-type="float">
            <text:p>-0.031907739942193</text:p>
          </table:table-cell>
          <table:table-cell office:value-type="float" office:value="-0.0291527649764313" calcext:value-type="float">
            <text:p>-0.029152764976431</text:p>
          </table:table-cell>
          <table:table-cell office:value-type="float" office:value="-0.0319094683357191" calcext:value-type="float">
            <text:p>-0.031909468335719</text:p>
          </table:table-cell>
          <table:table-cell office:value-type="float" office:value="-0.0321219238211615" calcext:value-type="float">
            <text:p>-0.032121923821162</text:p>
          </table:table-cell>
          <table:table-cell office:value-type="float" office:value="-0.0348305146654123" calcext:value-type="float">
            <text:p>-0.034830514665412</text:p>
          </table:table-cell>
          <table:table-cell office:value-type="float" office:value="-0.031271459150264" calcext:value-type="float">
            <text:p>-0.031271459150264</text:p>
          </table:table-cell>
          <table:table-cell office:value-type="float" office:value="-0.0322364023336303" calcext:value-type="float">
            <text:p>-0.03223640233363</text:p>
          </table:table-cell>
          <table:table-cell office:value-type="float" office:value="-0.0354934299192444" calcext:value-type="float">
            <text:p>-0.035493429919245</text:p>
          </table:table-cell>
          <table:table-cell office:value-type="float" office:value="-0.03769336488894" calcext:value-type="float">
            <text:p>-0.03769336488894</text:p>
          </table:table-cell>
          <table:table-cell office:value-type="float" office:value="-0.032474850630185" calcext:value-type="float">
            <text:p>-0.032474850630185</text:p>
          </table:table-cell>
          <table:table-cell office:value-type="float" office:value="-0.0359065419886239" calcext:value-type="float">
            <text:p>-0.035906541988624</text:p>
          </table:table-cell>
          <table:table-cell office:value-type="float" office:value="-0.0363726302787972" calcext:value-type="float">
            <text:p>-0.036372630278797</text:p>
          </table:table-cell>
          <table:table-cell office:value-type="float" office:value="-0.0296882554720466" calcext:value-type="float">
            <text:p>-0.029688255472047</text:p>
          </table:table-cell>
          <table:table-cell office:value-type="float" office:value="-0.0289752205274126" calcext:value-type="float">
            <text:p>-0.028975220527413</text:p>
          </table:table-cell>
          <table:table-cell office:value-type="float" office:value="-0.0270440903739319" calcext:value-type="float">
            <text:p>-0.027044090373932</text:p>
          </table:table-cell>
          <table:table-cell office:value-type="float" office:value="-0.0258682889714285" calcext:value-type="float">
            <text:p>-0.025868288971429</text:p>
          </table:table-cell>
          <table:table-cell office:value-type="float" office:value="-0.0261930727597838" calcext:value-type="float">
            <text:p>-0.026193072759784</text:p>
          </table:table-cell>
          <table:table-cell office:value-type="float" office:value="-0.0262464847493974" calcext:value-type="float">
            <text:p>-0.026246484749398</text:p>
          </table:table-cell>
          <table:table-cell office:value-type="float" office:value="-0.0265797993657426" calcext:value-type="float">
            <text:p>-0.026579799365743</text:p>
          </table:table-cell>
          <table:table-cell office:value-type="float" office:value="-0.0265969609175341" calcext:value-type="float">
            <text:p>-0.026596960917534</text:p>
          </table:table-cell>
          <table:table-cell office:value-type="float" office:value="-0.0264751895625438" calcext:value-type="float">
            <text:p>-0.026475189562544</text:p>
          </table:table-cell>
          <table:table-cell office:value-type="float" office:value="-0.0262101642266164" calcext:value-type="float">
            <text:p>-0.026210164226616</text:p>
          </table:table-cell>
          <table:table-cell office:value-type="float" office:value="-0.0263749005707632" calcext:value-type="float">
            <text:p>-0.026374900570763</text:p>
          </table:table-cell>
          <table:table-cell office:value-type="float" office:value="-0.0264684516595052" calcext:value-type="float">
            <text:p>-0.026468451659505</text:p>
          </table:table-cell>
          <table:table-cell office:value-type="float" office:value="-0.02656367667445" calcext:value-type="float">
            <text:p>-0.02656367667445</text:p>
          </table:table-cell>
          <table:table-cell office:value-type="float" office:value="-0.0265579142697954" calcext:value-type="float">
            <text:p>-0.026557914269795</text:p>
          </table:table-cell>
          <table:table-cell office:value-type="float" office:value="-0.0264607577768409" calcext:value-type="float">
            <text:p>-0.026460757776841</text:p>
          </table:table-cell>
          <table:table-cell office:value-type="float" office:value="-0.0261892917421619" calcext:value-type="float">
            <text:p>-0.026189291742162</text:p>
          </table:table-cell>
          <table:table-cell office:value-type="float" office:value="-0.0262456664160694" calcext:value-type="float">
            <text:p>-0.026245666416069</text:p>
          </table:table-cell>
          <table:table-cell office:value-type="float" office:value="-0.0262506908194395" calcext:value-type="float">
            <text:p>-0.02625069081944</text:p>
          </table:table-cell>
          <table:table-cell office:value-type="float" office:value="-0.0260031420974722" calcext:value-type="float">
            <text:p>-0.026003142097472</text:p>
          </table:table-cell>
          <table:table-cell office:value-type="float" office:value="-0.0257450086272366" calcext:value-type="float">
            <text:p>-0.025745008627237</text:p>
          </table:table-cell>
          <table:table-cell office:value-type="float" office:value="-0.0259023773289943" calcext:value-type="float">
            <text:p>-0.025902377328994</text:p>
          </table:table-cell>
          <table:table-cell office:value-type="float" office:value="-0.0256824380082435" calcext:value-type="float">
            <text:p>-0.025682438008244</text:p>
          </table:table-cell>
          <table:table-cell office:value-type="float" office:value="-0.0253917377843105" calcext:value-type="float">
            <text:p>-0.025391737784311</text:p>
          </table:table-cell>
          <table:table-cell office:value-type="float" office:value="-0.0252482680053679" calcext:value-type="float">
            <text:p>-0.025248268005368</text:p>
          </table:table-cell>
          <table:table-cell office:value-type="float" office:value="-0.0251935031998809" calcext:value-type="float">
            <text:p>-0.025193503199881</text:p>
          </table:table-cell>
          <table:table-cell office:value-type="float" office:value="-0.0251982652834608" calcext:value-type="float">
            <text:p>-0.025198265283461</text:p>
          </table:table-cell>
          <table:table-cell office:value-type="float" office:value="-0.0250735497118508" calcext:value-type="float">
            <text:p>-0.025073549711851</text:p>
          </table:table-cell>
          <table:table-cell office:value-type="float" office:value="-0.0249757287767709" calcext:value-type="float">
            <text:p>-0.024975728776771</text:p>
          </table:table-cell>
          <table:table-cell office:value-type="float" office:value="-0.0248724615343634" calcext:value-type="float">
            <text:p>-0.024872461534363</text:p>
          </table:table-cell>
          <table:table-cell office:value-type="float" office:value="-0.0249296205187445" calcext:value-type="float">
            <text:p>-0.024929620518745</text:p>
          </table:table-cell>
          <table:table-cell office:value-type="float" office:value="-0.0248732178380156" calcext:value-type="float">
            <text:p>-0.024873217838016</text:p>
          </table:table-cell>
          <table:table-cell office:value-type="float" office:value="-0.0248407158250902" calcext:value-type="float">
            <text:p>-0.02484071582509</text:p>
          </table:table-cell>
          <table:table-cell office:value-type="float" office:value="-0.0246998548661647" calcext:value-type="float">
            <text:p>-0.024699854866165</text:p>
          </table:table-cell>
          <table:table-cell office:value-type="float" office:value="-0.0246861095162311" calcext:value-type="float">
            <text:p>-0.024686109516231</text:p>
          </table:table-cell>
          <table:table-cell office:value-type="float" office:value="-0.024692765132534" calcext:value-type="float">
            <text:p>-0.024692765132534</text:p>
          </table:table-cell>
          <table:table-cell office:value-type="float" office:value="-0.0245951098278396" calcext:value-type="float">
            <text:p>-0.02459510982784</text:p>
          </table:table-cell>
          <table:table-cell office:value-type="float" office:value="-0.0246228028373296" calcext:value-type="float">
            <text:p>-0.02462280283733</text:p>
          </table:table-cell>
          <table:table-cell office:value-type="float" office:value="-0.024571235501966" calcext:value-type="float">
            <text:p>-0.024571235501966</text:p>
          </table:table-cell>
          <table:table-cell office:value-type="float" office:value="-0.0245286594907972" calcext:value-type="float">
            <text:p>-0.024528659490797</text:p>
          </table:table-cell>
          <table:table-cell office:value-type="float" office:value="-0.0244908028288824" calcext:value-type="float">
            <text:p>-0.024490802828883</text:p>
          </table:table-cell>
          <table:table-cell office:value-type="float" office:value="-0.0244546281537366" calcext:value-type="float">
            <text:p>-0.024454628153737</text:p>
          </table:table-cell>
          <table:table-cell office:value-type="float" office:value="-0.0244926815396976" calcext:value-type="float">
            <text:p>-0.024492681539698</text:p>
          </table:table-cell>
          <table:table-cell office:value-type="float" office:value="-0.0244966470702204" calcext:value-type="float">
            <text:p>-0.02449664707022</text:p>
          </table:table-cell>
          <table:table-cell office:value-type="float" office:value="-0.0244875816476116" calcext:value-type="float">
            <text:p>-0.024487581647612</text:p>
          </table:table-cell>
          <table:table-cell office:value-type="float" office:value="-0.0244773187180271" calcext:value-type="float">
            <text:p>-0.024477318718027</text:p>
          </table:table-cell>
          <table:table-cell office:value-type="float" office:value="-0.0244470463011554" calcext:value-type="float">
            <text:p>-0.024447046301155</text:p>
          </table:table-cell>
          <table:table-cell office:value-type="float" office:value="-0.0244630165918625" calcext:value-type="float">
            <text:p>-0.024463016591863</text:p>
          </table:table-cell>
          <table:table-cell office:value-type="float" office:value="-0.0244739133645163" calcext:value-type="float">
            <text:p>-0.024473913364516</text:p>
          </table:table-cell>
          <table:table-cell office:value-type="float" office:value="-0.0244595743393445" calcext:value-type="float">
            <text:p>-0.024459574339345</text:p>
          </table:table-cell>
          <table:table-cell office:value-type="float" office:value="-0.0244521054936287" calcext:value-type="float">
            <text:p>-0.024452105493629</text:p>
          </table:table-cell>
          <table:table-cell office:value-type="float" office:value="-0.0244424894620141" calcext:value-type="float">
            <text:p>-0.024442489462014</text:p>
          </table:table-cell>
          <table:table-cell office:value-type="float" office:value="-0.024451606421795" calcext:value-type="float">
            <text:p>-0.024451606421795</text:p>
          </table:table-cell>
          <table:table-cell office:value-type="float" office:value="-0.0244357887764784" calcext:value-type="float">
            <text:p>-0.024435788776478</text:p>
          </table:table-cell>
          <table:table-cell office:value-type="float" office:value="-0.0244589395411211" calcext:value-type="float">
            <text:p>-0.024458939541121</text:p>
          </table:table-cell>
          <table:table-cell office:value-type="float" office:value="-0.0244147038099423" calcext:value-type="float">
            <text:p>-0.024414703809942</text:p>
          </table:table-cell>
          <table:table-cell office:value-type="float" office:value="-0.0244409110454507" calcext:value-type="float">
            <text:p>-0.024440911045451</text:p>
          </table:table-cell>
          <table:table-cell office:value-type="float" office:value="-0.0244244359440297" calcext:value-type="float">
            <text:p>-0.02442443594403</text:p>
          </table:table-cell>
          <table:table-cell office:value-type="float" office:value="-0.0244269335588969" calcext:value-type="float">
            <text:p>-0.024426933558897</text:p>
          </table:table-cell>
          <table:table-cell office:value-type="float" office:value="-0.0244153130076888" calcext:value-type="float">
            <text:p>-0.024415313007689</text:p>
          </table:table-cell>
          <table:table-cell office:value-type="float" office:value="-0.0244231016862897" calcext:value-type="float">
            <text:p>-0.02442310168629</text:p>
          </table:table-cell>
          <table:table-cell office:value-type="float" office:value="-0.0244202256126818" calcext:value-type="float">
            <text:p>-0.024420225612682</text:p>
          </table:table-cell>
          <table:table-cell office:value-type="float" office:value="-0.0244502131666497" calcext:value-type="float">
            <text:p>-0.02445021316665</text:p>
          </table:table-cell>
          <table:table-cell office:value-type="float" office:value="-0.0244339376038393" calcext:value-type="float">
            <text:p>-0.024433937603839</text:p>
          </table:table-cell>
          <table:table-cell office:value-type="float" office:value="-0.0244164281483861" calcext:value-type="float">
            <text:p>-0.024416428148386</text:p>
          </table:table-cell>
          <table:table-cell office:value-type="float" office:value="-0.0244214837411614" calcext:value-type="float">
            <text:p>-0.024421483741161</text:p>
          </table:table-cell>
          <table:table-cell office:value-type="float" office:value="-0.0244155472408125" calcext:value-type="float">
            <text:p>-0.024415547240813</text:p>
          </table:table-cell>
          <table:table-cell office:value-type="float" office:value="-0.0244210763200583" calcext:value-type="float">
            <text:p>-0.024421076320058</text:p>
          </table:table-cell>
          <table:table-cell office:value-type="float" office:value="-0.0244025771251844" calcext:value-type="float">
            <text:p>-0.024402577125184</text:p>
          </table:table-cell>
          <table:table-cell office:value-type="float" office:value="-0.024408549147485" calcext:value-type="float">
            <text:p>-0.024408549147485</text:p>
          </table:table-cell>
          <table:table-cell office:value-type="float" office:value="-0.0244399069375156" calcext:value-type="float">
            <text:p>-0.024439906937516</text:p>
          </table:table-cell>
          <table:table-cell office:value-type="float" office:value="-0.0244148325540514" calcext:value-type="float">
            <text:p>-0.024414832554051</text:p>
          </table:table-cell>
          <table:table-cell office:value-type="float" office:value="-0.0244120616664698" calcext:value-type="float">
            <text:p>-0.02441206166647</text:p>
          </table:table-cell>
          <table:table-cell office:value-type="float" office:value="-0.0244073968540605" calcext:value-type="float">
            <text:p>-0.024407396854061</text:p>
          </table:table-cell>
          <table:table-cell office:value-type="float" office:value="-0.0244089118263714" calcext:value-type="float">
            <text:p>-0.024408911826371</text:p>
          </table:table-cell>
          <table:table-cell office:value-type="float" office:value="-0.0244036872637917" calcext:value-type="float">
            <text:p>-0.024403687263792</text:p>
          </table:table-cell>
          <table:table-cell office:value-type="float" office:value="-0.0244221444813631" calcext:value-type="float">
            <text:p>-0.024422144481363</text:p>
          </table:table-cell>
          <table:table-cell office:value-type="float" office:value="-0.0244162064322762" calcext:value-type="float">
            <text:p>-0.024416206432276</text:p>
          </table:table-cell>
          <table:table-cell office:value-type="float" office:value="-0.0244114879353617" calcext:value-type="float">
            <text:p>-0.024411487935362</text:p>
          </table:table-cell>
          <table:table-cell office:value-type="float" office:value="-0.0244008030711159" calcext:value-type="float">
            <text:p>-0.024400803071116</text:p>
          </table:table-cell>
          <table:table-cell office:value-type="float" office:value="-0.0244012430971948" calcext:value-type="float">
            <text:p>-0.024401243097195</text:p>
          </table:table-cell>
          <table:table-cell office:value-type="float" office:value="-0.0244076847849228" calcext:value-type="float">
            <text:p>-0.024407684784923</text:p>
          </table:table-cell>
          <table:table-cell office:value-type="float" office:value="-0.0243955794796848" calcext:value-type="float">
            <text:p>-0.024395579479685</text:p>
          </table:table-cell>
          <table:table-cell office:value-type="float" office:value="-0.0244218164554229" calcext:value-type="float">
            <text:p>-0.024421816455423</text:p>
          </table:table-cell>
          <table:table-cell office:value-type="float" office:value="-0.0243831918947583" calcext:value-type="float">
            <text:p>-0.024383191894758</text:p>
          </table:table-cell>
          <table:table-cell office:value-type="float" office:value="-0.0243996359172234" calcext:value-type="float">
            <text:p>-0.024399635917223</text:p>
          </table:table-cell>
          <table:table-cell office:value-type="float" office:value="-0.024413616445918" calcext:value-type="float">
            <text:p>-0.024413616445918</text:p>
          </table:table-cell>
          <table:table-cell office:value-type="float" office:value="-0.024418262459713" calcext:value-type="float">
            <text:p>-0.024418262459713</text:p>
          </table:table-cell>
          <table:table-cell office:value-type="float" office:value="-0.0244031789441546" calcext:value-type="float">
            <text:p>-0.024403178944155</text:p>
          </table:table-cell>
          <table:table-cell office:value-type="float" office:value="-0.0243850239959796" calcext:value-type="float">
            <text:p>-0.02438502399598</text:p>
          </table:table-cell>
          <table:table-cell office:value-type="float" office:value="-0.0243664162077868" calcext:value-type="float">
            <text:p>-0.024366416207787</text:p>
          </table:table-cell>
          <table:table-cell office:value-type="float" office:value="-0.0243766616212759" calcext:value-type="float">
            <text:p>-0.024376661621276</text:p>
          </table:table-cell>
          <table:table-cell office:value-type="float" office:value="-0.0244103337360045" calcext:value-type="float">
            <text:p>-0.024410333736005</text:p>
          </table:table-cell>
          <table:table-cell office:value-type="float" office:value="-0.0243907232659775" calcext:value-type="float">
            <text:p>-0.024390723265978</text:p>
          </table:table-cell>
          <table:table-cell office:value-type="float" office:value="-0.0243820492705124" calcext:value-type="float">
            <text:p>-0.024382049270513</text:p>
          </table:table-cell>
          <table:table-cell office:value-type="float" office:value="-0.0244096984479532" calcext:value-type="float">
            <text:p>-0.024409698447953</text:p>
          </table:table-cell>
          <table:table-cell office:value-type="float" office:value="-0.0243720418757522" calcext:value-type="float">
            <text:p>-0.024372041875752</text:p>
          </table:table-cell>
          <table:table-cell office:value-type="float" office:value="-0.0243727271793203" calcext:value-type="float">
            <text:p>-0.02437272717932</text:p>
          </table:table-cell>
          <table:table-cell office:value-type="float" office:value="-0.0243995449105566" calcext:value-type="float">
            <text:p>-0.024399544910557</text:p>
          </table:table-cell>
          <table:table-cell office:value-type="float" office:value="-0.0243928373941217" calcext:value-type="float">
            <text:p>-0.024392837394122</text:p>
          </table:table-cell>
          <table:table-cell office:value-type="float" office:value="-0.0243594302743359" calcext:value-type="float">
            <text:p>-0.024359430274336</text:p>
          </table:table-cell>
          <table:table-cell office:value-type="float" office:value="-0.0243982223431632" calcext:value-type="float">
            <text:p>-0.024398222343163</text:p>
          </table:table-cell>
          <table:table-cell office:value-type="float" office:value="-0.0243897341921837" calcext:value-type="float">
            <text:p>-0.024389734192184</text:p>
          </table:table-cell>
          <table:table-cell office:value-type="float" office:value="-0.0243692996314753" calcext:value-type="float">
            <text:p>-0.024369299631475</text:p>
          </table:table-cell>
          <table:table-cell office:value-type="float" office:value="-0.0243507610184346" calcext:value-type="float">
            <text:p>-0.024350761018435</text:p>
          </table:table-cell>
          <table:table-cell office:value-type="float" office:value="-0.0243707617612963" calcext:value-type="float">
            <text:p>-0.024370761761296</text:p>
          </table:table-cell>
          <table:table-cell office:value-type="float" office:value="-0.0243708351369653" calcext:value-type="float">
            <text:p>-0.024370835136965</text:p>
          </table:table-cell>
          <table:table-cell office:value-type="float" office:value="-0.0243720688878996" calcext:value-type="float">
            <text:p>-0.0243720688879</text:p>
          </table:table-cell>
          <table:table-cell office:value-type="float" office:value="-0.0243702285144732" calcext:value-type="float">
            <text:p>-0.024370228514473</text:p>
          </table:table-cell>
          <table:table-cell office:value-type="float" office:value="-0.0243899664013021" calcext:value-type="float">
            <text:p>-0.024389966401302</text:p>
          </table:table-cell>
          <table:table-cell office:value-type="float" office:value="-0.0243445425025847" calcext:value-type="float">
            <text:p>-0.024344542502585</text:p>
          </table:table-cell>
          <table:table-cell office:value-type="float" office:value="-0.0243280935745438" calcext:value-type="float">
            <text:p>-0.024328093574544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53827378875831" calcext:value-type="float">
            <text:p>0.553827378875831</text:p>
          </table:table-cell>
          <table:table-cell office:value-type="float" office:value="0.554643220179294" calcext:value-type="float">
            <text:p>0.554643220179294</text:p>
          </table:table-cell>
          <table:table-cell office:value-type="float" office:value="0.55470099799018" calcext:value-type="float">
            <text:p>0.55470099799018</text:p>
          </table:table-cell>
          <table:table-cell office:value-type="float" office:value="0.553659336394625" calcext:value-type="float">
            <text:p>0.553659336394625</text:p>
          </table:table-cell>
          <table:table-cell office:value-type="float" office:value="0.55469085236538" calcext:value-type="float">
            <text:p>0.55469085236538</text:p>
          </table:table-cell>
          <table:table-cell office:value-type="float" office:value="0.554032139962143" calcext:value-type="float">
            <text:p>0.554032139962143</text:p>
          </table:table-cell>
          <table:table-cell office:value-type="float" office:value="0.554077187922813" calcext:value-type="float">
            <text:p>0.554077187922813</text:p>
          </table:table-cell>
          <table:table-cell office:value-type="float" office:value="0.554568624548475" calcext:value-type="float">
            <text:p>0.554568624548475</text:p>
          </table:table-cell>
          <table:table-cell office:value-type="float" office:value="0.554968725830904" calcext:value-type="float">
            <text:p>0.554968725830904</text:p>
          </table:table-cell>
          <table:table-cell office:value-type="float" office:value="0.554861614332286" calcext:value-type="float">
            <text:p>0.554861614332286</text:p>
          </table:table-cell>
          <table:table-cell office:value-type="float" office:value="0.555027341401045" calcext:value-type="float">
            <text:p>0.555027341401045</text:p>
          </table:table-cell>
          <table:table-cell office:value-type="float" office:value="0.555359162452728" calcext:value-type="float">
            <text:p>0.555359162452728</text:p>
          </table:table-cell>
          <table:table-cell office:value-type="float" office:value="0.554454840791572" calcext:value-type="float">
            <text:p>0.554454840791572</text:p>
          </table:table-cell>
          <table:table-cell office:value-type="float" office:value="0.554733466043729" calcext:value-type="float">
            <text:p>0.554733466043729</text:p>
          </table:table-cell>
          <table:table-cell office:value-type="float" office:value="0.554118679719104" calcext:value-type="float">
            <text:p>0.554118679719104</text:p>
          </table:table-cell>
          <table:table-cell office:value-type="float" office:value="0.554107172099218" calcext:value-type="float">
            <text:p>0.554107172099218</text:p>
          </table:table-cell>
          <table:table-cell office:value-type="float" office:value="0.554207067026312" calcext:value-type="float">
            <text:p>0.554207067026312</text:p>
          </table:table-cell>
          <table:table-cell office:value-type="float" office:value="0.554715702865032" calcext:value-type="float">
            <text:p>0.554715702865032</text:p>
          </table:table-cell>
          <table:table-cell office:value-type="float" office:value="0.554992063876325" calcext:value-type="float">
            <text:p>0.554992063876325</text:p>
          </table:table-cell>
          <table:table-cell office:value-type="float" office:value="0.554874294557795" calcext:value-type="float">
            <text:p>0.554874294557795</text:p>
          </table:table-cell>
          <table:table-cell office:value-type="float" office:value="0.55446343317731" calcext:value-type="float">
            <text:p>0.55446343317731</text:p>
          </table:table-cell>
          <table:table-cell office:value-type="float" office:value="0.554854323159428" calcext:value-type="float">
            <text:p>0.554854323159428</text:p>
          </table:table-cell>
          <table:table-cell office:value-type="float" office:value="0.555311372156215" calcext:value-type="float">
            <text:p>0.555311372156215</text:p>
          </table:table-cell>
          <table:table-cell office:value-type="float" office:value="0.554658254417516" calcext:value-type="float">
            <text:p>0.554658254417516</text:p>
          </table:table-cell>
          <table:table-cell office:value-type="float" office:value="0.554687636902975" calcext:value-type="float">
            <text:p>0.554687636902975</text:p>
          </table:table-cell>
          <table:table-cell office:value-type="float" office:value="0.554740200097815" calcext:value-type="float">
            <text:p>0.554740200097815</text:p>
          </table:table-cell>
          <table:table-cell office:value-type="float" office:value="0.554474691404518" calcext:value-type="float">
            <text:p>0.554474691404518</text:p>
          </table:table-cell>
          <table:table-cell office:value-type="float" office:value="0.554803930499145" calcext:value-type="float">
            <text:p>0.554803930499145</text:p>
          </table:table-cell>
          <table:table-cell office:value-type="float" office:value="0.554407349568459" calcext:value-type="float">
            <text:p>0.554407349568459</text:p>
          </table:table-cell>
          <table:table-cell office:value-type="float" office:value="0.554653705341908" calcext:value-type="float">
            <text:p>0.554653705341908</text:p>
          </table:table-cell>
          <table:table-cell office:value-type="float" office:value="0.554374845156841" calcext:value-type="float">
            <text:p>0.554374845156841</text:p>
          </table:table-cell>
          <table:table-cell office:value-type="float" office:value="0.55492729774365" calcext:value-type="float">
            <text:p>0.55492729774365</text:p>
          </table:table-cell>
          <table:table-cell office:value-type="float" office:value="0.555014019904397" calcext:value-type="float">
            <text:p>0.555014019904397</text:p>
          </table:table-cell>
          <table:table-cell office:value-type="float" office:value="0.555371763762231" calcext:value-type="float">
            <text:p>0.555371763762231</text:p>
          </table:table-cell>
          <table:table-cell office:value-type="float" office:value="0.554966799384561" calcext:value-type="float">
            <text:p>0.554966799384561</text:p>
          </table:table-cell>
          <table:table-cell office:value-type="float" office:value="0.555285257950152" calcext:value-type="float">
            <text:p>0.555285257950152</text:p>
          </table:table-cell>
          <table:table-cell office:value-type="float" office:value="0.554919087925989" calcext:value-type="float">
            <text:p>0.554919087925989</text:p>
          </table:table-cell>
          <table:table-cell office:value-type="float" office:value="0.554359136718069" calcext:value-type="float">
            <text:p>0.554359136718069</text:p>
          </table:table-cell>
          <table:table-cell office:value-type="float" office:value="0.555455613898404" calcext:value-type="float">
            <text:p>0.555455613898404</text:p>
          </table:table-cell>
          <table:table-cell office:value-type="float" office:value="0.554841296370496" calcext:value-type="float">
            <text:p>0.554841296370496</text:p>
          </table:table-cell>
          <table:table-cell office:value-type="float" office:value="0.5550309584592" calcext:value-type="float">
            <text:p>0.5550309584592</text:p>
          </table:table-cell>
          <table:table-cell office:value-type="float" office:value="0.554799781339334" calcext:value-type="float">
            <text:p>0.554799781339334</text:p>
          </table:table-cell>
          <table:table-cell office:value-type="float" office:value="0.554885789032078" calcext:value-type="float">
            <text:p>0.554885789032078</text:p>
          </table:table-cell>
          <table:table-cell office:value-type="float" office:value="0.554976221268415" calcext:value-type="float">
            <text:p>0.554976221268415</text:p>
          </table:table-cell>
          <table:table-cell office:value-type="float" office:value="0.555433691140308" calcext:value-type="float">
            <text:p>0.555433691140308</text:p>
          </table:table-cell>
          <table:table-cell office:value-type="float" office:value="0.553549954806152" calcext:value-type="float">
            <text:p>0.553549954806152</text:p>
          </table:table-cell>
          <table:table-cell office:value-type="float" office:value="0.554882948872751" calcext:value-type="float">
            <text:p>0.554882948872751</text:p>
          </table:table-cell>
          <table:table-cell office:value-type="float" office:value="0.554170065548347" calcext:value-type="float">
            <text:p>0.554170065548347</text:p>
          </table:table-cell>
          <table:table-cell office:value-type="float" office:value="0.555062662945804" calcext:value-type="float">
            <text:p>0.555062662945804</text:p>
          </table:table-cell>
          <table:table-cell office:value-type="float" office:value="0.553904743079625" calcext:value-type="float">
            <text:p>0.553904743079625</text:p>
          </table:table-cell>
          <table:table-cell office:value-type="float" office:value="0.554660016637099" calcext:value-type="float">
            <text:p>0.554660016637099</text:p>
          </table:table-cell>
          <table:table-cell office:value-type="float" office:value="0.555025548518153" calcext:value-type="float">
            <text:p>0.555025548518153</text:p>
          </table:table-cell>
          <table:table-cell office:value-type="float" office:value="0.555004041838388" calcext:value-type="float">
            <text:p>0.555004041838388</text:p>
          </table:table-cell>
          <table:table-cell office:value-type="float" office:value="0.554856631960814" calcext:value-type="float">
            <text:p>0.554856631960814</text:p>
          </table:table-cell>
          <table:table-cell office:value-type="float" office:value="0.554530068272547" calcext:value-type="float">
            <text:p>0.554530068272547</text:p>
          </table:table-cell>
          <table:table-cell office:value-type="float" office:value="0.553310540694189" calcext:value-type="float">
            <text:p>0.553310540694189</text:p>
          </table:table-cell>
          <table:table-cell office:value-type="float" office:value="0.55323072041131" calcext:value-type="float">
            <text:p>0.55323072041131</text:p>
          </table:table-cell>
          <table:table-cell office:value-type="float" office:value="0.553529300216711" calcext:value-type="float">
            <text:p>0.553529300216711</text:p>
          </table:table-cell>
          <table:table-cell office:value-type="float" office:value="0.554705224545999" calcext:value-type="float">
            <text:p>0.554705224545999</text:p>
          </table:table-cell>
          <table:table-cell office:value-type="float" office:value="0.554943863734967" calcext:value-type="float">
            <text:p>0.554943863734967</text:p>
          </table:table-cell>
          <table:table-cell office:value-type="float" office:value="0.554770421961047" calcext:value-type="float">
            <text:p>0.554770421961047</text:p>
          </table:table-cell>
          <table:table-cell office:value-type="float" office:value="0.554615675718163" calcext:value-type="float">
            <text:p>0.554615675718163</text:p>
          </table:table-cell>
          <table:table-cell office:value-type="float" office:value="0.554813048502602" calcext:value-type="float">
            <text:p>0.554813048502602</text:p>
          </table:table-cell>
          <table:table-cell office:value-type="float" office:value="0.555395669058256" calcext:value-type="float">
            <text:p>0.555395669058256</text:p>
          </table:table-cell>
          <table:table-cell office:value-type="float" office:value="0.554549096083658" calcext:value-type="float">
            <text:p>0.554549096083658</text:p>
          </table:table-cell>
          <table:table-cell office:value-type="float" office:value="0.553957751645432" calcext:value-type="float">
            <text:p>0.553957751645432</text:p>
          </table:table-cell>
          <table:table-cell office:value-type="float" office:value="0.554889516804349" calcext:value-type="float">
            <text:p>0.554889516804349</text:p>
          </table:table-cell>
          <table:table-cell office:value-type="float" office:value="0.554197019947427" calcext:value-type="float">
            <text:p>0.554197019947427</text:p>
          </table:table-cell>
          <table:table-cell office:value-type="float" office:value="0.553575937960162" calcext:value-type="float">
            <text:p>0.553575937960162</text:p>
          </table:table-cell>
          <table:table-cell office:value-type="float" office:value="0.553581447825056" calcext:value-type="float">
            <text:p>0.553581447825056</text:p>
          </table:table-cell>
          <table:table-cell office:value-type="float" office:value="0.554058479284463" calcext:value-type="float">
            <text:p>0.554058479284463</text:p>
          </table:table-cell>
          <table:table-cell office:value-type="float" office:value="0.554417209804892" calcext:value-type="float">
            <text:p>0.554417209804892</text:p>
          </table:table-cell>
          <table:table-cell office:value-type="float" office:value="0.553119098463324" calcext:value-type="float">
            <text:p>0.553119098463324</text:p>
          </table:table-cell>
          <table:table-cell office:value-type="float" office:value="0.553271868735515" calcext:value-type="float">
            <text:p>0.553271868735515</text:p>
          </table:table-cell>
          <table:table-cell office:value-type="float" office:value="0.553680279603257" calcext:value-type="float">
            <text:p>0.553680279603257</text:p>
          </table:table-cell>
          <table:table-cell office:value-type="float" office:value="0.554114537367883" calcext:value-type="float">
            <text:p>0.554114537367883</text:p>
          </table:table-cell>
          <table:table-cell office:value-type="float" office:value="0.554816737670423" calcext:value-type="float">
            <text:p>0.554816737670423</text:p>
          </table:table-cell>
          <table:table-cell office:value-type="float" office:value="0.554415245313329" calcext:value-type="float">
            <text:p>0.554415245313329</text:p>
          </table:table-cell>
          <table:table-cell office:value-type="float" office:value="0.554035262591514" calcext:value-type="float">
            <text:p>0.554035262591514</text:p>
          </table:table-cell>
          <table:table-cell office:value-type="float" office:value="0.553683316325913" calcext:value-type="float">
            <text:p>0.553683316325913</text:p>
          </table:table-cell>
          <table:table-cell office:value-type="float" office:value="0.554218819560126" calcext:value-type="float">
            <text:p>0.554218819560126</text:p>
          </table:table-cell>
          <table:table-cell office:value-type="float" office:value="0.554622622768908" calcext:value-type="float">
            <text:p>0.554622622768908</text:p>
          </table:table-cell>
          <table:table-cell office:value-type="float" office:value="0.55341196457513" calcext:value-type="float">
            <text:p>0.55341196457513</text:p>
          </table:table-cell>
          <table:table-cell office:value-type="float" office:value="0.554190601698159" calcext:value-type="float">
            <text:p>0.554190601698159</text:p>
          </table:table-cell>
          <table:table-cell office:value-type="float" office:value="0.554056958889064" calcext:value-type="float">
            <text:p>0.554056958889064</text:p>
          </table:table-cell>
          <table:table-cell office:value-type="float" office:value="0.553317491791799" calcext:value-type="float">
            <text:p>0.553317491791799</text:p>
          </table:table-cell>
          <table:table-cell office:value-type="float" office:value="0.553397109074631" calcext:value-type="float">
            <text:p>0.553397109074631</text:p>
          </table:table-cell>
          <table:table-cell office:value-type="float" office:value="0.554412872722011" calcext:value-type="float">
            <text:p>0.554412872722011</text:p>
          </table:table-cell>
          <table:table-cell office:value-type="float" office:value="0.553756319731519" calcext:value-type="float">
            <text:p>0.553756319731519</text:p>
          </table:table-cell>
          <table:table-cell office:value-type="float" office:value="0.553924630437503" calcext:value-type="float">
            <text:p>0.553924630437503</text:p>
          </table:table-cell>
          <table:table-cell office:value-type="float" office:value="0.554828165967933" calcext:value-type="float">
            <text:p>0.554828165967933</text:p>
          </table:table-cell>
          <table:table-cell office:value-type="float" office:value="0.554297024634488" calcext:value-type="float">
            <text:p>0.554297024634488</text:p>
          </table:table-cell>
          <table:table-cell office:value-type="float" office:value="0.553769295889584" calcext:value-type="float">
            <text:p>0.553769295889584</text:p>
          </table:table-cell>
          <table:table-cell office:value-type="float" office:value="0.557320594611692" calcext:value-type="float">
            <text:p>0.557320594611692</text:p>
          </table:table-cell>
          <table:table-cell office:value-type="float" office:value="0.564621255735929" calcext:value-type="float">
            <text:p>0.564621255735929</text:p>
          </table:table-cell>
          <table:table-cell office:value-type="float" office:value="0.562545032432473" calcext:value-type="float">
            <text:p>0.562545032432473</text:p>
          </table:table-cell>
          <table:table-cell office:value-type="float" office:value="0.568292439512692" calcext:value-type="float">
            <text:p>0.568292439512692</text:p>
          </table:table-cell>
          <table:table-cell office:value-type="float" office:value="0.577632097369732" calcext:value-type="float">
            <text:p>0.577632097369732</text:p>
          </table:table-cell>
          <table:table-cell office:value-type="float" office:value="0.554036554395526" calcext:value-type="float">
            <text:p>0.554036554395526</text:p>
          </table:table-cell>
          <table:table-cell office:value-type="float" office:value="0.573526851487904" calcext:value-type="float">
            <text:p>0.573526851487904</text:p>
          </table:table-cell>
          <table:table-cell office:value-type="float" office:value="0.550740589264734" calcext:value-type="float">
            <text:p>0.550740589264734</text:p>
          </table:table-cell>
          <table:table-cell office:value-type="float" office:value="0.55365745699378" calcext:value-type="float">
            <text:p>0.55365745699378</text:p>
          </table:table-cell>
          <table:table-cell office:value-type="float" office:value="0.557310043169276" calcext:value-type="float">
            <text:p>0.557310043169276</text:p>
          </table:table-cell>
          <table:table-cell office:value-type="float" office:value="0.553305363186362" calcext:value-type="float">
            <text:p>0.553305363186362</text:p>
          </table:table-cell>
          <table:table-cell office:value-type="float" office:value="0.517543125878194" calcext:value-type="float">
            <text:p>0.517543125878194</text:p>
          </table:table-cell>
          <table:table-cell office:value-type="float" office:value="0.510821732807267" calcext:value-type="float">
            <text:p>0.510821732807267</text:p>
          </table:table-cell>
          <table:table-cell office:value-type="float" office:value="0.510415615329561" calcext:value-type="float">
            <text:p>0.510415615329561</text:p>
          </table:table-cell>
          <table:table-cell office:value-type="float" office:value="0.507455600284269" calcext:value-type="float">
            <text:p>0.507455600284269</text:p>
          </table:table-cell>
          <table:table-cell office:value-type="float" office:value="0.493410772128291" calcext:value-type="float">
            <text:p>0.493410772128291</text:p>
          </table:table-cell>
          <table:table-cell office:value-type="float" office:value="0.486454072916238" calcext:value-type="float">
            <text:p>0.486454072916238</text:p>
          </table:table-cell>
          <table:table-cell office:value-type="float" office:value="0.488015517945102" calcext:value-type="float">
            <text:p>0.488015517945102</text:p>
          </table:table-cell>
          <table:table-cell office:value-type="float" office:value="0.498071016870791" calcext:value-type="float">
            <text:p>0.498071016870791</text:p>
          </table:table-cell>
          <table:table-cell office:value-type="float" office:value="0.477270677504516" calcext:value-type="float">
            <text:p>0.477270677504516</text:p>
          </table:table-cell>
          <table:table-cell office:value-type="float" office:value="0.477134657925956" calcext:value-type="float">
            <text:p>0.477134657925956</text:p>
          </table:table-cell>
          <table:table-cell office:value-type="float" office:value="0.474242086692059" calcext:value-type="float">
            <text:p>0.474242086692059</text:p>
          </table:table-cell>
          <table:table-cell office:value-type="float" office:value="0.485290566921115" calcext:value-type="float">
            <text:p>0.485290566921115</text:p>
          </table:table-cell>
          <table:table-cell office:value-type="float" office:value="0.484924342676604" calcext:value-type="float">
            <text:p>0.484924342676604</text:p>
          </table:table-cell>
          <table:table-cell office:value-type="float" office:value="0.477594233441065" calcext:value-type="float">
            <text:p>0.477594233441065</text:p>
          </table:table-cell>
          <table:table-cell office:value-type="float" office:value="0.476786017885257" calcext:value-type="float">
            <text:p>0.476786017885257</text:p>
          </table:table-cell>
          <table:table-cell office:value-type="float" office:value="0.482109657864353" calcext:value-type="float">
            <text:p>0.482109657864353</text:p>
          </table:table-cell>
          <table:table-cell office:value-type="float" office:value="0.505066870626987" calcext:value-type="float">
            <text:p>0.505066870626987</text:p>
          </table:table-cell>
          <table:table-cell office:value-type="float" office:value="0.510402477917493" calcext:value-type="float">
            <text:p>0.510402477917493</text:p>
          </table:table-cell>
          <table:table-cell office:value-type="float" office:value="0.51573465798383" calcext:value-type="float">
            <text:p>0.51573465798383</text:p>
          </table:table-cell>
          <table:table-cell office:value-type="float" office:value="0.522733760339807" calcext:value-type="float">
            <text:p>0.522733760339807</text:p>
          </table:table-cell>
          <table:table-cell office:value-type="float" office:value="0.530949730111227" calcext:value-type="float">
            <text:p>0.530949730111227</text:p>
          </table:table-cell>
          <table:table-cell office:value-type="float" office:value="0.538459529906642" calcext:value-type="float">
            <text:p>0.538459529906642</text:p>
          </table:table-cell>
          <table:table-cell office:value-type="float" office:value="0.542464469889304" calcext:value-type="float">
            <text:p>0.542464469889304</text:p>
          </table:table-cell>
          <table:table-cell office:value-type="float" office:value="0.538775400265311" calcext:value-type="float">
            <text:p>0.538775400265311</text:p>
          </table:table-cell>
          <table:table-cell office:value-type="float" office:value="0.540074273258246" calcext:value-type="float">
            <text:p>0.540074273258246</text:p>
          </table:table-cell>
          <table:table-cell office:value-type="float" office:value="0.549868893808145" calcext:value-type="float">
            <text:p>0.549868893808145</text:p>
          </table:table-cell>
          <table:table-cell office:value-type="float" office:value="0.557509579587842" calcext:value-type="float">
            <text:p>0.557509579587842</text:p>
          </table:table-cell>
          <table:table-cell office:value-type="float" office:value="0.54697150028756" calcext:value-type="float">
            <text:p>0.54697150028756</text:p>
          </table:table-cell>
          <table:table-cell office:value-type="float" office:value="0.536001747443186" calcext:value-type="float">
            <text:p>0.536001747443186</text:p>
          </table:table-cell>
          <table:table-cell office:value-type="float" office:value="0.53541630014407" calcext:value-type="float">
            <text:p>0.53541630014407</text:p>
          </table:table-cell>
          <table:table-cell office:value-type="float" office:value="0.54744406076829" calcext:value-type="float">
            <text:p>0.54744406076829</text:p>
          </table:table-cell>
          <table:table-cell office:value-type="float" office:value="0.550155005542825" calcext:value-type="float">
            <text:p>0.550155005542825</text:p>
          </table:table-cell>
          <table:table-cell office:value-type="float" office:value="0.5371744939691" calcext:value-type="float">
            <text:p>0.5371744939691</text:p>
          </table:table-cell>
          <table:table-cell office:value-type="float" office:value="0.544993772790612" calcext:value-type="float">
            <text:p>0.544993772790612</text:p>
          </table:table-cell>
          <table:table-cell office:value-type="float" office:value="0.5500899671493" calcext:value-type="float">
            <text:p>0.5500899671493</text:p>
          </table:table-cell>
          <table:table-cell office:value-type="float" office:value="0.560127980373833" calcext:value-type="float">
            <text:p>0.560127980373833</text:p>
          </table:table-cell>
          <table:table-cell office:value-type="float" office:value="0.572621785345139" calcext:value-type="float">
            <text:p>0.572621785345139</text:p>
          </table:table-cell>
          <table:table-cell office:value-type="float" office:value="0.564583241632086" calcext:value-type="float">
            <text:p>0.564583241632086</text:p>
          </table:table-cell>
          <table:table-cell office:value-type="float" office:value="0.551527622653316" calcext:value-type="float">
            <text:p>0.551527622653316</text:p>
          </table:table-cell>
          <table:table-cell office:value-type="float" office:value="0.555216986000617" calcext:value-type="float">
            <text:p>0.555216986000617</text:p>
          </table:table-cell>
          <table:table-cell office:value-type="float" office:value="0.555651297654665" calcext:value-type="float">
            <text:p>0.555651297654665</text:p>
          </table:table-cell>
          <table:table-cell office:value-type="float" office:value="0.567606277142836" calcext:value-type="float">
            <text:p>0.567606277142836</text:p>
          </table:table-cell>
          <table:table-cell office:value-type="float" office:value="0.537648209130859" calcext:value-type="float">
            <text:p>0.537648209130859</text:p>
          </table:table-cell>
          <table:table-cell office:value-type="float" office:value="0.534710583894611" calcext:value-type="float">
            <text:p>0.534710583894611</text:p>
          </table:table-cell>
          <table:table-cell office:value-type="float" office:value="0.526890234435295" calcext:value-type="float">
            <text:p>0.526890234435295</text:p>
          </table:table-cell>
          <table:table-cell office:value-type="float" office:value="0.521331894917388" calcext:value-type="float">
            <text:p>0.521331894917388</text:p>
          </table:table-cell>
          <table:table-cell office:value-type="float" office:value="0.524043659973989" calcext:value-type="float">
            <text:p>0.524043659973989</text:p>
          </table:table-cell>
          <table:table-cell office:value-type="float" office:value="0.500324166728658" calcext:value-type="float">
            <text:p>0.500324166728658</text:p>
          </table:table-cell>
          <table:table-cell office:value-type="float" office:value="0.494302938466768" calcext:value-type="float">
            <text:p>0.494302938466768</text:p>
          </table:table-cell>
          <table:table-cell office:value-type="float" office:value="0.494442564809678" calcext:value-type="float">
            <text:p>0.494442564809678</text:p>
          </table:table-cell>
          <table:table-cell office:value-type="float" office:value="0.480332826655689" calcext:value-type="float">
            <text:p>0.480332826655689</text:p>
          </table:table-cell>
          <table:table-cell office:value-type="float" office:value="0.481286519970261" calcext:value-type="float">
            <text:p>0.481286519970261</text:p>
          </table:table-cell>
          <table:table-cell office:value-type="float" office:value="0.468469605313579" calcext:value-type="float">
            <text:p>0.468469605313579</text:p>
          </table:table-cell>
          <table:table-cell office:value-type="float" office:value="0.467865527239992" calcext:value-type="float">
            <text:p>0.467865527239992</text:p>
          </table:table-cell>
          <table:table-cell office:value-type="float" office:value="0.472803395395491" calcext:value-type="float">
            <text:p>0.472803395395491</text:p>
          </table:table-cell>
          <table:table-cell office:value-type="float" office:value="0.471080079983601" calcext:value-type="float">
            <text:p>0.471080079983601</text:p>
          </table:table-cell>
          <table:table-cell office:value-type="float" office:value="0.49360020989388" calcext:value-type="float">
            <text:p>0.49360020989388</text:p>
          </table:table-cell>
          <table:table-cell office:value-type="float" office:value="0.488308440315801" calcext:value-type="float">
            <text:p>0.488308440315801</text:p>
          </table:table-cell>
          <table:table-cell office:value-type="float" office:value="0.477198578393299" calcext:value-type="float">
            <text:p>0.477198578393299</text:p>
          </table:table-cell>
          <table:table-cell office:value-type="float" office:value="0.481978659723463" calcext:value-type="float">
            <text:p>0.481978659723463</text:p>
          </table:table-cell>
          <table:table-cell office:value-type="float" office:value="0.506610173863534" calcext:value-type="float">
            <text:p>0.506610173863534</text:p>
          </table:table-cell>
          <table:table-cell office:value-type="float" office:value="0.508733867707411" calcext:value-type="float">
            <text:p>0.508733867707411</text:p>
          </table:table-cell>
          <table:table-cell office:value-type="float" office:value="0.509561340655104" calcext:value-type="float">
            <text:p>0.509561340655104</text:p>
          </table:table-cell>
          <table:table-cell office:value-type="float" office:value="0.50233701023724" calcext:value-type="float">
            <text:p>0.50233701023724</text:p>
          </table:table-cell>
          <table:table-cell office:value-type="float" office:value="0.513682522004857" calcext:value-type="float">
            <text:p>0.513682522004857</text:p>
          </table:table-cell>
          <table:table-cell office:value-type="float" office:value="0.526299583872253" calcext:value-type="float">
            <text:p>0.526299583872253</text:p>
          </table:table-cell>
          <table:table-cell office:value-type="float" office:value="0.507311497021594" calcext:value-type="float">
            <text:p>0.507311497021594</text:p>
          </table:table-cell>
          <table:table-cell office:value-type="float" office:value="0.512732996930851" calcext:value-type="float">
            <text:p>0.512732996930851</text:p>
          </table:table-cell>
          <table:table-cell office:value-type="float" office:value="0.512743322135873" calcext:value-type="float">
            <text:p>0.512743322135873</text:p>
          </table:table-cell>
          <table:table-cell office:value-type="float" office:value="0.497181053248225" calcext:value-type="float">
            <text:p>0.497181053248225</text:p>
          </table:table-cell>
          <table:table-cell office:value-type="float" office:value="0.489169884973323" calcext:value-type="float">
            <text:p>0.489169884973323</text:p>
          </table:table-cell>
          <table:table-cell office:value-type="float" office:value="0.491849982041893" calcext:value-type="float">
            <text:p>0.491849982041893</text:p>
          </table:table-cell>
          <table:table-cell office:value-type="float" office:value="0.483766685658062" calcext:value-type="float">
            <text:p>0.483766685658062</text:p>
          </table:table-cell>
          <table:table-cell office:value-type="float" office:value="0.472588890864719" calcext:value-type="float">
            <text:p>0.472588890864719</text:p>
          </table:table-cell>
          <table:table-cell office:value-type="float" office:value="0.479062091888985" calcext:value-type="float">
            <text:p>0.479062091888985</text:p>
          </table:table-cell>
          <table:table-cell office:value-type="float" office:value="0.475378030539014" calcext:value-type="float">
            <text:p>0.475378030539014</text:p>
          </table:table-cell>
          <table:table-cell office:value-type="float" office:value="0.490050057056365" calcext:value-type="float">
            <text:p>0.490050057056365</text:p>
          </table:table-cell>
          <table:table-cell office:value-type="float" office:value="0.464231023693343" calcext:value-type="float">
            <text:p>0.464231023693343</text:p>
          </table:table-cell>
          <table:table-cell office:value-type="float" office:value="0.468487763909512" calcext:value-type="float">
            <text:p>0.468487763909512</text:p>
          </table:table-cell>
          <table:table-cell office:value-type="float" office:value="0.476263278654109" calcext:value-type="float">
            <text:p>0.476263278654109</text:p>
          </table:table-cell>
          <table:table-cell office:value-type="float" office:value="0.481216336728596" calcext:value-type="float">
            <text:p>0.481216336728596</text:p>
          </table:table-cell>
          <table:table-cell office:value-type="float" office:value="0.478354272314319" calcext:value-type="float">
            <text:p>0.478354272314319</text:p>
          </table:table-cell>
          <table:table-cell office:value-type="float" office:value="0.463140467515715" calcext:value-type="float">
            <text:p>0.463140467515715</text:p>
          </table:table-cell>
          <table:table-cell office:value-type="float" office:value="0.462449742988789" calcext:value-type="float">
            <text:p>0.462449742988789</text:p>
          </table:table-cell>
          <table:table-cell office:value-type="float" office:value="0.464525419709845" calcext:value-type="float">
            <text:p>0.464525419709845</text:p>
          </table:table-cell>
          <table:table-cell office:value-type="float" office:value="0.464059573796833" calcext:value-type="float">
            <text:p>0.464059573796833</text:p>
          </table:table-cell>
          <table:table-cell office:value-type="float" office:value="0.458870598442907" calcext:value-type="float">
            <text:p>0.458870598442907</text:p>
          </table:table-cell>
          <table:table-cell office:value-type="float" office:value="0.460628131012943" calcext:value-type="float">
            <text:p>0.460628131012943</text:p>
          </table:table-cell>
          <table:table-cell office:value-type="float" office:value="0.470252610136043" calcext:value-type="float">
            <text:p>0.470252610136043</text:p>
          </table:table-cell>
          <table:table-cell office:value-type="float" office:value="0.458905304433725" calcext:value-type="float">
            <text:p>0.458905304433725</text:p>
          </table:table-cell>
          <table:table-cell office:value-type="float" office:value="0.467984553317988" calcext:value-type="float">
            <text:p>0.467984553317988</text:p>
          </table:table-cell>
          <table:table-cell office:value-type="float" office:value="0.460893728215615" calcext:value-type="float">
            <text:p>0.460893728215615</text:p>
          </table:table-cell>
          <table:table-cell office:value-type="float" office:value="0.482019017104982" calcext:value-type="float">
            <text:p>0.482019017104982</text:p>
          </table:table-cell>
          <table:table-cell office:value-type="float" office:value="0.462032408559745" calcext:value-type="float">
            <text:p>0.462032408559745</text:p>
          </table:table-cell>
          <table:table-cell office:value-type="float" office:value="0.457972738247235" calcext:value-type="float">
            <text:p>0.457972738247235</text:p>
          </table:table-cell>
          <table:table-cell office:value-type="float" office:value="0.461654641493511" calcext:value-type="float">
            <text:p>0.461654641493511</text:p>
          </table:table-cell>
          <table:table-cell office:value-type="float" office:value="0.458844582158628" calcext:value-type="float">
            <text:p>0.458844582158628</text:p>
          </table:table-cell>
          <table:table-cell office:value-type="float" office:value="0.479202955576355" calcext:value-type="float">
            <text:p>0.479202955576355</text:p>
          </table:table-cell>
          <table:table-cell office:value-type="float" office:value="0.455980527541534" calcext:value-type="float">
            <text:p>0.455980527541534</text:p>
          </table:table-cell>
          <table:table-cell office:value-type="float" office:value="0.460328923412343" calcext:value-type="float">
            <text:p>0.460328923412343</text:p>
          </table:table-cell>
          <table:table-cell office:value-type="float" office:value="0.457448978130795" calcext:value-type="float">
            <text:p>0.457448978130795</text:p>
          </table:table-cell>
          <table:table-cell office:value-type="float" office:value="0.455748553041625" calcext:value-type="float">
            <text:p>0.455748553041625</text:p>
          </table:table-cell>
          <table:table-cell office:value-type="float" office:value="0.450231036140221" calcext:value-type="float">
            <text:p>0.450231036140221</text:p>
          </table:table-cell>
          <table:table-cell office:value-type="float" office:value="0.45067253030789" calcext:value-type="float">
            <text:p>0.45067253030789</text:p>
          </table:table-cell>
          <table:table-cell office:value-type="float" office:value="0.452612313923186" calcext:value-type="float">
            <text:p>0.452612313923186</text:p>
          </table:table-cell>
          <table:table-cell office:value-type="float" office:value="0.455988357488577" calcext:value-type="float">
            <text:p>0.455988357488577</text:p>
          </table:table-cell>
          <table:table-cell office:value-type="float" office:value="0.476093282746778" calcext:value-type="float">
            <text:p>0.476093282746778</text:p>
          </table:table-cell>
          <table:table-cell office:value-type="float" office:value="0.469008216891606" calcext:value-type="float">
            <text:p>0.469008216891606</text:p>
          </table:table-cell>
          <table:table-cell office:value-type="float" office:value="0.462926127004082" calcext:value-type="float">
            <text:p>0.462926127004082</text:p>
          </table:table-cell>
          <table:table-cell office:value-type="float" office:value="0.447565774907019" calcext:value-type="float">
            <text:p>0.447565774907019</text:p>
          </table:table-cell>
          <table:table-cell office:value-type="float" office:value="0.449734757085431" calcext:value-type="float">
            <text:p>0.449734757085431</text:p>
          </table:table-cell>
          <table:table-cell office:value-type="float" office:value="0.450490289215048" calcext:value-type="float">
            <text:p>0.450490289215048</text:p>
          </table:table-cell>
          <table:table-cell office:value-type="float" office:value="0.45449506988786" calcext:value-type="float">
            <text:p>0.45449506988786</text:p>
          </table:table-cell>
          <table:table-cell office:value-type="float" office:value="0.475405506717443" calcext:value-type="float">
            <text:p>0.475405506717443</text:p>
          </table:table-cell>
          <table:table-cell office:value-type="float" office:value="0.45704955225988" calcext:value-type="float">
            <text:p>0.45704955225988</text:p>
          </table:table-cell>
          <table:table-cell office:value-type="float" office:value="0.443123241452762" calcext:value-type="float">
            <text:p>0.443123241452762</text:p>
          </table:table-cell>
          <table:table-cell office:value-type="float" office:value="0.444553612728182" calcext:value-type="float">
            <text:p>0.444553612728182</text:p>
          </table:table-cell>
          <table:table-cell office:value-type="float" office:value="0.446739859913513" calcext:value-type="float">
            <text:p>0.446739859913513</text:p>
          </table:table-cell>
          <table:table-cell office:value-type="float" office:value="0.456413610276872" calcext:value-type="float">
            <text:p>0.456413610276872</text:p>
          </table:table-cell>
          <table:table-cell office:value-type="float" office:value="0.462876260122576" calcext:value-type="float">
            <text:p>0.462876260122576</text:p>
          </table:table-cell>
          <table:table-cell office:value-type="float" office:value="0.443719614629092" calcext:value-type="float">
            <text:p>0.443719614629092</text:p>
          </table:table-cell>
          <table:table-cell office:value-type="float" office:value="0.447451693302832" calcext:value-type="float">
            <text:p>0.447451693302832</text:p>
          </table:table-cell>
          <table:table-cell office:value-type="float" office:value="0.444468299804117" calcext:value-type="float">
            <text:p>0.444468299804117</text:p>
          </table:table-cell>
          <table:table-cell office:value-type="float" office:value="0.448539417419652" calcext:value-type="float">
            <text:p>0.448539417419652</text:p>
          </table:table-cell>
          <table:table-cell office:value-type="float" office:value="0.470663117298525" calcext:value-type="float">
            <text:p>0.470663117298525</text:p>
          </table:table-cell>
          <table:table-cell office:value-type="float" office:value="0.461518210480695" calcext:value-type="float">
            <text:p>0.461518210480695</text:p>
          </table:table-cell>
          <table:table-cell office:value-type="float" office:value="0.437781533012357" calcext:value-type="float">
            <text:p>0.437781533012357</text:p>
          </table:table-cell>
          <table:table-cell office:value-type="float" office:value="0.446464906405143" calcext:value-type="float">
            <text:p>0.446464906405143</text:p>
          </table:table-cell>
          <table:table-cell office:value-type="float" office:value="0.438791648178478" calcext:value-type="float">
            <text:p>0.438791648178478</text:p>
          </table:table-cell>
          <table:table-cell office:value-type="float" office:value="0.463630469111378" calcext:value-type="float">
            <text:p>0.463630469111378</text:p>
          </table:table-cell>
          <table:table-cell office:value-type="float" office:value="0.435385896253867" calcext:value-type="float">
            <text:p>0.435385896253867</text:p>
          </table:table-cell>
          <table:table-cell office:value-type="float" office:value="0.438592072032716" calcext:value-type="float">
            <text:p>0.438592072032716</text:p>
          </table:table-cell>
          <table:table-cell office:value-type="float" office:value="0.443110144706777" calcext:value-type="float">
            <text:p>0.443110144706777</text:p>
          </table:table-cell>
          <table:table-cell office:value-type="float" office:value="0.440586315572238" calcext:value-type="float">
            <text:p>0.440586315572238</text:p>
          </table:table-cell>
          <table:table-cell office:value-type="float" office:value="0.447646937589976" calcext:value-type="float">
            <text:p>0.447646937589976</text:p>
          </table:table-cell>
          <table:table-cell office:value-type="float" office:value="0.451709606151429" calcext:value-type="float">
            <text:p>0.451709606151429</text:p>
          </table:table-cell>
          <table:table-cell office:value-type="float" office:value="0.437408176888985" calcext:value-type="float">
            <text:p>0.437408176888985</text:p>
          </table:table-cell>
          <table:table-cell office:value-type="float" office:value="0.434869787537991" calcext:value-type="float">
            <text:p>0.434869787537991</text:p>
          </table:table-cell>
          <table:table-cell office:value-type="float" office:value="0.442013149569055" calcext:value-type="float">
            <text:p>0.442013149569055</text:p>
          </table:table-cell>
          <table:table-cell office:value-type="float" office:value="0.449834420508993" calcext:value-type="float">
            <text:p>0.449834420508993</text:p>
          </table:table-cell>
          <table:table-cell office:value-type="float" office:value="0.431769835835776" calcext:value-type="float">
            <text:p>0.431769835835776</text:p>
          </table:table-cell>
          <table:table-cell office:value-type="float" office:value="0.442304153242525" calcext:value-type="float">
            <text:p>0.442304153242525</text:p>
          </table:table-cell>
          <table:table-cell office:value-type="float" office:value="0.432938766747651" calcext:value-type="float">
            <text:p>0.432938766747651</text:p>
          </table:table-cell>
          <table:table-cell office:value-type="float" office:value="0.443345795533176" calcext:value-type="float">
            <text:p>0.443345795533176</text:p>
          </table:table-cell>
          <table:table-cell office:value-type="float" office:value="0.423317500946633" calcext:value-type="float">
            <text:p>0.423317500946633</text:p>
          </table:table-cell>
          <table:table-cell office:value-type="float" office:value="0.428428990715488" calcext:value-type="float">
            <text:p>0.428428990715488</text:p>
          </table:table-cell>
          <table:table-cell office:value-type="float" office:value="0.435513651339555" calcext:value-type="float">
            <text:p>0.435513651339555</text:p>
          </table:table-cell>
          <table:table-cell office:value-type="float" office:value="0.44239839132583" calcext:value-type="float">
            <text:p>0.44239839132583</text:p>
          </table:table-cell>
          <table:table-cell office:value-type="float" office:value="0.436840265428914" calcext:value-type="float">
            <text:p>0.436840265428914</text:p>
          </table:table-cell>
          <table:table-cell office:value-type="float" office:value="0.440888416999615" calcext:value-type="float">
            <text:p>0.440888416999615</text:p>
          </table:table-cell>
          <table:table-cell office:value-type="float" office:value="0.442821627052101" calcext:value-type="float">
            <text:p>0.442821627052101</text:p>
          </table:table-cell>
          <table:table-cell office:value-type="float" office:value="0.477419335087742" calcext:value-type="float">
            <text:p>0.477419335087742</text:p>
          </table:table-cell>
          <table:table-cell office:value-type="float" office:value="0.515932918270454" calcext:value-type="float">
            <text:p>0.515932918270454</text:p>
          </table:table-cell>
          <table:table-cell office:value-type="float" office:value="0.532834381199751" calcext:value-type="float">
            <text:p>0.532834381199751</text:p>
          </table:table-cell>
          <table:table-cell office:value-type="float" office:value="0.513454398210982" calcext:value-type="float">
            <text:p>0.513454398210982</text:p>
          </table:table-cell>
          <table:table-cell office:value-type="float" office:value="0.518995120311931" calcext:value-type="float">
            <text:p>0.518995120311931</text:p>
          </table:table-cell>
          <table:table-cell office:value-type="float" office:value="0.505943893977291" calcext:value-type="float">
            <text:p>0.505943893977291</text:p>
          </table:table-cell>
          <table:table-cell office:value-type="float" office:value="0.506652996630383" calcext:value-type="float">
            <text:p>0.506652996630383</text:p>
          </table:table-cell>
          <table:table-cell office:value-type="float" office:value="0.508242983422907" calcext:value-type="float">
            <text:p>0.508242983422907</text:p>
          </table:table-cell>
          <table:table-cell office:value-type="float" office:value="0.511126049046089" calcext:value-type="float">
            <text:p>0.511126049046089</text:p>
          </table:table-cell>
          <table:table-cell office:value-type="float" office:value="0.510519791257094" calcext:value-type="float">
            <text:p>0.510519791257094</text:p>
          </table:table-cell>
          <table:table-cell office:value-type="float" office:value="0.510485314553071" calcext:value-type="float">
            <text:p>0.510485314553071</text:p>
          </table:table-cell>
          <table:table-cell office:value-type="float" office:value="0.508605463219553" calcext:value-type="float">
            <text:p>0.508605463219553</text:p>
          </table:table-cell>
          <table:table-cell office:value-type="float" office:value="0.509045047421296" calcext:value-type="float">
            <text:p>0.509045047421296</text:p>
          </table:table-cell>
          <table:table-cell office:value-type="float" office:value="0.509182317204119" calcext:value-type="float">
            <text:p>0.509182317204119</text:p>
          </table:table-cell>
          <table:table-cell office:value-type="float" office:value="0.508694567696949" calcext:value-type="float">
            <text:p>0.508694567696949</text:p>
          </table:table-cell>
          <table:table-cell office:value-type="float" office:value="0.508932397610386" calcext:value-type="float">
            <text:p>0.508932397610386</text:p>
          </table:table-cell>
          <table:table-cell office:value-type="float" office:value="0.507707786389833" calcext:value-type="float">
            <text:p>0.507707786389833</text:p>
          </table:table-cell>
          <table:table-cell office:value-type="float" office:value="0.506878096214574" calcext:value-type="float">
            <text:p>0.506878096214574</text:p>
          </table:table-cell>
          <table:table-cell office:value-type="float" office:value="0.506902461385609" calcext:value-type="float">
            <text:p>0.506902461385609</text:p>
          </table:table-cell>
          <table:table-cell office:value-type="float" office:value="0.506574037550342" calcext:value-type="float">
            <text:p>0.506574037550342</text:p>
          </table:table-cell>
          <table:table-cell office:value-type="float" office:value="0.504716869987593" calcext:value-type="float">
            <text:p>0.504716869987593</text:p>
          </table:table-cell>
          <table:table-cell office:value-type="float" office:value="0.505177752640884" calcext:value-type="float">
            <text:p>0.505177752640884</text:p>
          </table:table-cell>
          <table:table-cell office:value-type="float" office:value="0.503829728107457" calcext:value-type="float">
            <text:p>0.503829728107457</text:p>
          </table:table-cell>
          <table:table-cell office:value-type="float" office:value="0.504809178035347" calcext:value-type="float">
            <text:p>0.504809178035347</text:p>
          </table:table-cell>
          <table:table-cell office:value-type="float" office:value="0.503365774697419" calcext:value-type="float">
            <text:p>0.503365774697419</text:p>
          </table:table-cell>
          <table:table-cell office:value-type="float" office:value="0.501771040697915" calcext:value-type="float">
            <text:p>0.501771040697915</text:p>
          </table:table-cell>
          <table:table-cell office:value-type="float" office:value="0.501814399879689" calcext:value-type="float">
            <text:p>0.501814399879689</text:p>
          </table:table-cell>
          <table:table-cell office:value-type="float" office:value="0.501479854730287" calcext:value-type="float">
            <text:p>0.501479854730287</text:p>
          </table:table-cell>
          <table:table-cell office:value-type="float" office:value="0.501088625826287" calcext:value-type="float">
            <text:p>0.501088625826287</text:p>
          </table:table-cell>
          <table:table-cell office:value-type="float" office:value="0.500791964429976" calcext:value-type="float">
            <text:p>0.500791964429976</text:p>
          </table:table-cell>
          <table:table-cell office:value-type="float" office:value="0.500407822751487" calcext:value-type="float">
            <text:p>0.500407822751487</text:p>
          </table:table-cell>
          <table:table-cell office:value-type="float" office:value="0.500022928468654" calcext:value-type="float">
            <text:p>0.500022928468654</text:p>
          </table:table-cell>
          <table:table-cell office:value-type="float" office:value="0.500531328671219" calcext:value-type="float">
            <text:p>0.500531328671219</text:p>
          </table:table-cell>
          <table:table-cell office:value-type="float" office:value="0.500471903383875" calcext:value-type="float">
            <text:p>0.500471903383875</text:p>
          </table:table-cell>
          <table:table-cell office:value-type="float" office:value="0.500505314771774" calcext:value-type="float">
            <text:p>0.500505314771774</text:p>
          </table:table-cell>
          <table:table-cell office:value-type="float" office:value="0.499330266279422" calcext:value-type="float">
            <text:p>0.499330266279422</text:p>
          </table:table-cell>
          <table:table-cell office:value-type="float" office:value="0.499347338336121" calcext:value-type="float">
            <text:p>0.499347338336121</text:p>
          </table:table-cell>
          <table:table-cell office:value-type="float" office:value="0.499189049153859" calcext:value-type="float">
            <text:p>0.499189049153859</text:p>
          </table:table-cell>
          <table:table-cell office:value-type="float" office:value="0.499178663555812" calcext:value-type="float">
            <text:p>0.499178663555812</text:p>
          </table:table-cell>
          <table:table-cell office:value-type="float" office:value="0.498800256467343" calcext:value-type="float">
            <text:p>0.498800256467343</text:p>
          </table:table-cell>
          <table:table-cell office:value-type="float" office:value="0.498738431061384" calcext:value-type="float">
            <text:p>0.498738431061384</text:p>
          </table:table-cell>
          <table:table-cell office:value-type="float" office:value="0.498860436252457" calcext:value-type="float">
            <text:p>0.498860436252457</text:p>
          </table:table-cell>
          <table:table-cell office:value-type="float" office:value="0.498646558159142" calcext:value-type="float">
            <text:p>0.498646558159142</text:p>
          </table:table-cell>
          <table:table-cell office:value-type="float" office:value="0.498840924479073" calcext:value-type="float">
            <text:p>0.498840924479073</text:p>
          </table:table-cell>
          <table:table-cell office:value-type="float" office:value="0.498939086081706" calcext:value-type="float">
            <text:p>0.498939086081706</text:p>
          </table:table-cell>
          <table:table-cell office:value-type="float" office:value="0.498543514080716" calcext:value-type="float">
            <text:p>0.498543514080716</text:p>
          </table:table-cell>
          <table:table-cell office:value-type="float" office:value="0.498921329709129" calcext:value-type="float">
            <text:p>0.498921329709129</text:p>
          </table:table-cell>
          <table:table-cell office:value-type="float" office:value="0.49914627236959" calcext:value-type="float">
            <text:p>0.49914627236959</text:p>
          </table:table-cell>
          <table:table-cell office:value-type="float" office:value="0.498850025781819" calcext:value-type="float">
            <text:p>0.498850025781819</text:p>
          </table:table-cell>
          <table:table-cell office:value-type="float" office:value="0.498856932994046" calcext:value-type="float">
            <text:p>0.498856932994046</text:p>
          </table:table-cell>
          <table:table-cell office:value-type="float" office:value="0.498505875470495" calcext:value-type="float">
            <text:p>0.498505875470495</text:p>
          </table:table-cell>
          <table:table-cell office:value-type="float" office:value="0.499008762956029" calcext:value-type="float">
            <text:p>0.499008762956029</text:p>
          </table:table-cell>
          <table:table-cell office:value-type="float" office:value="0.498746842937783" calcext:value-type="float">
            <text:p>0.498746842937783</text:p>
          </table:table-cell>
          <table:table-cell office:value-type="float" office:value="0.49925550173938" calcext:value-type="float">
            <text:p>0.49925550173938</text:p>
          </table:table-cell>
          <table:table-cell office:value-type="float" office:value="0.49824821579269" calcext:value-type="float">
            <text:p>0.49824821579269</text:p>
          </table:table-cell>
          <table:table-cell office:value-type="float" office:value="0.498989131896779" calcext:value-type="float">
            <text:p>0.498989131896779</text:p>
          </table:table-cell>
          <table:table-cell office:value-type="float" office:value="0.498651859987579" calcext:value-type="float">
            <text:p>0.498651859987579</text:p>
          </table:table-cell>
          <table:table-cell office:value-type="float" office:value="0.498760155880123" calcext:value-type="float">
            <text:p>0.498760155880123</text:p>
          </table:table-cell>
          <table:table-cell office:value-type="float" office:value="0.498525898908733" calcext:value-type="float">
            <text:p>0.498525898908733</text:p>
          </table:table-cell>
          <table:table-cell office:value-type="float" office:value="0.498784641930627" calcext:value-type="float">
            <text:p>0.498784641930627</text:p>
          </table:table-cell>
          <table:table-cell office:value-type="float" office:value="0.498477093213174" calcext:value-type="float">
            <text:p>0.498477093213174</text:p>
          </table:table-cell>
          <table:table-cell office:value-type="float" office:value="0.499337907620717" calcext:value-type="float">
            <text:p>0.499337907620717</text:p>
          </table:table-cell>
          <table:table-cell office:value-type="float" office:value="0.498828432380642" calcext:value-type="float">
            <text:p>0.498828432380642</text:p>
          </table:table-cell>
          <table:table-cell office:value-type="float" office:value="0.49855290465678" calcext:value-type="float">
            <text:p>0.49855290465678</text:p>
          </table:table-cell>
          <table:table-cell office:value-type="float" office:value="0.498841500609396" calcext:value-type="float">
            <text:p>0.498841500609396</text:p>
          </table:table-cell>
          <table:table-cell office:value-type="float" office:value="0.498804459441342" calcext:value-type="float">
            <text:p>0.498804459441342</text:p>
          </table:table-cell>
          <table:table-cell office:value-type="float" office:value="0.498770934921876" calcext:value-type="float">
            <text:p>0.498770934921876</text:p>
          </table:table-cell>
          <table:table-cell office:value-type="float" office:value="0.498390341930815" calcext:value-type="float">
            <text:p>0.498390341930815</text:p>
          </table:table-cell>
          <table:table-cell office:value-type="float" office:value="0.498654630673093" calcext:value-type="float">
            <text:p>0.498654630673093</text:p>
          </table:table-cell>
          <table:table-cell office:value-type="float" office:value="0.499028030200633" calcext:value-type="float">
            <text:p>0.499028030200633</text:p>
          </table:table-cell>
          <table:table-cell office:value-type="float" office:value="0.498702701592551" calcext:value-type="float">
            <text:p>0.498702701592551</text:p>
          </table:table-cell>
          <table:table-cell office:value-type="float" office:value="0.498491728588165" calcext:value-type="float">
            <text:p>0.498491728588165</text:p>
          </table:table-cell>
          <table:table-cell office:value-type="float" office:value="0.4987091680923" calcext:value-type="float">
            <text:p>0.4987091680923</text:p>
          </table:table-cell>
          <table:table-cell office:value-type="float" office:value="0.498712486351253" calcext:value-type="float">
            <text:p>0.498712486351253</text:p>
          </table:table-cell>
          <table:table-cell office:value-type="float" office:value="0.498738950309557" calcext:value-type="float">
            <text:p>0.498738950309557</text:p>
          </table:table-cell>
          <table:table-cell office:value-type="float" office:value="0.499099113588773" calcext:value-type="float">
            <text:p>0.499099113588773</text:p>
          </table:table-cell>
          <table:table-cell office:value-type="float" office:value="0.498926387547411" calcext:value-type="float">
            <text:p>0.498926387547411</text:p>
          </table:table-cell>
          <table:table-cell office:value-type="float" office:value="0.498874130820234" calcext:value-type="float">
            <text:p>0.498874130820234</text:p>
          </table:table-cell>
          <table:table-cell office:value-type="float" office:value="0.498784312259525" calcext:value-type="float">
            <text:p>0.498784312259525</text:p>
          </table:table-cell>
          <table:table-cell office:value-type="float" office:value="0.498892123766427" calcext:value-type="float">
            <text:p>0.498892123766427</text:p>
          </table:table-cell>
          <table:table-cell office:value-type="float" office:value="0.498990294940555" calcext:value-type="float">
            <text:p>0.498990294940555</text:p>
          </table:table-cell>
          <table:table-cell office:value-type="float" office:value="0.498891494861603" calcext:value-type="float">
            <text:p>0.498891494861603</text:p>
          </table:table-cell>
          <table:table-cell office:value-type="float" office:value="0.499232647287055" calcext:value-type="float">
            <text:p>0.499232647287055</text:p>
          </table:table-cell>
          <table:table-cell office:value-type="float" office:value="0.498665087333294" calcext:value-type="float">
            <text:p>0.498665087333294</text:p>
          </table:table-cell>
          <table:table-cell office:value-type="float" office:value="0.498893657331392" calcext:value-type="float">
            <text:p>0.498893657331392</text:p>
          </table:table-cell>
          <table:table-cell office:value-type="float" office:value="0.499115189995568" calcext:value-type="float">
            <text:p>0.499115189995568</text:p>
          </table:table-cell>
          <table:table-cell office:value-type="float" office:value="0.499222306903646" calcext:value-type="float">
            <text:p>0.499222306903646</text:p>
          </table:table-cell>
          <table:table-cell office:value-type="float" office:value="0.498757246845589" calcext:value-type="float">
            <text:p>0.498757246845589</text:p>
          </table:table-cell>
          <table:table-cell office:value-type="float" office:value="0.498818441856571" calcext:value-type="float">
            <text:p>0.498818441856571</text:p>
          </table:table-cell>
          <table:table-cell office:value-type="float" office:value="0.498490093225511" calcext:value-type="float">
            <text:p>0.498490093225511</text:p>
          </table:table-cell>
          <table:table-cell office:value-type="float" office:value="0.498608042053033" calcext:value-type="float">
            <text:p>0.498608042053033</text:p>
          </table:table-cell>
          <table:table-cell office:value-type="float" office:value="0.4992712931665" calcext:value-type="float">
            <text:p>0.4992712931665</text:p>
          </table:table-cell>
          <table:table-cell office:value-type="float" office:value="0.4991025642825" calcext:value-type="float">
            <text:p>0.4991025642825</text:p>
          </table:table-cell>
          <table:table-cell office:value-type="float" office:value="0.498787829436003" calcext:value-type="float">
            <text:p>0.498787829436003</text:p>
          </table:table-cell>
          <table:table-cell office:value-type="float" office:value="0.499343810239476" calcext:value-type="float">
            <text:p>0.499343810239476</text:p>
          </table:table-cell>
          <table:table-cell office:value-type="float" office:value="0.498628517571129" calcext:value-type="float">
            <text:p>0.498628517571129</text:p>
          </table:table-cell>
          <table:table-cell office:value-type="float" office:value="0.498814738413211" calcext:value-type="float">
            <text:p>0.498814738413211</text:p>
          </table:table-cell>
          <table:table-cell office:value-type="float" office:value="0.499284933751779" calcext:value-type="float">
            <text:p>0.499284933751779</text:p>
          </table:table-cell>
          <table:table-cell office:value-type="float" office:value="0.499064849126146" calcext:value-type="float">
            <text:p>0.499064849126146</text:p>
          </table:table-cell>
          <table:table-cell office:value-type="float" office:value="0.498582905374709" calcext:value-type="float">
            <text:p>0.498582905374709</text:p>
          </table:table-cell>
          <table:table-cell office:value-type="float" office:value="0.499321834758196" calcext:value-type="float">
            <text:p>0.499321834758196</text:p>
          </table:table-cell>
          <table:table-cell office:value-type="float" office:value="0.498934693061412" calcext:value-type="float">
            <text:p>0.498934693061412</text:p>
          </table:table-cell>
          <table:table-cell office:value-type="float" office:value="0.498802507894016" calcext:value-type="float">
            <text:p>0.498802507894016</text:p>
          </table:table-cell>
          <table:table-cell office:value-type="float" office:value="0.498516846539798" calcext:value-type="float">
            <text:p>0.498516846539798</text:p>
          </table:table-cell>
          <table:table-cell office:value-type="float" office:value="0.498985816941607" calcext:value-type="float">
            <text:p>0.498985816941607</text:p>
          </table:table-cell>
          <table:table-cell office:value-type="float" office:value="0.498791187572907" calcext:value-type="float">
            <text:p>0.498791187572907</text:p>
          </table:table-cell>
          <table:table-cell office:value-type="float" office:value="0.498860915588489" calcext:value-type="float">
            <text:p>0.498860915588489</text:p>
          </table:table-cell>
          <table:table-cell office:value-type="float" office:value="0.498909246292736" calcext:value-type="float">
            <text:p>0.498909246292736</text:p>
          </table:table-cell>
          <table:table-cell office:value-type="float" office:value="0.499179517065882" calcext:value-type="float">
            <text:p>0.499179517065882</text:p>
          </table:table-cell>
          <table:table-cell office:value-type="float" office:value="0.49854712353559" calcext:value-type="float">
            <text:p>0.49854712353559</text:p>
          </table:table-cell>
          <table:table-cell office:value-type="float" office:value="0.498154634208761" calcext:value-type="float">
            <text:p>0.498154634208761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0020800516056" calcext:value-type="float">
            <text:p>-0.180020800516056</text:p>
          </table:table-cell>
          <table:table-cell office:value-type="float" office:value="-0.180148392244838" calcext:value-type="float">
            <text:p>-0.180148392244838</text:p>
          </table:table-cell>
          <table:table-cell office:value-type="float" office:value="-0.180169689649816" calcext:value-type="float">
            <text:p>-0.180169689649816</text:p>
          </table:table-cell>
          <table:table-cell office:value-type="float" office:value="-0.179941356788114" calcext:value-type="float">
            <text:p>-0.179941356788114</text:p>
          </table:table-cell>
          <table:table-cell office:value-type="float" office:value="-0.180180351542072" calcext:value-type="float">
            <text:p>-0.180180351542072</text:p>
          </table:table-cell>
          <table:table-cell office:value-type="float" office:value="-0.180042972106038" calcext:value-type="float">
            <text:p>-0.180042972106038</text:p>
          </table:table-cell>
          <table:table-cell office:value-type="float" office:value="-0.180043228885509" calcext:value-type="float">
            <text:p>-0.180043228885509</text:p>
          </table:table-cell>
          <table:table-cell office:value-type="float" office:value="-0.180179785981001" calcext:value-type="float">
            <text:p>-0.180179785981001</text:p>
          </table:table-cell>
          <table:table-cell office:value-type="float" office:value="-0.180244647940761" calcext:value-type="float">
            <text:p>-0.180244647940761</text:p>
          </table:table-cell>
          <table:table-cell office:value-type="float" office:value="-0.180208612365522" calcext:value-type="float">
            <text:p>-0.180208612365522</text:p>
          </table:table-cell>
          <table:table-cell office:value-type="float" office:value="-0.180252418203194" calcext:value-type="float">
            <text:p>-0.180252418203194</text:p>
          </table:table-cell>
          <table:table-cell office:value-type="float" office:value="-0.18029899276701" calcext:value-type="float">
            <text:p>-0.18029899276701</text:p>
          </table:table-cell>
          <table:table-cell office:value-type="float" office:value="-0.180132111004988" calcext:value-type="float">
            <text:p>-0.180132111004988</text:p>
          </table:table-cell>
          <table:table-cell office:value-type="float" office:value="-0.180186910750782" calcext:value-type="float">
            <text:p>-0.180186910750782</text:p>
          </table:table-cell>
          <table:table-cell office:value-type="float" office:value="-0.180029567684181" calcext:value-type="float">
            <text:p>-0.180029567684181</text:p>
          </table:table-cell>
          <table:table-cell office:value-type="float" office:value="-0.180039211735928" calcext:value-type="float">
            <text:p>-0.180039211735928</text:p>
          </table:table-cell>
          <table:table-cell office:value-type="float" office:value="-0.18006396773102" calcext:value-type="float">
            <text:p>-0.18006396773102</text:p>
          </table:table-cell>
          <table:table-cell office:value-type="float" office:value="-0.180191686646772" calcext:value-type="float">
            <text:p>-0.180191686646772</text:p>
          </table:table-cell>
          <table:table-cell office:value-type="float" office:value="-0.18022436953794" calcext:value-type="float">
            <text:p>-0.18022436953794</text:p>
          </table:table-cell>
          <table:table-cell office:value-type="float" office:value="-0.180196272288507" calcext:value-type="float">
            <text:p>-0.180196272288507</text:p>
          </table:table-cell>
          <table:table-cell office:value-type="float" office:value="-0.180142385486351" calcext:value-type="float">
            <text:p>-0.180142385486351</text:p>
          </table:table-cell>
          <table:table-cell office:value-type="float" office:value="-0.180198328071124" calcext:value-type="float">
            <text:p>-0.180198328071124</text:p>
          </table:table-cell>
          <table:table-cell office:value-type="float" office:value="-0.180295175186126" calcext:value-type="float">
            <text:p>-0.180295175186126</text:p>
          </table:table-cell>
          <table:table-cell office:value-type="float" office:value="-0.180144009296463" calcext:value-type="float">
            <text:p>-0.180144009296463</text:p>
          </table:table-cell>
          <table:table-cell office:value-type="float" office:value="-0.180156470080535" calcext:value-type="float">
            <text:p>-0.180156470080535</text:p>
          </table:table-cell>
          <table:table-cell office:value-type="float" office:value="-0.180192746598846" calcext:value-type="float">
            <text:p>-0.180192746598846</text:p>
          </table:table-cell>
          <table:table-cell office:value-type="float" office:value="-0.18013444355731" calcext:value-type="float">
            <text:p>-0.18013444355731</text:p>
          </table:table-cell>
          <table:table-cell office:value-type="float" office:value="-0.180195492631116" calcext:value-type="float">
            <text:p>-0.180195492631116</text:p>
          </table:table-cell>
          <table:table-cell office:value-type="float" office:value="-0.180109379391846" calcext:value-type="float">
            <text:p>-0.180109379391846</text:p>
          </table:table-cell>
          <table:table-cell office:value-type="float" office:value="-0.180159369347134" calcext:value-type="float">
            <text:p>-0.180159369347134</text:p>
          </table:table-cell>
          <table:table-cell office:value-type="float" office:value="-0.180104158111236" calcext:value-type="float">
            <text:p>-0.180104158111236</text:p>
          </table:table-cell>
          <table:table-cell office:value-type="float" office:value="-0.180246676403276" calcext:value-type="float">
            <text:p>-0.180246676403276</text:p>
          </table:table-cell>
          <table:table-cell office:value-type="float" office:value="-0.180265378853443" calcext:value-type="float">
            <text:p>-0.180265378853443</text:p>
          </table:table-cell>
          <table:table-cell office:value-type="float" office:value="-0.180288261225402" calcext:value-type="float">
            <text:p>-0.180288261225402</text:p>
          </table:table-cell>
          <table:table-cell office:value-type="float" office:value="-0.180215678064184" calcext:value-type="float">
            <text:p>-0.180215678064184</text:p>
          </table:table-cell>
          <table:table-cell office:value-type="float" office:value="-0.180287527564979" calcext:value-type="float">
            <text:p>-0.180287527564979</text:p>
          </table:table-cell>
          <table:table-cell office:value-type="float" office:value="-0.180215416590666" calcext:value-type="float">
            <text:p>-0.180215416590666</text:p>
          </table:table-cell>
          <table:table-cell office:value-type="float" office:value="-0.180081615259082" calcext:value-type="float">
            <text:p>-0.180081615259082</text:p>
          </table:table-cell>
          <table:table-cell office:value-type="float" office:value="-0.180334660241672" calcext:value-type="float">
            <text:p>-0.180334660241672</text:p>
          </table:table-cell>
          <table:table-cell office:value-type="float" office:value="-0.180226865638971" calcext:value-type="float">
            <text:p>-0.180226865638971</text:p>
          </table:table-cell>
          <table:table-cell office:value-type="float" office:value="-0.180247397893125" calcext:value-type="float">
            <text:p>-0.180247397893125</text:p>
          </table:table-cell>
          <table:table-cell office:value-type="float" office:value="-0.180197701430484" calcext:value-type="float">
            <text:p>-0.180197701430484</text:p>
          </table:table-cell>
          <table:table-cell office:value-type="float" office:value="-0.180210026312974" calcext:value-type="float">
            <text:p>-0.180210026312974</text:p>
          </table:table-cell>
          <table:table-cell office:value-type="float" office:value="-0.180222207598851" calcext:value-type="float">
            <text:p>-0.180222207598851</text:p>
          </table:table-cell>
          <table:table-cell office:value-type="float" office:value="-0.180335828299243" calcext:value-type="float">
            <text:p>-0.180335828299243</text:p>
          </table:table-cell>
          <table:table-cell office:value-type="float" office:value="-0.179918783450607" calcext:value-type="float">
            <text:p>-0.179918783450607</text:p>
          </table:table-cell>
          <table:table-cell office:value-type="float" office:value="-0.180150271932905" calcext:value-type="float">
            <text:p>-0.180150271932905</text:p>
          </table:table-cell>
          <table:table-cell office:value-type="float" office:value="-0.179962307621449" calcext:value-type="float">
            <text:p>-0.179962307621449</text:p>
          </table:table-cell>
          <table:table-cell office:value-type="float" office:value="-0.180178753698382" calcext:value-type="float">
            <text:p>-0.180178753698382</text:p>
          </table:table-cell>
          <table:table-cell office:value-type="float" office:value="-0.179967446061406" calcext:value-type="float">
            <text:p>-0.179967446061406</text:p>
          </table:table-cell>
          <table:table-cell office:value-type="float" office:value="-0.180119309111239" calcext:value-type="float">
            <text:p>-0.180119309111239</text:p>
          </table:table-cell>
          <table:table-cell office:value-type="float" office:value="-0.180231141472131" calcext:value-type="float">
            <text:p>-0.180231141472131</text:p>
          </table:table-cell>
          <table:table-cell office:value-type="float" office:value="-0.180242236780626" calcext:value-type="float">
            <text:p>-0.180242236780626</text:p>
          </table:table-cell>
          <table:table-cell office:value-type="float" office:value="-0.180195571749253" calcext:value-type="float">
            <text:p>-0.180195571749253</text:p>
          </table:table-cell>
          <table:table-cell office:value-type="float" office:value="-0.180129391650505" calcext:value-type="float">
            <text:p>-0.180129391650505</text:p>
          </table:table-cell>
          <table:table-cell office:value-type="float" office:value="-0.180269201677512" calcext:value-type="float">
            <text:p>-0.180269201677512</text:p>
          </table:table-cell>
          <table:table-cell office:value-type="float" office:value="-0.180326787874788" calcext:value-type="float">
            <text:p>-0.180326787874788</text:p>
          </table:table-cell>
          <table:table-cell office:value-type="float" office:value="-0.180112300759332" calcext:value-type="float">
            <text:p>-0.180112300759332</text:p>
          </table:table-cell>
          <table:table-cell office:value-type="float" office:value="-0.180169819241295" calcext:value-type="float">
            <text:p>-0.180169819241295</text:p>
          </table:table-cell>
          <table:table-cell office:value-type="float" office:value="-0.18020952513416" calcext:value-type="float">
            <text:p>-0.18020952513416</text:p>
          </table:table-cell>
          <table:table-cell office:value-type="float" office:value="-0.180078179165818" calcext:value-type="float">
            <text:p>-0.180078179165818</text:p>
          </table:table-cell>
          <table:table-cell office:value-type="float" office:value="-0.179916023854657" calcext:value-type="float">
            <text:p>-0.179916023854657</text:p>
          </table:table-cell>
          <table:table-cell office:value-type="float" office:value="-0.180086492831856" calcext:value-type="float">
            <text:p>-0.180086492831856</text:p>
          </table:table-cell>
          <table:table-cell office:value-type="float" office:value="-0.180255496289239" calcext:value-type="float">
            <text:p>-0.180255496289239</text:p>
          </table:table-cell>
          <table:table-cell office:value-type="float" office:value="-0.179929598271264" calcext:value-type="float">
            <text:p>-0.179929598271264</text:p>
          </table:table-cell>
          <table:table-cell office:value-type="float" office:value="-0.179855798517767" calcext:value-type="float">
            <text:p>-0.179855798517767</text:p>
          </table:table-cell>
          <table:table-cell office:value-type="float" office:value="-0.180142526916422" calcext:value-type="float">
            <text:p>-0.180142526916422</text:p>
          </table:table-cell>
          <table:table-cell office:value-type="float" office:value="-0.179958964620822" calcext:value-type="float">
            <text:p>-0.179958964620822</text:p>
          </table:table-cell>
          <table:table-cell office:value-type="float" office:value="-0.179736162363155" calcext:value-type="float">
            <text:p>-0.179736162363155</text:p>
          </table:table-cell>
          <table:table-cell office:value-type="float" office:value="-0.179748208377526" calcext:value-type="float">
            <text:p>-0.179748208377526</text:p>
          </table:table-cell>
          <table:table-cell office:value-type="float" office:value="-0.179898610029519" calcext:value-type="float">
            <text:p>-0.179898610029519</text:p>
          </table:table-cell>
          <table:table-cell office:value-type="float" office:value="-0.180038983519367" calcext:value-type="float">
            <text:p>-0.180038983519367</text:p>
          </table:table-cell>
          <table:table-cell office:value-type="float" office:value="-0.179702865902513" calcext:value-type="float">
            <text:p>-0.179702865902513</text:p>
          </table:table-cell>
          <table:table-cell office:value-type="float" office:value="-0.179705601730389" calcext:value-type="float">
            <text:p>-0.179705601730389</text:p>
          </table:table-cell>
          <table:table-cell office:value-type="float" office:value="-0.179844697354563" calcext:value-type="float">
            <text:p>-0.179844697354563</text:p>
          </table:table-cell>
          <table:table-cell office:value-type="float" office:value="-0.179898216038276" calcext:value-type="float">
            <text:p>-0.179898216038276</text:p>
          </table:table-cell>
          <table:table-cell office:value-type="float" office:value="-0.180027253361061" calcext:value-type="float">
            <text:p>-0.180027253361061</text:p>
          </table:table-cell>
          <table:table-cell office:value-type="float" office:value="-0.179969329979089" calcext:value-type="float">
            <text:p>-0.179969329979089</text:p>
          </table:table-cell>
          <table:table-cell office:value-type="float" office:value="-0.179901732353952" calcext:value-type="float">
            <text:p>-0.179901732353952</text:p>
          </table:table-cell>
          <table:table-cell office:value-type="float" office:value="-0.179811476499834" calcext:value-type="float">
            <text:p>-0.179811476499834</text:p>
          </table:table-cell>
          <table:table-cell office:value-type="float" office:value="-0.179921359879764" calcext:value-type="float">
            <text:p>-0.179921359879764</text:p>
          </table:table-cell>
          <table:table-cell office:value-type="float" office:value="-0.180022159389686" calcext:value-type="float">
            <text:p>-0.180022159389686</text:p>
          </table:table-cell>
          <table:table-cell office:value-type="float" office:value="-0.179790296375252" calcext:value-type="float">
            <text:p>-0.179790296375252</text:p>
          </table:table-cell>
          <table:table-cell office:value-type="float" office:value="-0.179931495436318" calcext:value-type="float">
            <text:p>-0.179931495436318</text:p>
          </table:table-cell>
          <table:table-cell office:value-type="float" office:value="-0.179892957777549" calcext:value-type="float">
            <text:p>-0.179892957777549</text:p>
          </table:table-cell>
          <table:table-cell office:value-type="float" office:value="-0.179774419595438" calcext:value-type="float">
            <text:p>-0.179774419595438</text:p>
          </table:table-cell>
          <table:table-cell office:value-type="float" office:value="-0.179803706259177" calcext:value-type="float">
            <text:p>-0.179803706259177</text:p>
          </table:table-cell>
          <table:table-cell office:value-type="float" office:value="-0.17996117834372" calcext:value-type="float">
            <text:p>-0.17996117834372</text:p>
          </table:table-cell>
          <table:table-cell office:value-type="float" office:value="-0.179825937588016" calcext:value-type="float">
            <text:p>-0.179825937588016</text:p>
          </table:table-cell>
          <table:table-cell office:value-type="float" office:value="-0.179859908704395" calcext:value-type="float">
            <text:p>-0.179859908704395</text:p>
          </table:table-cell>
          <table:table-cell office:value-type="float" office:value="-0.180046223341919" calcext:value-type="float">
            <text:p>-0.180046223341919</text:p>
          </table:table-cell>
          <table:table-cell office:value-type="float" office:value="-0.179921462143927" calcext:value-type="float">
            <text:p>-0.179921462143927</text:p>
          </table:table-cell>
          <table:table-cell office:value-type="float" office:value="-0.180132052296341" calcext:value-type="float">
            <text:p>-0.180132052296341</text:p>
          </table:table-cell>
          <table:table-cell office:value-type="float" office:value="-0.182260059203722" calcext:value-type="float">
            <text:p>-0.182260059203722</text:p>
          </table:table-cell>
          <table:table-cell office:value-type="float" office:value="-0.18248197122044" calcext:value-type="float">
            <text:p>-0.18248197122044</text:p>
          </table:table-cell>
          <table:table-cell office:value-type="float" office:value="-0.176018037221943" calcext:value-type="float">
            <text:p>-0.176018037221943</text:p>
          </table:table-cell>
          <table:table-cell office:value-type="float" office:value="-0.174194571476721" calcext:value-type="float">
            <text:p>-0.174194571476721</text:p>
          </table:table-cell>
          <table:table-cell office:value-type="float" office:value="-0.172078480265485" calcext:value-type="float">
            <text:p>-0.172078480265485</text:p>
          </table:table-cell>
          <table:table-cell office:value-type="float" office:value="-0.162603075422972" calcext:value-type="float">
            <text:p>-0.162603075422972</text:p>
          </table:table-cell>
          <table:table-cell office:value-type="float" office:value="-0.171291492984646" calcext:value-type="float">
            <text:p>-0.171291492984646</text:p>
          </table:table-cell>
          <table:table-cell office:value-type="float" office:value="-0.235790329896729" calcext:value-type="float">
            <text:p>-0.235790329896729</text:p>
          </table:table-cell>
          <table:table-cell office:value-type="float" office:value="-0.236787639391581" calcext:value-type="float">
            <text:p>-0.236787639391581</text:p>
          </table:table-cell>
          <table:table-cell office:value-type="float" office:value="-0.23450664393948" calcext:value-type="float">
            <text:p>-0.23450664393948</text:p>
          </table:table-cell>
          <table:table-cell office:value-type="float" office:value="-0.220234960738684" calcext:value-type="float">
            <text:p>-0.220234960738684</text:p>
          </table:table-cell>
          <table:table-cell office:value-type="float" office:value="-0.173324487898571" calcext:value-type="float">
            <text:p>-0.173324487898571</text:p>
          </table:table-cell>
          <table:table-cell office:value-type="float" office:value="-0.168262294952521" calcext:value-type="float">
            <text:p>-0.168262294952521</text:p>
          </table:table-cell>
          <table:table-cell office:value-type="float" office:value="-0.167381882317032" calcext:value-type="float">
            <text:p>-0.167381882317032</text:p>
          </table:table-cell>
          <table:table-cell office:value-type="float" office:value="-0.166136985336359" calcext:value-type="float">
            <text:p>-0.166136985336359</text:p>
          </table:table-cell>
          <table:table-cell office:value-type="float" office:value="-0.204562502901567" calcext:value-type="float">
            <text:p>-0.204562502901567</text:p>
          </table:table-cell>
          <table:table-cell office:value-type="float" office:value="-0.204445538641197" calcext:value-type="float">
            <text:p>-0.204445538641197</text:p>
          </table:table-cell>
          <table:table-cell office:value-type="float" office:value="-0.206378608116181" calcext:value-type="float">
            <text:p>-0.206378608116181</text:p>
          </table:table-cell>
          <table:table-cell office:value-type="float" office:value="-0.210145830048624" calcext:value-type="float">
            <text:p>-0.210145830048624</text:p>
          </table:table-cell>
          <table:table-cell office:value-type="float" office:value="-0.18277891623083" calcext:value-type="float">
            <text:p>-0.18277891623083</text:p>
          </table:table-cell>
          <table:table-cell office:value-type="float" office:value="-0.178826352230891" calcext:value-type="float">
            <text:p>-0.178826352230891</text:p>
          </table:table-cell>
          <table:table-cell office:value-type="float" office:value="-0.175866770401895" calcext:value-type="float">
            <text:p>-0.175866770401895</text:p>
          </table:table-cell>
          <table:table-cell office:value-type="float" office:value="-0.178986958106906" calcext:value-type="float">
            <text:p>-0.178986958106906</text:p>
          </table:table-cell>
          <table:table-cell office:value-type="float" office:value="-0.202769930237464" calcext:value-type="float">
            <text:p>-0.202769930237464</text:p>
          </table:table-cell>
          <table:table-cell office:value-type="float" office:value="-0.205369377177934" calcext:value-type="float">
            <text:p>-0.205369377177934</text:p>
          </table:table-cell>
          <table:table-cell office:value-type="float" office:value="-0.205020615280831" calcext:value-type="float">
            <text:p>-0.205020615280831</text:p>
          </table:table-cell>
          <table:table-cell office:value-type="float" office:value="-0.20626442916499" calcext:value-type="float">
            <text:p>-0.20626442916499</text:p>
          </table:table-cell>
          <table:table-cell office:value-type="float" office:value="-0.20932989222373" calcext:value-type="float">
            <text:p>-0.20932989222373</text:p>
          </table:table-cell>
          <table:table-cell office:value-type="float" office:value="-0.183856300009006" calcext:value-type="float">
            <text:p>-0.183856300009006</text:p>
          </table:table-cell>
          <table:table-cell office:value-type="float" office:value="-0.179269994858689" calcext:value-type="float">
            <text:p>-0.179269994858689</text:p>
          </table:table-cell>
          <table:table-cell office:value-type="float" office:value="-0.17821342795987" calcext:value-type="float">
            <text:p>-0.17821342795987</text:p>
          </table:table-cell>
          <table:table-cell office:value-type="float" office:value="-0.179380412016165" calcext:value-type="float">
            <text:p>-0.179380412016165</text:p>
          </table:table-cell>
          <table:table-cell office:value-type="float" office:value="-0.185059032037958" calcext:value-type="float">
            <text:p>-0.185059032037958</text:p>
          </table:table-cell>
          <table:table-cell office:value-type="float" office:value="-0.196882270770482" calcext:value-type="float">
            <text:p>-0.196882270770482</text:p>
          </table:table-cell>
          <table:table-cell office:value-type="float" office:value="-0.196173496130177" calcext:value-type="float">
            <text:p>-0.196173496130177</text:p>
          </table:table-cell>
          <table:table-cell office:value-type="float" office:value="-0.193482287086606" calcext:value-type="float">
            <text:p>-0.193482287086606</text:p>
          </table:table-cell>
          <table:table-cell office:value-type="float" office:value="-0.191834692898551" calcext:value-type="float">
            <text:p>-0.191834692898551</text:p>
          </table:table-cell>
          <table:table-cell office:value-type="float" office:value="-0.189685157048645" calcext:value-type="float">
            <text:p>-0.189685157048645</text:p>
          </table:table-cell>
          <table:table-cell office:value-type="float" office:value="-0.174650047449613" calcext:value-type="float">
            <text:p>-0.174650047449613</text:p>
          </table:table-cell>
          <table:table-cell office:value-type="float" office:value="-0.167843440046962" calcext:value-type="float">
            <text:p>-0.167843440046962</text:p>
          </table:table-cell>
          <table:table-cell office:value-type="float" office:value="-0.165129080077854" calcext:value-type="float">
            <text:p>-0.165129080077854</text:p>
          </table:table-cell>
          <table:table-cell office:value-type="float" office:value="-0.168810398134962" calcext:value-type="float">
            <text:p>-0.168810398134962</text:p>
          </table:table-cell>
          <table:table-cell office:value-type="float" office:value="-0.174634842272039" calcext:value-type="float">
            <text:p>-0.174634842272039</text:p>
          </table:table-cell>
          <table:table-cell office:value-type="float" office:value="-0.189141525411748" calcext:value-type="float">
            <text:p>-0.189141525411748</text:p>
          </table:table-cell>
          <table:table-cell office:value-type="float" office:value="-0.190348723850802" calcext:value-type="float">
            <text:p>-0.190348723850802</text:p>
          </table:table-cell>
          <table:table-cell office:value-type="float" office:value="-0.187475491496652" calcext:value-type="float">
            <text:p>-0.187475491496652</text:p>
          </table:table-cell>
          <table:table-cell office:value-type="float" office:value="-0.184942870404754" calcext:value-type="float">
            <text:p>-0.184942870404754</text:p>
          </table:table-cell>
          <table:table-cell office:value-type="float" office:value="-0.18314756324593" calcext:value-type="float">
            <text:p>-0.18314756324593</text:p>
          </table:table-cell>
          <table:table-cell office:value-type="float" office:value="-0.161348285943977" calcext:value-type="float">
            <text:p>-0.161348285943977</text:p>
          </table:table-cell>
          <table:table-cell office:value-type="float" office:value="-0.157383687565729" calcext:value-type="float">
            <text:p>-0.157383687565729</text:p>
          </table:table-cell>
          <table:table-cell office:value-type="float" office:value="-0.158821004329999" calcext:value-type="float">
            <text:p>-0.158821004329999</text:p>
          </table:table-cell>
          <table:table-cell office:value-type="float" office:value="-0.158642725247016" calcext:value-type="float">
            <text:p>-0.158642725247016</text:p>
          </table:table-cell>
          <table:table-cell office:value-type="float" office:value="-0.166054766711691" calcext:value-type="float">
            <text:p>-0.166054766711691</text:p>
          </table:table-cell>
          <table:table-cell office:value-type="float" office:value="-0.189177341628404" calcext:value-type="float">
            <text:p>-0.189177341628404</text:p>
          </table:table-cell>
          <table:table-cell office:value-type="float" office:value="-0.189088865584865" calcext:value-type="float">
            <text:p>-0.189088865584865</text:p>
          </table:table-cell>
          <table:table-cell office:value-type="float" office:value="-0.192521982092324" calcext:value-type="float">
            <text:p>-0.192521982092324</text:p>
          </table:table-cell>
          <table:table-cell office:value-type="float" office:value="-0.193073298351428" calcext:value-type="float">
            <text:p>-0.193073298351428</text:p>
          </table:table-cell>
          <table:table-cell office:value-type="float" office:value="-0.184181711758329" calcext:value-type="float">
            <text:p>-0.184181711758329</text:p>
          </table:table-cell>
          <table:table-cell office:value-type="float" office:value="-0.167714847212319" calcext:value-type="float">
            <text:p>-0.167714847212319</text:p>
          </table:table-cell>
          <table:table-cell office:value-type="float" office:value="-0.163736196953752" calcext:value-type="float">
            <text:p>-0.163736196953752</text:p>
          </table:table-cell>
          <table:table-cell office:value-type="float" office:value="-0.158631358690577" calcext:value-type="float">
            <text:p>-0.158631358690577</text:p>
          </table:table-cell>
          <table:table-cell office:value-type="float" office:value="-0.152844762489464" calcext:value-type="float">
            <text:p>-0.152844762489464</text:p>
          </table:table-cell>
          <table:table-cell office:value-type="float" office:value="-0.170519533438392" calcext:value-type="float">
            <text:p>-0.170519533438392</text:p>
          </table:table-cell>
          <table:table-cell office:value-type="float" office:value="-0.171766116738443" calcext:value-type="float">
            <text:p>-0.171766116738443</text:p>
          </table:table-cell>
          <table:table-cell office:value-type="float" office:value="-0.171133514193153" calcext:value-type="float">
            <text:p>-0.171133514193153</text:p>
          </table:table-cell>
          <table:table-cell office:value-type="float" office:value="-0.173635784325253" calcext:value-type="float">
            <text:p>-0.173635784325253</text:p>
          </table:table-cell>
          <table:table-cell office:value-type="float" office:value="-0.174063189609468" calcext:value-type="float">
            <text:p>-0.174063189609468</text:p>
          </table:table-cell>
          <table:table-cell office:value-type="float" office:value="-0.174168449923961" calcext:value-type="float">
            <text:p>-0.174168449923961</text:p>
          </table:table-cell>
          <table:table-cell office:value-type="float" office:value="-0.16070929285706" calcext:value-type="float">
            <text:p>-0.16070929285706</text:p>
          </table:table-cell>
          <table:table-cell office:value-type="float" office:value="-0.155676277341013" calcext:value-type="float">
            <text:p>-0.155676277341013</text:p>
          </table:table-cell>
          <table:table-cell office:value-type="float" office:value="-0.153661827923351" calcext:value-type="float">
            <text:p>-0.153661827923351</text:p>
          </table:table-cell>
          <table:table-cell office:value-type="float" office:value="-0.161213799611794" calcext:value-type="float">
            <text:p>-0.161213799611794</text:p>
          </table:table-cell>
          <table:table-cell office:value-type="float" office:value="-0.18012019405821" calcext:value-type="float">
            <text:p>-0.18012019405821</text:p>
          </table:table-cell>
          <table:table-cell office:value-type="float" office:value="-0.180109806527123" calcext:value-type="float">
            <text:p>-0.180109806527123</text:p>
          </table:table-cell>
          <table:table-cell office:value-type="float" office:value="-0.176304732145848" calcext:value-type="float">
            <text:p>-0.176304732145848</text:p>
          </table:table-cell>
          <table:table-cell office:value-type="float" office:value="-0.175679537374893" calcext:value-type="float">
            <text:p>-0.175679537374893</text:p>
          </table:table-cell>
          <table:table-cell office:value-type="float" office:value="-0.175891634116496" calcext:value-type="float">
            <text:p>-0.175891634116496</text:p>
          </table:table-cell>
          <table:table-cell office:value-type="float" office:value="-0.149245787576033" calcext:value-type="float">
            <text:p>-0.149245787576033</text:p>
          </table:table-cell>
          <table:table-cell office:value-type="float" office:value="-0.152184199059248" calcext:value-type="float">
            <text:p>-0.152184199059248</text:p>
          </table:table-cell>
          <table:table-cell office:value-type="float" office:value="-0.154848712447804" calcext:value-type="float">
            <text:p>-0.154848712447804</text:p>
          </table:table-cell>
          <table:table-cell office:value-type="float" office:value="-0.187335229500884" calcext:value-type="float">
            <text:p>-0.187335229500884</text:p>
          </table:table-cell>
          <table:table-cell office:value-type="float" office:value="-0.186545269766107" calcext:value-type="float">
            <text:p>-0.186545269766107</text:p>
          </table:table-cell>
          <table:table-cell office:value-type="float" office:value="-0.188698164425044" calcext:value-type="float">
            <text:p>-0.188698164425044</text:p>
          </table:table-cell>
          <table:table-cell office:value-type="float" office:value="-0.166115912198805" calcext:value-type="float">
            <text:p>-0.166115912198805</text:p>
          </table:table-cell>
          <table:table-cell office:value-type="float" office:value="-0.162169431603775" calcext:value-type="float">
            <text:p>-0.162169431603775</text:p>
          </table:table-cell>
          <table:table-cell office:value-type="float" office:value="-0.162214975490982" calcext:value-type="float">
            <text:p>-0.162214975490982</text:p>
          </table:table-cell>
          <table:table-cell office:value-type="float" office:value="-0.159769304812415" calcext:value-type="float">
            <text:p>-0.159769304812415</text:p>
          </table:table-cell>
          <table:table-cell office:value-type="float" office:value="-0.166872263008907" calcext:value-type="float">
            <text:p>-0.166872263008907</text:p>
          </table:table-cell>
          <table:table-cell office:value-type="float" office:value="-0.18843802215361" calcext:value-type="float">
            <text:p>-0.18843802215361</text:p>
          </table:table-cell>
          <table:table-cell office:value-type="float" office:value="-0.191276100426265" calcext:value-type="float">
            <text:p>-0.191276100426265</text:p>
          </table:table-cell>
          <table:table-cell office:value-type="float" office:value="-0.193226951055256" calcext:value-type="float">
            <text:p>-0.193226951055256</text:p>
          </table:table-cell>
          <table:table-cell office:value-type="float" office:value="-0.183375412394141" calcext:value-type="float">
            <text:p>-0.183375412394141</text:p>
          </table:table-cell>
          <table:table-cell office:value-type="float" office:value="-0.176591719907474" calcext:value-type="float">
            <text:p>-0.176591719907474</text:p>
          </table:table-cell>
          <table:table-cell office:value-type="float" office:value="-0.170057289429602" calcext:value-type="float">
            <text:p>-0.170057289429602</text:p>
          </table:table-cell>
          <table:table-cell office:value-type="float" office:value="-0.169560007787148" calcext:value-type="float">
            <text:p>-0.169560007787148</text:p>
          </table:table-cell>
          <table:table-cell office:value-type="float" office:value="-0.168210003692987" calcext:value-type="float">
            <text:p>-0.168210003692987</text:p>
          </table:table-cell>
          <table:table-cell office:value-type="float" office:value="-0.197249721408001" calcext:value-type="float">
            <text:p>-0.197249721408001</text:p>
          </table:table-cell>
          <table:table-cell office:value-type="float" office:value="-0.196582894678199" calcext:value-type="float">
            <text:p>-0.196582894678199</text:p>
          </table:table-cell>
          <table:table-cell office:value-type="float" office:value="-0.19764399771013" calcext:value-type="float">
            <text:p>-0.19764399771013</text:p>
          </table:table-cell>
          <table:table-cell office:value-type="float" office:value="-0.200335465978133" calcext:value-type="float">
            <text:p>-0.200335465978133</text:p>
          </table:table-cell>
          <table:table-cell office:value-type="float" office:value="-0.170725468525666" calcext:value-type="float">
            <text:p>-0.170725468525666</text:p>
          </table:table-cell>
          <table:table-cell office:value-type="float" office:value="-0.168424835781831" calcext:value-type="float">
            <text:p>-0.168424835781831</text:p>
          </table:table-cell>
          <table:table-cell office:value-type="float" office:value="-0.164717071433849" calcext:value-type="float">
            <text:p>-0.164717071433849</text:p>
          </table:table-cell>
          <table:table-cell office:value-type="float" office:value="-0.172195954454018" calcext:value-type="float">
            <text:p>-0.172195954454018</text:p>
          </table:table-cell>
          <table:table-cell office:value-type="float" office:value="-0.189755588540615" calcext:value-type="float">
            <text:p>-0.189755588540615</text:p>
          </table:table-cell>
          <table:table-cell office:value-type="float" office:value="-0.189791785586758" calcext:value-type="float">
            <text:p>-0.189791785586758</text:p>
          </table:table-cell>
          <table:table-cell office:value-type="float" office:value="-0.192091023018092" calcext:value-type="float">
            <text:p>-0.192091023018092</text:p>
          </table:table-cell>
          <table:table-cell office:value-type="float" office:value="-0.192480043279175" calcext:value-type="float">
            <text:p>-0.192480043279175</text:p>
          </table:table-cell>
          <table:table-cell office:value-type="float" office:value="-0.194024466900734" calcext:value-type="float">
            <text:p>-0.194024466900734</text:p>
          </table:table-cell>
          <table:table-cell office:value-type="float" office:value="-0.165386732952477" calcext:value-type="float">
            <text:p>-0.165386732952477</text:p>
          </table:table-cell>
          <table:table-cell office:value-type="float" office:value="-0.165066040922041" calcext:value-type="float">
            <text:p>-0.165066040922041</text:p>
          </table:table-cell>
          <table:table-cell office:value-type="float" office:value="-0.159309524836533" calcext:value-type="float">
            <text:p>-0.159309524836533</text:p>
          </table:table-cell>
          <table:table-cell office:value-type="float" office:value="-0.158228028750761" calcext:value-type="float">
            <text:p>-0.158228028750761</text:p>
          </table:table-cell>
          <table:table-cell office:value-type="float" office:value="-0.181837329868039" calcext:value-type="float">
            <text:p>-0.181837329868039</text:p>
          </table:table-cell>
          <table:table-cell office:value-type="float" office:value="-0.179935504026699" calcext:value-type="float">
            <text:p>-0.179935504026699</text:p>
          </table:table-cell>
          <table:table-cell office:value-type="float" office:value="-0.18058589807878" calcext:value-type="float">
            <text:p>-0.18058589807878</text:p>
          </table:table-cell>
          <table:table-cell office:value-type="float" office:value="-0.180847510846204" calcext:value-type="float">
            <text:p>-0.180847510846204</text:p>
          </table:table-cell>
          <table:table-cell office:value-type="float" office:value="-0.182535309263939" calcext:value-type="float">
            <text:p>-0.182535309263939</text:p>
          </table:table-cell>
          <table:table-cell office:value-type="float" office:value="-0.174488098661767" calcext:value-type="float">
            <text:p>-0.174488098661767</text:p>
          </table:table-cell>
          <table:table-cell office:value-type="float" office:value="-0.159144909469065" calcext:value-type="float">
            <text:p>-0.159144909469065</text:p>
          </table:table-cell>
          <table:table-cell office:value-type="float" office:value="-0.153899195752971" calcext:value-type="float">
            <text:p>-0.153899195752971</text:p>
          </table:table-cell>
          <table:table-cell office:value-type="float" office:value="-0.154479698304651" calcext:value-type="float">
            <text:p>-0.154479698304651</text:p>
          </table:table-cell>
          <table:table-cell office:value-type="float" office:value="-0.153489813273131" calcext:value-type="float">
            <text:p>-0.153489813273131</text:p>
          </table:table-cell>
          <table:table-cell office:value-type="float" office:value="-0.15412943495852" calcext:value-type="float">
            <text:p>-0.15412943495852</text:p>
          </table:table-cell>
          <table:table-cell office:value-type="float" office:value="-0.162044957280004" calcext:value-type="float">
            <text:p>-0.162044957280004</text:p>
          </table:table-cell>
          <table:table-cell office:value-type="float" office:value="-0.178552938525052" calcext:value-type="float">
            <text:p>-0.178552938525052</text:p>
          </table:table-cell>
          <table:table-cell office:value-type="float" office:value="-0.176810082032201" calcext:value-type="float">
            <text:p>-0.176810082032201</text:p>
          </table:table-cell>
          <table:table-cell office:value-type="float" office:value="-0.174071484429977" calcext:value-type="float">
            <text:p>-0.174071484429977</text:p>
          </table:table-cell>
          <table:table-cell office:value-type="float" office:value="-0.174031826494546" calcext:value-type="float">
            <text:p>-0.174031826494546</text:p>
          </table:table-cell>
          <table:table-cell office:value-type="float" office:value="-0.175042908321552" calcext:value-type="float">
            <text:p>-0.175042908321552</text:p>
          </table:table-cell>
          <table:table-cell office:value-type="float" office:value="-0.151440696065415" calcext:value-type="float">
            <text:p>-0.151440696065415</text:p>
          </table:table-cell>
          <table:table-cell office:value-type="float" office:value="-0.145179909626812" calcext:value-type="float">
            <text:p>-0.145179909626812</text:p>
          </table:table-cell>
          <table:table-cell office:value-type="float" office:value="-0.146516920349503" calcext:value-type="float">
            <text:p>-0.146516920349503</text:p>
          </table:table-cell>
          <table:table-cell office:value-type="float" office:value="-0.147346298696748" calcext:value-type="float">
            <text:p>-0.147346298696748</text:p>
          </table:table-cell>
          <table:table-cell office:value-type="float" office:value="-0.149792942366917" calcext:value-type="float">
            <text:p>-0.149792942366917</text:p>
          </table:table-cell>
          <table:table-cell office:value-type="float" office:value="-0.157842709199904" calcext:value-type="float">
            <text:p>-0.157842709199904</text:p>
          </table:table-cell>
          <table:table-cell office:value-type="float" office:value="-0.176789908250428" calcext:value-type="float">
            <text:p>-0.176789908250428</text:p>
          </table:table-cell>
          <table:table-cell office:value-type="float" office:value="-0.174011177846045" calcext:value-type="float">
            <text:p>-0.174011177846045</text:p>
          </table:table-cell>
          <table:table-cell office:value-type="float" office:value="-0.174380691920456" calcext:value-type="float">
            <text:p>-0.174380691920456</text:p>
          </table:table-cell>
          <table:table-cell office:value-type="float" office:value="-0.169079184661634" calcext:value-type="float">
            <text:p>-0.169079184661634</text:p>
          </table:table-cell>
          <table:table-cell office:value-type="float" office:value="-0.170163348393444" calcext:value-type="float">
            <text:p>-0.170163348393444</text:p>
          </table:table-cell>
          <table:table-cell office:value-type="float" office:value="-0.139481144859299" calcext:value-type="float">
            <text:p>-0.139481144859299</text:p>
          </table:table-cell>
          <table:table-cell office:value-type="float" office:value="-0.140833390218477" calcext:value-type="float">
            <text:p>-0.140833390218477</text:p>
          </table:table-cell>
          <table:table-cell office:value-type="float" office:value="-0.144067992459563" calcext:value-type="float">
            <text:p>-0.144067992459563</text:p>
          </table:table-cell>
          <table:table-cell office:value-type="float" office:value="-0.145630705221244" calcext:value-type="float">
            <text:p>-0.145630705221244</text:p>
          </table:table-cell>
          <table:table-cell office:value-type="float" office:value="-0.149117819734007" calcext:value-type="float">
            <text:p>-0.149117819734007</text:p>
          </table:table-cell>
          <table:table-cell office:value-type="float" office:value="-0.174610618702964" calcext:value-type="float">
            <text:p>-0.174610618702964</text:p>
          </table:table-cell>
          <table:table-cell office:value-type="float" office:value="-0.173540360022436" calcext:value-type="float">
            <text:p>-0.173540360022436</text:p>
          </table:table-cell>
          <table:table-cell office:value-type="float" office:value="-0.168141851700056" calcext:value-type="float">
            <text:p>-0.168141851700056</text:p>
          </table:table-cell>
          <table:table-cell office:value-type="float" office:value="-0.167798513093532" calcext:value-type="float">
            <text:p>-0.167798513093532</text:p>
          </table:table-cell>
          <table:table-cell office:value-type="float" office:value="-0.167048091153829" calcext:value-type="float">
            <text:p>-0.167048091153829</text:p>
          </table:table-cell>
          <table:table-cell office:value-type="float" office:value="-0.140183402887093" calcext:value-type="float">
            <text:p>-0.140183402887093</text:p>
          </table:table-cell>
          <table:table-cell office:value-type="float" office:value="-0.145679292012423" calcext:value-type="float">
            <text:p>-0.145679292012423</text:p>
          </table:table-cell>
          <table:table-cell office:value-type="float" office:value="-0.147678557697538" calcext:value-type="float">
            <text:p>-0.147678557697538</text:p>
          </table:table-cell>
          <table:table-cell office:value-type="float" office:value="-0.158152561917765" calcext:value-type="float">
            <text:p>-0.158152561917765</text:p>
          </table:table-cell>
          <table:table-cell office:value-type="float" office:value="-0.17951278168002" calcext:value-type="float">
            <text:p>-0.17951278168002</text:p>
          </table:table-cell>
          <table:table-cell office:value-type="float" office:value="-0.180403016088468" calcext:value-type="float">
            <text:p>-0.180403016088468</text:p>
          </table:table-cell>
          <table:table-cell office:value-type="float" office:value="-0.17423898003096" calcext:value-type="float">
            <text:p>-0.17423898003096</text:p>
          </table:table-cell>
          <table:table-cell office:value-type="float" office:value="-0.168109726288324" calcext:value-type="float">
            <text:p>-0.168109726288324</text:p>
          </table:table-cell>
          <table:table-cell office:value-type="float" office:value="-0.137114298912349" calcext:value-type="float">
            <text:p>-0.137114298912349</text:p>
          </table:table-cell>
          <table:table-cell office:value-type="float" office:value="-0.140489300497566" calcext:value-type="float">
            <text:p>-0.140489300497566</text:p>
          </table:table-cell>
          <table:table-cell office:value-type="float" office:value="-0.144835628414748" calcext:value-type="float">
            <text:p>-0.144835628414748</text:p>
          </table:table-cell>
          <table:table-cell office:value-type="float" office:value="-0.161366139762422" calcext:value-type="float">
            <text:p>-0.161366139762422</text:p>
          </table:table-cell>
          <table:table-cell office:value-type="float" office:value="-0.168427305309518" calcext:value-type="float">
            <text:p>-0.168427305309518</text:p>
          </table:table-cell>
          <table:table-cell office:value-type="float" office:value="-0.166391719058306" calcext:value-type="float">
            <text:p>-0.166391719058306</text:p>
          </table:table-cell>
          <table:table-cell office:value-type="float" office:value="-0.160401230129498" calcext:value-type="float">
            <text:p>-0.160401230129498</text:p>
          </table:table-cell>
          <table:table-cell office:value-type="float" office:value="-0.159531431928447" calcext:value-type="float">
            <text:p>-0.159531431928447</text:p>
          </table:table-cell>
          <table:table-cell office:value-type="float" office:value="-0.157200981642485" calcext:value-type="float">
            <text:p>-0.157200981642485</text:p>
          </table:table-cell>
          <table:table-cell office:value-type="float" office:value="-0.158616710917153" calcext:value-type="float">
            <text:p>-0.158616710917153</text:p>
          </table:table-cell>
          <table:table-cell office:value-type="float" office:value="-0.158519124430832" calcext:value-type="float">
            <text:p>-0.158519124430832</text:p>
          </table:table-cell>
          <table:table-cell office:value-type="float" office:value="-0.158449726650654" calcext:value-type="float">
            <text:p>-0.158449726650654</text:p>
          </table:table-cell>
          <table:table-cell office:value-type="float" office:value="-0.157754080964529" calcext:value-type="float">
            <text:p>-0.157754080964529</text:p>
          </table:table-cell>
          <table:table-cell office:value-type="float" office:value="-0.158174853119543" calcext:value-type="float">
            <text:p>-0.158174853119543</text:p>
          </table:table-cell>
          <table:table-cell office:value-type="float" office:value="-0.158034395835206" calcext:value-type="float">
            <text:p>-0.158034395835206</text:p>
          </table:table-cell>
          <table:table-cell office:value-type="float" office:value="-0.158119928658936" calcext:value-type="float">
            <text:p>-0.158119928658936</text:p>
          </table:table-cell>
          <table:table-cell office:value-type="float" office:value="-0.158031166319577" calcext:value-type="float">
            <text:p>-0.158031166319577</text:p>
          </table:table-cell>
          <table:table-cell office:value-type="float" office:value="-0.157846379730734" calcext:value-type="float">
            <text:p>-0.157846379730734</text:p>
          </table:table-cell>
          <table:table-cell office:value-type="float" office:value="-0.157799080986121" calcext:value-type="float">
            <text:p>-0.157799080986121</text:p>
          </table:table-cell>
          <table:table-cell office:value-type="float" office:value="-0.157875297366533" calcext:value-type="float">
            <text:p>-0.157875297366533</text:p>
          </table:table-cell>
          <table:table-cell office:value-type="float" office:value="-0.15793457568822" calcext:value-type="float">
            <text:p>-0.15793457568822</text:p>
          </table:table-cell>
          <table:table-cell office:value-type="float" office:value="-0.15753451422735" calcext:value-type="float">
            <text:p>-0.15753451422735</text:p>
          </table:table-cell>
          <table:table-cell office:value-type="float" office:value="-0.157234188086187" calcext:value-type="float">
            <text:p>-0.157234188086187</text:p>
          </table:table-cell>
          <table:table-cell office:value-type="float" office:value="-0.157080220020975" calcext:value-type="float">
            <text:p>-0.157080220020975</text:p>
          </table:table-cell>
          <table:table-cell office:value-type="float" office:value="-0.157131592127991" calcext:value-type="float">
            <text:p>-0.157131592127991</text:p>
          </table:table-cell>
          <table:table-cell office:value-type="float" office:value="-0.156481559766334" calcext:value-type="float">
            <text:p>-0.156481559766334</text:p>
          </table:table-cell>
          <table:table-cell office:value-type="float" office:value="-0.156473705279409" calcext:value-type="float">
            <text:p>-0.156473705279409</text:p>
          </table:table-cell>
          <table:table-cell office:value-type="float" office:value="-0.156568086008628" calcext:value-type="float">
            <text:p>-0.156568086008628</text:p>
          </table:table-cell>
          <table:table-cell office:value-type="float" office:value="-0.156336733666033" calcext:value-type="float">
            <text:p>-0.156336733666033</text:p>
          </table:table-cell>
          <table:table-cell office:value-type="float" office:value="-0.156029960674592" calcext:value-type="float">
            <text:p>-0.156029960674592</text:p>
          </table:table-cell>
          <table:table-cell office:value-type="float" office:value="-0.155837319146097" calcext:value-type="float">
            <text:p>-0.155837319146097</text:p>
          </table:table-cell>
          <table:table-cell office:value-type="float" office:value="-0.155981538676547" calcext:value-type="float">
            <text:p>-0.155981538676547</text:p>
          </table:table-cell>
          <table:table-cell office:value-type="float" office:value="-0.156028878128301" calcext:value-type="float">
            <text:p>-0.156028878128301</text:p>
          </table:table-cell>
          <table:table-cell office:value-type="float" office:value="-0.156085970436915" calcext:value-type="float">
            <text:p>-0.156085970436915</text:p>
          </table:table-cell>
          <table:table-cell office:value-type="float" office:value="-0.155970088911258" calcext:value-type="float">
            <text:p>-0.155970088911258</text:p>
          </table:table-cell>
          <table:table-cell office:value-type="float" office:value="-0.155988461225128" calcext:value-type="float">
            <text:p>-0.155988461225128</text:p>
          </table:table-cell>
          <table:table-cell office:value-type="float" office:value="-0.155992984638282" calcext:value-type="float">
            <text:p>-0.155992984638282</text:p>
          </table:table-cell>
          <table:table-cell office:value-type="float" office:value="-0.156063396590916" calcext:value-type="float">
            <text:p>-0.156063396590916</text:p>
          </table:table-cell>
          <table:table-cell office:value-type="float" office:value="-0.155898911072603" calcext:value-type="float">
            <text:p>-0.155898911072603</text:p>
          </table:table-cell>
          <table:table-cell office:value-type="float" office:value="-0.155867909856943" calcext:value-type="float">
            <text:p>-0.155867909856943</text:p>
          </table:table-cell>
          <table:table-cell office:value-type="float" office:value="-0.155834355535968" calcext:value-type="float">
            <text:p>-0.155834355535968</text:p>
          </table:table-cell>
          <table:table-cell office:value-type="float" office:value="-0.155817214236997" calcext:value-type="float">
            <text:p>-0.155817214236997</text:p>
          </table:table-cell>
          <table:table-cell office:value-type="float" office:value="-0.155731209002156" calcext:value-type="float">
            <text:p>-0.155731209002156</text:p>
          </table:table-cell>
          <table:table-cell office:value-type="float" office:value="-0.155725643853674" calcext:value-type="float">
            <text:p>-0.155725643853674</text:p>
          </table:table-cell>
          <table:table-cell office:value-type="float" office:value="-0.155786100619666" calcext:value-type="float">
            <text:p>-0.155786100619666</text:p>
          </table:table-cell>
          <table:table-cell office:value-type="float" office:value="-0.155737588476891" calcext:value-type="float">
            <text:p>-0.155737588476891</text:p>
          </table:table-cell>
          <table:table-cell office:value-type="float" office:value="-0.155759492797111" calcext:value-type="float">
            <text:p>-0.155759492797111</text:p>
          </table:table-cell>
          <table:table-cell office:value-type="float" office:value="-0.155765123316123" calcext:value-type="float">
            <text:p>-0.155765123316123</text:p>
          </table:table-cell>
          <table:table-cell office:value-type="float" office:value="-0.155661976822234" calcext:value-type="float">
            <text:p>-0.155661976822234</text:p>
          </table:table-cell>
          <table:table-cell office:value-type="float" office:value="-0.155761320915555" calcext:value-type="float">
            <text:p>-0.155761320915555</text:p>
          </table:table-cell>
          <table:table-cell office:value-type="float" office:value="-0.155807781563416" calcext:value-type="float">
            <text:p>-0.155807781563416</text:p>
          </table:table-cell>
          <table:table-cell office:value-type="float" office:value="-0.155733228983062" calcext:value-type="float">
            <text:p>-0.155733228983062</text:p>
          </table:table-cell>
          <table:table-cell office:value-type="float" office:value="-0.155725180921704" calcext:value-type="float">
            <text:p>-0.155725180921704</text:p>
          </table:table-cell>
          <table:table-cell office:value-type="float" office:value="-0.155650988284724" calcext:value-type="float">
            <text:p>-0.155650988284724</text:p>
          </table:table-cell>
          <table:table-cell office:value-type="float" office:value="-0.155757627717912" calcext:value-type="float">
            <text:p>-0.155757627717912</text:p>
          </table:table-cell>
          <table:table-cell office:value-type="float" office:value="-0.155707510081751" calcext:value-type="float">
            <text:p>-0.155707510081751</text:p>
          </table:table-cell>
          <table:table-cell office:value-type="float" office:value="-0.15581542387325" calcext:value-type="float">
            <text:p>-0.15581542387325</text:p>
          </table:table-cell>
          <table:table-cell office:value-type="float" office:value="-0.155578887637011" calcext:value-type="float">
            <text:p>-0.155578887637011</text:p>
          </table:table-cell>
          <table:table-cell office:value-type="float" office:value="-0.155740612196744" calcext:value-type="float">
            <text:p>-0.155740612196744</text:p>
          </table:table-cell>
          <table:table-cell office:value-type="float" office:value="-0.155692555140844" calcext:value-type="float">
            <text:p>-0.155692555140844</text:p>
          </table:table-cell>
          <table:table-cell office:value-type="float" office:value="-0.155697075125552" calcext:value-type="float">
            <text:p>-0.155697075125552</text:p>
          </table:table-cell>
          <table:table-cell office:value-type="float" office:value="-0.155640594709891" calcext:value-type="float">
            <text:p>-0.155640594709891</text:p>
          </table:table-cell>
          <table:table-cell office:value-type="float" office:value="-0.15570736552725" calcext:value-type="float">
            <text:p>-0.15570736552725</text:p>
          </table:table-cell>
          <table:table-cell office:value-type="float" office:value="-0.155657143137349" calcext:value-type="float">
            <text:p>-0.155657143137349</text:p>
          </table:table-cell>
          <table:table-cell office:value-type="float" office:value="-0.155814461107508" calcext:value-type="float">
            <text:p>-0.155814461107508</text:p>
          </table:table-cell>
          <table:table-cell office:value-type="float" office:value="-0.155695435723622" calcext:value-type="float">
            <text:p>-0.155695435723622</text:p>
          </table:table-cell>
          <table:table-cell office:value-type="float" office:value="-0.155662462045796" calcext:value-type="float">
            <text:p>-0.155662462045796</text:p>
          </table:table-cell>
          <table:table-cell office:value-type="float" office:value="-0.155702414118675" calcext:value-type="float">
            <text:p>-0.155702414118675</text:p>
          </table:table-cell>
          <table:table-cell office:value-type="float" office:value="-0.155698556234624" calcext:value-type="float">
            <text:p>-0.155698556234624</text:p>
          </table:table-cell>
          <table:table-cell office:value-type="float" office:value="-0.15570869042933" calcext:value-type="float">
            <text:p>-0.15570869042933</text:p>
          </table:table-cell>
          <table:table-cell office:value-type="float" office:value="-0.155621461375369" calcext:value-type="float">
            <text:p>-0.155621461375369</text:p>
          </table:table-cell>
          <table:table-cell office:value-type="float" office:value="-0.155686307990458" calcext:value-type="float">
            <text:p>-0.155686307990458</text:p>
          </table:table-cell>
          <table:table-cell office:value-type="float" office:value="-0.155740950396742" calcext:value-type="float">
            <text:p>-0.155740950396742</text:p>
          </table:table-cell>
          <table:table-cell office:value-type="float" office:value="-0.155671445898787" calcext:value-type="float">
            <text:p>-0.155671445898787</text:p>
          </table:table-cell>
          <table:table-cell office:value-type="float" office:value="-0.155618651806989" calcext:value-type="float">
            <text:p>-0.155618651806989</text:p>
          </table:table-cell>
          <table:table-cell office:value-type="float" office:value="-0.155674958378639" calcext:value-type="float">
            <text:p>-0.155674958378639</text:p>
          </table:table-cell>
          <table:table-cell office:value-type="float" office:value="-0.155672866370904" calcext:value-type="float">
            <text:p>-0.155672866370904</text:p>
          </table:table-cell>
          <table:table-cell office:value-type="float" office:value="-0.155657665650544" calcext:value-type="float">
            <text:p>-0.155657665650544</text:p>
          </table:table-cell>
          <table:table-cell office:value-type="float" office:value="-0.155735460420302" calcext:value-type="float">
            <text:p>-0.155735460420302</text:p>
          </table:table-cell>
          <table:table-cell office:value-type="float" office:value="-0.155714612892404" calcext:value-type="float">
            <text:p>-0.155714612892404</text:p>
          </table:table-cell>
          <table:table-cell office:value-type="float" office:value="-0.155696537917958" calcext:value-type="float">
            <text:p>-0.155696537917958</text:p>
          </table:table-cell>
          <table:table-cell office:value-type="float" office:value="-0.155703073103493" calcext:value-type="float">
            <text:p>-0.155703073103493</text:p>
          </table:table-cell>
          <table:table-cell office:value-type="float" office:value="-0.155718026689804" calcext:value-type="float">
            <text:p>-0.155718026689804</text:p>
          </table:table-cell>
          <table:table-cell office:value-type="float" office:value="-0.155716323407534" calcext:value-type="float">
            <text:p>-0.155716323407534</text:p>
          </table:table-cell>
          <table:table-cell office:value-type="float" office:value="-0.155688432722221" calcext:value-type="float">
            <text:p>-0.155688432722221</text:p>
          </table:table-cell>
          <table:table-cell office:value-type="float" office:value="-0.15577298731317" calcext:value-type="float">
            <text:p>-0.15577298731317</text:p>
          </table:table-cell>
          <table:table-cell office:value-type="float" office:value="-0.155658484667579" calcext:value-type="float">
            <text:p>-0.155658484667579</text:p>
          </table:table-cell>
          <table:table-cell office:value-type="float" office:value="-0.155705421202141" calcext:value-type="float">
            <text:p>-0.155705421202141</text:p>
          </table:table-cell>
          <table:table-cell office:value-type="float" office:value="-0.155735547137973" calcext:value-type="float">
            <text:p>-0.155735547137973</text:p>
          </table:table-cell>
          <table:table-cell office:value-type="float" office:value="-0.155776466319586" calcext:value-type="float">
            <text:p>-0.155776466319586</text:p>
          </table:table-cell>
          <table:table-cell office:value-type="float" office:value="-0.155653880687901" calcext:value-type="float">
            <text:p>-0.155653880687901</text:p>
          </table:table-cell>
          <table:table-cell office:value-type="float" office:value="-0.155696335153236" calcext:value-type="float">
            <text:p>-0.155696335153236</text:p>
          </table:table-cell>
          <table:table-cell office:value-type="float" office:value="-0.155627775562591" calcext:value-type="float">
            <text:p>-0.155627775562591</text:p>
          </table:table-cell>
          <table:table-cell office:value-type="float" office:value="-0.155637645530878" calcext:value-type="float">
            <text:p>-0.155637645530878</text:p>
          </table:table-cell>
          <table:table-cell office:value-type="float" office:value="-0.155772986456422" calcext:value-type="float">
            <text:p>-0.155772986456422</text:p>
          </table:table-cell>
          <table:table-cell office:value-type="float" office:value="-0.155747439511603" calcext:value-type="float">
            <text:p>-0.155747439511603</text:p>
          </table:table-cell>
          <table:table-cell office:value-type="float" office:value="-0.155671922338085" calcext:value-type="float">
            <text:p>-0.155671922338085</text:p>
          </table:table-cell>
          <table:table-cell office:value-type="float" office:value="-0.15578807646123" calcext:value-type="float">
            <text:p>-0.15578807646123</text:p>
          </table:table-cell>
          <table:table-cell office:value-type="float" office:value="-0.15565524067102" calcext:value-type="float">
            <text:p>-0.15565524067102</text:p>
          </table:table-cell>
          <table:table-cell office:value-type="float" office:value="-0.155693610715837" calcext:value-type="float">
            <text:p>-0.155693610715837</text:p>
          </table:table-cell>
          <table:table-cell office:value-type="float" office:value="-0.155795123249886" calcext:value-type="float">
            <text:p>-0.155795123249886</text:p>
          </table:table-cell>
          <table:table-cell office:value-type="float" office:value="-0.155708057921583" calcext:value-type="float">
            <text:p>-0.155708057921583</text:p>
          </table:table-cell>
          <table:table-cell office:value-type="float" office:value="-0.155623516345657" calcext:value-type="float">
            <text:p>-0.155623516345657</text:p>
          </table:table-cell>
          <table:table-cell office:value-type="float" office:value="-0.15577169641632" calcext:value-type="float">
            <text:p>-0.15577169641632</text:p>
          </table:table-cell>
          <table:table-cell office:value-type="float" office:value="-0.155720932352001" calcext:value-type="float">
            <text:p>-0.155720932352001</text:p>
          </table:table-cell>
          <table:table-cell office:value-type="float" office:value="-0.155683487001739" calcext:value-type="float">
            <text:p>-0.155683487001739</text:p>
          </table:table-cell>
          <table:table-cell office:value-type="float" office:value="-0.155625942700601" calcext:value-type="float">
            <text:p>-0.155625942700601</text:p>
          </table:table-cell>
          <table:table-cell office:value-type="float" office:value="-0.155707616929955" calcext:value-type="float">
            <text:p>-0.155707616929955</text:p>
          </table:table-cell>
          <table:table-cell office:value-type="float" office:value="-0.155666007076458" calcext:value-type="float">
            <text:p>-0.155666007076458</text:p>
          </table:table-cell>
          <table:table-cell office:value-type="float" office:value="-0.155688726966808" calcext:value-type="float">
            <text:p>-0.155688726966808</text:p>
          </table:table-cell>
          <table:table-cell office:value-type="float" office:value="-0.155698270704484" calcext:value-type="float">
            <text:p>-0.155698270704484</text:p>
          </table:table-cell>
          <table:table-cell office:value-type="float" office:value="-0.155723108584752" calcext:value-type="float">
            <text:p>-0.155723108584752</text:p>
          </table:table-cell>
          <table:table-cell office:value-type="float" office:value="-0.155617371768003" calcext:value-type="float">
            <text:p>-0.155617371768003</text:p>
          </table:table-cell>
          <table:table-cell office:value-type="float" office:value="-0.155556413831133" calcext:value-type="float">
            <text:p>-0.155556413831133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887700073957" calcext:value-type="float">
            <text:p>0.30887700073957</text:p>
          </table:table-cell>
          <table:table-cell office:value-type="float" office:value="0.308904435067937" calcext:value-type="float">
            <text:p>0.308904435067937</text:p>
          </table:table-cell>
          <table:table-cell office:value-type="float" office:value="0.308884736043539" calcext:value-type="float">
            <text:p>0.308884736043539</text:p>
          </table:table-cell>
          <table:table-cell office:value-type="float" office:value="0.308922362568991" calcext:value-type="float">
            <text:p>0.308922362568991</text:p>
          </table:table-cell>
          <table:table-cell office:value-type="float" office:value="0.308893540548116" calcext:value-type="float">
            <text:p>0.308893540548116</text:p>
          </table:table-cell>
          <table:table-cell office:value-type="float" office:value="0.30888801331174" calcext:value-type="float">
            <text:p>0.30888801331174</text:p>
          </table:table-cell>
          <table:table-cell office:value-type="float" office:value="0.308870598867715" calcext:value-type="float">
            <text:p>0.308870598867715</text:p>
          </table:table-cell>
          <table:table-cell office:value-type="float" office:value="0.308882652321742" calcext:value-type="float">
            <text:p>0.308882652321742</text:p>
          </table:table-cell>
          <table:table-cell office:value-type="float" office:value="0.308901500719032" calcext:value-type="float">
            <text:p>0.308901500719032</text:p>
          </table:table-cell>
          <table:table-cell office:value-type="float" office:value="0.308971233846194" calcext:value-type="float">
            <text:p>0.308971233846194</text:p>
          </table:table-cell>
          <table:table-cell office:value-type="float" office:value="0.308911486144861" calcext:value-type="float">
            <text:p>0.308911486144861</text:p>
          </table:table-cell>
          <table:table-cell office:value-type="float" office:value="0.3088965476069" calcext:value-type="float">
            <text:p>0.3088965476069</text:p>
          </table:table-cell>
          <table:table-cell office:value-type="float" office:value="0.308938986227002" calcext:value-type="float">
            <text:p>0.308938986227002</text:p>
          </table:table-cell>
          <table:table-cell office:value-type="float" office:value="0.30894032319071" calcext:value-type="float">
            <text:p>0.30894032319071</text:p>
          </table:table-cell>
          <table:table-cell office:value-type="float" office:value="0.308930500938362" calcext:value-type="float">
            <text:p>0.308930500938362</text:p>
          </table:table-cell>
          <table:table-cell office:value-type="float" office:value="0.308889078453207" calcext:value-type="float">
            <text:p>0.308889078453207</text:p>
          </table:table-cell>
          <table:table-cell office:value-type="float" office:value="0.308924029660411" calcext:value-type="float">
            <text:p>0.308924029660411</text:p>
          </table:table-cell>
          <table:table-cell office:value-type="float" office:value="0.308924725927906" calcext:value-type="float">
            <text:p>0.308924725927906</text:p>
          </table:table-cell>
          <table:table-cell office:value-type="float" office:value="0.308964835431843" calcext:value-type="float">
            <text:p>0.308964835431843</text:p>
          </table:table-cell>
          <table:table-cell office:value-type="float" office:value="0.308904238258145" calcext:value-type="float">
            <text:p>0.308904238258145</text:p>
          </table:table-cell>
          <table:table-cell office:value-type="float" office:value="0.308897374706621" calcext:value-type="float">
            <text:p>0.308897374706621</text:p>
          </table:table-cell>
          <table:table-cell office:value-type="float" office:value="0.308927407020653" calcext:value-type="float">
            <text:p>0.308927407020653</text:p>
          </table:table-cell>
          <table:table-cell office:value-type="float" office:value="0.308907703457553" calcext:value-type="float">
            <text:p>0.308907703457553</text:p>
          </table:table-cell>
          <table:table-cell office:value-type="float" office:value="0.308914999283675" calcext:value-type="float">
            <text:p>0.308914999283675</text:p>
          </table:table-cell>
          <table:table-cell office:value-type="float" office:value="0.308941847204197" calcext:value-type="float">
            <text:p>0.308941847204197</text:p>
          </table:table-cell>
          <table:table-cell office:value-type="float" office:value="0.308948901481766" calcext:value-type="float">
            <text:p>0.308948901481766</text:p>
          </table:table-cell>
          <table:table-cell office:value-type="float" office:value="0.308902812278041" calcext:value-type="float">
            <text:p>0.308902812278041</text:p>
          </table:table-cell>
          <table:table-cell office:value-type="float" office:value="0.308882938778915" calcext:value-type="float">
            <text:p>0.308882938778915</text:p>
          </table:table-cell>
          <table:table-cell office:value-type="float" office:value="0.308926040255712" calcext:value-type="float">
            <text:p>0.308926040255712</text:p>
          </table:table-cell>
          <table:table-cell office:value-type="float" office:value="0.308932180415533" calcext:value-type="float">
            <text:p>0.308932180415533</text:p>
          </table:table-cell>
          <table:table-cell office:value-type="float" office:value="0.308900060373859" calcext:value-type="float">
            <text:p>0.308900060373859</text:p>
          </table:table-cell>
          <table:table-cell office:value-type="float" office:value="0.308920011891104" calcext:value-type="float">
            <text:p>0.308920011891104</text:p>
          </table:table-cell>
          <table:table-cell office:value-type="float" office:value="0.308970745787528" calcext:value-type="float">
            <text:p>0.308970745787528</text:p>
          </table:table-cell>
          <table:table-cell office:value-type="float" office:value="0.308920808584829" calcext:value-type="float">
            <text:p>0.308920808584829</text:p>
          </table:table-cell>
          <table:table-cell office:value-type="float" office:value="0.308965881273455" calcext:value-type="float">
            <text:p>0.308965881273455</text:p>
          </table:table-cell>
          <table:table-cell office:value-type="float" office:value="0.308924800964131" calcext:value-type="float">
            <text:p>0.308924800964131</text:p>
          </table:table-cell>
          <table:table-cell office:value-type="float" office:value="0.308951945319488" calcext:value-type="float">
            <text:p>0.308951945319488</text:p>
          </table:table-cell>
          <table:table-cell office:value-type="float" office:value="0.30889095373867" calcext:value-type="float">
            <text:p>0.30889095373867</text:p>
          </table:table-cell>
          <table:table-cell office:value-type="float" office:value="0.308928327625101" calcext:value-type="float">
            <text:p>0.308928327625101</text:p>
          </table:table-cell>
          <table:table-cell office:value-type="float" office:value="0.308902091465641" calcext:value-type="float">
            <text:p>0.308902091465641</text:p>
          </table:table-cell>
          <table:table-cell office:value-type="float" office:value="0.308929355643179" calcext:value-type="float">
            <text:p>0.308929355643179</text:p>
          </table:table-cell>
          <table:table-cell office:value-type="float" office:value="0.30891307280063" calcext:value-type="float">
            <text:p>0.30891307280063</text:p>
          </table:table-cell>
          <table:table-cell office:value-type="float" office:value="0.308894521534701" calcext:value-type="float">
            <text:p>0.308894521534701</text:p>
          </table:table-cell>
          <table:table-cell office:value-type="float" office:value="0.308905831821804" calcext:value-type="float">
            <text:p>0.308905831821804</text:p>
          </table:table-cell>
          <table:table-cell office:value-type="float" office:value="0.308967703259623" calcext:value-type="float">
            <text:p>0.308967703259623</text:p>
          </table:table-cell>
          <table:table-cell office:value-type="float" office:value="0.308898510676035" calcext:value-type="float">
            <text:p>0.308898510676035</text:p>
          </table:table-cell>
          <table:table-cell office:value-type="float" office:value="0.308918938785844" calcext:value-type="float">
            <text:p>0.308918938785844</text:p>
          </table:table-cell>
          <table:table-cell office:value-type="float" office:value="0.308889137130778" calcext:value-type="float">
            <text:p>0.308889137130778</text:p>
          </table:table-cell>
          <table:table-cell office:value-type="float" office:value="0.308919867202673" calcext:value-type="float">
            <text:p>0.308919867202673</text:p>
          </table:table-cell>
          <table:table-cell office:value-type="float" office:value="0.308923427733209" calcext:value-type="float">
            <text:p>0.308923427733209</text:p>
          </table:table-cell>
          <table:table-cell office:value-type="float" office:value="0.308926073418152" calcext:value-type="float">
            <text:p>0.308926073418152</text:p>
          </table:table-cell>
          <table:table-cell office:value-type="float" office:value="0.308922281048865" calcext:value-type="float">
            <text:p>0.308922281048865</text:p>
          </table:table-cell>
          <table:table-cell office:value-type="float" office:value="0.308927325007801" calcext:value-type="float">
            <text:p>0.308927325007801</text:p>
          </table:table-cell>
          <table:table-cell office:value-type="float" office:value="0.308914482415367" calcext:value-type="float">
            <text:p>0.308914482415367</text:p>
          </table:table-cell>
          <table:table-cell office:value-type="float" office:value="0.308832604024218" calcext:value-type="float">
            <text:p>0.308832604024218</text:p>
          </table:table-cell>
          <table:table-cell office:value-type="float" office:value="0.308679614515481" calcext:value-type="float">
            <text:p>0.308679614515481</text:p>
          </table:table-cell>
          <table:table-cell office:value-type="float" office:value="0.30866114805771" calcext:value-type="float">
            <text:p>0.30866114805771</text:p>
          </table:table-cell>
          <table:table-cell office:value-type="float" office:value="0.308774257475291" calcext:value-type="float">
            <text:p>0.308774257475291</text:p>
          </table:table-cell>
          <table:table-cell office:value-type="float" office:value="0.308905197500759" calcext:value-type="float">
            <text:p>0.308905197500759</text:p>
          </table:table-cell>
          <table:table-cell office:value-type="float" office:value="0.308859456561439" calcext:value-type="float">
            <text:p>0.308859456561439</text:p>
          </table:table-cell>
          <table:table-cell office:value-type="float" office:value="0.308846040323367" calcext:value-type="float">
            <text:p>0.308846040323367</text:p>
          </table:table-cell>
          <table:table-cell office:value-type="float" office:value="0.308804788395698" calcext:value-type="float">
            <text:p>0.308804788395698</text:p>
          </table:table-cell>
          <table:table-cell office:value-type="float" office:value="0.308788037611612" calcext:value-type="float">
            <text:p>0.308788037611612</text:p>
          </table:table-cell>
          <table:table-cell office:value-type="float" office:value="0.308792133453196" calcext:value-type="float">
            <text:p>0.308792133453196</text:p>
          </table:table-cell>
          <table:table-cell office:value-type="float" office:value="0.308712073985831" calcext:value-type="float">
            <text:p>0.308712073985831</text:p>
          </table:table-cell>
          <table:table-cell office:value-type="float" office:value="0.308654760155116" calcext:value-type="float">
            <text:p>0.308654760155116</text:p>
          </table:table-cell>
          <table:table-cell office:value-type="float" office:value="0.308742569249246" calcext:value-type="float">
            <text:p>0.308742569249246</text:p>
          </table:table-cell>
          <table:table-cell office:value-type="float" office:value="0.308686331428631" calcext:value-type="float">
            <text:p>0.308686331428631</text:p>
          </table:table-cell>
          <table:table-cell office:value-type="float" office:value="0.308650721479604" calcext:value-type="float">
            <text:p>0.308650721479604</text:p>
          </table:table-cell>
          <table:table-cell office:value-type="float" office:value="0.308652623781176" calcext:value-type="float">
            <text:p>0.308652623781176</text:p>
          </table:table-cell>
          <table:table-cell office:value-type="float" office:value="0.308690387255936" calcext:value-type="float">
            <text:p>0.308690387255936</text:p>
          </table:table-cell>
          <table:table-cell office:value-type="float" office:value="0.30870258624134" calcext:value-type="float">
            <text:p>0.30870258624134</text:p>
          </table:table-cell>
          <table:table-cell office:value-type="float" office:value="0.308688844740102" calcext:value-type="float">
            <text:p>0.308688844740102</text:p>
          </table:table-cell>
          <table:table-cell office:value-type="float" office:value="0.308681324732739" calcext:value-type="float">
            <text:p>0.308681324732739</text:p>
          </table:table-cell>
          <table:table-cell office:value-type="float" office:value="0.308668290257083" calcext:value-type="float">
            <text:p>0.308668290257083</text:p>
          </table:table-cell>
          <table:table-cell office:value-type="float" office:value="0.308640246575353" calcext:value-type="float">
            <text:p>0.308640246575353</text:p>
          </table:table-cell>
          <table:table-cell office:value-type="float" office:value="0.30871174136492" calcext:value-type="float">
            <text:p>0.30871174136492</text:p>
          </table:table-cell>
          <table:table-cell office:value-type="float" office:value="0.308694354255741" calcext:value-type="float">
            <text:p>0.308694354255741</text:p>
          </table:table-cell>
          <table:table-cell office:value-type="float" office:value="0.308639357077896" calcext:value-type="float">
            <text:p>0.308639357077896</text:p>
          </table:table-cell>
          <table:table-cell office:value-type="float" office:value="0.308613292631936" calcext:value-type="float">
            <text:p>0.308613292631936</text:p>
          </table:table-cell>
          <table:table-cell office:value-type="float" office:value="0.308625204489189" calcext:value-type="float">
            <text:p>0.308625204489189</text:p>
          </table:table-cell>
          <table:table-cell office:value-type="float" office:value="0.308648096828926" calcext:value-type="float">
            <text:p>0.308648096828926</text:p>
          </table:table-cell>
          <table:table-cell office:value-type="float" office:value="0.308611795009824" calcext:value-type="float">
            <text:p>0.308611795009824</text:p>
          </table:table-cell>
          <table:table-cell office:value-type="float" office:value="0.308649889502374" calcext:value-type="float">
            <text:p>0.308649889502374</text:p>
          </table:table-cell>
          <table:table-cell office:value-type="float" office:value="0.308635612237139" calcext:value-type="float">
            <text:p>0.308635612237139</text:p>
          </table:table-cell>
          <table:table-cell office:value-type="float" office:value="0.308636091078165" calcext:value-type="float">
            <text:p>0.308636091078165</text:p>
          </table:table-cell>
          <table:table-cell office:value-type="float" office:value="0.308613988810644" calcext:value-type="float">
            <text:p>0.308613988810644</text:p>
          </table:table-cell>
          <table:table-cell office:value-type="float" office:value="0.308635700055827" calcext:value-type="float">
            <text:p>0.308635700055827</text:p>
          </table:table-cell>
          <table:table-cell office:value-type="float" office:value="0.3086336246669" calcext:value-type="float">
            <text:p>0.3086336246669</text:p>
          </table:table-cell>
          <table:table-cell office:value-type="float" office:value="0.308606838972529" calcext:value-type="float">
            <text:p>0.308606838972529</text:p>
          </table:table-cell>
          <table:table-cell office:value-type="float" office:value="0.308643610083957" calcext:value-type="float">
            <text:p>0.308643610083957</text:p>
          </table:table-cell>
          <table:table-cell office:value-type="float" office:value="0.308617150514386" calcext:value-type="float">
            <text:p>0.308617150514386</text:p>
          </table:table-cell>
          <table:table-cell office:value-type="float" office:value="0.308714939543689" calcext:value-type="float">
            <text:p>0.308714939543689</text:p>
          </table:table-cell>
          <table:table-cell office:value-type="float" office:value="0.309045885300644" calcext:value-type="float">
            <text:p>0.309045885300644</text:p>
          </table:table-cell>
          <table:table-cell office:value-type="float" office:value="0.30914649324136" calcext:value-type="float">
            <text:p>0.30914649324136</text:p>
          </table:table-cell>
          <table:table-cell office:value-type="float" office:value="0.310739842391281" calcext:value-type="float">
            <text:p>0.310739842391281</text:p>
          </table:table-cell>
          <table:table-cell office:value-type="float" office:value="0.310573609837755" calcext:value-type="float">
            <text:p>0.310573609837755</text:p>
          </table:table-cell>
          <table:table-cell office:value-type="float" office:value="0.307781724468064" calcext:value-type="float">
            <text:p>0.307781724468064</text:p>
          </table:table-cell>
          <table:table-cell office:value-type="float" office:value="0.308243818839365" calcext:value-type="float">
            <text:p>0.308243818839365</text:p>
          </table:table-cell>
          <table:table-cell office:value-type="float" office:value="0.311049207494181" calcext:value-type="float">
            <text:p>0.311049207494181</text:p>
          </table:table-cell>
          <table:table-cell office:value-type="float" office:value="0.315954010596337" calcext:value-type="float">
            <text:p>0.315954010596337</text:p>
          </table:table-cell>
          <table:table-cell office:value-type="float" office:value="0.318237474352066" calcext:value-type="float">
            <text:p>0.318237474352066</text:p>
          </table:table-cell>
          <table:table-cell office:value-type="float" office:value="0.320984185033442" calcext:value-type="float">
            <text:p>0.320984185033442</text:p>
          </table:table-cell>
          <table:table-cell office:value-type="float" office:value="0.32202549308495" calcext:value-type="float">
            <text:p>0.32202549308495</text:p>
          </table:table-cell>
          <table:table-cell office:value-type="float" office:value="0.31653626430313" calcext:value-type="float">
            <text:p>0.31653626430313</text:p>
          </table:table-cell>
          <table:table-cell office:value-type="float" office:value="0.320802827870243" calcext:value-type="float">
            <text:p>0.320802827870243</text:p>
          </table:table-cell>
          <table:table-cell office:value-type="float" office:value="0.322567774503826" calcext:value-type="float">
            <text:p>0.322567774503826</text:p>
          </table:table-cell>
          <table:table-cell office:value-type="float" office:value="0.323923885801482" calcext:value-type="float">
            <text:p>0.323923885801482</text:p>
          </table:table-cell>
          <table:table-cell office:value-type="float" office:value="0.32046106880927" calcext:value-type="float">
            <text:p>0.32046106880927</text:p>
          </table:table-cell>
          <table:table-cell office:value-type="float" office:value="0.32180057096131" calcext:value-type="float">
            <text:p>0.32180057096131</text:p>
          </table:table-cell>
          <table:table-cell office:value-type="float" office:value="0.322878863740214" calcext:value-type="float">
            <text:p>0.322878863740214</text:p>
          </table:table-cell>
          <table:table-cell office:value-type="float" office:value="0.321516678972425" calcext:value-type="float">
            <text:p>0.321516678972425</text:p>
          </table:table-cell>
          <table:table-cell office:value-type="float" office:value="0.314210414460196" calcext:value-type="float">
            <text:p>0.314210414460196</text:p>
          </table:table-cell>
          <table:table-cell office:value-type="float" office:value="0.318298895241846" calcext:value-type="float">
            <text:p>0.318298895241846</text:p>
          </table:table-cell>
          <table:table-cell office:value-type="float" office:value="0.319596714765869" calcext:value-type="float">
            <text:p>0.319596714765869</text:p>
          </table:table-cell>
          <table:table-cell office:value-type="float" office:value="0.317539029643826" calcext:value-type="float">
            <text:p>0.317539029643826</text:p>
          </table:table-cell>
          <table:table-cell office:value-type="float" office:value="0.311860218789233" calcext:value-type="float">
            <text:p>0.311860218789233</text:p>
          </table:table-cell>
          <table:table-cell office:value-type="float" office:value="0.310387737010376" calcext:value-type="float">
            <text:p>0.310387737010376</text:p>
          </table:table-cell>
          <table:table-cell office:value-type="float" office:value="0.314610423938272" calcext:value-type="float">
            <text:p>0.314610423938272</text:p>
          </table:table-cell>
          <table:table-cell office:value-type="float" office:value="0.315724325139473" calcext:value-type="float">
            <text:p>0.315724325139473</text:p>
          </table:table-cell>
          <table:table-cell office:value-type="float" office:value="0.313660483069944" calcext:value-type="float">
            <text:p>0.313660483069944</text:p>
          </table:table-cell>
          <table:table-cell office:value-type="float" office:value="0.30951268265639" calcext:value-type="float">
            <text:p>0.30951268265639</text:p>
          </table:table-cell>
          <table:table-cell office:value-type="float" office:value="0.315030181916723" calcext:value-type="float">
            <text:p>0.315030181916723</text:p>
          </table:table-cell>
          <table:table-cell office:value-type="float" office:value="0.316678643187942" calcext:value-type="float">
            <text:p>0.316678643187942</text:p>
          </table:table-cell>
          <table:table-cell office:value-type="float" office:value="0.314134247578409" calcext:value-type="float">
            <text:p>0.314134247578409</text:p>
          </table:table-cell>
          <table:table-cell office:value-type="float" office:value="0.311388696114784" calcext:value-type="float">
            <text:p>0.311388696114784</text:p>
          </table:table-cell>
          <table:table-cell office:value-type="float" office:value="0.310468125304744" calcext:value-type="float">
            <text:p>0.310468125304744</text:p>
          </table:table-cell>
          <table:table-cell office:value-type="float" office:value="0.311382117540114" calcext:value-type="float">
            <text:p>0.311382117540114</text:p>
          </table:table-cell>
          <table:table-cell office:value-type="float" office:value="0.314225866500844" calcext:value-type="float">
            <text:p>0.314225866500844</text:p>
          </table:table-cell>
          <table:table-cell office:value-type="float" office:value="0.313342599824219" calcext:value-type="float">
            <text:p>0.313342599824219</text:p>
          </table:table-cell>
          <table:table-cell office:value-type="float" office:value="0.310772246921292" calcext:value-type="float">
            <text:p>0.310772246921292</text:p>
          </table:table-cell>
          <table:table-cell office:value-type="float" office:value="0.309354402698548" calcext:value-type="float">
            <text:p>0.309354402698548</text:p>
          </table:table-cell>
          <table:table-cell office:value-type="float" office:value="0.309992375689445" calcext:value-type="float">
            <text:p>0.309992375689445</text:p>
          </table:table-cell>
          <table:table-cell office:value-type="float" office:value="0.314815461965635" calcext:value-type="float">
            <text:p>0.314815461965635</text:p>
          </table:table-cell>
          <table:table-cell office:value-type="float" office:value="0.314470931809286" calcext:value-type="float">
            <text:p>0.314470931809286</text:p>
          </table:table-cell>
          <table:table-cell office:value-type="float" office:value="0.311555990181755" calcext:value-type="float">
            <text:p>0.311555990181755</text:p>
          </table:table-cell>
          <table:table-cell office:value-type="float" office:value="0.309183342788019" calcext:value-type="float">
            <text:p>0.309183342788019</text:p>
          </table:table-cell>
          <table:table-cell office:value-type="float" office:value="0.311994366805124" calcext:value-type="float">
            <text:p>0.311994366805124</text:p>
          </table:table-cell>
          <table:table-cell office:value-type="float" office:value="0.3156284055936" calcext:value-type="float">
            <text:p>0.3156284055936</text:p>
          </table:table-cell>
          <table:table-cell office:value-type="float" office:value="0.315589081876721" calcext:value-type="float">
            <text:p>0.315589081876721</text:p>
          </table:table-cell>
          <table:table-cell office:value-type="float" office:value="0.313539302822442" calcext:value-type="float">
            <text:p>0.313539302822442</text:p>
          </table:table-cell>
          <table:table-cell office:value-type="float" office:value="0.311030366955002" calcext:value-type="float">
            <text:p>0.311030366955002</text:p>
          </table:table-cell>
          <table:table-cell office:value-type="float" office:value="0.310855203644539" calcext:value-type="float">
            <text:p>0.310855203644539</text:p>
          </table:table-cell>
          <table:table-cell office:value-type="float" office:value="0.315285438375446" calcext:value-type="float">
            <text:p>0.315285438375446</text:p>
          </table:table-cell>
          <table:table-cell office:value-type="float" office:value="0.317486433092171" calcext:value-type="float">
            <text:p>0.317486433092171</text:p>
          </table:table-cell>
          <table:table-cell office:value-type="float" office:value="0.31616450119933" calcext:value-type="float">
            <text:p>0.31616450119933</text:p>
          </table:table-cell>
          <table:table-cell office:value-type="float" office:value="0.31289791914414" calcext:value-type="float">
            <text:p>0.31289791914414</text:p>
          </table:table-cell>
          <table:table-cell office:value-type="float" office:value="0.31506138484876" calcext:value-type="float">
            <text:p>0.31506138484876</text:p>
          </table:table-cell>
          <table:table-cell office:value-type="float" office:value="0.319210766511146" calcext:value-type="float">
            <text:p>0.319210766511146</text:p>
          </table:table-cell>
          <table:table-cell office:value-type="float" office:value="0.317286184140698" calcext:value-type="float">
            <text:p>0.317286184140698</text:p>
          </table:table-cell>
          <table:table-cell office:value-type="float" office:value="0.315975151856348" calcext:value-type="float">
            <text:p>0.315975151856348</text:p>
          </table:table-cell>
          <table:table-cell office:value-type="float" office:value="0.313593894884604" calcext:value-type="float">
            <text:p>0.313593894884604</text:p>
          </table:table-cell>
          <table:table-cell office:value-type="float" office:value="0.31536293317116" calcext:value-type="float">
            <text:p>0.31536293317116</text:p>
          </table:table-cell>
          <table:table-cell office:value-type="float" office:value="0.31969975297908" calcext:value-type="float">
            <text:p>0.31969975297908</text:p>
          </table:table-cell>
          <table:table-cell office:value-type="float" office:value="0.317773250251227" calcext:value-type="float">
            <text:p>0.317773250251227</text:p>
          </table:table-cell>
          <table:table-cell office:value-type="float" office:value="0.315299510633914" calcext:value-type="float">
            <text:p>0.315299510633914</text:p>
          </table:table-cell>
          <table:table-cell office:value-type="float" office:value="0.3133956021626" calcext:value-type="float">
            <text:p>0.3133956021626</text:p>
          </table:table-cell>
          <table:table-cell office:value-type="float" office:value="0.315433229294218" calcext:value-type="float">
            <text:p>0.315433229294218</text:p>
          </table:table-cell>
          <table:table-cell office:value-type="float" office:value="0.317357725934012" calcext:value-type="float">
            <text:p>0.317357725934012</text:p>
          </table:table-cell>
          <table:table-cell office:value-type="float" office:value="0.31737578520839" calcext:value-type="float">
            <text:p>0.31737578520839</text:p>
          </table:table-cell>
          <table:table-cell office:value-type="float" office:value="0.31405181611119" calcext:value-type="float">
            <text:p>0.31405181611119</text:p>
          </table:table-cell>
          <table:table-cell office:value-type="float" office:value="0.312585911517107" calcext:value-type="float">
            <text:p>0.312585911517107</text:p>
          </table:table-cell>
          <table:table-cell office:value-type="float" office:value="0.313092530853454" calcext:value-type="float">
            <text:p>0.313092530853454</text:p>
          </table:table-cell>
          <table:table-cell office:value-type="float" office:value="0.317256099647238" calcext:value-type="float">
            <text:p>0.317256099647238</text:p>
          </table:table-cell>
          <table:table-cell office:value-type="float" office:value="0.316381344390471" calcext:value-type="float">
            <text:p>0.316381344390471</text:p>
          </table:table-cell>
          <table:table-cell office:value-type="float" office:value="0.31348257211713" calcext:value-type="float">
            <text:p>0.31348257211713</text:p>
          </table:table-cell>
          <table:table-cell office:value-type="float" office:value="0.314194468533667" calcext:value-type="float">
            <text:p>0.314194468533667</text:p>
          </table:table-cell>
          <table:table-cell office:value-type="float" office:value="0.315474034599221" calcext:value-type="float">
            <text:p>0.315474034599221</text:p>
          </table:table-cell>
          <table:table-cell office:value-type="float" office:value="0.317876149615535" calcext:value-type="float">
            <text:p>0.317876149615535</text:p>
          </table:table-cell>
          <table:table-cell office:value-type="float" office:value="0.316692024894876" calcext:value-type="float">
            <text:p>0.316692024894876</text:p>
          </table:table-cell>
          <table:table-cell office:value-type="float" office:value="0.311893610395732" calcext:value-type="float">
            <text:p>0.311893610395732</text:p>
          </table:table-cell>
          <table:table-cell office:value-type="float" office:value="0.31563962370314" calcext:value-type="float">
            <text:p>0.31563962370314</text:p>
          </table:table-cell>
          <table:table-cell office:value-type="float" office:value="0.319174176839023" calcext:value-type="float">
            <text:p>0.319174176839023</text:p>
          </table:table-cell>
          <table:table-cell office:value-type="float" office:value="0.316606550306254" calcext:value-type="float">
            <text:p>0.316606550306254</text:p>
          </table:table-cell>
          <table:table-cell office:value-type="float" office:value="0.318080763070415" calcext:value-type="float">
            <text:p>0.318080763070415</text:p>
          </table:table-cell>
          <table:table-cell office:value-type="float" office:value="0.31855746079789" calcext:value-type="float">
            <text:p>0.31855746079789</text:p>
          </table:table-cell>
          <table:table-cell office:value-type="float" office:value="0.313438971627478" calcext:value-type="float">
            <text:p>0.313438971627478</text:p>
          </table:table-cell>
          <table:table-cell office:value-type="float" office:value="0.313656937979141" calcext:value-type="float">
            <text:p>0.313656937979141</text:p>
          </table:table-cell>
          <table:table-cell office:value-type="float" office:value="0.319086037637983" calcext:value-type="float">
            <text:p>0.319086037637983</text:p>
          </table:table-cell>
          <table:table-cell office:value-type="float" office:value="0.319775365859561" calcext:value-type="float">
            <text:p>0.319775365859561</text:p>
          </table:table-cell>
          <table:table-cell office:value-type="float" office:value="0.318403630084123" calcext:value-type="float">
            <text:p>0.318403630084123</text:p>
          </table:table-cell>
          <table:table-cell office:value-type="float" office:value="0.316394308976617" calcext:value-type="float">
            <text:p>0.316394308976617</text:p>
          </table:table-cell>
          <table:table-cell office:value-type="float" office:value="0.320058836612165" calcext:value-type="float">
            <text:p>0.320058836612165</text:p>
          </table:table-cell>
          <table:table-cell office:value-type="float" office:value="0.318117376413315" calcext:value-type="float">
            <text:p>0.318117376413315</text:p>
          </table:table-cell>
          <table:table-cell office:value-type="float" office:value="0.316663865243711" calcext:value-type="float">
            <text:p>0.316663865243711</text:p>
          </table:table-cell>
          <table:table-cell office:value-type="float" office:value="0.316116053640143" calcext:value-type="float">
            <text:p>0.316116053640143</text:p>
          </table:table-cell>
          <table:table-cell office:value-type="float" office:value="0.317871953552171" calcext:value-type="float">
            <text:p>0.317871953552171</text:p>
          </table:table-cell>
          <table:table-cell office:value-type="float" office:value="0.318682786252367" calcext:value-type="float">
            <text:p>0.318682786252367</text:p>
          </table:table-cell>
          <table:table-cell office:value-type="float" office:value="0.321634582265921" calcext:value-type="float">
            <text:p>0.321634582265921</text:p>
          </table:table-cell>
          <table:table-cell office:value-type="float" office:value="0.316740322850353" calcext:value-type="float">
            <text:p>0.316740322850353</text:p>
          </table:table-cell>
          <table:table-cell office:value-type="float" office:value="0.317706045099152" calcext:value-type="float">
            <text:p>0.317706045099152</text:p>
          </table:table-cell>
          <table:table-cell office:value-type="float" office:value="0.320786097496675" calcext:value-type="float">
            <text:p>0.320786097496675</text:p>
          </table:table-cell>
          <table:table-cell office:value-type="float" office:value="0.320263980826214" calcext:value-type="float">
            <text:p>0.320263980826214</text:p>
          </table:table-cell>
          <table:table-cell office:value-type="float" office:value="0.317572220670833" calcext:value-type="float">
            <text:p>0.317572220670833</text:p>
          </table:table-cell>
          <table:table-cell office:value-type="float" office:value="0.321088562187616" calcext:value-type="float">
            <text:p>0.321088562187616</text:p>
          </table:table-cell>
          <table:table-cell office:value-type="float" office:value="0.321772517843894" calcext:value-type="float">
            <text:p>0.321772517843894</text:p>
          </table:table-cell>
          <table:table-cell office:value-type="float" office:value="0.318891673943657" calcext:value-type="float">
            <text:p>0.318891673943657</text:p>
          </table:table-cell>
          <table:table-cell office:value-type="float" office:value="0.315819243023491" calcext:value-type="float">
            <text:p>0.315819243023491</text:p>
          </table:table-cell>
          <table:table-cell office:value-type="float" office:value="0.316350986466218" calcext:value-type="float">
            <text:p>0.316350986466218</text:p>
          </table:table-cell>
          <table:table-cell office:value-type="float" office:value="0.319926386920195" calcext:value-type="float">
            <text:p>0.319926386920195</text:p>
          </table:table-cell>
          <table:table-cell office:value-type="float" office:value="0.320542507234165" calcext:value-type="float">
            <text:p>0.320542507234165</text:p>
          </table:table-cell>
          <table:table-cell office:value-type="float" office:value="0.318095166405954" calcext:value-type="float">
            <text:p>0.318095166405954</text:p>
          </table:table-cell>
          <table:table-cell office:value-type="float" office:value="0.314242882503656" calcext:value-type="float">
            <text:p>0.314242882503656</text:p>
          </table:table-cell>
          <table:table-cell office:value-type="float" office:value="0.317095024144872" calcext:value-type="float">
            <text:p>0.317095024144872</text:p>
          </table:table-cell>
          <table:table-cell office:value-type="float" office:value="0.320307083058514" calcext:value-type="float">
            <text:p>0.320307083058514</text:p>
          </table:table-cell>
          <table:table-cell office:value-type="float" office:value="0.31916981564095" calcext:value-type="float">
            <text:p>0.31916981564095</text:p>
          </table:table-cell>
          <table:table-cell office:value-type="float" office:value="0.313865117739805" calcext:value-type="float">
            <text:p>0.313865117739805</text:p>
          </table:table-cell>
          <table:table-cell office:value-type="float" office:value="0.317107950647331" calcext:value-type="float">
            <text:p>0.317107950647331</text:p>
          </table:table-cell>
          <table:table-cell office:value-type="float" office:value="0.318587570793403" calcext:value-type="float">
            <text:p>0.318587570793403</text:p>
          </table:table-cell>
          <table:table-cell office:value-type="float" office:value="0.317900487421693" calcext:value-type="float">
            <text:p>0.317900487421693</text:p>
          </table:table-cell>
          <table:table-cell office:value-type="float" office:value="0.316800076287388" calcext:value-type="float">
            <text:p>0.316800076287388</text:p>
          </table:table-cell>
          <table:table-cell office:value-type="float" office:value="0.314383178388667" calcext:value-type="float">
            <text:p>0.314383178388667</text:p>
          </table:table-cell>
          <table:table-cell office:value-type="float" office:value="0.313458768451591" calcext:value-type="float">
            <text:p>0.313458768451591</text:p>
          </table:table-cell>
          <table:table-cell office:value-type="float" office:value="0.31290535620011" calcext:value-type="float">
            <text:p>0.31290535620011</text:p>
          </table:table-cell>
          <table:table-cell office:value-type="float" office:value="0.317118847943128" calcext:value-type="float">
            <text:p>0.317118847943128</text:p>
          </table:table-cell>
          <table:table-cell office:value-type="float" office:value="0.318745644538266" calcext:value-type="float">
            <text:p>0.318745644538266</text:p>
          </table:table-cell>
          <table:table-cell office:value-type="float" office:value="0.318858722014915" calcext:value-type="float">
            <text:p>0.318858722014915</text:p>
          </table:table-cell>
          <table:table-cell office:value-type="float" office:value="0.317815071693161" calcext:value-type="float">
            <text:p>0.317815071693161</text:p>
          </table:table-cell>
          <table:table-cell office:value-type="float" office:value="0.314253397944747" calcext:value-type="float">
            <text:p>0.314253397944747</text:p>
          </table:table-cell>
          <table:table-cell office:value-type="float" office:value="0.312875660243182" calcext:value-type="float">
            <text:p>0.312875660243182</text:p>
          </table:table-cell>
          <table:table-cell office:value-type="float" office:value="0.316475399791135" calcext:value-type="float">
            <text:p>0.316475399791135</text:p>
          </table:table-cell>
          <table:table-cell office:value-type="float" office:value="0.317980360079939" calcext:value-type="float">
            <text:p>0.317980360079939</text:p>
          </table:table-cell>
          <table:table-cell office:value-type="float" office:value="0.31820508011341" calcext:value-type="float">
            <text:p>0.31820508011341</text:p>
          </table:table-cell>
          <table:table-cell office:value-type="float" office:value="0.313589118173592" calcext:value-type="float">
            <text:p>0.313589118173592</text:p>
          </table:table-cell>
          <table:table-cell office:value-type="float" office:value="0.3125699783787" calcext:value-type="float">
            <text:p>0.3125699783787</text:p>
          </table:table-cell>
          <table:table-cell office:value-type="float" office:value="0.31489040736957" calcext:value-type="float">
            <text:p>0.31489040736957</text:p>
          </table:table-cell>
          <table:table-cell office:value-type="float" office:value="0.31608966833263" calcext:value-type="float">
            <text:p>0.31608966833263</text:p>
          </table:table-cell>
          <table:table-cell office:value-type="float" office:value="0.319068580216809" calcext:value-type="float">
            <text:p>0.319068580216809</text:p>
          </table:table-cell>
          <table:table-cell office:value-type="float" office:value="0.31897819913785" calcext:value-type="float">
            <text:p>0.31897819913785</text:p>
          </table:table-cell>
          <table:table-cell office:value-type="float" office:value="0.315522848694509" calcext:value-type="float">
            <text:p>0.315522848694509</text:p>
          </table:table-cell>
          <table:table-cell office:value-type="float" office:value="0.313286070789324" calcext:value-type="float">
            <text:p>0.313286070789324</text:p>
          </table:table-cell>
          <table:table-cell office:value-type="float" office:value="0.315027192132412" calcext:value-type="float">
            <text:p>0.315027192132412</text:p>
          </table:table-cell>
          <table:table-cell office:value-type="float" office:value="0.317643722634735" calcext:value-type="float">
            <text:p>0.317643722634735</text:p>
          </table:table-cell>
          <table:table-cell office:value-type="float" office:value="0.317524731623775" calcext:value-type="float">
            <text:p>0.317524731623775</text:p>
          </table:table-cell>
          <table:table-cell office:value-type="float" office:value="0.312598563413054" calcext:value-type="float">
            <text:p>0.312598563413054</text:p>
          </table:table-cell>
          <table:table-cell office:value-type="float" office:value="0.314746118889851" calcext:value-type="float">
            <text:p>0.314746118889851</text:p>
          </table:table-cell>
          <table:table-cell office:value-type="float" office:value="0.316469939570612" calcext:value-type="float">
            <text:p>0.316469939570612</text:p>
          </table:table-cell>
          <table:table-cell office:value-type="float" office:value="0.317804123213358" calcext:value-type="float">
            <text:p>0.317804123213358</text:p>
          </table:table-cell>
          <table:table-cell office:value-type="float" office:value="0.319875991568821" calcext:value-type="float">
            <text:p>0.319875991568821</text:p>
          </table:table-cell>
          <table:table-cell office:value-type="float" office:value="0.316309942972481" calcext:value-type="float">
            <text:p>0.316309942972481</text:p>
          </table:table-cell>
          <table:table-cell office:value-type="float" office:value="0.315089702638765" calcext:value-type="float">
            <text:p>0.315089702638765</text:p>
          </table:table-cell>
          <table:table-cell office:value-type="float" office:value="0.317853089752447" calcext:value-type="float">
            <text:p>0.317853089752447</text:p>
          </table:table-cell>
          <table:table-cell office:value-type="float" office:value="0.318957099690013" calcext:value-type="float">
            <text:p>0.318957099690013</text:p>
          </table:table-cell>
          <table:table-cell office:value-type="float" office:value="0.318062144462753" calcext:value-type="float">
            <text:p>0.318062144462753</text:p>
          </table:table-cell>
          <table:table-cell office:value-type="float" office:value="0.315308552954079" calcext:value-type="float">
            <text:p>0.315308552954079</text:p>
          </table:table-cell>
          <table:table-cell office:value-type="float" office:value="0.318068513150918" calcext:value-type="float">
            <text:p>0.318068513150918</text:p>
          </table:table-cell>
          <table:table-cell office:value-type="float" office:value="0.31827586676355" calcext:value-type="float">
            <text:p>0.31827586676355</text:p>
          </table:table-cell>
          <table:table-cell office:value-type="float" office:value="0.320990569644048" calcext:value-type="float">
            <text:p>0.320990569644048</text:p>
          </table:table-cell>
          <table:table-cell office:value-type="float" office:value="0.317412642501793" calcext:value-type="float">
            <text:p>0.317412642501793</text:p>
          </table:table-cell>
          <table:table-cell office:value-type="float" office:value="0.318387519508904" calcext:value-type="float">
            <text:p>0.318387519508904</text:p>
          </table:table-cell>
          <table:table-cell office:value-type="float" office:value="0.321644547094518" calcext:value-type="float">
            <text:p>0.321644547094518</text:p>
          </table:table-cell>
          <table:table-cell office:value-type="float" office:value="0.323859865955937" calcext:value-type="float">
            <text:p>0.323859865955937</text:p>
          </table:table-cell>
          <table:table-cell office:value-type="float" office:value="0.318632881763712" calcext:value-type="float">
            <text:p>0.318632881763712</text:p>
          </table:table-cell>
          <table:table-cell office:value-type="float" office:value="0.322053975770032" calcext:value-type="float">
            <text:p>0.322053975770032</text:p>
          </table:table-cell>
          <table:table-cell office:value-type="float" office:value="0.322520848904025" calcext:value-type="float">
            <text:p>0.322520848904025</text:p>
          </table:table-cell>
          <table:table-cell office:value-type="float" office:value="0.31586161093511" calcext:value-type="float">
            <text:p>0.31586161093511</text:p>
          </table:table-cell>
          <table:table-cell office:value-type="float" office:value="0.315148575990476" calcext:value-type="float">
            <text:p>0.315148575990476</text:p>
          </table:table-cell>
          <table:table-cell office:value-type="float" office:value="0.313192176089464" calcext:value-type="float">
            <text:p>0.313192176089464</text:p>
          </table:table-cell>
          <table:table-cell office:value-type="float" office:value="0.312016374686961" calcext:value-type="float">
            <text:p>0.312016374686961</text:p>
          </table:table-cell>
          <table:table-cell office:value-type="float" office:value="0.312329380930345" calcext:value-type="float">
            <text:p>0.312329380930345</text:p>
          </table:table-cell>
          <table:table-cell office:value-type="float" office:value="0.312397649057887" calcext:value-type="float">
            <text:p>0.312397649057887</text:p>
          </table:table-cell>
          <table:table-cell office:value-type="float" office:value="0.312735198530007" calcext:value-type="float">
            <text:p>0.312735198530007</text:p>
          </table:table-cell>
          <table:table-cell office:value-type="float" office:value="0.312733570383519" calcext:value-type="float">
            <text:p>0.312733570383519</text:p>
          </table:table-cell>
          <table:table-cell office:value-type="float" office:value="0.312621838477377" calcext:value-type="float">
            <text:p>0.312621838477377</text:p>
          </table:table-cell>
          <table:table-cell office:value-type="float" office:value="0.312371013015991" calcext:value-type="float">
            <text:p>0.312371013015991</text:p>
          </table:table-cell>
          <table:table-cell office:value-type="float" office:value="0.312521155514307" calcext:value-type="float">
            <text:p>0.312521155514307</text:p>
          </table:table-cell>
          <table:table-cell office:value-type="float" office:value="0.312599032313476" calcext:value-type="float">
            <text:p>0.312599032313476</text:p>
          </table:table-cell>
          <table:table-cell office:value-type="float" office:value="0.31271030795781" calcext:value-type="float">
            <text:p>0.31271030795781</text:p>
          </table:table-cell>
          <table:table-cell office:value-type="float" office:value="0.312706375682062" calcext:value-type="float">
            <text:p>0.312706375682062</text:p>
          </table:table-cell>
          <table:table-cell office:value-type="float" office:value="0.312605558252458" calcext:value-type="float">
            <text:p>0.312605558252458</text:p>
          </table:table-cell>
          <table:table-cell office:value-type="float" office:value="0.312329094029622" calcext:value-type="float">
            <text:p>0.312329094029622</text:p>
          </table:table-cell>
          <table:table-cell office:value-type="float" office:value="0.312385468703529" calcext:value-type="float">
            <text:p>0.312385468703529</text:p>
          </table:table-cell>
          <table:table-cell office:value-type="float" office:value="0.312399331532971" calcext:value-type="float">
            <text:p>0.312399331532971</text:p>
          </table:table-cell>
          <table:table-cell office:value-type="float" office:value="0.312136644681974" calcext:value-type="float">
            <text:p>0.312136644681974</text:p>
          </table:table-cell>
          <table:table-cell office:value-type="float" office:value="0.311878511211738" calcext:value-type="float">
            <text:p>0.311878511211738</text:p>
          </table:table-cell>
          <table:table-cell office:value-type="float" office:value="0.312054881199273" calcext:value-type="float">
            <text:p>0.312054881199273</text:p>
          </table:table-cell>
          <table:table-cell office:value-type="float" office:value="0.311828451257138" calcext:value-type="float">
            <text:p>0.311828451257138</text:p>
          </table:table-cell>
          <table:table-cell office:value-type="float" office:value="0.311536195348383" calcext:value-type="float">
            <text:p>0.311536195348383</text:p>
          </table:table-cell>
          <table:table-cell office:value-type="float" office:value="0.311374096010425" calcext:value-type="float">
            <text:p>0.311374096010425</text:p>
          </table:table-cell>
          <table:table-cell office:value-type="float" office:value="0.311343536311193" calcext:value-type="float">
            <text:p>0.311343536311193</text:p>
          </table:table-cell>
          <table:table-cell office:value-type="float" office:value="0.311348298394773" calcext:value-type="float">
            <text:p>0.311348298394773</text:p>
          </table:table-cell>
          <table:table-cell office:value-type="float" office:value="0.311214610592435" calcext:value-type="float">
            <text:p>0.311214610592435</text:p>
          </table:table-cell>
          <table:table-cell office:value-type="float" office:value="0.311122204340941" calcext:value-type="float">
            <text:p>0.311122204340941</text:p>
          </table:table-cell>
          <table:table-cell office:value-type="float" office:value="0.311014154136862" calcext:value-type="float">
            <text:p>0.311014154136862</text:p>
          </table:table-cell>
          <table:table-cell office:value-type="float" office:value="0.311058069607155" calcext:value-type="float">
            <text:p>0.311058069607155</text:p>
          </table:table-cell>
          <table:table-cell office:value-type="float" office:value="0.311023649967565" calcext:value-type="float">
            <text:p>0.311023649967565</text:p>
          </table:table-cell>
          <table:table-cell office:value-type="float" office:value="0.310975771225638" calcext:value-type="float">
            <text:p>0.310975771225638</text:p>
          </table:table-cell>
          <table:table-cell office:value-type="float" office:value="0.310834910266712" calcext:value-type="float">
            <text:p>0.310834910266712</text:p>
          </table:table-cell>
          <table:table-cell office:value-type="float" office:value="0.310822205470646" calcext:value-type="float">
            <text:p>0.310822205470646</text:p>
          </table:table-cell>
          <table:table-cell office:value-type="float" office:value="0.31083029993123" calcext:value-type="float">
            <text:p>0.31083029993123</text:p>
          </table:table-cell>
          <table:table-cell office:value-type="float" office:value="0.310727825652372" calcext:value-type="float">
            <text:p>0.310727825652372</text:p>
          </table:table-cell>
          <table:table-cell office:value-type="float" office:value="0.310755518661862" calcext:value-type="float">
            <text:p>0.310755518661862</text:p>
          </table:table-cell>
          <table:table-cell office:value-type="float" office:value="0.310709694033055" calcext:value-type="float">
            <text:p>0.310709694033055</text:p>
          </table:table-cell>
          <table:table-cell office:value-type="float" office:value="0.310673291066279" calcext:value-type="float">
            <text:p>0.310673291066279</text:p>
          </table:table-cell>
          <table:table-cell office:value-type="float" office:value="0.310635434404365" calcext:value-type="float">
            <text:p>0.310635434404365</text:p>
          </table:table-cell>
          <table:table-cell office:value-type="float" office:value="0.310593864045769" calcext:value-type="float">
            <text:p>0.310593864045769</text:p>
          </table:table-cell>
          <table:table-cell office:value-type="float" office:value="0.310630894489101" calcext:value-type="float">
            <text:p>0.310630894489101</text:p>
          </table:table-cell>
          <table:table-cell office:value-type="float" office:value="0.310627623920235" calcext:value-type="float">
            <text:p>0.310627623920235</text:p>
          </table:table-cell>
          <table:table-cell office:value-type="float" office:value="0.310627345912701" calcext:value-type="float">
            <text:p>0.310627345912701</text:p>
          </table:table-cell>
          <table:table-cell office:value-type="float" office:value="0.310622095275927" calcext:value-type="float">
            <text:p>0.310622095275927</text:p>
          </table:table-cell>
          <table:table-cell office:value-type="float" office:value="0.310581111483499" calcext:value-type="float">
            <text:p>0.310581111483499</text:p>
          </table:table-cell>
          <table:table-cell office:value-type="float" office:value="0.310611450992791" calcext:value-type="float">
            <text:p>0.310611450992791</text:p>
          </table:table-cell>
          <table:table-cell office:value-type="float" office:value="0.310615471597551" calcext:value-type="float">
            <text:p>0.310615471597551</text:p>
          </table:table-cell>
          <table:table-cell office:value-type="float" office:value="0.310601132572379" calcext:value-type="float">
            <text:p>0.310601132572379</text:p>
          </table:table-cell>
          <table:table-cell office:value-type="float" office:value="0.310584634654747" calcext:value-type="float">
            <text:p>0.310584634654747</text:p>
          </table:table-cell>
          <table:table-cell office:value-type="float" office:value="0.310575018623133" calcext:value-type="float">
            <text:p>0.310575018623133</text:p>
          </table:table-cell>
          <table:table-cell office:value-type="float" office:value="0.310587330042065" calcext:value-type="float">
            <text:p>0.310587330042065</text:p>
          </table:table-cell>
          <table:table-cell office:value-type="float" office:value="0.310576467659151" calcext:value-type="float">
            <text:p>0.310576467659151</text:p>
          </table:table-cell>
          <table:table-cell office:value-type="float" office:value="0.310603544542651" calcext:value-type="float">
            <text:p>0.310603544542651</text:p>
          </table:table-cell>
          <table:table-cell office:value-type="float" office:value="0.310550128625829" calcext:value-type="float">
            <text:p>0.310550128625829</text:p>
          </table:table-cell>
          <table:table-cell office:value-type="float" office:value="0.310580287135777" calcext:value-type="float">
            <text:p>0.310580287135777</text:p>
          </table:table-cell>
          <table:table-cell office:value-type="float" office:value="0.3105653955087" calcext:value-type="float">
            <text:p>0.3105653955087</text:p>
          </table:table-cell>
          <table:table-cell office:value-type="float" office:value="0.310573966424989" calcext:value-type="float">
            <text:p>0.310573966424989</text:p>
          </table:table-cell>
          <table:table-cell office:value-type="float" office:value="0.310555694799144" calcext:value-type="float">
            <text:p>0.310555694799144</text:p>
          </table:table-cell>
          <table:table-cell office:value-type="float" office:value="0.310571022525093" calcext:value-type="float">
            <text:p>0.310571022525093</text:p>
          </table:table-cell>
          <table:table-cell office:value-type="float" office:value="0.310554971363061" calcext:value-type="float">
            <text:p>0.310554971363061</text:p>
          </table:table-cell>
          <table:table-cell office:value-type="float" office:value="0.310588935749835" calcext:value-type="float">
            <text:p>0.310588935749835</text:p>
          </table:table-cell>
          <table:table-cell office:value-type="float" office:value="0.310568873238362" calcext:value-type="float">
            <text:p>0.310568873238362</text:p>
          </table:table-cell>
          <table:table-cell office:value-type="float" office:value="0.310553070383245" calcext:value-type="float">
            <text:p>0.310553070383245</text:p>
          </table:table-cell>
          <table:table-cell office:value-type="float" office:value="0.310563655187966" calcext:value-type="float">
            <text:p>0.310563655187966</text:p>
          </table:table-cell>
          <table:table-cell office:value-type="float" office:value="0.310557718687617" calcext:value-type="float">
            <text:p>0.310557718687617</text:p>
          </table:table-cell>
          <table:table-cell office:value-type="float" office:value="0.310556376111345" calcext:value-type="float">
            <text:p>0.310556376111345</text:p>
          </table:table-cell>
          <table:table-cell office:value-type="float" office:value="0.310541525904726" calcext:value-type="float">
            <text:p>0.310541525904726</text:p>
          </table:table-cell>
          <table:table-cell office:value-type="float" office:value="0.310545677538207" calcext:value-type="float">
            <text:p>0.310545677538207</text:p>
          </table:table-cell>
          <table:table-cell office:value-type="float" office:value="0.310577035328238" calcext:value-type="float">
            <text:p>0.310577035328238</text:p>
          </table:table-cell>
          <table:table-cell office:value-type="float" office:value="0.310547771558128" calcext:value-type="float">
            <text:p>0.310547771558128</text:p>
          </table:table-cell>
          <table:table-cell office:value-type="float" office:value="0.310547518492212" calcext:value-type="float">
            <text:p>0.310547518492212</text:p>
          </table:table-cell>
          <table:table-cell office:value-type="float" office:value="0.310556412105518" calcext:value-type="float">
            <text:p>0.310556412105518</text:p>
          </table:table-cell>
          <table:table-cell office:value-type="float" office:value="0.310559817578199" calcext:value-type="float">
            <text:p>0.310559817578199</text:p>
          </table:table-cell>
          <table:table-cell office:value-type="float" office:value="0.310534546064476" calcext:value-type="float">
            <text:p>0.310534546064476</text:p>
          </table:table-cell>
          <table:table-cell office:value-type="float" office:value="0.310560951278286" calcext:value-type="float">
            <text:p>0.310560951278286</text:p>
          </table:table-cell>
          <table:table-cell office:value-type="float" office:value="0.310565723419104" calcext:value-type="float">
            <text:p>0.310565723419104</text:p>
          </table:table-cell>
          <table:table-cell office:value-type="float" office:value="0.310552965399002" calcext:value-type="float">
            <text:p>0.310552965399002</text:p>
          </table:table-cell>
          <table:table-cell office:value-type="float" office:value="0.310555192330819" calcext:value-type="float">
            <text:p>0.310555192330819</text:p>
          </table:table-cell>
          <table:table-cell office:value-type="float" office:value="0.310547568937807" calcext:value-type="float">
            <text:p>0.310547568937807</text:p>
          </table:table-cell>
          <table:table-cell office:value-type="float" office:value="0.310547952266503" calcext:value-type="float">
            <text:p>0.310547952266503</text:p>
          </table:table-cell>
          <table:table-cell office:value-type="float" office:value="0.310530414738443" calcext:value-type="float">
            <text:p>0.310530414738443</text:p>
          </table:table-cell>
          <table:table-cell office:value-type="float" office:value="0.31056244066631" calcext:value-type="float">
            <text:p>0.31056244066631</text:p>
          </table:table-cell>
          <table:table-cell office:value-type="float" office:value="0.310520422468277" calcext:value-type="float">
            <text:p>0.310520422468277</text:p>
          </table:table-cell>
          <table:table-cell office:value-type="float" office:value="0.310539922799283" calcext:value-type="float">
            <text:p>0.310539922799283</text:p>
          </table:table-cell>
          <table:table-cell office:value-type="float" office:value="0.310547812604023" calcext:value-type="float">
            <text:p>0.310547812604023</text:p>
          </table:table-cell>
          <table:table-cell office:value-type="float" office:value="0.310563666857504" calcext:value-type="float">
            <text:p>0.310563666857504</text:p>
          </table:table-cell>
          <table:table-cell office:value-type="float" office:value="0.310535485652422" calcext:value-type="float">
            <text:p>0.310535485652422</text:p>
          </table:table-cell>
          <table:table-cell office:value-type="float" office:value="0.310529303263591" calcext:value-type="float">
            <text:p>0.310529303263591</text:p>
          </table:table-cell>
          <table:table-cell office:value-type="float" office:value="0.310510695475398" calcext:value-type="float">
            <text:p>0.310510695475398</text:p>
          </table:table-cell>
          <table:table-cell office:value-type="float" office:value="0.310522979386233" calcext:value-type="float">
            <text:p>0.310522979386233</text:p>
          </table:table-cell>
          <table:table-cell office:value-type="float" office:value="0.310554309651753" calcext:value-type="float">
            <text:p>0.310554309651753</text:p>
          </table:table-cell>
          <table:table-cell office:value-type="float" office:value="0.310534699181726" calcext:value-type="float">
            <text:p>0.310534699181726</text:p>
          </table:table-cell>
          <table:table-cell office:value-type="float" office:value="0.310526111933786" calcext:value-type="float">
            <text:p>0.310526111933786</text:p>
          </table:table-cell>
          <table:table-cell office:value-type="float" office:value="0.310568920410002" calcext:value-type="float">
            <text:p>0.310568920410002</text:p>
          </table:table-cell>
          <table:table-cell office:value-type="float" office:value="0.310513513397051" calcext:value-type="float">
            <text:p>0.310513513397051</text:p>
          </table:table-cell>
          <table:table-cell office:value-type="float" office:value="0.310514840922379" calcext:value-type="float">
            <text:p>0.310514840922379</text:p>
          </table:table-cell>
          <table:table-cell office:value-type="float" office:value="0.310541658653615" calcext:value-type="float">
            <text:p>0.310541658653615</text:p>
          </table:table-cell>
          <table:table-cell office:value-type="float" office:value="0.310525227998268" calcext:value-type="float">
            <text:p>0.310525227998268</text:p>
          </table:table-cell>
          <table:table-cell office:value-type="float" office:value="0.310492926799943" calcext:value-type="float">
            <text:p>0.310492926799943</text:p>
          </table:table-cell>
          <table:table-cell office:value-type="float" office:value="0.310539010667119" calcext:value-type="float">
            <text:p>0.310539010667119</text:p>
          </table:table-cell>
          <table:table-cell office:value-type="float" office:value="0.310540477518462" calcext:value-type="float">
            <text:p>0.310540477518462</text:p>
          </table:table-cell>
          <table:table-cell office:value-type="float" office:value="0.31051672265074" calcext:value-type="float">
            <text:p>0.31051672265074</text:p>
          </table:table-cell>
          <table:table-cell office:value-type="float" office:value="0.3104981840377" calcext:value-type="float">
            <text:p>0.3104981840377</text:p>
          </table:table-cell>
          <table:table-cell office:value-type="float" office:value="0.310510522519376" calcext:value-type="float">
            <text:p>0.310510522519376</text:p>
          </table:table-cell>
          <table:table-cell office:value-type="float" office:value="0.310511522206059" calcext:value-type="float">
            <text:p>0.310511522206059</text:p>
          </table:table-cell>
          <table:table-cell office:value-type="float" office:value="0.3105050961566" calcext:value-type="float">
            <text:p>0.3105050961566</text:p>
          </table:table-cell>
          <table:table-cell office:value-type="float" office:value="0.310503255783173" calcext:value-type="float">
            <text:p>0.310503255783173</text:p>
          </table:table-cell>
          <table:table-cell office:value-type="float" office:value="0.310518949938939" calcext:value-type="float">
            <text:p>0.310518949938939</text:p>
          </table:table-cell>
          <table:table-cell office:value-type="float" office:value="0.310486203798259" calcext:value-type="float">
            <text:p>0.310486203798259</text:p>
          </table:table-cell>
          <table:table-cell office:value-type="float" office:value="0.310474295210727" calcext:value-type="float">
            <text:p>0.310474295210727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52739878399864" calcext:value-type="float">
            <text:p>-0.352739878399864</text:p>
          </table:table-cell>
          <table:table-cell office:value-type="float" office:value="-0.353682235106002" calcext:value-type="float">
            <text:p>-0.353682235106002</text:p>
          </table:table-cell>
          <table:table-cell office:value-type="float" office:value="-0.353740012916889" calcext:value-type="float">
            <text:p>-0.353740012916889</text:p>
          </table:table-cell>
          <table:table-cell office:value-type="float" office:value="-0.352666887247176" calcext:value-type="float">
            <text:p>-0.352666887247176</text:p>
          </table:table-cell>
          <table:table-cell office:value-type="float" office:value="-0.353706257005451" calcext:value-type="float">
            <text:p>-0.353706257005451</text:p>
          </table:table-cell>
          <table:table-cell office:value-type="float" office:value="-0.353014268245082" calcext:value-type="float">
            <text:p>-0.353014268245082</text:p>
          </table:table-cell>
          <table:table-cell office:value-type="float" office:value="-0.353085337208755" calcext:value-type="float">
            <text:p>-0.353085337208755</text:p>
          </table:table-cell>
          <table:table-cell office:value-type="float" office:value="-0.353501587867498" calcext:value-type="float">
            <text:p>-0.353501587867498</text:p>
          </table:table-cell>
          <table:table-cell office:value-type="float" office:value="-0.353913821708579" calcext:value-type="float">
            <text:p>-0.353913821708579</text:p>
          </table:table-cell>
          <table:table-cell office:value-type="float" office:value="-0.353858124078361" calcext:value-type="float">
            <text:p>-0.353858124078361</text:p>
          </table:table-cell>
          <table:table-cell office:value-type="float" office:value="-0.353999098287796" calcext:value-type="float">
            <text:p>-0.353999098287796</text:p>
          </table:table-cell>
          <table:table-cell office:value-type="float" office:value="-0.354401711585367" calcext:value-type="float">
            <text:p>-0.354401711585367</text:p>
          </table:table-cell>
          <table:table-cell office:value-type="float" office:value="-0.353432650141785" calcext:value-type="float">
            <text:p>-0.353432650141785</text:p>
          </table:table-cell>
          <table:table-cell office:value-type="float" office:value="-0.353711275393942" calcext:value-type="float">
            <text:p>-0.353711275393942</text:p>
          </table:table-cell>
          <table:table-cell office:value-type="float" office:value="-0.353136653361211" calcext:value-type="float">
            <text:p>-0.353136653361211</text:p>
          </table:table-cell>
          <table:table-cell office:value-type="float" office:value="-0.35308641868542" calcext:value-type="float">
            <text:p>-0.35308641868542</text:p>
          </table:table-cell>
          <table:table-cell office:value-type="float" office:value="-0.353138565989888" calcext:value-type="float">
            <text:p>-0.353138565989888</text:p>
          </table:table-cell>
          <table:table-cell office:value-type="float" office:value="-0.353647201828608" calcext:value-type="float">
            <text:p>-0.353647201828608</text:p>
          </table:table-cell>
          <table:table-cell office:value-type="float" office:value="-0.353970664592789" calcext:value-type="float">
            <text:p>-0.353970664592789</text:p>
          </table:table-cell>
          <table:table-cell office:value-type="float" office:value="-0.353888521741128" calcext:value-type="float">
            <text:p>-0.353888521741128</text:p>
          </table:table-cell>
          <table:table-cell office:value-type="float" office:value="-0.353430461131478" calcext:value-type="float">
            <text:p>-0.353430461131478</text:p>
          </table:table-cell>
          <table:table-cell office:value-type="float" office:value="-0.353875998389263" calcext:value-type="float">
            <text:p>-0.353875998389263</text:p>
          </table:table-cell>
          <table:table-cell office:value-type="float" office:value="-0.35433304738605" calcext:value-type="float">
            <text:p>-0.35433304738605</text:p>
          </table:table-cell>
          <table:table-cell office:value-type="float" office:value="-0.353722065579999" calcext:value-type="float">
            <text:p>-0.353722065579999</text:p>
          </table:table-cell>
          <table:table-cell office:value-type="float" office:value="-0.353682830472998" calcext:value-type="float">
            <text:p>-0.353682830472998</text:p>
          </table:table-cell>
          <table:table-cell office:value-type="float" office:value="-0.353715464986779" calcext:value-type="float">
            <text:p>-0.353715464986779</text:p>
          </table:table-cell>
          <table:table-cell office:value-type="float" office:value="-0.353449956293482" calcext:value-type="float">
            <text:p>-0.353449956293482</text:p>
          </table:table-cell>
          <table:table-cell office:value-type="float" office:value="-0.353800842543676" calcext:value-type="float">
            <text:p>-0.353800842543676</text:p>
          </table:table-cell>
          <table:table-cell office:value-type="float" office:value="-0.35340426161299" calcext:value-type="float">
            <text:p>-0.35340426161299</text:p>
          </table:table-cell>
          <table:table-cell office:value-type="float" office:value="-0.353663405950557" calcext:value-type="float">
            <text:p>-0.353663405950557</text:p>
          </table:table-cell>
          <table:table-cell office:value-type="float" office:value="-0.353367232261989" calcext:value-type="float">
            <text:p>-0.353367232261989</text:p>
          </table:table-cell>
          <table:table-cell office:value-type="float" office:value="-0.353869220538494" calcext:value-type="float">
            <text:p>-0.353869220538494</text:p>
          </table:table-cell>
          <table:table-cell office:value-type="float" office:value="-0.353955942699241" calcext:value-type="float">
            <text:p>-0.353955942699241</text:p>
          </table:table-cell>
          <table:table-cell office:value-type="float" office:value="-0.354432763934727" calcext:value-type="float">
            <text:p>-0.354432763934727</text:p>
          </table:table-cell>
          <table:table-cell office:value-type="float" office:value="-0.35396354103342" calcext:value-type="float">
            <text:p>-0.35396354103342</text:p>
          </table:table-cell>
          <table:table-cell office:value-type="float" office:value="-0.354281999599011" calcext:value-type="float">
            <text:p>-0.354281999599011</text:p>
          </table:table-cell>
          <table:table-cell office:value-type="float" office:value="-0.353898911602578" calcext:value-type="float">
            <text:p>-0.353898911602578</text:p>
          </table:table-cell>
          <table:table-cell office:value-type="float" office:value="-0.35334393370282" calcext:value-type="float">
            <text:p>-0.35334393370282</text:p>
          </table:table-cell>
          <table:table-cell office:value-type="float" office:value="-0.354440410883155" calcext:value-type="float">
            <text:p>-0.354440410883155</text:p>
          </table:table-cell>
          <table:table-cell office:value-type="float" office:value="-0.353780584105195" calcext:value-type="float">
            <text:p>-0.353780584105195</text:p>
          </table:table-cell>
          <table:table-cell office:value-type="float" office:value="-0.353970246193898" calcext:value-type="float">
            <text:p>-0.353970246193898</text:p>
          </table:table-cell>
          <table:table-cell office:value-type="float" office:value="-0.353804443847454" calcext:value-type="float">
            <text:p>-0.353804443847454</text:p>
          </table:table-cell>
          <table:table-cell office:value-type="float" office:value="-0.353890451540198" calcext:value-type="float">
            <text:p>-0.353890451540198</text:p>
          </table:table-cell>
          <table:table-cell office:value-type="float" office:value="-0.353981867801601" calcext:value-type="float">
            <text:p>-0.353981867801601</text:p>
          </table:table-cell>
          <table:table-cell office:value-type="float" office:value="-0.354415710064663" calcext:value-type="float">
            <text:p>-0.354415710064663</text:p>
          </table:table-cell>
          <table:table-cell office:value-type="float" office:value="-0.352521963098224" calcext:value-type="float">
            <text:p>-0.352521963098224</text:p>
          </table:table-cell>
          <table:table-cell office:value-type="float" office:value="-0.353828995188347" calcext:value-type="float">
            <text:p>-0.353828995188347</text:p>
          </table:table-cell>
          <table:table-cell office:value-type="float" office:value="-0.353116111863942" calcext:value-type="float">
            <text:p>-0.353116111863942</text:p>
          </table:table-cell>
          <table:table-cell office:value-type="float" office:value="-0.354095204204872" calcext:value-type="float">
            <text:p>-0.354095204204872</text:p>
          </table:table-cell>
          <table:table-cell office:value-type="float" office:value="-0.35287314186683" calcext:value-type="float">
            <text:p>-0.35287314186683</text:p>
          </table:table-cell>
          <table:table-cell office:value-type="float" office:value="-0.353670681580834" calcext:value-type="float">
            <text:p>-0.353670681580834</text:p>
          </table:table-cell>
          <table:table-cell office:value-type="float" office:value="-0.353999533968261" calcext:value-type="float">
            <text:p>-0.353999533968261</text:p>
          </table:table-cell>
          <table:table-cell office:value-type="float" office:value="-0.353981785437905" calcext:value-type="float">
            <text:p>-0.353981785437905</text:p>
          </table:table-cell>
          <table:table-cell office:value-type="float" office:value="-0.353823351992687" calcext:value-type="float">
            <text:p>-0.353823351992687</text:p>
          </table:table-cell>
          <table:table-cell office:value-type="float" office:value="-0.353525591165563" calcext:value-type="float">
            <text:p>-0.353525591165563</text:p>
          </table:table-cell>
          <table:table-cell office:value-type="float" office:value="-0.35225380070852" calcext:value-type="float">
            <text:p>-0.35225380070852</text:p>
          </table:table-cell>
          <table:table-cell office:value-type="float" office:value="-0.352252022193107" calcext:value-type="float">
            <text:p>-0.352252022193107</text:p>
          </table:table-cell>
          <table:table-cell office:value-type="float" office:value="-0.352556875461935" calcext:value-type="float">
            <text:p>-0.352556875461935</text:p>
          </table:table-cell>
          <table:table-cell office:value-type="float" office:value="-0.353717693105661" calcext:value-type="float">
            <text:p>-0.353717693105661</text:p>
          </table:table-cell>
          <table:table-cell office:value-type="float" office:value="-0.353932935413958" calcext:value-type="float">
            <text:p>-0.353932935413958</text:p>
          </table:table-cell>
          <table:table-cell office:value-type="float" office:value="-0.353754105961626" calcext:value-type="float">
            <text:p>-0.353754105961626</text:p>
          </table:table-cell>
          <table:table-cell office:value-type="float" office:value="-0.353617814947333" calcext:value-type="float">
            <text:p>-0.353617814947333</text:p>
          </table:table-cell>
          <table:table-cell office:value-type="float" office:value="-0.353750133549438" calcext:value-type="float">
            <text:p>-0.353750133549438</text:p>
          </table:table-cell>
          <table:table-cell office:value-type="float" office:value="-0.354332754105092" calcext:value-type="float">
            <text:p>-0.354332754105092</text:p>
          </table:table-cell>
          <table:table-cell office:value-type="float" office:value="-0.353547602031313" calcext:value-type="float">
            <text:p>-0.353547602031313</text:p>
          </table:table-cell>
          <table:table-cell office:value-type="float" office:value="-0.352956257593088" calcext:value-type="float">
            <text:p>-0.352956257593088</text:p>
          </table:table-cell>
          <table:table-cell office:value-type="float" office:value="-0.353858752066671" calcext:value-type="float">
            <text:p>-0.353858752066671</text:p>
          </table:table-cell>
          <table:table-cell office:value-type="float" office:value="-0.353181069036603" calcext:value-type="float">
            <text:p>-0.353181069036603</text:p>
          </table:table-cell>
          <table:table-cell office:value-type="float" office:value="-0.352563159152921" calcext:value-type="float">
            <text:p>-0.352563159152921</text:p>
          </table:table-cell>
          <table:table-cell office:value-type="float" office:value="-0.352568669017815" calcext:value-type="float">
            <text:p>-0.352568669017815</text:p>
          </table:table-cell>
          <table:table-cell office:value-type="float" office:value="-0.353040128977849" calcext:value-type="float">
            <text:p>-0.353040128977849</text:p>
          </table:table-cell>
          <table:table-cell office:value-type="float" office:value="-0.353374692603702" calcext:value-type="float">
            <text:p>-0.353374692603702</text:p>
          </table:table-cell>
          <table:table-cell office:value-type="float" office:value="-0.352065740370416" calcext:value-type="float">
            <text:p>-0.352065740370416</text:p>
          </table:table-cell>
          <table:table-cell office:value-type="float" office:value="-0.352270070985201" calcext:value-type="float">
            <text:p>-0.352270070985201</text:p>
          </table:table-cell>
          <table:table-cell office:value-type="float" office:value="-0.352650774907502" calcext:value-type="float">
            <text:p>-0.352650774907502</text:p>
          </table:table-cell>
          <table:table-cell office:value-type="float" office:value="-0.353120355943055" calcext:value-type="float">
            <text:p>-0.353120355943055</text:p>
          </table:table-cell>
          <table:table-cell office:value-type="float" office:value="-0.353764167414729" calcext:value-type="float">
            <text:p>-0.353764167414729</text:p>
          </table:table-cell>
          <table:table-cell office:value-type="float" office:value="-0.353362675057634" calcext:value-type="float">
            <text:p>-0.353362675057634</text:p>
          </table:table-cell>
          <table:table-cell office:value-type="float" office:value="-0.353034822170075" calcext:value-type="float">
            <text:p>-0.353034822170075</text:p>
          </table:table-cell>
          <table:table-cell office:value-type="float" office:value="-0.352671702148974" calcext:value-type="float">
            <text:p>-0.352671702148974</text:p>
          </table:table-cell>
          <table:table-cell office:value-type="float" office:value="-0.353217121553598" calcext:value-type="float">
            <text:p>-0.353217121553598</text:p>
          </table:table-cell>
          <table:table-cell office:value-type="float" office:value="-0.353659331707125" calcext:value-type="float">
            <text:p>-0.353659331707125</text:p>
          </table:table-cell>
          <table:table-cell office:value-type="float" office:value="-0.352421696009124" calcext:value-type="float">
            <text:p>-0.352421696009124</text:p>
          </table:table-cell>
          <table:table-cell office:value-type="float" office:value="-0.353140379130063" calcext:value-type="float">
            <text:p>-0.353140379130063</text:p>
          </table:table-cell>
          <table:table-cell office:value-type="float" office:value="-0.353032324488663" calcext:value-type="float">
            <text:p>-0.353032324488663</text:p>
          </table:table-cell>
          <table:table-cell office:value-type="float" office:value="-0.352264772093496" calcext:value-type="float">
            <text:p>-0.352264772093496</text:p>
          </table:table-cell>
          <table:table-cell office:value-type="float" office:value="-0.352311181755113" calcext:value-type="float">
            <text:p>-0.352311181755113</text:p>
          </table:table-cell>
          <table:table-cell office:value-type="float" office:value="-0.353372636882281" calcext:value-type="float">
            <text:p>-0.353372636882281</text:p>
          </table:table-cell>
          <table:table-cell office:value-type="float" office:value="-0.352716083891789" calcext:value-type="float">
            <text:p>-0.352716083891789</text:p>
          </table:table-cell>
          <table:table-cell office:value-type="float" office:value="-0.352937417763525" calcext:value-type="float">
            <text:p>-0.352937417763525</text:p>
          </table:table-cell>
          <table:table-cell office:value-type="float" office:value="-0.353838905407562" calcext:value-type="float">
            <text:p>-0.353838905407562</text:p>
          </table:table-cell>
          <table:table-cell office:value-type="float" office:value="-0.353341605583309" calcext:value-type="float">
            <text:p>-0.353341605583309</text:p>
          </table:table-cell>
          <table:table-cell office:value-type="float" office:value="-0.35269458136231" calcext:value-type="float">
            <text:p>-0.35269458136231</text:p>
          </table:table-cell>
          <table:table-cell office:value-type="float" office:value="-0.356323271251231" calcext:value-type="float">
            <text:p>-0.356323271251231</text:p>
          </table:table-cell>
          <table:table-cell office:value-type="float" office:value="-0.363627570754916" calcext:value-type="float">
            <text:p>-0.363627570754916</text:p>
          </table:table-cell>
          <table:table-cell office:value-type="float" office:value="-0.36155134745146" calcext:value-type="float">
            <text:p>-0.36155134745146</text:p>
          </table:table-cell>
          <table:table-cell office:value-type="float" office:value="-0.367218918469102" calcext:value-type="float">
            <text:p>-0.367218918469102</text:p>
          </table:table-cell>
          <table:table-cell office:value-type="float" office:value="-0.376638940335204" calcext:value-type="float">
            <text:p>-0.376638940335204</text:p>
          </table:table-cell>
          <table:table-cell office:value-type="float" office:value="-0.353043397360997" calcext:value-type="float">
            <text:p>-0.353043397360997</text:p>
          </table:table-cell>
          <table:table-cell office:value-type="float" office:value="-0.372471506898049" calcext:value-type="float">
            <text:p>-0.372471506898049</text:p>
          </table:table-cell>
          <table:table-cell office:value-type="float" office:value="-0.349711836779974" calcext:value-type="float">
            <text:p>-0.349711836779974</text:p>
          </table:table-cell>
          <table:table-cell office:value-type="float" office:value="-0.352643453305291" calcext:value-type="float">
            <text:p>-0.352643453305291</text:p>
          </table:table-cell>
          <table:table-cell office:value-type="float" office:value="-0.356296039480786" calcext:value-type="float">
            <text:p>-0.356296039480786</text:p>
          </table:table-cell>
          <table:table-cell office:value-type="float" office:value="-0.352310931181478" calcext:value-type="float">
            <text:p>-0.352310931181478</text:p>
          </table:table-cell>
          <table:table-cell office:value-type="float" office:value="-0.316553332117936" calcext:value-type="float">
            <text:p>-0.316553332117936</text:p>
          </table:table-cell>
          <table:table-cell office:value-type="float" office:value="-0.309802119238084" calcext:value-type="float">
            <text:p>-0.309802119238084</text:p>
          </table:table-cell>
          <table:table-cell office:value-type="float" office:value="-0.309371538883423" calcext:value-type="float">
            <text:p>-0.309371538883423</text:p>
          </table:table-cell>
          <table:table-cell office:value-type="float" office:value="-0.306411523838132" calcext:value-type="float">
            <text:p>-0.306411523838132</text:p>
          </table:table-cell>
          <table:table-cell office:value-type="float" office:value="-0.292393505082" calcext:value-type="float">
            <text:p>-0.292393505082</text:p>
          </table:table-cell>
          <table:table-cell office:value-type="float" office:value="-0.285400884326689" calcext:value-type="float">
            <text:p>-0.285400884326689</text:p>
          </table:table-cell>
          <table:table-cell office:value-type="float" office:value="-0.286967256852195" calcext:value-type="float">
            <text:p>-0.286967256852195</text:p>
          </table:table-cell>
          <table:table-cell office:value-type="float" office:value="-0.297062003275673" calcext:value-type="float">
            <text:p>-0.297062003275673</text:p>
          </table:table-cell>
          <table:table-cell office:value-type="float" office:value="-0.276230108513688" calcext:value-type="float">
            <text:p>-0.276230108513688</text:p>
          </table:table-cell>
          <table:table-cell office:value-type="float" office:value="-0.276098491103782" calcext:value-type="float">
            <text:p>-0.276098491103782</text:p>
          </table:table-cell>
          <table:table-cell office:value-type="float" office:value="-0.273181219643776" calcext:value-type="float">
            <text:p>-0.273181219643776</text:p>
          </table:table-cell>
          <table:table-cell office:value-type="float" office:value="-0.284314073361399" calcext:value-type="float">
            <text:p>-0.284314073361399</text:p>
          </table:table-cell>
          <table:table-cell office:value-type="float" office:value="-0.283886034413725" calcext:value-type="float">
            <text:p>-0.283886034413725</text:p>
          </table:table-cell>
          <table:table-cell office:value-type="float" office:value="-0.276506737709132" calcext:value-type="float">
            <text:p>-0.276506737709132</text:p>
          </table:table-cell>
          <table:table-cell office:value-type="float" office:value="-0.275794369421663" calcext:value-type="float">
            <text:p>-0.275794369421663</text:p>
          </table:table-cell>
          <table:table-cell office:value-type="float" office:value="-0.281145360823257" calcext:value-type="float">
            <text:p>-0.281145360823257</text:p>
          </table:table-cell>
          <table:table-cell office:value-type="float" office:value="-0.304114692447267" calcext:value-type="float">
            <text:p>-0.304114692447267</text:p>
          </table:table-cell>
          <table:table-cell office:value-type="float" office:value="-0.30942020206387" calcext:value-type="float">
            <text:p>-0.30942020206387</text:p>
          </table:table-cell>
          <table:table-cell office:value-type="float" office:value="-0.314752382130207" calcext:value-type="float">
            <text:p>-0.314752382130207</text:p>
          </table:table-cell>
          <table:table-cell office:value-type="float" office:value="-0.321760719899896" calcext:value-type="float">
            <text:p>-0.321760719899896</text:p>
          </table:table-cell>
          <table:table-cell office:value-type="float" office:value="-0.329943021667897" calcext:value-type="float">
            <text:p>-0.329943021667897</text:p>
          </table:table-cell>
          <table:table-cell office:value-type="float" office:value="-0.337470240268164" calcext:value-type="float">
            <text:p>-0.337470240268164</text:p>
          </table:table-cell>
          <table:table-cell office:value-type="float" office:value="-0.34151220476856" calcext:value-type="float">
            <text:p>-0.34151220476856</text:p>
          </table:table-cell>
          <table:table-cell office:value-type="float" office:value="-0.337823135144568" calcext:value-type="float">
            <text:p>-0.337823135144568</text:p>
          </table:table-cell>
          <table:table-cell office:value-type="float" office:value="-0.339135790035297" calcext:value-type="float">
            <text:p>-0.339135790035297</text:p>
          </table:table-cell>
          <table:table-cell office:value-type="float" office:value="-0.348927358941792" calcext:value-type="float">
            <text:p>-0.348927358941792</text:p>
          </table:table-cell>
          <table:table-cell office:value-type="float" office:value="-0.356568044721489" calcext:value-type="float">
            <text:p>-0.356568044721489</text:p>
          </table:table-cell>
          <table:table-cell office:value-type="float" office:value="-0.346012123682525" calcext:value-type="float">
            <text:p>-0.346012123682525</text:p>
          </table:table-cell>
          <table:table-cell office:value-type="float" office:value="-0.33501462780531" calcext:value-type="float">
            <text:p>-0.33501462780531</text:p>
          </table:table-cell>
          <table:table-cell office:value-type="float" office:value="-0.334437148246728" calcext:value-type="float">
            <text:p>-0.334437148246728</text:p>
          </table:table-cell>
          <table:table-cell office:value-type="float" office:value="-0.346467540719579" calcext:value-type="float">
            <text:p>-0.346467540719579</text:p>
          </table:table-cell>
          <table:table-cell office:value-type="float" office:value="-0.349197753816831" calcext:value-type="float">
            <text:p>-0.349197753816831</text:p>
          </table:table-cell>
          <table:table-cell office:value-type="float" office:value="-0.336264815619709" calcext:value-type="float">
            <text:p>-0.336264815619709</text:p>
          </table:table-cell>
          <table:table-cell office:value-type="float" office:value="-0.344050236054887" calcext:value-type="float">
            <text:p>-0.344050236054887</text:p>
          </table:table-cell>
          <table:table-cell office:value-type="float" office:value="-0.349115922382758" calcext:value-type="float">
            <text:p>-0.349115922382758</text:p>
          </table:table-cell>
          <table:table-cell office:value-type="float" office:value="-0.359188258966832" calcext:value-type="float">
            <text:p>-0.359188258966832</text:p>
          </table:table-cell>
          <table:table-cell office:value-type="float" office:value="-0.371684212694806" calcext:value-type="float">
            <text:p>-0.371684212694806</text:p>
          </table:table-cell>
          <table:table-cell office:value-type="float" office:value="-0.363630054431466" calcext:value-type="float">
            <text:p>-0.363630054431466</text:p>
          </table:table-cell>
          <table:table-cell office:value-type="float" office:value="-0.350587675221256" calcext:value-type="float">
            <text:p>-0.350587675221256</text:p>
          </table:table-cell>
          <table:table-cell office:value-type="float" office:value="-0.354222865221659" calcext:value-type="float">
            <text:p>-0.354222865221659</text:p>
          </table:table-cell>
          <table:table-cell office:value-type="float" office:value="-0.354657176875707" calcext:value-type="float">
            <text:p>-0.354657176875707</text:p>
          </table:table-cell>
          <table:table-cell office:value-type="float" office:value="-0.366658265877364" calcext:value-type="float">
            <text:p>-0.366658265877364</text:p>
          </table:table-cell>
          <table:table-cell office:value-type="float" office:value="-0.336736177251163" calcext:value-type="float">
            <text:p>-0.336736177251163</text:p>
          </table:table-cell>
          <table:table-cell office:value-type="float" office:value="-0.333763883821342" calcext:value-type="float">
            <text:p>-0.333763883821342</text:p>
          </table:table-cell>
          <table:table-cell office:value-type="float" office:value="-0.325928918057409" calcext:value-type="float">
            <text:p>-0.325928918057409</text:p>
          </table:table-cell>
          <table:table-cell office:value-type="float" office:value="-0.320377745685321" calcext:value-type="float">
            <text:p>-0.320377745685321</text:p>
          </table:table-cell>
          <table:table-cell office:value-type="float" office:value="-0.323089510741922" calcext:value-type="float">
            <text:p>-0.323089510741922</text:p>
          </table:table-cell>
          <table:table-cell office:value-type="float" office:value="-0.299397611594725" calcext:value-type="float">
            <text:p>-0.299397611594725</text:p>
          </table:table-cell>
          <table:table-cell office:value-type="float" office:value="-0.293333402887151" calcext:value-type="float">
            <text:p>-0.293333402887151</text:p>
          </table:table-cell>
          <table:table-cell office:value-type="float" office:value="-0.293487690221346" calcext:value-type="float">
            <text:p>-0.293487690221346</text:p>
          </table:table-cell>
          <table:table-cell office:value-type="float" office:value="-0.279370538417803" calcext:value-type="float">
            <text:p>-0.279370538417803</text:p>
          </table:table-cell>
          <table:table-cell office:value-type="float" office:value="-0.280310064136348" calcext:value-type="float">
            <text:p>-0.280310064136348</text:p>
          </table:table-cell>
          <table:table-cell office:value-type="float" office:value="-0.267469891911881" calcext:value-type="float">
            <text:p>-0.267469891911881</text:p>
          </table:table-cell>
          <table:table-cell office:value-type="float" office:value="-0.266922250095318" calcext:value-type="float">
            <text:p>-0.266922250095318</text:p>
          </table:table-cell>
          <table:table-cell office:value-type="float" office:value="-0.271860118250817" calcext:value-type="float">
            <text:p>-0.271860118250817</text:p>
          </table:table-cell>
          <table:table-cell office:value-type="float" office:value="-0.2700615683683" calcext:value-type="float">
            <text:p>-0.2700615683683</text:p>
          </table:table-cell>
          <table:table-cell office:value-type="float" office:value="-0.29261018789675" calcext:value-type="float">
            <text:p>-0.29261018789675</text:p>
          </table:table-cell>
          <table:table-cell office:value-type="float" office:value="-0.287336750356055" calcext:value-type="float">
            <text:p>-0.287336750356055</text:p>
          </table:table-cell>
          <table:table-cell office:value-type="float" office:value="-0.276243887628322" calcext:value-type="float">
            <text:p>-0.276243887628322</text:p>
          </table:table-cell>
          <table:table-cell office:value-type="float" office:value="-0.280998402217287" calcext:value-type="float">
            <text:p>-0.280998402217287</text:p>
          </table:table-cell>
          <table:table-cell office:value-type="float" office:value="-0.305664012602312" calcext:value-type="float">
            <text:p>-0.305664012602312</text:p>
          </table:table-cell>
          <table:table-cell office:value-type="float" office:value="-0.307778757880006" calcext:value-type="float">
            <text:p>-0.307778757880006</text:p>
          </table:table-cell>
          <table:table-cell office:value-type="float" office:value="-0.308606230827699" calcext:value-type="float">
            <text:p>-0.308606230827699</text:p>
          </table:table-cell>
          <table:table-cell office:value-type="float" office:value="-0.301309994362791" calcext:value-type="float">
            <text:p>-0.301309994362791</text:p>
          </table:table-cell>
          <table:table-cell office:value-type="float" office:value="-0.312655506130407" calcext:value-type="float">
            <text:p>-0.312655506130407</text:p>
          </table:table-cell>
          <table:table-cell office:value-type="float" office:value="-0.325338913035056" calcext:value-type="float">
            <text:p>-0.325338913035056</text:p>
          </table:table-cell>
          <table:table-cell office:value-type="float" office:value="-0.306323439173723" calcext:value-type="float">
            <text:p>-0.306323439173723</text:p>
          </table:table-cell>
          <table:table-cell office:value-type="float" office:value="-0.311783428550278" calcext:value-type="float">
            <text:p>-0.311783428550278</text:p>
          </table:table-cell>
          <table:table-cell office:value-type="float" office:value="-0.311783396540302" calcext:value-type="float">
            <text:p>-0.311783396540302</text:p>
          </table:table-cell>
          <table:table-cell office:value-type="float" office:value="-0.296183872388767" calcext:value-type="float">
            <text:p>-0.296183872388767</text:p>
          </table:table-cell>
          <table:table-cell office:value-type="float" office:value="-0.288159987167074" calcext:value-type="float">
            <text:p>-0.288159987167074</text:p>
          </table:table-cell>
          <table:table-cell office:value-type="float" office:value="-0.290840084235644" calcext:value-type="float">
            <text:p>-0.290840084235644</text:p>
          </table:table-cell>
          <table:table-cell office:value-type="float" office:value="-0.28279612099754" calcext:value-type="float">
            <text:p>-0.28279612099754</text:p>
          </table:table-cell>
          <table:table-cell office:value-type="float" office:value="-0.27160050025985" calcext:value-type="float">
            <text:p>-0.27160050025985</text:p>
          </table:table-cell>
          <table:table-cell office:value-type="float" office:value="-0.278073701284116" calcext:value-type="float">
            <text:p>-0.278073701284116</text:p>
          </table:table-cell>
          <table:table-cell office:value-type="float" office:value="-0.274419596282537" calcext:value-type="float">
            <text:p>-0.274419596282537</text:p>
          </table:table-cell>
          <table:table-cell office:value-type="float" office:value="-0.289024174473596" calcext:value-type="float">
            <text:p>-0.289024174473596</text:p>
          </table:table-cell>
          <table:table-cell office:value-type="float" office:value="-0.263276318474529" calcext:value-type="float">
            <text:p>-0.263276318474529</text:p>
          </table:table-cell>
          <table:table-cell office:value-type="float" office:value="-0.267559595026174" calcext:value-type="float">
            <text:p>-0.267559595026174</text:p>
          </table:table-cell>
          <table:table-cell office:value-type="float" office:value="-0.275273201018857" calcext:value-type="float">
            <text:p>-0.275273201018857</text:p>
          </table:table-cell>
          <table:table-cell office:value-type="float" office:value="-0.280213898838765" calcext:value-type="float">
            <text:p>-0.280213898838765</text:p>
          </table:table-cell>
          <table:table-cell office:value-type="float" office:value="-0.277381325133405" calcext:value-type="float">
            <text:p>-0.277381325133405</text:p>
          </table:table-cell>
          <table:table-cell office:value-type="float" office:value="-0.262190294971188" calcext:value-type="float">
            <text:p>-0.262190294971188</text:p>
          </table:table-cell>
          <table:table-cell office:value-type="float" office:value="-0.26150655176697" calcext:value-type="float">
            <text:p>-0.26150655176697</text:p>
          </table:table-cell>
          <table:table-cell office:value-type="float" office:value="-0.263570321709896" calcext:value-type="float">
            <text:p>-0.263570321709896</text:p>
          </table:table-cell>
          <table:table-cell office:value-type="float" office:value="-0.263110155609392" calcext:value-type="float">
            <text:p>-0.263110155609392</text:p>
          </table:table-cell>
          <table:table-cell office:value-type="float" office:value="-0.257905068488062" calcext:value-type="float">
            <text:p>-0.257905068488062</text:p>
          </table:table-cell>
          <table:table-cell office:value-type="float" office:value="-0.25967926157438" calcext:value-type="float">
            <text:p>-0.25967926157438</text:p>
          </table:table-cell>
          <table:table-cell office:value-type="float" office:value="-0.269276562164502" calcext:value-type="float">
            <text:p>-0.269276562164502</text:p>
          </table:table-cell>
          <table:table-cell office:value-type="float" office:value="-0.257913306226161" calcext:value-type="float">
            <text:p>-0.257913306226161</text:p>
          </table:table-cell>
          <table:table-cell office:value-type="float" office:value="-0.266968829205877" calcext:value-type="float">
            <text:p>-0.266968829205877</text:p>
          </table:table-cell>
          <table:table-cell office:value-type="float" office:value="-0.259878004103503" calcext:value-type="float">
            <text:p>-0.259878004103503</text:p>
          </table:table-cell>
          <table:table-cell office:value-type="float" office:value="-0.281029969478959" calcext:value-type="float">
            <text:p>-0.281029969478959</text:p>
          </table:table-cell>
          <table:table-cell office:value-type="float" office:value="-0.261105492103063" calcext:value-type="float">
            <text:p>-0.261105492103063</text:p>
          </table:table-cell>
          <table:table-cell office:value-type="float" office:value="-0.257055794968558" calcext:value-type="float">
            <text:p>-0.257055794968558</text:p>
          </table:table-cell>
          <table:table-cell office:value-type="float" office:value="-0.260766228693256" calcext:value-type="float">
            <text:p>-0.260766228693256</text:p>
          </table:table-cell>
          <table:table-cell office:value-type="float" office:value="-0.257856436401513" calcext:value-type="float">
            <text:p>-0.257856436401513</text:p>
          </table:table-cell>
          <table:table-cell office:value-type="float" office:value="-0.278214809819241" calcext:value-type="float">
            <text:p>-0.278214809819241</text:p>
          </table:table-cell>
          <table:table-cell office:value-type="float" office:value="-0.255061424465954" calcext:value-type="float">
            <text:p>-0.255061424465954</text:p>
          </table:table-cell>
          <table:table-cell office:value-type="float" office:value="-0.259409820336763" calcext:value-type="float">
            <text:p>-0.259409820336763</text:p>
          </table:table-cell>
          <table:table-cell office:value-type="float" office:value="-0.256493988980964" calcext:value-type="float">
            <text:p>-0.256493988980964</text:p>
          </table:table-cell>
          <table:table-cell office:value-type="float" office:value="-0.254793563891793" calcext:value-type="float">
            <text:p>-0.254793563891793</text:p>
          </table:table-cell>
          <table:table-cell office:value-type="float" office:value="-0.249296055528359" calcext:value-type="float">
            <text:p>-0.249296055528359</text:p>
          </table:table-cell>
          <table:table-cell office:value-type="float" office:value="-0.249756984544374" calcext:value-type="float">
            <text:p>-0.249756984544374</text:p>
          </table:table-cell>
          <table:table-cell office:value-type="float" office:value="-0.25169676815967" calcext:value-type="float">
            <text:p>-0.25169676815967</text:p>
          </table:table-cell>
          <table:table-cell office:value-type="float" office:value="-0.2550677983161" calcext:value-type="float">
            <text:p>-0.2550677983161</text:p>
          </table:table-cell>
          <table:table-cell office:value-type="float" office:value="-0.275131817784198" calcext:value-type="float">
            <text:p>-0.275131817784198</text:p>
          </table:table-cell>
          <table:table-cell office:value-type="float" office:value="-0.268077965739543" calcext:value-type="float">
            <text:p>-0.268077965739543</text:p>
          </table:table-cell>
          <table:table-cell office:value-type="float" office:value="-0.261988028812405" calcext:value-type="float">
            <text:p>-0.261988028812405</text:p>
          </table:table-cell>
          <table:table-cell office:value-type="float" office:value="-0.24664165446877" calcext:value-type="float">
            <text:p>-0.24664165446877</text:p>
          </table:table-cell>
          <table:table-cell office:value-type="float" office:value="-0.248756776419022" calcext:value-type="float">
            <text:p>-0.248756776419022</text:p>
          </table:table-cell>
          <table:table-cell office:value-type="float" office:value="-0.249575047468278" calcext:value-type="float">
            <text:p>-0.249575047468278</text:p>
          </table:table-cell>
          <table:table-cell office:value-type="float" office:value="-0.25357982814109" calcext:value-type="float">
            <text:p>-0.25357982814109</text:p>
          </table:table-cell>
          <table:table-cell office:value-type="float" office:value="-0.274416390222044" calcext:value-type="float">
            <text:p>-0.274416390222044</text:p>
          </table:table-cell>
          <table:table-cell office:value-type="float" office:value="-0.256100197734614" calcext:value-type="float">
            <text:p>-0.256100197734614</text:p>
          </table:table-cell>
          <table:table-cell office:value-type="float" office:value="-0.242199797042915" calcext:value-type="float">
            <text:p>-0.242199797042915</text:p>
          </table:table-cell>
          <table:table-cell office:value-type="float" office:value="-0.243628723636341" calcext:value-type="float">
            <text:p>-0.243628723636341</text:p>
          </table:table-cell>
          <table:table-cell office:value-type="float" office:value="-0.245862804451922" calcext:value-type="float">
            <text:p>-0.245862804451922</text:p>
          </table:table-cell>
          <table:table-cell office:value-type="float" office:value="-0.255512389262147" calcext:value-type="float">
            <text:p>-0.255512389262147</text:p>
          </table:table-cell>
          <table:table-cell office:value-type="float" office:value="-0.261913677063017" calcext:value-type="float">
            <text:p>-0.261913677063017</text:p>
          </table:table-cell>
          <table:table-cell office:value-type="float" office:value="-0.242803588284191" calcext:value-type="float">
            <text:p>-0.242803588284191</text:p>
          </table:table-cell>
          <table:table-cell office:value-type="float" office:value="-0.246555938883695" calcext:value-type="float">
            <text:p>-0.246555938883695</text:p>
          </table:table-cell>
          <table:table-cell office:value-type="float" office:value="-0.24357254538498" calcext:value-type="float">
            <text:p>-0.24357254538498</text:p>
          </table:table-cell>
          <table:table-cell office:value-type="float" office:value="-0.247644618962343" calcext:value-type="float">
            <text:p>-0.247644618962343</text:p>
          </table:table-cell>
          <table:table-cell office:value-type="float" office:value="-0.269737745166317" calcext:value-type="float">
            <text:p>-0.269737745166317</text:p>
          </table:table-cell>
          <table:table-cell office:value-type="float" office:value="-0.260616967889736" calcext:value-type="float">
            <text:p>-0.260616967889736</text:p>
          </table:table-cell>
          <table:table-cell office:value-type="float" office:value="-0.236821712793305" calcext:value-type="float">
            <text:p>-0.236821712793305</text:p>
          </table:table-cell>
          <table:table-cell office:value-type="float" office:value="-0.245541603354349" calcext:value-type="float">
            <text:p>-0.245541603354349</text:p>
          </table:table-cell>
          <table:table-cell office:value-type="float" office:value="-0.237882525465169" calcext:value-type="float">
            <text:p>-0.237882525465169</text:p>
          </table:table-cell>
          <table:table-cell office:value-type="float" office:value="-0.262719182066403" calcext:value-type="float">
            <text:p>-0.262719182066403</text:p>
          </table:table-cell>
          <table:table-cell office:value-type="float" office:value="-0.234469621257911" calcext:value-type="float">
            <text:p>-0.234469621257911</text:p>
          </table:table-cell>
          <table:table-cell office:value-type="float" office:value="-0.237695181875148" calcext:value-type="float">
            <text:p>-0.237695181875148</text:p>
          </table:table-cell>
          <table:table-cell office:value-type="float" office:value="-0.242213254549208" calcext:value-type="float">
            <text:p>-0.242213254549208</text:p>
          </table:table-cell>
          <table:table-cell office:value-type="float" office:value="-0.239628767507258" calcext:value-type="float">
            <text:p>-0.239628767507258</text:p>
          </table:table-cell>
          <table:table-cell office:value-type="float" office:value="-0.246794002218836" calcext:value-type="float">
            <text:p>-0.246794002218836</text:p>
          </table:table-cell>
          <table:table-cell office:value-type="float" office:value="-0.250808024443699" calcext:value-type="float">
            <text:p>-0.250808024443699</text:p>
          </table:table-cell>
          <table:table-cell office:value-type="float" office:value="-0.236539607313156" calcext:value-type="float">
            <text:p>-0.236539607313156</text:p>
          </table:table-cell>
          <table:table-cell office:value-type="float" office:value="-0.233963189796839" calcext:value-type="float">
            <text:p>-0.233963189796839</text:p>
          </table:table-cell>
          <table:table-cell office:value-type="float" office:value="-0.241180578439707" calcext:value-type="float">
            <text:p>-0.241180578439707</text:p>
          </table:table-cell>
          <table:table-cell office:value-type="float" office:value="-0.248930571103652" calcext:value-type="float">
            <text:p>-0.248930571103652</text:p>
          </table:table-cell>
          <table:table-cell office:value-type="float" office:value="-0.230864901283419" calcext:value-type="float">
            <text:p>-0.230864901283419</text:p>
          </table:table-cell>
          <table:table-cell office:value-type="float" office:value="-0.241432788940163" calcext:value-type="float">
            <text:p>-0.241432788940163</text:p>
          </table:table-cell>
          <table:table-cell office:value-type="float" office:value="-0.232031729730464" calcext:value-type="float">
            <text:p>-0.232031729730464</text:p>
          </table:table-cell>
          <table:table-cell office:value-type="float" office:value="-0.242442969362657" calcext:value-type="float">
            <text:p>-0.242442969362657</text:p>
          </table:table-cell>
          <table:table-cell office:value-type="float" office:value="-0.222549708600062" calcext:value-type="float">
            <text:p>-0.222549708600062</text:p>
          </table:table-cell>
          <table:table-cell office:value-type="float" office:value="-0.227550113421805" calcext:value-type="float">
            <text:p>-0.227550113421805</text:p>
          </table:table-cell>
          <table:table-cell office:value-type="float" office:value="-0.234634774045873" calcext:value-type="float">
            <text:p>-0.234634774045873</text:p>
          </table:table-cell>
          <table:table-cell office:value-type="float" office:value="-0.241484463986944" calcext:value-type="float">
            <text:p>-0.241484463986944</text:p>
          </table:table-cell>
          <table:table-cell office:value-type="float" office:value="-0.235956300881928" calcext:value-type="float">
            <text:p>-0.235956300881928</text:p>
          </table:table-cell>
          <table:table-cell office:value-type="float" office:value="-0.240001572345486" calcext:value-type="float">
            <text:p>-0.240001572345486</text:p>
          </table:table-cell>
          <table:table-cell office:value-type="float" office:value="-0.242013695892628" calcext:value-type="float">
            <text:p>-0.242013695892628</text:p>
          </table:table-cell>
          <table:table-cell office:value-type="float" office:value="-0.27649596040254" calcext:value-type="float">
            <text:p>-0.27649596040254</text:p>
          </table:table-cell>
          <table:table-cell office:value-type="float" office:value="-0.315009543585252" calcext:value-type="float">
            <text:p>-0.315009543585252</text:p>
          </table:table-cell>
          <table:table-cell office:value-type="float" office:value="-0.332000184142953" calcext:value-type="float">
            <text:p>-0.332000184142953</text:p>
          </table:table-cell>
          <table:table-cell office:value-type="float" office:value="-0.312620201154185" calcext:value-type="float">
            <text:p>-0.312620201154185</text:p>
          </table:table-cell>
          <table:table-cell office:value-type="float" office:value="-0.318138970168939" calcext:value-type="float">
            <text:p>-0.318138970168939</text:p>
          </table:table-cell>
          <table:table-cell office:value-type="float" office:value="-0.305048426356908" calcext:value-type="float">
            <text:p>-0.305048426356908</text:p>
          </table:table-cell>
          <table:table-cell office:value-type="float" office:value="-0.305737128227031" calcext:value-type="float">
            <text:p>-0.305737128227031</text:p>
          </table:table-cell>
          <table:table-cell office:value-type="float" office:value="-0.307403506286968" calcext:value-type="float">
            <text:p>-0.307403506286968</text:p>
          </table:table-cell>
          <table:table-cell office:value-type="float" office:value="-0.310249191901821" calcext:value-type="float">
            <text:p>-0.310249191901821</text:p>
          </table:table-cell>
          <table:table-cell office:value-type="float" office:value="-0.30962528957795" calcext:value-type="float">
            <text:p>-0.30962528957795</text:p>
          </table:table-cell>
          <table:table-cell office:value-type="float" office:value="-0.309624894141667" calcext:value-type="float">
            <text:p>-0.309624894141667</text:p>
          </table:table-cell>
          <table:table-cell office:value-type="float" office:value="-0.307797011283203" calcext:value-type="float">
            <text:p>-0.307797011283203</text:p>
          </table:table-cell>
          <table:table-cell office:value-type="float" office:value="-0.308175749198932" calcext:value-type="float">
            <text:p>-0.308175749198932</text:p>
          </table:table-cell>
          <table:table-cell office:value-type="float" office:value="-0.308307125702273" calcext:value-type="float">
            <text:p>-0.308307125702273</text:p>
          </table:table-cell>
          <table:table-cell office:value-type="float" office:value="-0.30788224770871" calcext:value-type="float">
            <text:p>-0.30788224770871</text:p>
          </table:table-cell>
          <table:table-cell office:value-type="float" office:value="-0.308094795783505" calcext:value-type="float">
            <text:p>-0.308094795783505</text:p>
          </table:table-cell>
          <table:table-cell office:value-type="float" office:value="-0.306870184562952" calcext:value-type="float">
            <text:p>-0.306870184562952</text:p>
          </table:table-cell>
          <table:table-cell office:value-type="float" office:value="-0.306020036118266" calcext:value-type="float">
            <text:p>-0.306020036118266</text:p>
          </table:table-cell>
          <table:table-cell office:value-type="float" office:value="-0.306010759468254" calcext:value-type="float">
            <text:p>-0.306010759468254</text:p>
          </table:table-cell>
          <table:table-cell office:value-type="float" office:value="-0.305682335632987" calcext:value-type="float">
            <text:p>-0.305682335632987</text:p>
          </table:table-cell>
          <table:table-cell office:value-type="float" office:value="-0.303836489768544" calcext:value-type="float">
            <text:p>-0.303836489768544</text:p>
          </table:table-cell>
          <table:table-cell office:value-type="float" office:value="-0.30431008134834" calcext:value-type="float">
            <text:p>-0.30431008134834</text:p>
          </table:table-cell>
          <table:table-cell office:value-type="float" office:value="-0.302900673813367" calcext:value-type="float">
            <text:p>-0.302900673813367</text:p>
          </table:table-cell>
          <table:table-cell office:value-type="float" office:value="-0.303964383958838" calcext:value-type="float">
            <text:p>-0.303964383958838</text:p>
          </table:table-cell>
          <table:table-cell office:value-type="float" office:value="-0.302450888393649" calcext:value-type="float">
            <text:p>-0.302450888393649</text:p>
          </table:table-cell>
          <table:table-cell office:value-type="float" office:value="-0.300856154394145" calcext:value-type="float">
            <text:p>-0.300856154394145</text:p>
          </table:table-cell>
          <table:table-cell office:value-type="float" office:value="-0.30094126025865" calcext:value-type="float">
            <text:p>-0.30094126025865</text:p>
          </table:table-cell>
          <table:table-cell office:value-type="float" office:value="-0.300590101323978" calcext:value-type="float">
            <text:p>-0.300590101323978</text:p>
          </table:table-cell>
          <table:table-cell office:value-type="float" office:value="-0.30020436217302" calcext:value-type="float">
            <text:p>-0.30020436217302</text:p>
          </table:table-cell>
          <table:table-cell office:value-type="float" office:value="-0.299956870931418" calcext:value-type="float">
            <text:p>-0.299956870931418</text:p>
          </table:table-cell>
          <table:table-cell office:value-type="float" office:value="-0.299482526809232" calcext:value-type="float">
            <text:p>-0.299482526809232</text:p>
          </table:table-cell>
          <table:table-cell office:value-type="float" office:value="-0.299147742916442" calcext:value-type="float">
            <text:p>-0.299147742916442</text:p>
          </table:table-cell>
          <table:table-cell office:value-type="float" office:value="-0.299656143119007" calcext:value-type="float">
            <text:p>-0.299656143119007</text:p>
          </table:table-cell>
          <table:table-cell office:value-type="float" office:value="-0.299635829305555" calcext:value-type="float">
            <text:p>-0.299635829305555</text:p>
          </table:table-cell>
          <table:table-cell office:value-type="float" office:value="-0.299648445499811" calcext:value-type="float">
            <text:p>-0.299648445499811</text:p>
          </table:table-cell>
          <table:table-cell office:value-type="float" office:value="-0.298462797058852" calcext:value-type="float">
            <text:p>-0.298462797058852</text:p>
          </table:table-cell>
          <table:table-cell office:value-type="float" office:value="-0.29847986911555" calcext:value-type="float">
            <text:p>-0.29847986911555</text:p>
          </table:table-cell>
          <table:table-cell office:value-type="float" office:value="-0.298326682147054" calcext:value-type="float">
            <text:p>-0.298326682147054</text:p>
          </table:table-cell>
          <table:table-cell office:value-type="float" office:value="-0.298329582885964" calcext:value-type="float">
            <text:p>-0.298329582885964</text:p>
          </table:table-cell>
          <table:table-cell office:value-type="float" office:value="-0.297951175797496" calcext:value-type="float">
            <text:p>-0.297951175797496</text:p>
          </table:table-cell>
          <table:table-cell office:value-type="float" office:value="-0.297916876520563" calcext:value-type="float">
            <text:p>-0.297916876520563</text:p>
          </table:table-cell>
          <table:table-cell office:value-type="float" office:value="-0.297975880689456" calcext:value-type="float">
            <text:p>-0.297975880689456</text:p>
          </table:table-cell>
          <table:table-cell office:value-type="float" office:value="-0.297799954989867" calcext:value-type="float">
            <text:p>-0.297799954989867</text:p>
          </table:table-cell>
          <table:table-cell office:value-type="float" office:value="-0.297998714992659" calcext:value-type="float">
            <text:p>-0.297998714992659</text:p>
          </table:table-cell>
          <table:table-cell office:value-type="float" office:value="-0.298048317226107" calcext:value-type="float">
            <text:p>-0.298048317226107</text:p>
          </table:table-cell>
          <table:table-cell office:value-type="float" office:value="-0.297694645769283" calcext:value-type="float">
            <text:p>-0.297694645769283</text:p>
          </table:table-cell>
          <table:table-cell office:value-type="float" office:value="-0.298026019680283" calcext:value-type="float">
            <text:p>-0.298026019680283</text:p>
          </table:table-cell>
          <table:table-cell office:value-type="float" office:value="-0.298259056265873" calcext:value-type="float">
            <text:p>-0.298259056265873</text:p>
          </table:table-cell>
          <table:table-cell office:value-type="float" office:value="-0.297962809678102" calcext:value-type="float">
            <text:p>-0.297962809678102</text:p>
          </table:table-cell>
          <table:table-cell office:value-type="float" office:value="-0.298040674993663" calcext:value-type="float">
            <text:p>-0.298040674993663</text:p>
          </table:table-cell>
          <table:table-cell office:value-type="float" office:value="-0.297689617470112" calcext:value-type="float">
            <text:p>-0.297689617470112</text:p>
          </table:table-cell>
          <table:table-cell office:value-type="float" office:value="-0.298157788802801" calcext:value-type="float">
            <text:p>-0.298157788802801</text:p>
          </table:table-cell>
          <table:table-cell office:value-type="float" office:value="-0.297845216316675" calcext:value-type="float">
            <text:p>-0.297845216316675</text:p>
          </table:table-cell>
          <table:table-cell office:value-type="float" office:value="-0.298374023393393" calcext:value-type="float">
            <text:p>-0.298374023393393</text:p>
          </table:table-cell>
          <table:table-cell office:value-type="float" office:value="-0.297424061956872" calcext:value-type="float">
            <text:p>-0.297424061956872</text:p>
          </table:table-cell>
          <table:table-cell office:value-type="float" office:value="-0.298108876305219" calcext:value-type="float">
            <text:p>-0.298108876305219</text:p>
          </table:table-cell>
          <table:table-cell office:value-type="float" office:value="-0.297765495172808" calcext:value-type="float">
            <text:p>-0.297765495172808</text:p>
          </table:table-cell>
          <table:table-cell office:value-type="float" office:value="-0.297859766746324" calcext:value-type="float">
            <text:p>-0.297859766746324</text:p>
          </table:table-cell>
          <table:table-cell office:value-type="float" office:value="-0.297638760528772" calcext:value-type="float">
            <text:p>-0.297638760528772</text:p>
          </table:table-cell>
          <table:table-cell office:value-type="float" office:value="-0.297871860990591" calcext:value-type="float">
            <text:p>-0.297871860990591</text:p>
          </table:table-cell>
          <table:table-cell office:value-type="float" office:value="-0.297560699461468" calcext:value-type="float">
            <text:p>-0.297560699461468</text:p>
          </table:table-cell>
          <table:table-cell office:value-type="float" office:value="-0.298466214794605" calcext:value-type="float">
            <text:p>-0.298466214794605</text:p>
          </table:table-cell>
          <table:table-cell office:value-type="float" office:value="-0.297986747631686" calcext:value-type="float">
            <text:p>-0.297986747631686</text:p>
          </table:table-cell>
          <table:table-cell office:value-type="float" office:value="-0.297678005878278" calcext:value-type="float">
            <text:p>-0.297678005878278</text:p>
          </table:table-cell>
          <table:table-cell office:value-type="float" office:value="-0.297995678509883" calcext:value-type="float">
            <text:p>-0.297995678509883</text:p>
          </table:table-cell>
          <table:table-cell office:value-type="float" office:value="-0.29795863734183" calcext:value-type="float">
            <text:p>-0.29795863734183</text:p>
          </table:table-cell>
          <table:table-cell office:value-type="float" office:value="-0.29790222589128" calcext:value-type="float">
            <text:p>-0.29790222589128</text:p>
          </table:table-cell>
          <table:table-cell office:value-type="float" office:value="-0.297545927838919" calcext:value-type="float">
            <text:p>-0.297545927838919</text:p>
          </table:table-cell>
          <table:table-cell office:value-type="float" office:value="-0.297762839412214" calcext:value-type="float">
            <text:p>-0.297762839412214</text:p>
          </table:table-cell>
          <table:table-cell office:value-type="float" office:value="-0.298136238939754" calcext:value-type="float">
            <text:p>-0.298136238939754</text:p>
          </table:table-cell>
          <table:table-cell office:value-type="float" office:value="-0.297827153630085" calcext:value-type="float">
            <text:p>-0.297827153630085</text:p>
          </table:table-cell>
          <table:table-cell office:value-type="float" office:value="-0.297633567771721" calcext:value-type="float">
            <text:p>-0.297633567771721</text:p>
          </table:table-cell>
          <table:table-cell office:value-type="float" office:value="-0.297836005995175" calcext:value-type="float">
            <text:p>-0.297836005995175</text:p>
          </table:table-cell>
          <table:table-cell office:value-type="float" office:value="-0.297811878776358" calcext:value-type="float">
            <text:p>-0.297811878776358</text:p>
          </table:table-cell>
          <table:table-cell office:value-type="float" office:value="-0.297910716173801" calcext:value-type="float">
            <text:p>-0.297910716173801</text:p>
          </table:table-cell>
          <table:table-cell office:value-type="float" office:value="-0.298247429154932" calcext:value-type="float">
            <text:p>-0.298247429154932</text:p>
          </table:table-cell>
          <table:table-cell office:value-type="float" office:value="-0.298016279612683" calcext:value-type="float">
            <text:p>-0.298016279612683</text:p>
          </table:table-cell>
          <table:table-cell office:value-type="float" office:value="-0.298017266568571" calcext:value-type="float">
            <text:p>-0.298017266568571</text:p>
          </table:table-cell>
          <table:table-cell office:value-type="float" office:value="-0.297856476795335" calcext:value-type="float">
            <text:p>-0.297856476795335</text:p>
          </table:table-cell>
          <table:table-cell office:value-type="float" office:value="-0.297986295435794" calcext:value-type="float">
            <text:p>-0.297986295435794</text:p>
          </table:table-cell>
          <table:table-cell office:value-type="float" office:value="-0.298137228898203" calcext:value-type="float">
            <text:p>-0.298137228898203</text:p>
          </table:table-cell>
          <table:table-cell office:value-type="float" office:value="-0.298062046465826" calcext:value-type="float">
            <text:p>-0.298062046465826</text:p>
          </table:table-cell>
          <table:table-cell office:value-type="float" office:value="-0.29836174443279" calcext:value-type="float">
            <text:p>-0.29836174443279</text:p>
          </table:table-cell>
          <table:table-cell office:value-type="float" office:value="-0.297804177146782" calcext:value-type="float">
            <text:p>-0.297804177146782</text:p>
          </table:table-cell>
          <table:table-cell office:value-type="float" office:value="-0.297984519503995" calcext:value-type="float">
            <text:p>-0.297984519503995</text:p>
          </table:table-cell>
          <table:table-cell office:value-type="float" office:value="-0.298265876682739" calcext:value-type="float">
            <text:p>-0.298265876682739</text:p>
          </table:table-cell>
          <table:table-cell office:value-type="float" office:value="-0.29832398015881" calcext:value-type="float">
            <text:p>-0.29832398015881</text:p>
          </table:table-cell>
          <table:table-cell office:value-type="float" office:value="-0.297915289977913" calcext:value-type="float">
            <text:p>-0.297915289977913</text:p>
          </table:table-cell>
          <table:table-cell office:value-type="float" office:value="-0.297916561054407" calcext:value-type="float">
            <text:p>-0.297916561054407</text:p>
          </table:table-cell>
          <table:table-cell office:value-type="float" office:value="-0.297588212423347" calcext:value-type="float">
            <text:p>-0.297588212423347</text:p>
          </table:table-cell>
          <table:table-cell office:value-type="float" office:value="-0.29771145168593" calcext:value-type="float">
            <text:p>-0.29771145168593</text:p>
          </table:table-cell>
          <table:table-cell office:value-type="float" office:value="-0.298353221945991" calcext:value-type="float">
            <text:p>-0.298353221945991</text:p>
          </table:table-cell>
          <table:table-cell office:value-type="float" office:value="-0.298184493061991" calcext:value-type="float">
            <text:p>-0.298184493061991</text:p>
          </table:table-cell>
          <table:table-cell office:value-type="float" office:value="-0.297908030050109" calcext:value-type="float">
            <text:p>-0.297908030050109</text:p>
          </table:table-cell>
          <table:table-cell office:value-type="float" office:value="-0.298450036764108" calcext:value-type="float">
            <text:p>-0.298450036764108</text:p>
          </table:table-cell>
          <table:table-cell office:value-type="float" office:value="-0.297730146557646" calcext:value-type="float">
            <text:p>-0.297730146557646</text:p>
          </table:table-cell>
          <table:table-cell office:value-type="float" office:value="-0.297906524005616" calcext:value-type="float">
            <text:p>-0.297906524005616</text:p>
          </table:table-cell>
          <table:table-cell office:value-type="float" office:value="-0.298376719344184" calcext:value-type="float">
            <text:p>-0.298376719344184</text:p>
          </table:table-cell>
          <table:table-cell office:value-type="float" office:value="-0.298222634998511" calcext:value-type="float">
            <text:p>-0.298222634998511</text:p>
          </table:table-cell>
          <table:table-cell office:value-type="float" office:value="-0.297747655152959" calcext:value-type="float">
            <text:p>-0.297747655152959</text:p>
          </table:table-cell>
          <table:table-cell office:value-type="float" office:value="-0.298440220463825" calcext:value-type="float">
            <text:p>-0.298440220463825</text:p>
          </table:table-cell>
          <table:table-cell office:value-type="float" office:value="-0.297994129199656" calcext:value-type="float">
            <text:p>-0.297994129199656</text:p>
          </table:table-cell>
          <table:table-cell office:value-type="float" office:value="-0.297891499658473" calcext:value-type="float">
            <text:p>-0.297891499658473</text:p>
          </table:table-cell>
          <table:table-cell office:value-type="float" office:value="-0.297605838304255" calcext:value-type="float">
            <text:p>-0.297605838304255</text:p>
          </table:table-cell>
          <table:table-cell office:value-type="float" office:value="-0.298107085556065" calcext:value-type="float">
            <text:p>-0.298107085556065</text:p>
          </table:table-cell>
          <table:table-cell office:value-type="float" office:value="-0.297936179770807" calcext:value-type="float">
            <text:p>-0.297936179770807</text:p>
          </table:table-cell>
          <table:table-cell office:value-type="float" office:value="-0.298009974576481" calcext:value-type="float">
            <text:p>-0.298009974576481</text:p>
          </table:table-cell>
          <table:table-cell office:value-type="float" office:value="-0.298058305280728" calcext:value-type="float">
            <text:p>-0.298058305280728</text:p>
          </table:table-cell>
          <table:table-cell office:value-type="float" office:value="-0.298345826641109" calcext:value-type="float">
            <text:p>-0.298345826641109</text:p>
          </table:table-cell>
          <table:table-cell office:value-type="float" office:value="-0.297684272556608" calcext:value-type="float">
            <text:p>-0.297684272556608</text:p>
          </table:table-cell>
          <table:table-cell office:value-type="float" office:value="-0.297258738461316" calcext:value-type="float">
            <text:p>-0.297258738461316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93007926065913" calcext:value-type="float">
            <text:p>-1.93007926065913E-05</text:p>
          </table:table-cell>
          <table:table-cell office:value-type="float" office:value="0.0000274343283667711" calcext:value-type="float">
            <text:p>2.74343283667711E-05</text:p>
          </table:table-cell>
          <table:table-cell office:value-type="float" office:value="-0.0000196990243971906" calcext:value-type="float">
            <text:p>-1.96990243971906E-05</text:p>
          </table:table-cell>
          <table:table-cell office:value-type="float" office:value="0.0000376265254516395" calcext:value-type="float">
            <text:p>3.76265254516395E-05</text:p>
          </table:table-cell>
          <table:table-cell office:value-type="float" office:value="-0.000028822020875563" calcext:value-type="float">
            <text:p>-2.8822020875563E-05</text:p>
          </table:table-cell>
          <table:table-cell office:value-type="float" office:value="-0.00000552723637525787" calcext:value-type="float">
            <text:p>-5.52723637525787E-06</text:p>
          </table:table-cell>
          <table:table-cell office:value-type="float" office:value="-0.0000174144440254764" calcext:value-type="float">
            <text:p>-1.74144440254764E-05</text:p>
          </table:table-cell>
          <table:table-cell office:value-type="float" office:value="0.0000120534540272166" calcext:value-type="float">
            <text:p>1.20534540272166E-05</text:p>
          </table:table-cell>
          <table:table-cell office:value-type="float" office:value="0.000018848397290161" calcext:value-type="float">
            <text:p>1.8848397290161E-05</text:p>
          </table:table-cell>
          <table:table-cell office:value-type="float" office:value="0.0000697331271617418" calcext:value-type="float">
            <text:p>6.97331271617418E-05</text:p>
          </table:table-cell>
          <table:table-cell office:value-type="float" office:value="-0.0000597477013333791" calcext:value-type="float">
            <text:p>-5.97477013333791E-05</text:p>
          </table:table-cell>
          <table:table-cell office:value-type="float" office:value="-0.0000149385379601408" calcext:value-type="float">
            <text:p>-1.49385379601408E-05</text:p>
          </table:table-cell>
          <table:table-cell office:value-type="float" office:value="0.0000424386201020033" calcext:value-type="float">
            <text:p>4.24386201020033E-05</text:p>
          </table:table-cell>
          <table:table-cell office:value-type="float" office:value="0.0000013369637079097" calcext:value-type="float">
            <text:p>1.3369637079097E-06</text:p>
          </table:table-cell>
          <table:table-cell office:value-type="float" office:value="-0.00000982225234841261" calcext:value-type="float">
            <text:p>-9.82225234841261E-06</text:p>
          </table:table-cell>
          <table:table-cell office:value-type="float" office:value="-0.0000414224851549294" calcext:value-type="float">
            <text:p>-4.14224851549294E-05</text:p>
          </table:table-cell>
          <table:table-cell office:value-type="float" office:value="0.0000349512072037594" calcext:value-type="float">
            <text:p>3.49512072037594E-05</text:p>
          </table:table-cell>
          <table:table-cell office:value-type="float" office:value="0.00000069626749488183" calcext:value-type="float">
            <text:p>6.9626749488183E-07</text:p>
          </table:table-cell>
          <table:table-cell office:value-type="float" office:value="0.0000401095039377353" calcext:value-type="float">
            <text:p>4.01095039377353E-05</text:p>
          </table:table-cell>
          <table:table-cell office:value-type="float" office:value="-0.0000605971736988287" calcext:value-type="float">
            <text:p>-6.05971736988287E-05</text:p>
          </table:table-cell>
          <table:table-cell office:value-type="float" office:value="-0.00000686355152340612" calcext:value-type="float">
            <text:p>-6.86355152340612E-06</text:p>
          </table:table-cell>
          <table:table-cell office:value-type="float" office:value="0.0000300323140321468" calcext:value-type="float">
            <text:p>3.00323140321468E-05</text:p>
          </table:table-cell>
          <table:table-cell office:value-type="float" office:value="-0.0000197035631004927" calcext:value-type="float">
            <text:p>-1.97035631004927E-05</text:p>
          </table:table-cell>
          <table:table-cell office:value-type="float" office:value="0.00000729582612235546" calcext:value-type="float">
            <text:p>7.29582612235546E-06</text:p>
          </table:table-cell>
          <table:table-cell office:value-type="float" office:value="0.0000268479205217109" calcext:value-type="float">
            <text:p>2.68479205217109E-05</text:p>
          </table:table-cell>
          <table:table-cell office:value-type="float" office:value="0.00000705427756958477" calcext:value-type="float">
            <text:p>7.05427756958477E-06</text:p>
          </table:table-cell>
          <table:table-cell office:value-type="float" office:value="-0.0000460892037249527" calcext:value-type="float">
            <text:p>-4.60892037249527E-05</text:p>
          </table:table-cell>
          <table:table-cell office:value-type="float" office:value="-0.000019873499126466" calcext:value-type="float">
            <text:p>-1.9873499126466E-05</text:p>
          </table:table-cell>
          <table:table-cell office:value-type="float" office:value="0.0000431014767966476" calcext:value-type="float">
            <text:p>4.31014767966476E-05</text:p>
          </table:table-cell>
          <table:table-cell office:value-type="float" office:value="0.00000614015982103311" calcext:value-type="float">
            <text:p>6.14015982103311E-06</text:p>
          </table:table-cell>
          <table:table-cell office:value-type="float" office:value="-0.0000321200416737999" calcext:value-type="float">
            <text:p>-3.21200416737999E-05</text:p>
          </table:table-cell>
          <table:table-cell office:value-type="float" office:value="0.0000199515172455422" calcext:value-type="float">
            <text:p>1.99515172455422E-05</text:p>
          </table:table-cell>
          <table:table-cell office:value-type="float" office:value="0.0000507338964234605" calcext:value-type="float">
            <text:p>5.07338964234605E-05</text:p>
          </table:table-cell>
          <table:table-cell office:value-type="float" office:value="-0.0000499372026990241" calcext:value-type="float">
            <text:p>-4.99372026990241E-05</text:p>
          </table:table-cell>
          <table:table-cell office:value-type="float" office:value="0.0000450726886261355" calcext:value-type="float">
            <text:p>4.50726886261355E-05</text:p>
          </table:table-cell>
          <table:table-cell office:value-type="float" office:value="-0.0000410803093242595" calcext:value-type="float">
            <text:p>-4.10803093242595E-05</text:p>
          </table:table-cell>
          <table:table-cell office:value-type="float" office:value="0.0000271443553572226" calcext:value-type="float">
            <text:p>2.71443553572226E-05</text:p>
          </table:table-cell>
          <table:table-cell office:value-type="float" office:value="-0.0000609915808181261" calcext:value-type="float">
            <text:p>-6.09915808181261E-05</text:p>
          </table:table-cell>
          <table:table-cell office:value-type="float" office:value="0.0000373738864314355" calcext:value-type="float">
            <text:p>3.73738864314355E-05</text:p>
          </table:table-cell>
          <table:table-cell office:value-type="float" office:value="-0.0000262361594603466" calcext:value-type="float">
            <text:p>-2.62361594603466E-05</text:p>
          </table:table-cell>
          <table:table-cell office:value-type="float" office:value="0.0000272641775375115" calcext:value-type="float">
            <text:p>2.72641775375115E-05</text:p>
          </table:table-cell>
          <table:table-cell office:value-type="float" office:value="-0.0000162828425488426" calcext:value-type="float">
            <text:p>-1.62828425488426E-05</text:p>
          </table:table-cell>
          <table:table-cell office:value-type="float" office:value="-0.0000185512659288678" calcext:value-type="float">
            <text:p>-1.85512659288678E-05</text:p>
          </table:table-cell>
          <table:table-cell office:value-type="float" office:value="0.0000113102871030502" calcext:value-type="float">
            <text:p>1.13102871030502E-05</text:p>
          </table:table-cell>
          <table:table-cell office:value-type="float" office:value="0.000061871437819716" calcext:value-type="float">
            <text:p>6.1871437819716E-05</text:p>
          </table:table-cell>
          <table:table-cell office:value-type="float" office:value="-0.0000691925835887286" calcext:value-type="float">
            <text:p>-6.91925835887286E-05</text:p>
          </table:table-cell>
          <table:table-cell office:value-type="float" office:value="0.0000204281098087344" calcext:value-type="float">
            <text:p>2.04281098087344E-05</text:p>
          </table:table-cell>
          <table:table-cell office:value-type="float" office:value="-0.0000298016550650537" calcext:value-type="float">
            <text:p>-2.98016550650537E-05</text:p>
          </table:table-cell>
          <table:table-cell office:value-type="float" office:value="0.0000307300718943027" calcext:value-type="float">
            <text:p>3.07300718943027E-05</text:p>
          </table:table-cell>
          <table:table-cell office:value-type="float" office:value="0.00000356053053612859" calcext:value-type="float">
            <text:p>3.56053053612859E-06</text:p>
          </table:table-cell>
          <table:table-cell office:value-type="float" office:value="0.00000264568494329209" calcext:value-type="float">
            <text:p>2.64568494329209E-06</text:p>
          </table:table-cell>
          <table:table-cell office:value-type="float" office:value="-0.00000379236928754745" calcext:value-type="float">
            <text:p>-3.79236928754745E-06</text:p>
          </table:table-cell>
          <table:table-cell office:value-type="float" office:value="0.00000504395893630161" calcext:value-type="float">
            <text:p>5.04395893630161E-06</text:p>
          </table:table-cell>
          <table:table-cell office:value-type="float" office:value="-0.0000128425924336151" calcext:value-type="float">
            <text:p>-1.28425924336151E-05</text:p>
          </table:table-cell>
          <table:table-cell office:value-type="float" office:value="-0.0000818783911493703" calcext:value-type="float">
            <text:p>-8.18783911493703E-05</text:p>
          </table:table-cell>
          <table:table-cell office:value-type="float" office:value="-0.000152989508737211" calcext:value-type="float">
            <text:p>-0.000152989508737</text:p>
          </table:table-cell>
          <table:table-cell office:value-type="float" office:value="-0.0000184664577703719" calcext:value-type="float">
            <text:p>-1.84664577703719E-05</text:p>
          </table:table-cell>
          <table:table-cell office:value-type="float" office:value="0.000113109417580415" calcext:value-type="float">
            <text:p>0.00011310941758</text:p>
          </table:table-cell>
          <table:table-cell office:value-type="float" office:value="0.000130940025468151" calcext:value-type="float">
            <text:p>0.000130940025468</text:p>
          </table:table-cell>
          <table:table-cell office:value-type="float" office:value="-0.0000457409393195274" calcext:value-type="float">
            <text:p>-4.57409393195274E-05</text:p>
          </table:table-cell>
          <table:table-cell office:value-type="float" office:value="-0.000013416238072772" calcext:value-type="float">
            <text:p>-1.3416238072772E-05</text:p>
          </table:table-cell>
          <table:table-cell office:value-type="float" office:value="-0.0000412519276690726" calcext:value-type="float">
            <text:p>-4.12519276690726E-05</text:p>
          </table:table-cell>
          <table:table-cell office:value-type="float" office:value="-0.000016750784085473" calcext:value-type="float">
            <text:p>-1.6750784085473E-05</text:p>
          </table:table-cell>
          <table:table-cell office:value-type="float" office:value="0.00000409584158350684" calcext:value-type="float">
            <text:p>4.09584158350684E-06</text:p>
          </table:table-cell>
          <table:table-cell office:value-type="float" office:value="-0.0000800594673643906" calcext:value-type="float">
            <text:p>-8.00594673643906E-05</text:p>
          </table:table-cell>
          <table:table-cell office:value-type="float" office:value="-0.0000573138307149446" calcext:value-type="float">
            <text:p>-5.73138307149446E-05</text:p>
          </table:table-cell>
          <table:table-cell office:value-type="float" office:value="0.0000878090941294762" calcext:value-type="float">
            <text:p>8.78090941294762E-05</text:p>
          </table:table-cell>
          <table:table-cell office:value-type="float" office:value="-0.0000562378206149239" calcext:value-type="float">
            <text:p>-5.62378206149239E-05</text:p>
          </table:table-cell>
          <table:table-cell office:value-type="float" office:value="-0.000035609949026516" calcext:value-type="float">
            <text:p>-3.5609949026516E-05</text:p>
          </table:table-cell>
          <table:table-cell office:value-type="float" office:value="0.00000190230157215421" calcext:value-type="float">
            <text:p>1.90230157215421E-06</text:p>
          </table:table-cell>
          <table:table-cell office:value-type="float" office:value="0.0000377634747594779" calcext:value-type="float">
            <text:p>3.77634747594779E-05</text:p>
          </table:table-cell>
          <table:table-cell office:value-type="float" office:value="0.0000121989854038329" calcext:value-type="float">
            <text:p>1.21989854038329E-05</text:p>
          </table:table-cell>
          <table:table-cell office:value-type="float" office:value="-0.0000137415012381181" calcext:value-type="float">
            <text:p>-1.37415012381181E-05</text:p>
          </table:table-cell>
          <table:table-cell office:value-type="float" office:value="-0.00000752000736287117" calcext:value-type="float">
            <text:p>-7.52000736287117E-06</text:p>
          </table:table-cell>
          <table:table-cell office:value-type="float" office:value="-0.0000130344756554823" calcext:value-type="float">
            <text:p>-1.30344756554823E-05</text:p>
          </table:table-cell>
          <table:table-cell office:value-type="float" office:value="-0.000028043681730705" calcext:value-type="float">
            <text:p>-2.8043681730705E-05</text:p>
          </table:table-cell>
          <table:table-cell office:value-type="float" office:value="0.0000714947895671392" calcext:value-type="float">
            <text:p>7.14947895671392E-05</text:p>
          </table:table-cell>
          <table:table-cell office:value-type="float" office:value="-0.0000173871091784239" calcext:value-type="float">
            <text:p>-1.73871091784239E-05</text:p>
          </table:table-cell>
          <table:table-cell office:value-type="float" office:value="-0.0000549971778453506" calcext:value-type="float">
            <text:p>-5.49971778453506E-05</text:p>
          </table:table-cell>
          <table:table-cell office:value-type="float" office:value="-0.0000260644459600945" calcext:value-type="float">
            <text:p>-2.60644459600945E-05</text:p>
          </table:table-cell>
          <table:table-cell office:value-type="float" office:value="0.000011911857253355" calcext:value-type="float">
            <text:p>1.1911857253355E-05</text:p>
          </table:table-cell>
          <table:table-cell office:value-type="float" office:value="0.0000228923397371794" calcext:value-type="float">
            <text:p>2.28923397371794E-05</text:p>
          </table:table-cell>
          <table:table-cell office:value-type="float" office:value="-0.0000363018191021913" calcext:value-type="float">
            <text:p>-3.63018191021913E-05</text:p>
          </table:table-cell>
          <table:table-cell office:value-type="float" office:value="0.0000380944925495452" calcext:value-type="float">
            <text:p>3.80944925495452E-05</text:p>
          </table:table-cell>
          <table:table-cell office:value-type="float" office:value="-0.0000142772652347301" calcext:value-type="float">
            <text:p>-1.42772652347301E-05</text:p>
          </table:table-cell>
          <table:table-cell office:value-type="float" office:value="0.000000478841025663979" calcext:value-type="float">
            <text:p>4.78841025663979E-07</text:p>
          </table:table-cell>
          <table:table-cell office:value-type="float" office:value="-0.0000221022675210847" calcext:value-type="float">
            <text:p>-2.21022675210847E-05</text:p>
          </table:table-cell>
          <table:table-cell office:value-type="float" office:value="0.00002171124518352" calcext:value-type="float">
            <text:p>2.171124518352E-05</text:p>
          </table:table-cell>
          <table:table-cell office:value-type="float" office:value="-0.00000207538892760262" calcext:value-type="float">
            <text:p>-2.07538892760262E-06</text:p>
          </table:table-cell>
          <table:table-cell office:value-type="float" office:value="-0.0000267856943701461" calcext:value-type="float">
            <text:p>-2.67856943701461E-05</text:p>
          </table:table-cell>
          <table:table-cell office:value-type="float" office:value="0.000036771111427969" calcext:value-type="float">
            <text:p>3.6771111427969E-05</text:p>
          </table:table-cell>
          <table:table-cell office:value-type="float" office:value="-0.0000264595695718128" calcext:value-type="float">
            <text:p>-2.64595695718128E-05</text:p>
          </table:table-cell>
          <table:table-cell office:value-type="float" office:value="0.0000977890293034633" calcext:value-type="float">
            <text:p>9.77890293034633E-05</text:p>
          </table:table-cell>
          <table:table-cell office:value-type="float" office:value="0.000330945756955192" calcext:value-type="float">
            <text:p>0.000330945756955</text:p>
          </table:table-cell>
          <table:table-cell office:value-type="float" office:value="0.000100607940715758" calcext:value-type="float">
            <text:p>0.000100607940716</text:p>
          </table:table-cell>
          <table:table-cell office:value-type="float" office:value="0.00159334914992076" calcext:value-type="float">
            <text:p>0.001593349149921</text:p>
          </table:table-cell>
          <table:table-cell office:value-type="float" office:value="-0.000166232553526047" calcext:value-type="float">
            <text:p>-0.000166232553526</text:p>
          </table:table-cell>
          <table:table-cell office:value-type="float" office:value="-0.00279188536969094" calcext:value-type="float">
            <text:p>-0.002791885369691</text:p>
          </table:table-cell>
          <table:table-cell office:value-type="float" office:value="0.000462094371301181" calcext:value-type="float">
            <text:p>0.000462094371301</text:p>
          </table:table-cell>
          <table:table-cell office:value-type="float" office:value="0.0028053886548165" calcext:value-type="float">
            <text:p>0.002805388654817</text:p>
          </table:table-cell>
          <table:table-cell office:value-type="float" office:value="0.00490480310215513" calcext:value-type="float">
            <text:p>0.004904803102155</text:p>
          </table:table-cell>
          <table:table-cell office:value-type="float" office:value="0.00228346375572941" calcext:value-type="float">
            <text:p>0.002283463755729</text:p>
          </table:table-cell>
          <table:table-cell office:value-type="float" office:value="0.00274671068137633" calcext:value-type="float">
            <text:p>0.002746710681376</text:p>
          </table:table-cell>
          <table:table-cell office:value-type="float" office:value="0.00104130805150726" calcext:value-type="float">
            <text:p>0.001041308051507</text:p>
          </table:table-cell>
          <table:table-cell office:value-type="float" office:value="-0.00548922878181996" calcext:value-type="float">
            <text:p>-0.00548922878182</text:p>
          </table:table-cell>
          <table:table-cell office:value-type="float" office:value="0.00426656356711302" calcext:value-type="float">
            <text:p>0.004266563567113</text:p>
          </table:table-cell>
          <table:table-cell office:value-type="float" office:value="0.00176494663358351" calcext:value-type="float">
            <text:p>0.001764946633584</text:p>
          </table:table-cell>
          <table:table-cell office:value-type="float" office:value="0.00135611129765623" calcext:value-type="float">
            <text:p>0.001356111297656</text:p>
          </table:table-cell>
          <table:table-cell office:value-type="float" office:value="-0.00346281699221185" calcext:value-type="float">
            <text:p>-0.003462816992212</text:p>
          </table:table-cell>
          <table:table-cell office:value-type="float" office:value="0.00133950215203948" calcext:value-type="float">
            <text:p>0.001339502152039</text:p>
          </table:table-cell>
          <table:table-cell office:value-type="float" office:value="0.00107829277890409" calcext:value-type="float">
            <text:p>0.001078292778904</text:p>
          </table:table-cell>
          <table:table-cell office:value-type="float" office:value="-0.00136218476778899" calcext:value-type="float">
            <text:p>-0.001362184767789</text:p>
          </table:table-cell>
          <table:table-cell office:value-type="float" office:value="-0.00730626451222893" calcext:value-type="float">
            <text:p>-0.007306264512229</text:p>
          </table:table-cell>
          <table:table-cell office:value-type="float" office:value="0.00408848078165003" calcext:value-type="float">
            <text:p>0.00408848078165</text:p>
          </table:table-cell>
          <table:table-cell office:value-type="float" office:value="0.00129781952402253" calcext:value-type="float">
            <text:p>0.001297819524023</text:p>
          </table:table-cell>
          <table:table-cell office:value-type="float" office:value="-0.00205768512204307" calcext:value-type="float">
            <text:p>-0.002057685122043</text:p>
          </table:table-cell>
          <table:table-cell office:value-type="float" office:value="-0.00567881085459238" calcext:value-type="float">
            <text:p>-0.005678810854592</text:p>
          </table:table-cell>
          <table:table-cell office:value-type="float" office:value="-0.00147248177885767" calcext:value-type="float">
            <text:p>-0.001472481778858</text:p>
          </table:table-cell>
          <table:table-cell office:value-type="float" office:value="0.00422268692789668" calcext:value-type="float">
            <text:p>0.004222686927897</text:p>
          </table:table-cell>
          <table:table-cell office:value-type="float" office:value="0.00111390120120108" calcext:value-type="float">
            <text:p>0.001113901201201</text:p>
          </table:table-cell>
          <table:table-cell office:value-type="float" office:value="-0.0020638420695297" calcext:value-type="float">
            <text:p>-0.00206384206953</text:p>
          </table:table-cell>
          <table:table-cell office:value-type="float" office:value="-0.00414780041355339" calcext:value-type="float">
            <text:p>-0.004147800413553</text:p>
          </table:table-cell>
          <table:table-cell office:value-type="float" office:value="0.00551749926033263" calcext:value-type="float">
            <text:p>0.005517499260333</text:p>
          </table:table-cell>
          <table:table-cell office:value-type="float" office:value="0.00164846127121904" calcext:value-type="float">
            <text:p>0.001648461271219</text:p>
          </table:table-cell>
          <table:table-cell office:value-type="float" office:value="-0.00254439560953323" calcext:value-type="float">
            <text:p>-0.002544395609533</text:p>
          </table:table-cell>
          <table:table-cell office:value-type="float" office:value="-0.00274555146362493" calcext:value-type="float">
            <text:p>-0.002745551463625</text:p>
          </table:table-cell>
          <table:table-cell office:value-type="float" office:value="-0.000920570810039933" calcext:value-type="float">
            <text:p>-0.00092057081004</text:p>
          </table:table-cell>
          <table:table-cell office:value-type="float" office:value="0.00091399223536992" calcext:value-type="float">
            <text:p>0.00091399223537</text:p>
          </table:table-cell>
          <table:table-cell office:value-type="float" office:value="0.00284374896072986" calcext:value-type="float">
            <text:p>0.00284374896073</text:p>
          </table:table-cell>
          <table:table-cell office:value-type="float" office:value="-0.000883266676624916" calcext:value-type="float">
            <text:p>-0.000883266676625</text:p>
          </table:table-cell>
          <table:table-cell office:value-type="float" office:value="-0.00257035290292623" calcext:value-type="float">
            <text:p>-0.002570352902926</text:p>
          </table:table-cell>
          <table:table-cell office:value-type="float" office:value="-0.00141784422274399" calcext:value-type="float">
            <text:p>-0.001417844222744</text:p>
          </table:table-cell>
          <table:table-cell office:value-type="float" office:value="0.000637972990896851" calcext:value-type="float">
            <text:p>0.000637972990897</text:p>
          </table:table-cell>
          <table:table-cell office:value-type="float" office:value="0.0048230862761896" calcext:value-type="float">
            <text:p>0.00482308627619</text:p>
          </table:table-cell>
          <table:table-cell office:value-type="float" office:value="-0.000344530156348721" calcext:value-type="float">
            <text:p>-0.000344530156349</text:p>
          </table:table-cell>
          <table:table-cell office:value-type="float" office:value="-0.00291494162753081" calcext:value-type="float">
            <text:p>-0.002914941627531</text:p>
          </table:table-cell>
          <table:table-cell office:value-type="float" office:value="-0.00237264739373672" calcext:value-type="float">
            <text:p>-0.002372647393737</text:p>
          </table:table-cell>
          <table:table-cell office:value-type="float" office:value="0.00281102401710581" calcext:value-type="float">
            <text:p>0.002811024017106</text:p>
          </table:table-cell>
          <table:table-cell office:value-type="float" office:value="0.00363403878847596" calcext:value-type="float">
            <text:p>0.003634038788476</text:p>
          </table:table-cell>
          <table:table-cell office:value-type="float" office:value="-0.0000393237168789251" calcext:value-type="float">
            <text:p>-3.93237168789251E-05</text:p>
          </table:table-cell>
          <table:table-cell office:value-type="float" office:value="-0.00204977905427994" calcext:value-type="float">
            <text:p>-0.00204977905428</text:p>
          </table:table-cell>
          <table:table-cell office:value-type="float" office:value="-0.00250893586743928" calcext:value-type="float">
            <text:p>-0.002508935867439</text:p>
          </table:table-cell>
          <table:table-cell office:value-type="float" office:value="-0.000175163310463244" calcext:value-type="float">
            <text:p>-0.000175163310463</text:p>
          </table:table-cell>
          <table:table-cell office:value-type="float" office:value="0.00443023473090659" calcext:value-type="float">
            <text:p>0.004430234730907</text:p>
          </table:table-cell>
          <table:table-cell office:value-type="float" office:value="0.00220099471672508" calcext:value-type="float">
            <text:p>0.002200994716725</text:p>
          </table:table-cell>
          <table:table-cell office:value-type="float" office:value="-0.00132193189284069" calcext:value-type="float">
            <text:p>-0.001321931892841</text:p>
          </table:table-cell>
          <table:table-cell office:value-type="float" office:value="-0.00326658205519043" calcext:value-type="float">
            <text:p>-0.00326658205519</text:p>
          </table:table-cell>
          <table:table-cell office:value-type="float" office:value="0.00216346570462056" calcext:value-type="float">
            <text:p>0.002163465704621</text:p>
          </table:table-cell>
          <table:table-cell office:value-type="float" office:value="0.00414938166238615" calcext:value-type="float">
            <text:p>0.004149381662386</text:p>
          </table:table-cell>
          <table:table-cell office:value-type="float" office:value="-0.00192458237044857" calcext:value-type="float">
            <text:p>-0.001924582370449</text:p>
          </table:table-cell>
          <table:table-cell office:value-type="float" office:value="-0.00131103228434931" calcext:value-type="float">
            <text:p>-0.001311032284349</text:p>
          </table:table-cell>
          <table:table-cell office:value-type="float" office:value="-0.00238125697174424" calcext:value-type="float">
            <text:p>-0.002381256971744</text:p>
          </table:table-cell>
          <table:table-cell office:value-type="float" office:value="0.00176903828655539" calcext:value-type="float">
            <text:p>0.001769038286555</text:p>
          </table:table-cell>
          <table:table-cell office:value-type="float" office:value="0.00433681980792022" calcext:value-type="float">
            <text:p>0.00433681980792</text:p>
          </table:table-cell>
          <table:table-cell office:value-type="float" office:value="-0.00192650272785255" calcext:value-type="float">
            <text:p>-0.001926502727853</text:p>
          </table:table-cell>
          <table:table-cell office:value-type="float" office:value="-0.0024737396173129" calcext:value-type="float">
            <text:p>-0.002473739617313</text:p>
          </table:table-cell>
          <table:table-cell office:value-type="float" office:value="-0.00190390847131394" calcext:value-type="float">
            <text:p>-0.001903908471314</text:p>
          </table:table-cell>
          <table:table-cell office:value-type="float" office:value="0.00203762713161804" calcext:value-type="float">
            <text:p>0.002037627131618</text:p>
          </table:table-cell>
          <table:table-cell office:value-type="float" office:value="0.00192449663979405" calcext:value-type="float">
            <text:p>0.001924496639794</text:p>
          </table:table-cell>
          <table:table-cell office:value-type="float" office:value="0.0000180592743777575" calcext:value-type="float">
            <text:p>1.80592743777575E-05</text:p>
          </table:table-cell>
          <table:table-cell office:value-type="float" office:value="-0.00332396909720056" calcext:value-type="float">
            <text:p>-0.003323969097201</text:p>
          </table:table-cell>
          <table:table-cell office:value-type="float" office:value="-0.00146590459408275" calcext:value-type="float">
            <text:p>-0.001465904594083</text:p>
          </table:table-cell>
          <table:table-cell office:value-type="float" office:value="0.000506619336346825" calcext:value-type="float">
            <text:p>0.000506619336347</text:p>
          </table:table-cell>
          <table:table-cell office:value-type="float" office:value="0.00416356879378416" calcext:value-type="float">
            <text:p>0.004163568793784</text:p>
          </table:table-cell>
          <table:table-cell office:value-type="float" office:value="-0.000874755256766779" calcext:value-type="float">
            <text:p>-0.000874755256767</text:p>
          </table:table-cell>
          <table:table-cell office:value-type="float" office:value="-0.00289877227334062" calcext:value-type="float">
            <text:p>-0.002898772273341</text:p>
          </table:table-cell>
          <table:table-cell office:value-type="float" office:value="0.00071189641653624" calcext:value-type="float">
            <text:p>0.000711896416536</text:p>
          </table:table-cell>
          <table:table-cell office:value-type="float" office:value="0.00127956606555396" calcext:value-type="float">
            <text:p>0.001279566065554</text:p>
          </table:table-cell>
          <table:table-cell office:value-type="float" office:value="0.00240211501631404" calcext:value-type="float">
            <text:p>0.002402115016314</text:p>
          </table:table-cell>
          <table:table-cell office:value-type="float" office:value="-0.00118412472065838" calcext:value-type="float">
            <text:p>-0.001184124720658</text:p>
          </table:table-cell>
          <table:table-cell office:value-type="float" office:value="-0.00479841449914442" calcext:value-type="float">
            <text:p>-0.004798414499144</text:p>
          </table:table-cell>
          <table:table-cell office:value-type="float" office:value="0.0037460133074077" calcext:value-type="float">
            <text:p>0.003746013307408</text:p>
          </table:table-cell>
          <table:table-cell office:value-type="float" office:value="0.00353455313588363" calcext:value-type="float">
            <text:p>0.003534553135884</text:p>
          </table:table-cell>
          <table:table-cell office:value-type="float" office:value="-0.00256762653276937" calcext:value-type="float">
            <text:p>-0.002567626532769</text:p>
          </table:table-cell>
          <table:table-cell office:value-type="float" office:value="0.00147421276416121" calcext:value-type="float">
            <text:p>0.001474212764161</text:p>
          </table:table-cell>
          <table:table-cell office:value-type="float" office:value="0.000476697727474662" calcext:value-type="float">
            <text:p>0.000476697727475</text:p>
          </table:table-cell>
          <table:table-cell office:value-type="float" office:value="-0.00511848917041158" calcext:value-type="float">
            <text:p>-0.005118489170412</text:p>
          </table:table-cell>
          <table:table-cell office:value-type="float" office:value="0.000217966351662824" calcext:value-type="float">
            <text:p>0.000217966351663</text:p>
          </table:table-cell>
          <table:table-cell office:value-type="float" office:value="0.00542909965884186" calcext:value-type="float">
            <text:p>0.005429099658842</text:p>
          </table:table-cell>
          <table:table-cell office:value-type="float" office:value="0.0006893282215783" calcext:value-type="float">
            <text:p>0.000689328221578</text:p>
          </table:table-cell>
          <table:table-cell office:value-type="float" office:value="-0.00137173577543781" calcext:value-type="float">
            <text:p>-0.001371735775438</text:p>
          </table:table-cell>
          <table:table-cell office:value-type="float" office:value="-0.00200932110750646" calcext:value-type="float">
            <text:p>-0.002009321107506</text:p>
          </table:table-cell>
          <table:table-cell office:value-type="float" office:value="0.00366452763554825" calcext:value-type="float">
            <text:p>0.003664527635548</text:p>
          </table:table-cell>
          <table:table-cell office:value-type="float" office:value="-0.0019414601988505" calcext:value-type="float">
            <text:p>-0.001941460198851</text:p>
          </table:table-cell>
          <table:table-cell office:value-type="float" office:value="-0.00145351116960341" calcext:value-type="float">
            <text:p>-0.001453511169603</text:p>
          </table:table-cell>
          <table:table-cell office:value-type="float" office:value="-0.000547811603568482" calcext:value-type="float">
            <text:p>-0.000547811603568</text:p>
          </table:table-cell>
          <table:table-cell office:value-type="float" office:value="0.00175589991202829" calcext:value-type="float">
            <text:p>0.001755899912028</text:p>
          </table:table-cell>
          <table:table-cell office:value-type="float" office:value="0.000810832700196329" calcext:value-type="float">
            <text:p>0.000810832700196</text:p>
          </table:table-cell>
          <table:table-cell office:value-type="float" office:value="0.00295179601355333" calcext:value-type="float">
            <text:p>0.002951796013553</text:p>
          </table:table-cell>
          <table:table-cell office:value-type="float" office:value="-0.00489425941556798" calcext:value-type="float">
            <text:p>-0.004894259415568</text:p>
          </table:table-cell>
          <table:table-cell office:value-type="float" office:value="0.000965722248799095" calcext:value-type="float">
            <text:p>0.000965722248799</text:p>
          </table:table-cell>
          <table:table-cell office:value-type="float" office:value="0.00308005239752318" calcext:value-type="float">
            <text:p>0.003080052397523</text:p>
          </table:table-cell>
          <table:table-cell office:value-type="float" office:value="-0.000522116670461092" calcext:value-type="float">
            <text:p>-0.000522116670461</text:p>
          </table:table-cell>
          <table:table-cell office:value-type="float" office:value="-0.0026917601553812" calcext:value-type="float">
            <text:p>-0.002691760155381</text:p>
          </table:table-cell>
          <table:table-cell office:value-type="float" office:value="0.00351634151678371" calcext:value-type="float">
            <text:p>0.003516341516784</text:p>
          </table:table-cell>
          <table:table-cell office:value-type="float" office:value="0.000683955656277824" calcext:value-type="float">
            <text:p>0.000683955656278</text:p>
          </table:table-cell>
          <table:table-cell office:value-type="float" office:value="-0.00288084390023746" calcext:value-type="float">
            <text:p>-0.002880843900237</text:p>
          </table:table-cell>
          <table:table-cell office:value-type="float" office:value="-0.00307243092016601" calcext:value-type="float">
            <text:p>-0.003072430920166</text:p>
          </table:table-cell>
          <table:table-cell office:value-type="float" office:value="0.000531743442727384" calcext:value-type="float">
            <text:p>0.000531743442727</text:p>
          </table:table-cell>
          <table:table-cell office:value-type="float" office:value="0.00357540045397636" calcext:value-type="float">
            <text:p>0.003575400453976</text:p>
          </table:table-cell>
          <table:table-cell office:value-type="float" office:value="0.000616120313970403" calcext:value-type="float">
            <text:p>0.00061612031397</text:p>
          </table:table-cell>
          <table:table-cell office:value-type="float" office:value="-0.00244734082821091" calcext:value-type="float">
            <text:p>-0.002447340828211</text:p>
          </table:table-cell>
          <table:table-cell office:value-type="float" office:value="-0.00385228390229775" calcext:value-type="float">
            <text:p>-0.003852283902298</text:p>
          </table:table-cell>
          <table:table-cell office:value-type="float" office:value="0.00285214164121556" calcext:value-type="float">
            <text:p>0.002852141641216</text:p>
          </table:table-cell>
          <table:table-cell office:value-type="float" office:value="0.00321205891364196" calcext:value-type="float">
            <text:p>0.003212058913642</text:p>
          </table:table-cell>
          <table:table-cell office:value-type="float" office:value="-0.00113726741756365" calcext:value-type="float">
            <text:p>-0.001137267417564</text:p>
          </table:table-cell>
          <table:table-cell office:value-type="float" office:value="-0.00530469790114552" calcext:value-type="float">
            <text:p>-0.005304697901146</text:p>
          </table:table-cell>
          <table:table-cell office:value-type="float" office:value="0.00324283290752586" calcext:value-type="float">
            <text:p>0.003242832907526</text:p>
          </table:table-cell>
          <table:table-cell office:value-type="float" office:value="0.00147962014607289" calcext:value-type="float">
            <text:p>0.001479620146073</text:p>
          </table:table-cell>
          <table:table-cell office:value-type="float" office:value="-0.000687083371710806" calcext:value-type="float">
            <text:p>-0.000687083371711</text:p>
          </table:table-cell>
          <table:table-cell office:value-type="float" office:value="-0.00110041113430437" calcext:value-type="float">
            <text:p>-0.001100411134304</text:p>
          </table:table-cell>
          <table:table-cell office:value-type="float" office:value="-0.0024168978987209" calcext:value-type="float">
            <text:p>-0.002416897898721</text:p>
          </table:table-cell>
          <table:table-cell office:value-type="float" office:value="-0.000924409937076598" calcext:value-type="float">
            <text:p>-0.000924409937077</text:p>
          </table:table-cell>
          <table:table-cell office:value-type="float" office:value="-0.000553412251480534" calcext:value-type="float">
            <text:p>-0.000553412251481</text:p>
          </table:table-cell>
          <table:table-cell office:value-type="float" office:value="0.00421349174301816" calcext:value-type="float">
            <text:p>0.004213491743018</text:p>
          </table:table-cell>
          <table:table-cell office:value-type="float" office:value="0.00162679659513765" calcext:value-type="float">
            <text:p>0.001626796595138</text:p>
          </table:table-cell>
          <table:table-cell office:value-type="float" office:value="0.000113077476648515" calcext:value-type="float">
            <text:p>0.000113077476649</text:p>
          </table:table-cell>
          <table:table-cell office:value-type="float" office:value="-0.00104365032175396" calcext:value-type="float">
            <text:p>-0.001043650321754</text:p>
          </table:table-cell>
          <table:table-cell office:value-type="float" office:value="-0.00356167374841387" calcext:value-type="float">
            <text:p>-0.003561673748414</text:p>
          </table:table-cell>
          <table:table-cell office:value-type="float" office:value="-0.00137773770156457" calcext:value-type="float">
            <text:p>-0.001377737701565</text:p>
          </table:table-cell>
          <table:table-cell office:value-type="float" office:value="0.0035997395479529" calcext:value-type="float">
            <text:p>0.003599739547953</text:p>
          </table:table-cell>
          <table:table-cell office:value-type="float" office:value="0.00150496028880426" calcext:value-type="float">
            <text:p>0.001504960288804</text:p>
          </table:table-cell>
          <table:table-cell office:value-type="float" office:value="0.000224720033470904" calcext:value-type="float">
            <text:p>0.000224720033471</text:p>
          </table:table-cell>
          <table:table-cell office:value-type="float" office:value="-0.00461596193981773" calcext:value-type="float">
            <text:p>-0.004615961939818</text:p>
          </table:table-cell>
          <table:table-cell office:value-type="float" office:value="-0.00101913979489265" calcext:value-type="float">
            <text:p>-0.001019139794893</text:p>
          </table:table-cell>
          <table:table-cell office:value-type="float" office:value="0.00232042899086965" calcext:value-type="float">
            <text:p>0.00232042899087</text:p>
          </table:table-cell>
          <table:table-cell office:value-type="float" office:value="0.00119926096306072" calcext:value-type="float">
            <text:p>0.001199260963061</text:p>
          </table:table-cell>
          <table:table-cell office:value-type="float" office:value="0.00297891188417865" calcext:value-type="float">
            <text:p>0.002978911884179</text:p>
          </table:table-cell>
          <table:table-cell office:value-type="float" office:value="-0.0000903810789586457" calcext:value-type="float">
            <text:p>-9.03810789586457E-05</text:p>
          </table:table-cell>
          <table:table-cell office:value-type="float" office:value="-0.00345535044334155" calcext:value-type="float">
            <text:p>-0.003455350443342</text:p>
          </table:table-cell>
          <table:table-cell office:value-type="float" office:value="-0.00223677790518417" calcext:value-type="float">
            <text:p>-0.002236777905184</text:p>
          </table:table-cell>
          <table:table-cell office:value-type="float" office:value="0.00174112134308752" calcext:value-type="float">
            <text:p>0.001741121343088</text:p>
          </table:table-cell>
          <table:table-cell office:value-type="float" office:value="0.00261653050232286" calcext:value-type="float">
            <text:p>0.002616530502323</text:p>
          </table:table-cell>
          <table:table-cell office:value-type="float" office:value="-0.000118991010960023" calcext:value-type="float">
            <text:p>-0.00011899101096</text:p>
          </table:table-cell>
          <table:table-cell office:value-type="float" office:value="-0.00492616821072067" calcext:value-type="float">
            <text:p>-0.004926168210721</text:p>
          </table:table-cell>
          <table:table-cell office:value-type="float" office:value="0.00214755547679662" calcext:value-type="float">
            <text:p>0.002147555476797</text:p>
          </table:table-cell>
          <table:table-cell office:value-type="float" office:value="0.00172382068076149" calcext:value-type="float">
            <text:p>0.001723820680761</text:p>
          </table:table-cell>
          <table:table-cell office:value-type="float" office:value="0.00133418364274546" calcext:value-type="float">
            <text:p>0.001334183642745</text:p>
          </table:table-cell>
          <table:table-cell office:value-type="float" office:value="0.00207186835546369" calcext:value-type="float">
            <text:p>0.002071868355464</text:p>
          </table:table-cell>
          <table:table-cell office:value-type="float" office:value="-0.00356604859634013" calcext:value-type="float">
            <text:p>-0.00356604859634</text:p>
          </table:table-cell>
          <table:table-cell office:value-type="float" office:value="-0.00122024033371626" calcext:value-type="float">
            <text:p>-0.001220240333716</text:p>
          </table:table-cell>
          <table:table-cell office:value-type="float" office:value="0.00276338711368229" calcext:value-type="float">
            <text:p>0.002763387113682</text:p>
          </table:table-cell>
          <table:table-cell office:value-type="float" office:value="0.0011040099375656" calcext:value-type="float">
            <text:p>0.001104009937566</text:p>
          </table:table-cell>
          <table:table-cell office:value-type="float" office:value="-0.000894955227259631" calcext:value-type="float">
            <text:p>-0.00089495522726</text:p>
          </table:table-cell>
          <table:table-cell office:value-type="float" office:value="-0.00275359150867405" calcext:value-type="float">
            <text:p>-0.002753591508674</text:p>
          </table:table-cell>
          <table:table-cell office:value-type="float" office:value="0.00275996019683894" calcext:value-type="float">
            <text:p>0.002759960196839</text:p>
          </table:table-cell>
          <table:table-cell office:value-type="float" office:value="0.000207353612631522" calcext:value-type="float">
            <text:p>0.000207353612632</text:p>
          </table:table-cell>
          <table:table-cell office:value-type="float" office:value="0.00271470288049858" calcext:value-type="float">
            <text:p>0.002714702880499</text:p>
          </table:table-cell>
          <table:table-cell office:value-type="float" office:value="-0.00357792714225547" calcext:value-type="float">
            <text:p>-0.003577927142255</text:p>
          </table:table-cell>
          <table:table-cell office:value-type="float" office:value="0.000974877007111408" calcext:value-type="float">
            <text:p>0.000974877007111</text:p>
          </table:table-cell>
          <table:table-cell office:value-type="float" office:value="0.00325702758561419" calcext:value-type="float">
            <text:p>0.003257027585614</text:p>
          </table:table-cell>
          <table:table-cell office:value-type="float" office:value="0.00221531886141824" calcext:value-type="float">
            <text:p>0.002215318861418</text:p>
          </table:table-cell>
          <table:table-cell office:value-type="float" office:value="-0.00522698419222506" calcext:value-type="float">
            <text:p>-0.005226984192225</text:p>
          </table:table-cell>
          <table:table-cell office:value-type="float" office:value="0.00342109400632024" calcext:value-type="float">
            <text:p>0.00342109400632</text:p>
          </table:table-cell>
          <table:table-cell office:value-type="float" office:value="0.000466873133993295" calcext:value-type="float">
            <text:p>0.000466873133993</text:p>
          </table:table-cell>
          <table:table-cell office:value-type="float" office:value="-0.00665923796891477" calcext:value-type="float">
            <text:p>-0.006659237968915</text:p>
          </table:table-cell>
          <table:table-cell office:value-type="float" office:value="-0.000713034944634039" calcext:value-type="float">
            <text:p>-0.000713034944634</text:p>
          </table:table-cell>
          <table:table-cell office:value-type="float" office:value="-0.00195639990101182" calcext:value-type="float">
            <text:p>-0.001956399901012</text:p>
          </table:table-cell>
          <table:table-cell office:value-type="float" office:value="-0.0011758014025034" calcext:value-type="float">
            <text:p>-0.001175801402503</text:p>
          </table:table-cell>
          <table:table-cell office:value-type="float" office:value="0.000313006243383707" calcext:value-type="float">
            <text:p>0.000313006243384</text:p>
          </table:table-cell>
          <table:table-cell office:value-type="float" office:value="0.0000682681275419594" calcext:value-type="float">
            <text:p>6.82681275419594E-05</text:p>
          </table:table-cell>
          <table:table-cell office:value-type="float" office:value="0.000337549472119836" calcext:value-type="float">
            <text:p>0.00033754947212</text:p>
          </table:table-cell>
          <table:table-cell office:value-type="float" office:value="-0.0000016281464871315" calcext:value-type="float">
            <text:p>-1.6281464871315E-06</text:p>
          </table:table-cell>
          <table:table-cell office:value-type="float" office:value="-0.000111731906142665" calcext:value-type="float">
            <text:p>-0.000111731906143</text:p>
          </table:table-cell>
          <table:table-cell office:value-type="float" office:value="-0.000250825461385273" calcext:value-type="float">
            <text:p>-0.000250825461385</text:p>
          </table:table-cell>
          <table:table-cell office:value-type="float" office:value="0.000150142498315853" calcext:value-type="float">
            <text:p>0.000150142498316</text:p>
          </table:table-cell>
          <table:table-cell office:value-type="float" office:value="0.000077876799168819" calcext:value-type="float">
            <text:p>7.7876799168819E-05</text:p>
          </table:table-cell>
          <table:table-cell office:value-type="float" office:value="0.000111275644334219" calcext:value-type="float">
            <text:p>0.000111275644334</text:p>
          </table:table-cell>
          <table:table-cell office:value-type="float" office:value="-0.00000393227574879695" calcext:value-type="float">
            <text:p>-3.93227574879695E-06</text:p>
          </table:table-cell>
          <table:table-cell office:value-type="float" office:value="-0.000100817429603606" calcext:value-type="float">
            <text:p>-0.000100817429604</text:p>
          </table:table-cell>
          <table:table-cell office:value-type="float" office:value="-0.000276464222836281" calcext:value-type="float">
            <text:p>-0.000276464222836</text:p>
          </table:table-cell>
          <table:table-cell office:value-type="float" office:value="0.0000563746739075111" calcext:value-type="float">
            <text:p>5.63746739075111E-05</text:p>
          </table:table-cell>
          <table:table-cell office:value-type="float" office:value="0.0000138628294420462" calcext:value-type="float">
            <text:p>1.38628294420462E-05</text:p>
          </table:table-cell>
          <table:table-cell office:value-type="float" office:value="-0.00026268685099734" calcext:value-type="float">
            <text:p>-0.000262686850997</text:p>
          </table:table-cell>
          <table:table-cell office:value-type="float" office:value="-0.000258133470235677" calcext:value-type="float">
            <text:p>-0.000258133470236</text:p>
          </table:table-cell>
          <table:table-cell office:value-type="float" office:value="0.000176369987534286" calcext:value-type="float">
            <text:p>0.000176369987534</text:p>
          </table:table-cell>
          <table:table-cell office:value-type="float" office:value="-0.000226429942134398" calcext:value-type="float">
            <text:p>-0.000226429942134</text:p>
          </table:table-cell>
          <table:table-cell office:value-type="float" office:value="-0.000292255908755534" calcext:value-type="float">
            <text:p>-0.000292255908756</text:p>
          </table:table-cell>
          <table:table-cell office:value-type="float" office:value="-0.000162099337957466" calcext:value-type="float">
            <text:p>-0.000162099337957</text:p>
          </table:table-cell>
          <table:table-cell office:value-type="float" office:value="-0.0000305596992317136" calcext:value-type="float">
            <text:p>-3.05596992317136E-05</text:p>
          </table:table-cell>
          <table:table-cell office:value-type="float" office:value="0.00000476208357991226" calcext:value-type="float">
            <text:p>4.76208357991226E-06</text:p>
          </table:table-cell>
          <table:table-cell office:value-type="float" office:value="-0.000133687802338134" calcext:value-type="float">
            <text:p>-0.000133687802338</text:p>
          </table:table-cell>
          <table:table-cell office:value-type="float" office:value="-0.0000924062514945923" calcext:value-type="float">
            <text:p>-9.24062514945923E-05</text:p>
          </table:table-cell>
          <table:table-cell office:value-type="float" office:value="-0.000108050204078169" calcext:value-type="float">
            <text:p>-0.000108050204078</text:p>
          </table:table-cell>
          <table:table-cell office:value-type="float" office:value="0.0000439154702928102" calcext:value-type="float">
            <text:p>4.39154702928102E-05</text:p>
          </table:table-cell>
          <table:table-cell office:value-type="float" office:value="-0.0000344196395900553" calcext:value-type="float">
            <text:p>-3.44196395900553E-05</text:p>
          </table:table-cell>
          <table:table-cell office:value-type="float" office:value="-0.0000478787419273541" calcext:value-type="float">
            <text:p>-4.78787419273541E-05</text:p>
          </table:table-cell>
          <table:table-cell office:value-type="float" office:value="-0.000140860958925459" calcext:value-type="float">
            <text:p>-0.000140860958925</text:p>
          </table:table-cell>
          <table:table-cell office:value-type="float" office:value="-0.0000127047960660764" calcext:value-type="float">
            <text:p>-1.27047960660764E-05</text:p>
          </table:table-cell>
          <table:table-cell office:value-type="float" office:value="0.00000809446058380736" calcext:value-type="float">
            <text:p>8.09446058380736E-06</text:p>
          </table:table-cell>
          <table:table-cell office:value-type="float" office:value="-0.000102474278858233" calcext:value-type="float">
            <text:p>-0.000102474278858</text:p>
          </table:table-cell>
          <table:table-cell office:value-type="float" office:value="0.0000276930094900707" calcext:value-type="float">
            <text:p>2.76930094900707E-05</text:p>
          </table:table-cell>
          <table:table-cell office:value-type="float" office:value="-0.0000458246288072561" calcext:value-type="float">
            <text:p>-4.58246288072561E-05</text:p>
          </table:table-cell>
          <table:table-cell office:value-type="float" office:value="-0.0000364029667753729" calcext:value-type="float">
            <text:p>-3.64029667753729E-05</text:p>
          </table:table-cell>
          <table:table-cell office:value-type="float" office:value="-0.0000378566619148035" calcext:value-type="float">
            <text:p>-3.78566619148035E-05</text:p>
          </table:table-cell>
          <table:table-cell office:value-type="float" office:value="-0.0000415703585951444" calcext:value-type="float">
            <text:p>-4.15703585951444E-05</text:p>
          </table:table-cell>
          <table:table-cell office:value-type="float" office:value="0.0000370304433320312" calcext:value-type="float">
            <text:p>3.70304433320312E-05</text:p>
          </table:table-cell>
          <table:table-cell office:value-type="float" office:value="-0.00000327056886662014" calcext:value-type="float">
            <text:p>-3.27056886662014E-06</text:p>
          </table:table-cell>
          <table:table-cell office:value-type="float" office:value="-0.000000278007534326719" calcext:value-type="float">
            <text:p>-2.78007534326719E-07</text:p>
          </table:table-cell>
          <table:table-cell office:value-type="float" office:value="-0.00000525063677303539" calcext:value-type="float">
            <text:p>-5.25063677303539E-06</text:p>
          </table:table-cell>
          <table:table-cell office:value-type="float" office:value="-0.000040983792427951" calcext:value-type="float">
            <text:p>-4.0983792427951E-05</text:p>
          </table:table-cell>
          <table:table-cell office:value-type="float" office:value="0.0000303395092913772" calcext:value-type="float">
            <text:p>3.03395092913772E-05</text:p>
          </table:table-cell>
          <table:table-cell office:value-type="float" office:value="0.00000402060476040189" calcext:value-type="float">
            <text:p>4.02060476040189E-06</text:p>
          </table:table-cell>
          <table:table-cell office:value-type="float" office:value="-0.0000143390251718389" calcext:value-type="float">
            <text:p>-1.43390251718389E-05</text:p>
          </table:table-cell>
          <table:table-cell office:value-type="float" office:value="-0.0000164979176321967" calcext:value-type="float">
            <text:p>-1.64979176321967E-05</text:p>
          </table:table-cell>
          <table:table-cell office:value-type="float" office:value="-0.0000096160316145899" calcext:value-type="float">
            <text:p>-9.6160316145899E-06</text:p>
          </table:table-cell>
          <table:table-cell office:value-type="float" office:value="0.0000123114189318208" calcext:value-type="float">
            <text:p>1.23114189318208E-05</text:p>
          </table:table-cell>
          <table:table-cell office:value-type="float" office:value="-0.0000108623829134236" calcext:value-type="float">
            <text:p>-1.08623829134236E-05</text:p>
          </table:table-cell>
          <table:table-cell office:value-type="float" office:value="0.0000270768834996771" calcext:value-type="float">
            <text:p>2.70768834996771E-05</text:p>
          </table:table-cell>
          <table:table-cell office:value-type="float" office:value="-0.0000534159168213977" calcext:value-type="float">
            <text:p>-5.34159168213977E-05</text:p>
          </table:table-cell>
          <table:table-cell office:value-type="float" office:value="0.0000301585099475865" calcext:value-type="float">
            <text:p>3.01585099475865E-05</text:p>
          </table:table-cell>
          <table:table-cell office:value-type="float" office:value="-0.0000148916270772959" calcext:value-type="float">
            <text:p>-1.48916270772959E-05</text:p>
          </table:table-cell>
          <table:table-cell office:value-type="float" office:value="0.00000857091628975182" calcext:value-type="float">
            <text:p>8.57091628975182E-06</text:p>
          </table:table-cell>
          <table:table-cell office:value-type="float" office:value="-0.0000182716258449456" calcext:value-type="float">
            <text:p>-1.82716258449456E-05</text:p>
          </table:table-cell>
          <table:table-cell office:value-type="float" office:value="0.0000153277259485884" calcext:value-type="float">
            <text:p>1.53277259485884E-05</text:p>
          </table:table-cell>
          <table:table-cell office:value-type="float" office:value="-0.0000160511620319603" calcext:value-type="float">
            <text:p>-1.60511620319603E-05</text:p>
          </table:table-cell>
          <table:table-cell office:value-type="float" office:value="0.0000339643867741102" calcext:value-type="float">
            <text:p>3.39643867741102E-05</text:p>
          </table:table-cell>
          <table:table-cell office:value-type="float" office:value="-0.00002006251147324" calcext:value-type="float">
            <text:p>-2.006251147324E-05</text:p>
          </table:table-cell>
          <table:table-cell office:value-type="float" office:value="-0.0000158028551165978" calcext:value-type="float">
            <text:p>-1.58028551165978E-05</text:p>
          </table:table-cell>
          <table:table-cell office:value-type="float" office:value="0.0000105848047203261" calcext:value-type="float">
            <text:p>1.05848047203261E-05</text:p>
          </table:table-cell>
          <table:table-cell office:value-type="float" office:value="-0.00000593650034891313" calcext:value-type="float">
            <text:p>-5.93650034891313E-06</text:p>
          </table:table-cell>
          <table:table-cell office:value-type="float" office:value="-0.00000134257627204537" calcext:value-type="float">
            <text:p>-1.34257627204537E-06</text:p>
          </table:table-cell>
          <table:table-cell office:value-type="float" office:value="-0.0000148502066181777" calcext:value-type="float">
            <text:p>-1.48502066181777E-05</text:p>
          </table:table-cell>
          <table:table-cell office:value-type="float" office:value="0.00000415163348077563" calcext:value-type="float">
            <text:p>4.15163348077563E-06</text:p>
          </table:table-cell>
          <table:table-cell office:value-type="float" office:value="0.0000313577900305506" calcext:value-type="float">
            <text:p>3.13577900305506E-05</text:p>
          </table:table-cell>
          <table:table-cell office:value-type="float" office:value="-0.0000292637701093668" calcext:value-type="float">
            <text:p>-2.92637701093668E-05</text:p>
          </table:table-cell>
          <table:table-cell office:value-type="float" office:value="-0.000000253065915944983" calcext:value-type="float">
            <text:p>-2.53065915944983E-07</text:p>
          </table:table-cell>
          <table:table-cell office:value-type="float" office:value="0.00000889361330547178" calcext:value-type="float">
            <text:p>8.89361330547178E-06</text:p>
          </table:table-cell>
          <table:table-cell office:value-type="float" office:value="0.00000340547268135039" calcext:value-type="float">
            <text:p>3.40547268135039E-06</text:p>
          </table:table-cell>
          <table:table-cell office:value-type="float" office:value="-0.0000252715137228354" calcext:value-type="float">
            <text:p>-2.52715137228354E-05</text:p>
          </table:table-cell>
          <table:table-cell office:value-type="float" office:value="0.0000264052138090887" calcext:value-type="float">
            <text:p>2.64052138090887E-05</text:p>
          </table:table-cell>
          <table:table-cell office:value-type="float" office:value="0.00000477214081856525" calcext:value-type="float">
            <text:p>4.77214081856525E-06</text:p>
          </table:table-cell>
          <table:table-cell office:value-type="float" office:value="-0.0000127580201023658" calcext:value-type="float">
            <text:p>-1.27580201023658E-05</text:p>
          </table:table-cell>
          <table:table-cell office:value-type="float" office:value="0.00000222693181706202" calcext:value-type="float">
            <text:p>2.22693181706202E-06</text:p>
          </table:table-cell>
          <table:table-cell office:value-type="float" office:value="-0.00000762339301163539" calcext:value-type="float">
            <text:p>-7.62339301163539E-06</text:p>
          </table:table-cell>
          <table:table-cell office:value-type="float" office:value="0.000000383328695896523" calcext:value-type="float">
            <text:p>3.83328695896523E-07</text:p>
          </table:table-cell>
          <table:table-cell office:value-type="float" office:value="-0.0000175375280599965" calcext:value-type="float">
            <text:p>-1.75375280599965E-05</text:p>
          </table:table-cell>
          <table:table-cell office:value-type="float" office:value="0.0000320259278668855" calcext:value-type="float">
            <text:p>3.20259278668855E-05</text:p>
          </table:table-cell>
          <table:table-cell office:value-type="float" office:value="-0.0000420181980330669" calcext:value-type="float">
            <text:p>-4.20181980330669E-05</text:p>
          </table:table-cell>
          <table:table-cell office:value-type="float" office:value="0.0000195003310065611" calcext:value-type="float">
            <text:p>1.95003310065611E-05</text:p>
          </table:table-cell>
          <table:table-cell office:value-type="float" office:value="0.00000788980473925838" calcext:value-type="float">
            <text:p>7.88980473925838E-06</text:p>
          </table:table-cell>
          <table:table-cell office:value-type="float" office:value="0.0000158542534814399" calcext:value-type="float">
            <text:p>1.58542534814399E-05</text:p>
          </table:table-cell>
          <table:table-cell office:value-type="float" office:value="-0.0000281812050819674" calcext:value-type="float">
            <text:p>-2.81812050819674E-05</text:p>
          </table:table-cell>
          <table:table-cell office:value-type="float" office:value="-0.00000618238883137723" calcext:value-type="float">
            <text:p>-6.18238883137723E-06</text:p>
          </table:table-cell>
          <table:table-cell office:value-type="float" office:value="-0.0000186077881927926" calcext:value-type="float">
            <text:p>-1.86077881927926E-05</text:p>
          </table:table-cell>
          <table:table-cell office:value-type="float" office:value="0.0000122839108354089" calcext:value-type="float">
            <text:p>1.22839108354089E-05</text:p>
          </table:table-cell>
          <table:table-cell office:value-type="float" office:value="0.0000313302655198799" calcext:value-type="float">
            <text:p>3.13302655198799E-05</text:p>
          </table:table-cell>
          <table:table-cell office:value-type="float" office:value="-0.0000196104700270205" calcext:value-type="float">
            <text:p>-1.96104700270205E-05</text:p>
          </table:table-cell>
          <table:table-cell office:value-type="float" office:value="-0.00000858724794078336" calcext:value-type="float">
            <text:p>-8.58724794078336E-06</text:p>
          </table:table-cell>
          <table:table-cell office:value-type="float" office:value="0.000042808476216849" calcext:value-type="float">
            <text:p>4.2808476216849E-05</text:p>
          </table:table-cell>
          <table:table-cell office:value-type="float" office:value="-0.0000554070129514805" calcext:value-type="float">
            <text:p>-5.54070129514805E-05</text:p>
          </table:table-cell>
          <table:table-cell office:value-type="float" office:value="0.00000132752532810976" calcext:value-type="float">
            <text:p>1.32752532810976E-06</text:p>
          </table:table-cell>
          <table:table-cell office:value-type="float" office:value="0.0000268177312362505" calcext:value-type="float">
            <text:p>2.68177312362505E-05</text:p>
          </table:table-cell>
          <table:table-cell office:value-type="float" office:value="-0.0000164306553477322" calcext:value-type="float">
            <text:p>-1.64306553477322E-05</text:p>
          </table:table-cell>
          <table:table-cell office:value-type="float" office:value="-0.0000323011983242583" calcext:value-type="float">
            <text:p>-3.23011983242583E-05</text:p>
          </table:table-cell>
          <table:table-cell office:value-type="float" office:value="0.0000460838671761388" calcext:value-type="float">
            <text:p>4.60838671761388E-05</text:p>
          </table:table-cell>
          <table:table-cell office:value-type="float" office:value="0.00000146685134211344" calcext:value-type="float">
            <text:p>1.46685134211344E-06</text:p>
          </table:table-cell>
          <table:table-cell office:value-type="float" office:value="-0.0000237548677210486" calcext:value-type="float">
            <text:p>-2.37548677210486E-05</text:p>
          </table:table-cell>
          <table:table-cell office:value-type="float" office:value="-0.0000185386130407972" calcext:value-type="float">
            <text:p>-1.85386130407972E-05</text:p>
          </table:table-cell>
          <table:table-cell office:value-type="float" office:value="0.0000123384816768102" calcext:value-type="float">
            <text:p>1.23384816768102E-05</text:p>
          </table:table-cell>
          <table:table-cell office:value-type="float" office:value="0.000000999686682823242" calcext:value-type="float">
            <text:p>9.99686682823242E-07</text:p>
          </table:table-cell>
          <table:table-cell office:value-type="float" office:value="-0.00000642604945971792" calcext:value-type="float">
            <text:p>-6.42604945971792E-06</text:p>
          </table:table-cell>
          <table:table-cell office:value-type="float" office:value="-0.0000018403734263206" calcext:value-type="float">
            <text:p>-1.8403734263206E-06</text:p>
          </table:table-cell>
          <table:table-cell office:value-type="float" office:value="0.0000156941557656887" calcext:value-type="float">
            <text:p>1.56941557656887E-05</text:p>
          </table:table-cell>
          <table:table-cell office:value-type="float" office:value="-0.0000327461406804397" calcext:value-type="float">
            <text:p>-3.27461406804397E-05</text:p>
          </table:table-cell>
          <table:table-cell office:value-type="float" office:value="-0.0000119085875313618" calcext:value-type="float">
            <text:p>-1.19085875313618E-05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38424812703078" calcext:value-type="float">
            <text:p>0.38424812703078</text:p>
          </table:table-cell>
          <table:table-cell table:formula="of:=[.B9]*9.8" office:value-type="float" office:value="3.76563164490164" calcext:value-type="float">
            <text:p>3.76563164490164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52222071308773" calcext:value-type="float">
            <text:p>5.2222071308773E-06</text:p>
          </table:table-cell>
          <table:table-cell table:formula="of:=0.5*[.D12]*(([.D5]-[.C5])/([.D1]-[.C1]))^2" office:value-type="float" office:value="0.000000145214674229979" calcext:value-type="float">
            <text:p>1.45214674229979E-07</text:p>
          </table:table-cell>
          <table:table-cell table:formula="of:=0.5*[.E12]*(([.E5]-[.D5])/([.E1]-[.D1]))^2" office:value-type="float" office:value="0.000066668143505956" calcext:value-type="float">
            <text:p>6.6668143505956E-05</text:p>
          </table:table-cell>
          <table:table-cell table:formula="of:=0.5*[.F12]*(([.F5]-[.E5])/([.F1]-[.E1]))^2" office:value-type="float" office:value="0.0000729671403118428" calcext:value-type="float">
            <text:p>7.29671403118428E-05</text:p>
          </table:table-cell>
          <table:table-cell table:formula="of:=0.5*[.G12]*(([.G5]-[.F5])/([.G1]-[.F1]))^2" office:value-type="float" office:value="0.00000601865210880744" calcext:value-type="float">
            <text:p>6.01865210880744E-06</text:p>
          </table:table-cell>
          <table:table-cell table:formula="of:=0.5*[.H12]*(([.H5]-[.G5])/([.H1]-[.G1]))^2" office:value-type="float" office:value="0.000000000083985056892586" calcext:value-type="float">
            <text:p>8.3985056892586E-11</text:p>
          </table:table-cell>
          <table:table-cell table:formula="of:=0.5*[.I12]*(([.I5]-[.H5])/([.I1]-[.H1]))^2" office:value-type="float" office:value="0.0000237293289980337" calcext:value-type="float">
            <text:p>2.37293289980337E-05</text:p>
          </table:table-cell>
          <table:table-cell table:formula="of:=0.5*[.J12]*(([.J5]-[.I5])/([.J1]-[.I1]))^2" office:value-type="float" office:value="0.00000534819420192334" calcext:value-type="float">
            <text:p>5.34819420192334E-06</text:p>
          </table:table-cell>
          <table:table-cell table:formula="of:=0.5*[.K12]*(([.K5]-[.J5])/([.K1]-[.J1]))^2" office:value-type="float" office:value="0.000000412097030608618" calcext:value-type="float">
            <text:p>4.12097030608618E-07</text:p>
          </table:table-cell>
          <table:table-cell table:formula="of:=0.5*[.L12]*(([.L5]-[.K5])/([.L1]-[.K1]))^2" office:value-type="float" office:value="0.00000243234370581839" calcext:value-type="float">
            <text:p>2.43234370581839E-06</text:p>
          </table:table-cell>
          <table:table-cell table:formula="of:=0.5*[.M12]*(([.M5]-[.L5])/([.M1]-[.L1]))^2" office:value-type="float" office:value="0.00000274685089882112" calcext:value-type="float">
            <text:p>2.74685089882112E-06</text:p>
          </table:table-cell>
          <table:table-cell table:formula="of:=0.5*[.N12]*(([.N5]-[.M5])/([.N1]-[.M1]))^2" office:value-type="float" office:value="0.00003540566019998" calcext:value-type="float">
            <text:p>3.540566019998E-05</text:p>
          </table:table-cell>
          <table:table-cell table:formula="of:=0.5*[.O12]*(([.O5]-[.N5])/([.O1]-[.N1]))^2" office:value-type="float" office:value="0.00000469115432521113" calcext:value-type="float">
            <text:p>4.69115432521113E-06</text:p>
          </table:table-cell>
          <table:table-cell table:formula="of:=0.5*[.P12]*(([.P5]-[.O5])/([.P1]-[.O1]))^2" office:value-type="float" office:value="0.00000966847239674456" calcext:value-type="float">
            <text:p>9.66847239674456E-06</text:p>
          </table:table-cell>
          <table:table-cell table:formula="of:=0.5*[.Q12]*(([.Q5]-[.P5])/([.Q1]-[.P1]))^2" office:value-type="float" office:value="0.000000145291998109031" calcext:value-type="float">
            <text:p>1.45291998109031E-07</text:p>
          </table:table-cell>
          <table:table-cell table:formula="of:=0.5*[.R12]*(([.R5]-[.Q5])/([.R1]-[.Q1]))^2" office:value-type="float" office:value="0.00000095737792258107" calcext:value-type="float">
            <text:p>9.5737792258107E-07</text:p>
          </table:table-cell>
          <table:table-cell table:formula="of:=0.5*[.S12]*(([.S5]-[.R5])/([.S1]-[.R1]))^2" office:value-type="float" office:value="0.0000254823376367444" calcext:value-type="float">
            <text:p>2.54823376367444E-05</text:p>
          </table:table-cell>
          <table:table-cell table:formula="of:=0.5*[.T12]*(([.T5]-[.S5])/([.T1]-[.S1]))^2" office:value-type="float" office:value="0.00000166878617119531" calcext:value-type="float">
            <text:p>1.66878617119531E-06</text:p>
          </table:table-cell>
          <table:table-cell table:formula="of:=0.5*[.U12]*(([.U5]-[.T5])/([.U1]-[.T1]))^2" office:value-type="float" office:value="0.000000169164219920119" calcext:value-type="float">
            <text:p>1.69164219920119E-07</text:p>
          </table:table-cell>
          <table:table-cell table:formula="of:=0.5*[.V12]*(([.V5]-[.U5])/([.V1]-[.U1]))^2" office:value-type="float" office:value="0.00000561338228399108" calcext:value-type="float">
            <text:p>5.61338228399108E-06</text:p>
          </table:table-cell>
          <table:table-cell table:formula="of:=0.5*[.W12]*(([.W5]-[.V5])/([.W1]-[.V1]))^2" office:value-type="float" office:value="0.00000151522366757957" calcext:value-type="float">
            <text:p>1.51522366757957E-06</text:p>
          </table:table-cell>
          <table:table-cell table:formula="of:=0.5*[.X12]*(([.X5]-[.W5])/([.X1]-[.W1]))^2" office:value-type="float" office:value="0.0000181971707548563" calcext:value-type="float">
            <text:p>1.81971707548563E-05</text:p>
          </table:table-cell>
          <table:table-cell table:formula="of:=0.5*[.Y12]*(([.Y5]-[.X5])/([.Y1]-[.X1]))^2" office:value-type="float" office:value="0.0000443883703125007" calcext:value-type="float">
            <text:p>4.43883703125007E-05</text:p>
          </table:table-cell>
          <table:table-cell table:formula="of:=0.5*[.Z12]*(([.Z5]-[.Y5])/([.Z1]-[.Y1]))^2" office:value-type="float" office:value="0.00000030197907540053" calcext:value-type="float">
            <text:p>3.0197907540053E-07</text:p>
          </table:table-cell>
          <table:table-cell table:formula="of:=0.5*[.AA12]*(([.AA5]-[.Z5])/([.AA1]-[.Z1]))^2" office:value-type="float" office:value="0.00000256244902584678" calcext:value-type="float">
            <text:p>2.56244902584678E-06</text:p>
          </table:table-cell>
          <table:table-cell table:formula="of:=0.5*[.AB12]*(([.AB5]-[.AA5])/([.AB1]-[.AA1]))^2" office:value-type="float" office:value="0.00000165774516106794" calcext:value-type="float">
            <text:p>1.65774516106794E-06</text:p>
          </table:table-cell>
          <table:table-cell table:formula="of:=0.5*[.AC12]*(([.AC5]-[.AB5])/([.AC1]-[.AB1]))^2" office:value-type="float" office:value="0.00000728359043556996" calcext:value-type="float">
            <text:p>7.28359043556996E-06</text:p>
          </table:table-cell>
          <table:table-cell table:formula="of:=0.5*[.AD12]*(([.AD5]-[.AC5])/([.AD1]-[.AC1]))^2" office:value-type="float" office:value="0.00000362952316376828" calcext:value-type="float">
            <text:p>3.62952316376828E-06</text:p>
          </table:table-cell>
          <table:table-cell table:formula="of:=0.5*[.AE12]*(([.AE5]-[.AD5])/([.AE1]-[.AD1]))^2" office:value-type="float" office:value="0.00000490153527890548" calcext:value-type="float">
            <text:p>4.90153527890548E-06</text:p>
          </table:table-cell>
          <table:table-cell table:formula="of:=0.5*[.AF12]*(([.AF5]-[.AE5])/([.AF1]-[.AE1]))^2" office:value-type="float" office:value="0.00000149743793237112" calcext:value-type="float">
            <text:p>1.49743793237112E-06</text:p>
          </table:table-cell>
          <table:table-cell table:formula="of:=0.5*[.AG12]*(([.AG5]-[.AF5])/([.AG1]-[.AF1]))^2" office:value-type="float" office:value="0.0000399837076840784" calcext:value-type="float">
            <text:p>3.99837076840784E-05</text:p>
          </table:table-cell>
          <table:table-cell table:formula="of:=0.5*[.AH12]*(([.AH5]-[.AG5])/([.AH1]-[.AG1]))^2" office:value-type="float" office:value="0.000000689381985002588" calcext:value-type="float">
            <text:p>6.89381985002588E-07</text:p>
          </table:table-cell>
          <table:table-cell table:formula="of:=0.5*[.AI12]*(([.AI5]-[.AH5])/([.AI1]-[.AH1]))^2" office:value-type="float" office:value="0.000000258466697058444" calcext:value-type="float">
            <text:p>2.58466697058444E-07</text:p>
          </table:table-cell>
          <table:table-cell table:formula="of:=0.5*[.AJ12]*(([.AJ5]-[.AI5])/([.AJ1]-[.AI1]))^2" office:value-type="float" office:value="0.0000026069472449242" calcext:value-type="float">
            <text:p>2.6069472449242E-06</text:p>
          </table:table-cell>
          <table:table-cell table:formula="of:=0.5*[.AK12]*(([.AK5]-[.AJ5])/([.AK1]-[.AJ1]))^2" office:value-type="float" office:value="0.00000113881212589554" calcext:value-type="float">
            <text:p>1.13881212589554E-06</text:p>
          </table:table-cell>
          <table:table-cell table:formula="of:=0.5*[.AL12]*(([.AL5]-[.AK5])/([.AL1]-[.AK1]))^2" office:value-type="float" office:value="0.0000025888703596275" calcext:value-type="float">
            <text:p>2.5888703596275E-06</text:p>
          </table:table-cell>
          <table:table-cell table:formula="of:=0.5*[.AM12]*(([.AM5]-[.AL5])/([.AM1]-[.AL1]))^2" office:value-type="float" office:value="0.0000355062973474962" calcext:value-type="float">
            <text:p>3.55062973474962E-05</text:p>
          </table:table-cell>
          <table:table-cell table:formula="of:=0.5*[.AN12]*(([.AN5]-[.AM5])/([.AN1]-[.AM1]))^2" office:value-type="float" office:value="0.000101670298784561" calcext:value-type="float">
            <text:p>0.000101670298785</text:p>
          </table:table-cell>
          <table:table-cell table:formula="of:=0.5*[.AO12]*(([.AO5]-[.AN5])/([.AO1]-[.AN1]))^2" office:value-type="float" office:value="0.00000461242758690148" calcext:value-type="float">
            <text:p>4.61242758690148E-06</text:p>
          </table:table-cell>
          <table:table-cell table:formula="of:=0.5*[.AP12]*(([.AP5]-[.AO5])/([.AP1]-[.AO1]))^2" office:value-type="float" office:value="0.000000669369105737585" calcext:value-type="float">
            <text:p>6.69369105737585E-07</text:p>
          </table:table-cell>
          <table:table-cell table:formula="of:=0.5*[.AQ12]*(([.AQ5]-[.AP5])/([.AQ1]-[.AP1]))^2" office:value-type="float" office:value="0.00000392153261070612" calcext:value-type="float">
            <text:p>3.92153261070612E-06</text:p>
          </table:table-cell>
          <table:table-cell table:formula="of:=0.5*[.AR12]*(([.AR5]-[.AQ5])/([.AR1]-[.AQ1]))^2" office:value-type="float" office:value="0.0000000602973164544026" calcext:value-type="float">
            <text:p>6.02973164544026E-08</text:p>
          </table:table-cell>
          <table:table-cell table:formula="of:=0.5*[.AS12]*(([.AS5]-[.AR5])/([.AS1]-[.AR1]))^2" office:value-type="float" office:value="0.000000235605220924299" calcext:value-type="float">
            <text:p>2.35605220924299E-07</text:p>
          </table:table-cell>
          <table:table-cell table:formula="of:=0.5*[.AT12]*(([.AT5]-[.AS5])/([.AT1]-[.AS1]))^2" office:value-type="float" office:value="0.00000512448767311516" calcext:value-type="float">
            <text:p>5.12448767311516E-06</text:p>
          </table:table-cell>
          <table:table-cell table:formula="of:=0.5*[.AU12]*(([.AU5]-[.AT5])/([.AU1]-[.AT1]))^2" office:value-type="float" office:value="0.000276158187289554" calcext:value-type="float">
            <text:p>0.00027615818729</text:p>
          </table:table-cell>
          <table:table-cell table:formula="of:=0.5*[.AV12]*(([.AV5]-[.AU5])/([.AV1]-[.AU1]))^2" office:value-type="float" office:value="0.0000212713132778528" calcext:value-type="float">
            <text:p>2.12713132778528E-05</text:p>
          </table:table-cell>
          <table:table-cell table:formula="of:=0.5*[.AW12]*(([.AW5]-[.AV5])/([.AW1]-[.AV1]))^2" office:value-type="float" office:value="0.0000560974599734245" calcext:value-type="float">
            <text:p>5.60974599734245E-05</text:p>
          </table:table-cell>
          <table:table-cell table:formula="of:=0.5*[.AX12]*(([.AX5]-[.AW5])/([.AX1]-[.AW1]))^2" office:value-type="float" office:value="0.0000743882452275311" calcext:value-type="float">
            <text:p>7.43882452275311E-05</text:p>
          </table:table-cell>
          <table:table-cell table:formula="of:=0.5*[.AY12]*(([.AY5]-[.AX5])/([.AY1]-[.AX1]))^2" office:value-type="float" office:value="0.0000177241703485593" calcext:value-type="float">
            <text:p>1.77241703485593E-05</text:p>
          </table:table-cell>
          <table:table-cell table:formula="of:=0.5*[.AZ12]*(([.AZ5]-[.AY5])/([.AZ1]-[.AY1]))^2" office:value-type="float" office:value="0.0000366181699529545" calcext:value-type="float">
            <text:p>3.66181699529545E-05</text:p>
          </table:table-cell>
          <table:table-cell table:formula="of:=0.5*[.BA12]*(([.BA5]-[.AZ5])/([.BA1]-[.AZ1]))^2" office:value-type="float" office:value="0.0000198579140052233" calcext:value-type="float">
            <text:p>1.98579140052233E-05</text:p>
          </table:table-cell>
          <table:table-cell table:formula="of:=0.5*[.BB12]*(([.BB5]-[.BA5])/([.BB1]-[.BA1]))^2" office:value-type="float" office:value="0.000000195465972635249" calcext:value-type="float">
            <text:p>1.95465972635249E-07</text:p>
          </table:table-cell>
          <table:table-cell table:formula="of:=0.5*[.BC12]*(([.BC5]-[.BB5])/([.BC1]-[.BB1]))^2" office:value-type="float" office:value="0.00000345760617660032" calcext:value-type="float">
            <text:p>3.45760617660032E-06</text:p>
          </table:table-cell>
          <table:table-cell table:formula="of:=0.5*[.BD12]*(([.BD5]-[.BC5])/([.BD1]-[.BC1]))^2" office:value-type="float" office:value="0.00000173847527408698" calcext:value-type="float">
            <text:p>1.73847527408698E-06</text:p>
          </table:table-cell>
          <table:table-cell table:formula="of:=0.5*[.BE12]*(([.BE5]-[.BD5])/([.BE1]-[.BD1]))^2" office:value-type="float" office:value="0.00000635779531328119" calcext:value-type="float">
            <text:p>6.35779531328119E-06</text:p>
          </table:table-cell>
          <table:table-cell table:formula="of:=0.5*[.BF12]*(([.BF5]-[.BE5])/([.BF1]-[.BE1]))^2" office:value-type="float" office:value="0.00000430815871758446" calcext:value-type="float">
            <text:p>4.30815871758446E-06</text:p>
          </table:table-cell>
          <table:table-cell table:formula="of:=0.5*[.BG12]*(([.BG5]-[.BF5])/([.BG1]-[.BF1]))^2" office:value-type="float" office:value="0.0000597066844992971" calcext:value-type="float">
            <text:p>5.97066844992971E-05</text:p>
          </table:table-cell>
          <table:table-cell table:formula="of:=0.5*[.BH12]*(([.BH5]-[.BG5])/([.BH1]-[.BG1]))^2" office:value-type="float" office:value="0.00000428944626224192" calcext:value-type="float">
            <text:p>4.28944626224192E-06</text:p>
          </table:table-cell>
          <table:table-cell table:formula="of:=0.5*[.BI12]*(([.BI5]-[.BH5])/([.BI1]-[.BH1]))^2" office:value-type="float" office:value="0.000000510272823662037" calcext:value-type="float">
            <text:p>5.10272823662037E-07</text:p>
          </table:table-cell>
          <table:table-cell table:formula="of:=0.5*[.BJ12]*(([.BJ5]-[.BI5])/([.BJ1]-[.BI1]))^2" office:value-type="float" office:value="0.0000223018706970371" calcext:value-type="float">
            <text:p>2.23018706970371E-05</text:p>
          </table:table-cell>
          <table:table-cell table:formula="of:=0.5*[.BK12]*(([.BK5]-[.BJ5])/([.BK1]-[.BJ1]))^2" office:value-type="float" office:value="0.0000084853853470303" calcext:value-type="float">
            <text:p>8.4853853470303E-06</text:p>
          </table:table-cell>
          <table:table-cell table:formula="of:=0.5*[.BL12]*(([.BL5]-[.BK5])/([.BL1]-[.BK1]))^2" office:value-type="float" office:value="0.0000093593448333669" calcext:value-type="float">
            <text:p>9.3593448333669E-06</text:p>
          </table:table-cell>
          <table:table-cell table:formula="of:=0.5*[.BM12]*(([.BM5]-[.BL5])/([.BM1]-[.BL1]))^2" office:value-type="float" office:value="0.00000918110779757551" calcext:value-type="float">
            <text:p>9.18110779757551E-06</text:p>
          </table:table-cell>
          <table:table-cell table:formula="of:=0.5*[.BN12]*(([.BN5]-[.BM5])/([.BN1]-[.BM1]))^2" office:value-type="float" office:value="0.0000340733273361132" calcext:value-type="float">
            <text:p>3.40733273361132E-05</text:p>
          </table:table-cell>
          <table:table-cell table:formula="of:=0.5*[.BO12]*(([.BO5]-[.BN5])/([.BO1]-[.BN1]))^2" office:value-type="float" office:value="0.00000697881794423252" calcext:value-type="float">
            <text:p>6.97881794423252E-06</text:p>
          </table:table-cell>
          <table:table-cell table:formula="of:=0.5*[.BP12]*(([.BP5]-[.BO5])/([.BP1]-[.BO1]))^2" office:value-type="float" office:value="0.000105241660483961" calcext:value-type="float">
            <text:p>0.000105241660484</text:p>
          </table:table-cell>
          <table:table-cell table:formula="of:=0.5*[.BQ12]*(([.BQ5]-[.BP5])/([.BQ1]-[.BP1]))^2" office:value-type="float" office:value="0.0000107675023046872" calcext:value-type="float">
            <text:p>1.07675023046872E-05</text:p>
          </table:table-cell>
          <table:table-cell table:formula="of:=0.5*[.BR12]*(([.BR5]-[.BQ5])/([.BR1]-[.BQ1]))^2" office:value-type="float" office:value="0.0000633591552520393" calcext:value-type="float">
            <text:p>6.33591552520393E-05</text:p>
          </table:table-cell>
          <table:table-cell table:formula="of:=0.5*[.BS12]*(([.BS5]-[.BR5])/([.BS1]-[.BR1]))^2" office:value-type="float" office:value="0.000000185030446796783" calcext:value-type="float">
            <text:p>1.85030446796783E-07</text:p>
          </table:table-cell>
          <table:table-cell table:formula="of:=0.5*[.BT12]*(([.BT5]-[.BS5])/([.BT1]-[.BS1]))^2" office:value-type="float" office:value="0.0000288154724272136" calcext:value-type="float">
            <text:p>2.88154724272136E-05</text:p>
          </table:table-cell>
          <table:table-cell table:formula="of:=0.5*[.BU12]*(([.BU5]-[.BT5])/([.BU1]-[.BT1]))^2" office:value-type="float" office:value="0.0000250767808764099" calcext:value-type="float">
            <text:p>2.50767808764099E-05</text:p>
          </table:table-cell>
          <table:table-cell table:formula="of:=0.5*[.BV12]*(([.BV5]-[.BU5])/([.BV1]-[.BU1]))^2" office:value-type="float" office:value="0.0000358909503441893" calcext:value-type="float">
            <text:p>3.58909503441893E-05</text:p>
          </table:table-cell>
          <table:table-cell table:formula="of:=0.5*[.BW12]*(([.BW5]-[.BV5])/([.BW1]-[.BV1]))^2" office:value-type="float" office:value="0.00000000237320320053221" calcext:value-type="float">
            <text:p>2.37320320053221E-09</text:p>
          </table:table-cell>
          <table:table-cell table:formula="of:=0.5*[.BX12]*(([.BX5]-[.BW5])/([.BX1]-[.BW1]))^2" office:value-type="float" office:value="0.00000613772390415444" calcext:value-type="float">
            <text:p>6.13772390415444E-06</text:p>
          </table:table-cell>
          <table:table-cell table:formula="of:=0.5*[.BY12]*(([.BY5]-[.BX5])/([.BY1]-[.BX1]))^2" office:value-type="float" office:value="0.00000111860455039061" calcext:value-type="float">
            <text:p>1.11860455039061E-06</text:p>
          </table:table-cell>
          <table:table-cell table:formula="of:=0.5*[.BZ12]*(([.BZ5]-[.BY5])/([.BZ1]-[.BY1]))^2" office:value-type="float" office:value="0.0000260107766722041" calcext:value-type="float">
            <text:p>2.60107766722041E-05</text:p>
          </table:table-cell>
          <table:table-cell table:formula="of:=0.5*[.CA12]*(([.CA5]-[.BZ5])/([.CA1]-[.BZ1]))^2" office:value-type="float" office:value="0.00000524127131842707" calcext:value-type="float">
            <text:p>5.24127131842707E-06</text:p>
          </table:table-cell>
          <table:table-cell table:formula="of:=0.5*[.CB12]*(([.CB5]-[.CA5])/([.CB1]-[.CA1]))^2" office:value-type="float" office:value="0.00000713824905593658" calcext:value-type="float">
            <text:p>7.13824905593658E-06</text:p>
          </table:table-cell>
          <table:table-cell table:formula="of:=0.5*[.CC12]*(([.CC5]-[.CB5])/([.CC1]-[.CB1]))^2" office:value-type="float" office:value="0.00000318156825698266" calcext:value-type="float">
            <text:p>3.18156825698266E-06</text:p>
          </table:table-cell>
          <table:table-cell table:formula="of:=0.5*[.CD12]*(([.CD5]-[.CC5])/([.CD1]-[.CC1]))^2" office:value-type="float" office:value="0.00000581750088371155" calcext:value-type="float">
            <text:p>5.81750088371155E-06</text:p>
          </table:table-cell>
          <table:table-cell table:formula="of:=0.5*[.CE12]*(([.CE5]-[.CD5])/([.CE1]-[.CD1]))^2" office:value-type="float" office:value="0.0000196170214175481" calcext:value-type="float">
            <text:p>1.96170214175481E-05</text:p>
          </table:table-cell>
          <table:table-cell table:formula="of:=0.5*[.CF12]*(([.CF5]-[.CE5])/([.CF1]-[.CE1]))^2" office:value-type="float" office:value="0.00010392235656869" calcext:value-type="float">
            <text:p>0.000103922356569</text:p>
          </table:table-cell>
          <table:table-cell table:formula="of:=0.5*[.CG12]*(([.CG5]-[.CF5])/([.CG1]-[.CF1]))^2" office:value-type="float" office:value="0.0000385856662705525" calcext:value-type="float">
            <text:p>3.85856662705525E-05</text:p>
          </table:table-cell>
          <table:table-cell table:formula="of:=0.5*[.CH12]*(([.CH5]-[.CG5])/([.CH1]-[.CG1]))^2" office:value-type="float" office:value="0.000000719871617434667" calcext:value-type="float">
            <text:p>7.19871617434667E-07</text:p>
          </table:table-cell>
          <table:table-cell table:formula="of:=0.5*[.CI12]*(([.CI5]-[.CH5])/([.CI1]-[.CH1]))^2" office:value-type="float" office:value="0.0000272929525143667" calcext:value-type="float">
            <text:p>2.72929525143667E-05</text:p>
          </table:table-cell>
          <table:table-cell table:formula="of:=0.5*[.CJ12]*(([.CJ5]-[.CI5])/([.CJ1]-[.CI1]))^2" office:value-type="float" office:value="0.00000166800864732516" calcext:value-type="float">
            <text:p>1.66800864732516E-06</text:p>
          </table:table-cell>
          <table:table-cell table:formula="of:=0.5*[.CK12]*(([.CK5]-[.CJ5])/([.CK1]-[.CJ1]))^2" office:value-type="float" office:value="0.000012077847738444" calcext:value-type="float">
            <text:p>1.2077847738444E-05</text:p>
          </table:table-cell>
          <table:table-cell table:formula="of:=0.5*[.CL12]*(([.CL5]-[.CK5])/([.CL1]-[.CK1]))^2" office:value-type="float" office:value="0.0000356984272279131" calcext:value-type="float">
            <text:p>3.56984272279131E-05</text:p>
          </table:table-cell>
          <table:table-cell table:formula="of:=0.5*[.CM12]*(([.CM5]-[.CL5])/([.CM1]-[.CL1]))^2" office:value-type="float" office:value="0.0000022551342198194" calcext:value-type="float">
            <text:p>2.2551342198194E-06</text:p>
          </table:table-cell>
          <table:table-cell table:formula="of:=0.5*[.CN12]*(([.CN5]-[.CM5])/([.CN1]-[.CM1]))^2" office:value-type="float" office:value="0.0000679171915495501" calcext:value-type="float">
            <text:p>6.79171915495501E-05</text:p>
          </table:table-cell>
          <table:table-cell table:formula="of:=0.5*[.CO12]*(([.CO5]-[.CN5])/([.CO1]-[.CN1]))^2" office:value-type="float" office:value="0.0000304904841545943" calcext:value-type="float">
            <text:p>3.04904841545943E-05</text:p>
          </table:table-cell>
          <table:table-cell table:formula="of:=0.5*[.CP12]*(([.CP5]-[.CO5])/([.CP1]-[.CO1]))^2" office:value-type="float" office:value="0.0000217578033838032" calcext:value-type="float">
            <text:p>2.17578033838032E-05</text:p>
          </table:table-cell>
          <table:table-cell table:formula="of:=0.5*[.CQ12]*(([.CQ5]-[.CP5])/([.CQ1]-[.CP1]))^2" office:value-type="float" office:value="0.00890291949602563" calcext:value-type="float">
            <text:p>0.008902919496026</text:p>
          </table:table-cell>
          <table:table-cell table:formula="of:=0.5*[.CR12]*(([.CR5]-[.CQ5])/([.CR1]-[.CQ1]))^2" office:value-type="float" office:value="0.0000242484034419041" calcext:value-type="float">
            <text:p>2.42484034419041E-05</text:p>
          </table:table-cell>
          <table:table-cell table:formula="of:=0.5*[.CS12]*(([.CS5]-[.CR5])/([.CS1]-[.CR1]))^2" office:value-type="float" office:value="0.0206237917097637" calcext:value-type="float">
            <text:p>0.020623791709764</text:p>
          </table:table-cell>
          <table:table-cell table:formula="of:=0.5*[.CT12]*(([.CT5]-[.CS5])/([.CT1]-[.CS1]))^2" office:value-type="float" office:value="0.00657693016947496" calcext:value-type="float">
            <text:p>0.006576930169475</text:p>
          </table:table-cell>
          <table:table-cell table:formula="of:=0.5*[.CU12]*(([.CU5]-[.CT5])/([.CU1]-[.CT1]))^2" office:value-type="float" office:value="0.00886800789435273" calcext:value-type="float">
            <text:p>0.008868007894353</text:p>
          </table:table-cell>
          <table:table-cell table:formula="of:=0.5*[.CV12]*(([.CV5]-[.CU5])/([.CV1]-[.CU1]))^2" office:value-type="float" office:value="0.0445335590974948" calcext:value-type="float">
            <text:p>0.044533559097495</text:p>
          </table:table-cell>
          <table:table-cell table:formula="of:=0.5*[.CW12]*(([.CW5]-[.CV5])/([.CW1]-[.CV1]))^2" office:value-type="float" office:value="0.0375347690741551" calcext:value-type="float">
            <text:p>0.037534769074155</text:p>
          </table:table-cell>
          <table:table-cell table:formula="of:=0.5*[.CX12]*(([.CX5]-[.CW5])/([.CX1]-[.CW1]))^2" office:value-type="float" office:value="0.0855412493778755" calcext:value-type="float">
            <text:p>0.085541249377876</text:p>
          </table:table-cell>
          <table:table-cell table:formula="of:=0.5*[.CY12]*(([.CY5]-[.CX5])/([.CY1]-[.CX1]))^2" office:value-type="float" office:value="0.00157925517449069" calcext:value-type="float">
            <text:p>0.001579255174491</text:p>
          </table:table-cell>
          <table:table-cell table:formula="of:=0.5*[.CZ12]*(([.CZ5]-[.CY5])/([.CZ1]-[.CY1]))^2" office:value-type="float" office:value="0.00826140123986362" calcext:value-type="float">
            <text:p>0.008261401239864</text:p>
          </table:table-cell>
          <table:table-cell table:formula="of:=0.5*[.DA12]*(([.DA5]-[.CZ5])/([.DA1]-[.CZ1]))^2" office:value-type="float" office:value="0.0359340793932168" calcext:value-type="float">
            <text:p>0.035934079393217</text:p>
          </table:table-cell>
          <table:table-cell table:formula="of:=0.5*[.DB12]*(([.DB5]-[.DA5])/([.DB1]-[.DA1]))^2" office:value-type="float" office:value="0.139764942829895" calcext:value-type="float">
            <text:p>0.139764942829895</text:p>
          </table:table-cell>
          <table:table-cell table:formula="of:=0.5*[.DC12]*(([.DC5]-[.DB5])/([.DC1]-[.DB1]))^2" office:value-type="float" office:value="0.0101722268363887" calcext:value-type="float">
            <text:p>0.010172226836389</text:p>
          </table:table-cell>
          <table:table-cell table:formula="of:=0.5*[.DD12]*(([.DD5]-[.DC5])/([.DD1]-[.DC1]))^2" office:value-type="float" office:value="0.00123075376368745" calcext:value-type="float">
            <text:p>0.001230753763687</text:p>
          </table:table-cell>
          <table:table-cell table:formula="of:=0.5*[.DE12]*(([.DE5]-[.DD5])/([.DE1]-[.DD1]))^2" office:value-type="float" office:value="0.00246073851115301" calcext:value-type="float">
            <text:p>0.002460738511153</text:p>
          </table:table-cell>
          <table:table-cell table:formula="of:=0.5*[.DF12]*(([.DF5]-[.DE5])/([.DF1]-[.DE1]))^2" office:value-type="float" office:value="0.0568519627992363" calcext:value-type="float">
            <text:p>0.056851962799236</text:p>
          </table:table-cell>
          <table:table-cell table:formula="of:=0.5*[.DG12]*(([.DG5]-[.DF5])/([.DG1]-[.DF1]))^2" office:value-type="float" office:value="0.0000177336012397168" calcext:value-type="float">
            <text:p>1.77336012397168E-05</text:p>
          </table:table-cell>
          <table:table-cell table:formula="of:=0.5*[.DH12]*(([.DH5]-[.DG5])/([.DH1]-[.DG1]))^2" office:value-type="float" office:value="0.00483895555816839" calcext:value-type="float">
            <text:p>0.004838955558168</text:p>
          </table:table-cell>
          <table:table-cell table:formula="of:=0.5*[.DI12]*(([.DI5]-[.DH5])/([.DI1]-[.DH1]))^2" office:value-type="float" office:value="0.00458778225197764" calcext:value-type="float">
            <text:p>0.004587782251978</text:p>
          </table:table-cell>
          <table:table-cell table:formula="of:=0.5*[.DJ12]*(([.DJ5]-[.DI5])/([.DJ1]-[.DI1]))^2" office:value-type="float" office:value="0.0603487294002175" calcext:value-type="float">
            <text:p>0.060348729400218</text:p>
          </table:table-cell>
          <table:table-cell table:formula="of:=0.5*[.DK12]*(([.DK5]-[.DJ5])/([.DK1]-[.DJ1]))^2" office:value-type="float" office:value="0.00502056133748939" calcext:value-type="float">
            <text:p>0.005020561337489</text:p>
          </table:table-cell>
          <table:table-cell table:formula="of:=0.5*[.DL12]*(([.DL5]-[.DK5])/([.DL1]-[.DK1]))^2" office:value-type="float" office:value="0.011242900240448" calcext:value-type="float">
            <text:p>0.011242900240448</text:p>
          </table:table-cell>
          <table:table-cell table:formula="of:=0.5*[.DM12]*(([.DM5]-[.DL5])/([.DM1]-[.DL1]))^2" office:value-type="float" office:value="0.00311944384131429" calcext:value-type="float">
            <text:p>0.003119443841314</text:p>
          </table:table-cell>
          <table:table-cell table:formula="of:=0.5*[.DN12]*(([.DN5]-[.DM5])/([.DN1]-[.DM1]))^2" office:value-type="float" office:value="0.0803526793082088" calcext:value-type="float">
            <text:p>0.080352679308209</text:p>
          </table:table-cell>
          <table:table-cell table:formula="of:=0.5*[.DO12]*(([.DO5]-[.DN5])/([.DO1]-[.DN1]))^2" office:value-type="float" office:value="0.0086223542810039" calcext:value-type="float">
            <text:p>0.008622354281004</text:p>
          </table:table-cell>
          <table:table-cell table:formula="of:=0.5*[.DP12]*(([.DP5]-[.DO5])/([.DP1]-[.DO1]))^2" office:value-type="float" office:value="0.0000387455626756447" calcext:value-type="float">
            <text:p>3.87455626756447E-05</text:p>
          </table:table-cell>
          <table:table-cell table:formula="of:=0.5*[.DQ12]*(([.DQ5]-[.DP5])/([.DQ1]-[.DP1]))^2" office:value-type="float" office:value="0.00196834267431625" calcext:value-type="float">
            <text:p>0.001968342674316</text:p>
          </table:table-cell>
          <table:table-cell table:formula="of:=0.5*[.DR12]*(([.DR5]-[.DQ5])/([.DR1]-[.DQ1]))^2" office:value-type="float" office:value="0.00298457831622086" calcext:value-type="float">
            <text:p>0.002984578316221</text:p>
          </table:table-cell>
          <table:table-cell table:formula="of:=0.5*[.DS12]*(([.DS5]-[.DR5])/([.DS1]-[.DR1]))^2" office:value-type="float" office:value="0.0514367590882954" calcext:value-type="float">
            <text:p>0.051436759088296</text:p>
          </table:table-cell>
          <table:table-cell table:formula="of:=0.5*[.DT12]*(([.DT5]-[.DS5])/([.DT1]-[.DS1]))^2" office:value-type="float" office:value="0.00821463999839376" calcext:value-type="float">
            <text:p>0.008214639998394</text:p>
          </table:table-cell>
          <table:table-cell table:formula="of:=0.5*[.DU12]*(([.DU5]-[.DT5])/([.DU1]-[.DT1]))^2" office:value-type="float" office:value="0.00174385530295674" calcext:value-type="float">
            <text:p>0.001743855302957</text:p>
          </table:table-cell>
          <table:table-cell table:formula="of:=0.5*[.DV12]*(([.DV5]-[.DU5])/([.DV1]-[.DU1]))^2" office:value-type="float" office:value="0.000531854069193321" calcext:value-type="float">
            <text:p>0.000531854069193</text:p>
          </table:table-cell>
          <table:table-cell table:formula="of:=0.5*[.DW12]*(([.DW5]-[.DV5])/([.DW1]-[.DV1]))^2" office:value-type="float" office:value="0.0503742103278277" calcext:value-type="float">
            <text:p>0.050374210327828</text:p>
          </table:table-cell>
          <table:table-cell table:formula="of:=0.5*[.DX12]*(([.DX5]-[.DW5])/([.DX1]-[.DW1]))^2" office:value-type="float" office:value="0.060444244381331" calcext:value-type="float">
            <text:p>0.060444244381331</text:p>
          </table:table-cell>
          <table:table-cell table:formula="of:=0.5*[.DY12]*(([.DY5]-[.DX5])/([.DY1]-[.DX1]))^2" office:value-type="float" office:value="0.000242230610911165" calcext:value-type="float">
            <text:p>0.000242230610911</text:p>
          </table:table-cell>
          <table:table-cell table:formula="of:=0.5*[.DZ12]*(([.DZ5]-[.DY5])/([.DZ1]-[.DY1]))^2" office:value-type="float" office:value="0.00350065841993419" calcext:value-type="float">
            <text:p>0.003500658419934</text:p>
          </table:table-cell>
          <table:table-cell table:formula="of:=0.5*[.EA12]*(([.EA5]-[.DZ5])/([.EA1]-[.DZ1]))^2" office:value-type="float" office:value="0.00131522122467336" calcext:value-type="float">
            <text:p>0.001315221224673</text:p>
          </table:table-cell>
          <table:table-cell table:formula="of:=0.5*[.EB12]*(([.EB5]-[.EA5])/([.EB1]-[.EA1]))^2" office:value-type="float" office:value="0.00897092280590973" calcext:value-type="float">
            <text:p>0.00897092280591</text:p>
          </table:table-cell>
          <table:table-cell table:formula="of:=0.5*[.EC12]*(([.EC5]-[.EB5])/([.EC1]-[.EB1]))^2" office:value-type="float" office:value="0.109921890841442" calcext:value-type="float">
            <text:p>0.109921890841442</text:p>
          </table:table-cell>
          <table:table-cell table:formula="of:=0.5*[.ED12]*(([.ED5]-[.EC5])/([.ED1]-[.EC1]))^2" office:value-type="float" office:value="0.022582862163792" calcext:value-type="float">
            <text:p>0.022582862163792</text:p>
          </table:table-cell>
          <table:table-cell table:formula="of:=0.5*[.EE12]*(([.EE5]-[.ED5])/([.EE1]-[.ED1]))^2" office:value-type="float" office:value="0.00359998186497114" calcext:value-type="float">
            <text:p>0.003599981864971</text:p>
          </table:table-cell>
          <table:table-cell table:formula="of:=0.5*[.EF12]*(([.EF5]-[.EE5])/([.EF1]-[.EE1]))^2" office:value-type="float" office:value="0.00663775511846676" calcext:value-type="float">
            <text:p>0.006637755118467</text:p>
          </table:table-cell>
          <table:table-cell table:formula="of:=0.5*[.EG12]*(([.EG5]-[.EF5])/([.EG1]-[.EF1]))^2" office:value-type="float" office:value="0.0665856599491985" calcext:value-type="float">
            <text:p>0.066585659949199</text:p>
          </table:table-cell>
          <table:table-cell table:formula="of:=0.5*[.EH12]*(([.EH5]-[.EG5])/([.EH1]-[.EG1]))^2" office:value-type="float" office:value="0.0460058816028352" calcext:value-type="float">
            <text:p>0.046005881602835</text:p>
          </table:table-cell>
          <table:table-cell table:formula="of:=0.5*[.EI12]*(([.EI5]-[.EH5])/([.EI1]-[.EH1]))^2" office:value-type="float" office:value="0.00287426025346781" calcext:value-type="float">
            <text:p>0.002874260253468</text:p>
          </table:table-cell>
          <table:table-cell table:formula="of:=0.5*[.EJ12]*(([.EJ5]-[.EI5])/([.EJ1]-[.EI1]))^2" office:value-type="float" office:value="0.00407796197577024" calcext:value-type="float">
            <text:p>0.00407796197577</text:p>
          </table:table-cell>
          <table:table-cell table:formula="of:=0.5*[.EK12]*(([.EK5]-[.EJ5])/([.EK1]-[.EJ1]))^2" office:value-type="float" office:value="0.00317614596050272" calcext:value-type="float">
            <text:p>0.003176145960503</text:p>
          </table:table-cell>
          <table:table-cell table:formula="of:=0.5*[.EL12]*(([.EL5]-[.EK5])/([.EL1]-[.EK1]))^2" office:value-type="float" office:value="0.00639575959004265" calcext:value-type="float">
            <text:p>0.006395759590043</text:p>
          </table:table-cell>
          <table:table-cell table:formula="of:=0.5*[.EM12]*(([.EM5]-[.EL5])/([.EM1]-[.EL1]))^2" office:value-type="float" office:value="0.105030288882896" calcext:value-type="float">
            <text:p>0.105030288882896</text:p>
          </table:table-cell>
          <table:table-cell table:formula="of:=0.5*[.EN12]*(([.EN5]-[.EM5])/([.EN1]-[.EM1]))^2" office:value-type="float" office:value="0.0311568026089922" calcext:value-type="float">
            <text:p>0.031156802608992</text:p>
          </table:table-cell>
          <table:table-cell table:formula="of:=0.5*[.EO12]*(([.EO5]-[.EN5])/([.EO1]-[.EN1]))^2" office:value-type="float" office:value="0.000820026779211278" calcext:value-type="float">
            <text:p>0.000820026779211</text:p>
          </table:table-cell>
          <table:table-cell table:formula="of:=0.5*[.EP12]*(([.EP5]-[.EO5])/([.EP1]-[.EO1]))^2" office:value-type="float" office:value="0.0000504638880969095" calcext:value-type="float">
            <text:p>5.04638880969095E-05</text:p>
          </table:table-cell>
          <table:table-cell table:formula="of:=0.5*[.EQ12]*(([.EQ5]-[.EP5])/([.EQ1]-[.EP1]))^2" office:value-type="float" office:value="0.0218071410923282" calcext:value-type="float">
            <text:p>0.021807141092328</text:p>
          </table:table-cell>
          <table:table-cell table:formula="of:=0.5*[.ER12]*(([.ER5]-[.EQ5])/([.ER1]-[.EQ1]))^2" office:value-type="float" office:value="0.0530559252634943" calcext:value-type="float">
            <text:p>0.053055925263494</text:p>
          </table:table-cell>
          <table:table-cell table:formula="of:=0.5*[.ES12]*(([.ES5]-[.ER5])/([.ES1]-[.ER1]))^2" office:value-type="float" office:value="0.0000124290389960409" calcext:value-type="float">
            <text:p>1.24290389960409E-05</text:p>
          </table:table-cell>
          <table:table-cell table:formula="of:=0.5*[.ET12]*(([.ET5]-[.ES5])/([.ET1]-[.ES1]))^2" office:value-type="float" office:value="0.0046784300145389" calcext:value-type="float">
            <text:p>0.004678430014539</text:p>
          </table:table-cell>
          <table:table-cell table:formula="of:=0.5*[.EU12]*(([.EU5]-[.ET5])/([.EU1]-[.ET1]))^2" office:value-type="float" office:value="0.000120648391297017" calcext:value-type="float">
            <text:p>0.000120648391297</text:p>
          </table:table-cell>
          <table:table-cell table:formula="of:=0.5*[.EV12]*(([.EV5]-[.EU5])/([.EV1]-[.EU1]))^2" office:value-type="float" office:value="0.0313820693465775" calcext:value-type="float">
            <text:p>0.031382069346578</text:p>
          </table:table-cell>
          <table:table-cell table:formula="of:=0.5*[.EW12]*(([.EW5]-[.EV5])/([.EW1]-[.EV1]))^2" office:value-type="float" office:value="0.107632859704265" calcext:value-type="float">
            <text:p>0.107632859704265</text:p>
          </table:table-cell>
          <table:table-cell table:formula="of:=0.5*[.EX12]*(([.EX5]-[.EW5])/([.EX1]-[.EW1]))^2" office:value-type="float" office:value="0.0251334122198757" calcext:value-type="float">
            <text:p>0.025133412219876</text:p>
          </table:table-cell>
          <table:table-cell table:formula="of:=0.5*[.EY12]*(([.EY5]-[.EX5])/([.EY1]-[.EX1]))^2" office:value-type="float" office:value="0.0103439646290891" calcext:value-type="float">
            <text:p>0.010343964629089</text:p>
          </table:table-cell>
          <table:table-cell table:formula="of:=0.5*[.EZ12]*(([.EZ5]-[.EY5])/([.EZ1]-[.EY1]))^2" office:value-type="float" office:value="0.0132905960276409" calcext:value-type="float">
            <text:p>0.013290596027641</text:p>
          </table:table-cell>
          <table:table-cell table:formula="of:=0.5*[.FA12]*(([.FA5]-[.EZ5])/([.FA1]-[.EZ1]))^2" office:value-type="float" office:value="0.0451496390847206" calcext:value-type="float">
            <text:p>0.045149639084721</text:p>
          </table:table-cell>
          <table:table-cell table:formula="of:=0.5*[.FB12]*(([.FB5]-[.FA5])/([.FB1]-[.FA1]))^2" office:value-type="float" office:value="0.000504089079133913" calcext:value-type="float">
            <text:p>0.000504089079134</text:p>
          </table:table-cell>
          <table:table-cell table:formula="of:=0.5*[.FC12]*(([.FC5]-[.FB5])/([.FC1]-[.FB1]))^2" office:value-type="float" office:value="0.000518487516501492" calcext:value-type="float">
            <text:p>0.000518487516501</text:p>
          </table:table-cell>
          <table:table-cell table:formula="of:=0.5*[.FD12]*(([.FD5]-[.FC5])/([.FD1]-[.FC1]))^2" office:value-type="float" office:value="0.00810432192852698" calcext:value-type="float">
            <text:p>0.008104321928527</text:p>
          </table:table-cell>
          <table:table-cell table:formula="of:=0.5*[.FE12]*(([.FE5]-[.FD5])/([.FE1]-[.FD1]))^2" office:value-type="float" office:value="0.000236217141377644" calcext:value-type="float">
            <text:p>0.000236217141378</text:p>
          </table:table-cell>
          <table:table-cell table:formula="of:=0.5*[.FF12]*(([.FF5]-[.FE5])/([.FF1]-[.FE1]))^2" office:value-type="float" office:value="0.00000357646390700757" calcext:value-type="float">
            <text:p>3.57646390700757E-06</text:p>
          </table:table-cell>
          <table:table-cell table:formula="of:=0.5*[.FG12]*(([.FG5]-[.FF5])/([.FG1]-[.FF1]))^2" office:value-type="float" office:value="0.0583590835124102" calcext:value-type="float">
            <text:p>0.05835908351241</text:p>
          </table:table-cell>
          <table:table-cell table:formula="of:=0.5*[.FH12]*(([.FH5]-[.FG5])/([.FH1]-[.FG1]))^2" office:value-type="float" office:value="0.00814470814585549" calcext:value-type="float">
            <text:p>0.008144708145856</text:p>
          </table:table-cell>
          <table:table-cell table:formula="of:=0.5*[.FI12]*(([.FI5]-[.FH5])/([.FI1]-[.FH1]))^2" office:value-type="float" office:value="0.00130222016553245" calcext:value-type="float">
            <text:p>0.001302220165532</text:p>
          </table:table-cell>
          <table:table-cell table:formula="of:=0.5*[.FJ12]*(([.FJ5]-[.FI5])/([.FJ1]-[.FI1]))^2" office:value-type="float" office:value="0.018265867638992" calcext:value-type="float">
            <text:p>0.018265867638992</text:p>
          </table:table-cell>
          <table:table-cell table:formula="of:=0.5*[.FK12]*(([.FK5]-[.FJ5])/([.FK1]-[.FJ1]))^2" office:value-type="float" office:value="0.0507567001389534" calcext:value-type="float">
            <text:p>0.050756700138953</text:p>
          </table:table-cell>
          <table:table-cell table:formula="of:=0.5*[.FL12]*(([.FL5]-[.FK5])/([.FL1]-[.FK1]))^2" office:value-type="float" office:value="0.0000000343890763022828" calcext:value-type="float">
            <text:p>3.43890763022828E-08</text:p>
          </table:table-cell>
          <table:table-cell table:formula="of:=0.5*[.FM12]*(([.FM5]-[.FL5])/([.FM1]-[.FL1]))^2" office:value-type="float" office:value="0.0184310789968453" calcext:value-type="float">
            <text:p>0.018431078996845</text:p>
          </table:table-cell>
          <table:table-cell table:formula="of:=0.5*[.FN12]*(([.FN5]-[.FM5])/([.FN1]-[.FM1]))^2" office:value-type="float" office:value="0.000124209798867818" calcext:value-type="float">
            <text:p>0.000124209798868</text:p>
          </table:table-cell>
          <table:table-cell table:formula="of:=0.5*[.FO12]*(([.FO5]-[.FN5])/([.FO1]-[.FN1]))^2" office:value-type="float" office:value="0.00005709860663353" calcext:value-type="float">
            <text:p>5.709860663353E-05</text:p>
          </table:table-cell>
          <table:table-cell table:formula="of:=0.5*[.FP12]*(([.FP5]-[.FO5])/([.FP1]-[.FO1]))^2" office:value-type="float" office:value="0.0591925454808463" calcext:value-type="float">
            <text:p>0.059192545480846</text:p>
          </table:table-cell>
          <table:table-cell table:formula="of:=0.5*[.FQ12]*(([.FQ5]-[.FP5])/([.FQ1]-[.FP1]))^2" office:value-type="float" office:value="0.00337200233138588" calcext:value-type="float">
            <text:p>0.003372002331386</text:p>
          </table:table-cell>
          <table:table-cell table:formula="of:=0.5*[.FR12]*(([.FR5]-[.FQ5])/([.FR1]-[.FQ1]))^2" office:value-type="float" office:value="0.00277265198168244" calcext:value-type="float">
            <text:p>0.002772651981682</text:p>
          </table:table-cell>
          <table:table-cell table:formula="of:=0.5*[.FS12]*(([.FS5]-[.FR5])/([.FS1]-[.FR1]))^2" office:value-type="float" office:value="0.0390369145042015" calcext:value-type="float">
            <text:p>0.039036914504202</text:p>
          </table:table-cell>
          <table:table-cell table:formula="of:=0.5*[.FT12]*(([.FT5]-[.FS5])/([.FT1]-[.FS1]))^2" office:value-type="float" office:value="0.00120852239016676" calcext:value-type="float">
            <text:p>0.001208522390167</text:p>
          </table:table-cell>
          <table:table-cell table:formula="of:=0.5*[.FU12]*(([.FU5]-[.FT5])/([.FU1]-[.FT1]))^2" office:value-type="float" office:value="0.00224806657544505" calcext:value-type="float">
            <text:p>0.002248066575445</text:p>
          </table:table-cell>
          <table:table-cell table:formula="of:=0.5*[.FV12]*(([.FV5]-[.FU5])/([.FV1]-[.FU1]))^2" office:value-type="float" office:value="0.0620594898905183" calcext:value-type="float">
            <text:p>0.062059489890518</text:p>
          </table:table-cell>
          <table:table-cell table:formula="of:=0.5*[.FW12]*(([.FW5]-[.FV5])/([.FW1]-[.FV1]))^2" office:value-type="float" office:value="0.0304179912609001" calcext:value-type="float">
            <text:p>0.0304179912609</text:p>
          </table:table-cell>
          <table:table-cell table:formula="of:=0.5*[.FX12]*(([.FX5]-[.FW5])/([.FX1]-[.FW1]))^2" office:value-type="float" office:value="0.00000101459540415595" calcext:value-type="float">
            <text:p>1.01459540415595E-06</text:p>
          </table:table-cell>
          <table:table-cell table:formula="of:=0.5*[.FY12]*(([.FY5]-[.FX5])/([.FY1]-[.FX1]))^2" office:value-type="float" office:value="0.00293274880849125" calcext:value-type="float">
            <text:p>0.002932748808491</text:p>
          </table:table-cell>
          <table:table-cell table:formula="of:=0.5*[.FZ12]*(([.FZ5]-[.FY5])/([.FZ1]-[.FY1]))^2" office:value-type="float" office:value="0.0991306865945059" calcext:value-type="float">
            <text:p>0.099130686594506</text:p>
          </table:table-cell>
          <table:table-cell table:formula="of:=0.5*[.GA12]*(([.GA5]-[.FZ5])/([.GA1]-[.FZ1]))^2" office:value-type="float" office:value="0.0366858397571022" calcext:value-type="float">
            <text:p>0.036685839757102</text:p>
          </table:table-cell>
          <table:table-cell table:formula="of:=0.5*[.GB12]*(([.GB5]-[.GA5])/([.GB1]-[.GA1]))^2" office:value-type="float" office:value="0.0039879164473152" calcext:value-type="float">
            <text:p>0.003987916447315</text:p>
          </table:table-cell>
          <table:table-cell table:formula="of:=0.5*[.GC12]*(([.GC5]-[.GB5])/([.GC1]-[.GB1]))^2" office:value-type="float" office:value="0.00188883681492957" calcext:value-type="float">
            <text:p>0.00188883681493</text:p>
          </table:table-cell>
          <table:table-cell table:formula="of:=0.5*[.GD12]*(([.GD5]-[.GC5])/([.GD1]-[.GC1]))^2" office:value-type="float" office:value="0.0482857365438465" calcext:value-type="float">
            <text:p>0.048285736543847</text:p>
          </table:table-cell>
          <table:table-cell table:formula="of:=0.5*[.GE12]*(([.GE5]-[.GD5])/([.GE1]-[.GD1]))^2" office:value-type="float" office:value="0.091206137734867" calcext:value-type="float">
            <text:p>0.091206137734867</text:p>
          </table:table-cell>
          <table:table-cell table:formula="of:=0.5*[.GF12]*(([.GF5]-[.GE5])/([.GF1]-[.GE1]))^2" office:value-type="float" office:value="0.0169485402386781" calcext:value-type="float">
            <text:p>0.016948540238678</text:p>
          </table:table-cell>
          <table:table-cell table:formula="of:=0.5*[.GG12]*(([.GG5]-[.GF5])/([.GG1]-[.GF1]))^2" office:value-type="float" office:value="0.00039262553597263" calcext:value-type="float">
            <text:p>0.000392625535973</text:p>
          </table:table-cell>
          <table:table-cell table:formula="of:=0.5*[.GH12]*(([.GH5]-[.GG5])/([.GH1]-[.GG1]))^2" office:value-type="float" office:value="0.000723414128698629" calcext:value-type="float">
            <text:p>0.000723414128699</text:p>
          </table:table-cell>
          <table:table-cell table:formula="of:=0.5*[.GI12]*(([.GI5]-[.GH5])/([.GI1]-[.GH1]))^2" office:value-type="float" office:value="0.0535577350709003" calcext:value-type="float">
            <text:p>0.0535577350709</text:p>
          </table:table-cell>
          <table:table-cell table:formula="of:=0.5*[.GJ12]*(([.GJ5]-[.GI5])/([.GJ1]-[.GI1]))^2" office:value-type="float" office:value="0.000705991851227993" calcext:value-type="float">
            <text:p>0.000705991851228</text:p>
          </table:table-cell>
          <table:table-cell table:formula="of:=0.5*[.GK12]*(([.GK5]-[.GJ5])/([.GK1]-[.GJ1]))^2" office:value-type="float" office:value="0.000446922198305951" calcext:value-type="float">
            <text:p>0.000446922198306</text:p>
          </table:table-cell>
          <table:table-cell table:formula="of:=0.5*[.GL12]*(([.GL5]-[.GK5])/([.GL1]-[.GK1]))^2" office:value-type="float" office:value="0.00287535998356196" calcext:value-type="float">
            <text:p>0.002875359983562</text:p>
          </table:table-cell>
          <table:table-cell table:formula="of:=0.5*[.GM12]*(([.GM5]-[.GL5])/([.GM1]-[.GL1]))^2" office:value-type="float" office:value="0.0556819148489331" calcext:value-type="float">
            <text:p>0.055681914848933</text:p>
          </table:table-cell>
          <table:table-cell table:formula="of:=0.5*[.GN12]*(([.GN5]-[.GM5])/([.GN1]-[.GM1]))^2" office:value-type="float" office:value="0.00210092915833546" calcext:value-type="float">
            <text:p>0.002100929158335</text:p>
          </table:table-cell>
          <table:table-cell table:formula="of:=0.5*[.GO12]*(([.GO5]-[.GN5])/([.GO1]-[.GN1]))^2" office:value-type="float" office:value="0.0218246876195561" calcext:value-type="float">
            <text:p>0.021824687619556</text:p>
          </table:table-cell>
          <table:table-cell table:formula="of:=0.5*[.GP12]*(([.GP5]-[.GO5])/([.GP1]-[.GO1]))^2" office:value-type="float" office:value="0.0182019525255011" calcext:value-type="float">
            <text:p>0.018201952525501</text:p>
          </table:table-cell>
          <table:table-cell table:formula="of:=0.5*[.GQ12]*(([.GQ5]-[.GP5])/([.GQ1]-[.GP1]))^2" office:value-type="float" office:value="0.044486184892831" calcext:value-type="float">
            <text:p>0.044486184892831</text:p>
          </table:table-cell>
          <table:table-cell table:formula="of:=0.5*[.GR12]*(([.GR5]-[.GQ5])/([.GR1]-[.GQ1]))^2" office:value-type="float" office:value="0.0000016979469941785" calcext:value-type="float">
            <text:p>1.6979469941785E-06</text:p>
          </table:table-cell>
          <table:table-cell table:formula="of:=0.5*[.GS12]*(([.GS5]-[.GR5])/([.GS1]-[.GR1]))^2" office:value-type="float" office:value="0.00171021915344452" calcext:value-type="float">
            <text:p>0.001710219153445</text:p>
          </table:table-cell>
          <table:table-cell table:formula="of:=0.5*[.GT12]*(([.GT5]-[.GS5])/([.GT1]-[.GS1]))^2" office:value-type="float" office:value="0.000195543783629608" calcext:value-type="float">
            <text:p>0.00019554378363</text:p>
          </table:table-cell>
          <table:table-cell table:formula="of:=0.5*[.GU12]*(([.GU5]-[.GT5])/([.GU1]-[.GT1]))^2" office:value-type="float" office:value="0.000769367806744884" calcext:value-type="float">
            <text:p>0.000769367806745</text:p>
          </table:table-cell>
          <table:table-cell table:formula="of:=0.5*[.GV12]*(([.GV5]-[.GU5])/([.GV1]-[.GU1]))^2" office:value-type="float" office:value="0.0659390931425868" calcext:value-type="float">
            <text:p>0.065939093142587</text:p>
          </table:table-cell>
          <table:table-cell table:formula="of:=0.5*[.GW12]*(([.GW5]-[.GV5])/([.GW1]-[.GV1]))^2" office:value-type="float" office:value="0.000131978824701785" calcext:value-type="float">
            <text:p>0.000131978824702</text:p>
          </table:table-cell>
          <table:table-cell table:formula="of:=0.5*[.GX12]*(([.GX5]-[.GW5])/([.GX1]-[.GW1]))^2" office:value-type="float" office:value="0.01061569204865" calcext:value-type="float">
            <text:p>0.01061569204865</text:p>
          </table:table-cell>
          <table:table-cell table:formula="of:=0.5*[.GY12]*(([.GY5]-[.GX5])/([.GY1]-[.GX1]))^2" office:value-type="float" office:value="0.00149656149750707" calcext:value-type="float">
            <text:p>0.001496561497507</text:p>
          </table:table-cell>
          <table:table-cell table:formula="of:=0.5*[.GZ12]*(([.GZ5]-[.GY5])/([.GZ1]-[.GY1]))^2" office:value-type="float" office:value="0.0284449522370095" calcext:value-type="float">
            <text:p>0.02844495223701</text:p>
          </table:table-cell>
          <table:table-cell table:formula="of:=0.5*[.HA12]*(([.HA5]-[.GZ5])/([.HA1]-[.GZ1]))^2" office:value-type="float" office:value="0.00114969090326285" calcext:value-type="float">
            <text:p>0.001149690903263</text:p>
          </table:table-cell>
          <table:table-cell table:formula="of:=0.5*[.HB12]*(([.HB5]-[.HA5])/([.HB1]-[.HA1]))^2" office:value-type="float" office:value="0.000537052338288745" calcext:value-type="float">
            <text:p>0.000537052338289</text:p>
          </table:table-cell>
          <table:table-cell table:formula="of:=0.5*[.HC12]*(([.HC5]-[.HB5])/([.HC1]-[.HB1]))^2" office:value-type="float" office:value="0.0000868086738114084" calcext:value-type="float">
            <text:p>8.68086738114084E-05</text:p>
          </table:table-cell>
          <table:table-cell table:formula="of:=0.5*[.HD12]*(([.HD5]-[.HC5])/([.HD1]-[.HC1]))^2" office:value-type="float" office:value="0.00360953824791889" calcext:value-type="float">
            <text:p>0.003609538247919</text:p>
          </table:table-cell>
          <table:table-cell table:formula="of:=0.5*[.HE12]*(([.HE5]-[.HD5])/([.HE1]-[.HD1]))^2" office:value-type="float" office:value="0.0823805725322674" calcext:value-type="float">
            <text:p>0.082380572532267</text:p>
          </table:table-cell>
          <table:table-cell table:formula="of:=0.5*[.HF12]*(([.HF5]-[.HE5])/([.HF1]-[.HE1]))^2" office:value-type="float" office:value="0.0919384156142127" calcext:value-type="float">
            <text:p>0.091938415614213</text:p>
          </table:table-cell>
          <table:table-cell table:formula="of:=0.5*[.HG12]*(([.HG5]-[.HF5])/([.HG1]-[.HF1]))^2" office:value-type="float" office:value="0.0429858596081699" calcext:value-type="float">
            <text:p>0.04298585960817</text:p>
          </table:table-cell>
          <table:table-cell table:formula="of:=0.5*[.HH12]*(([.HH5]-[.HG5])/([.HH1]-[.HG1]))^2" office:value-type="float" office:value="0.000131605488304363" calcext:value-type="float">
            <text:p>0.000131605488304</text:p>
          </table:table-cell>
          <table:table-cell table:formula="of:=0.5*[.HI12]*(([.HI5]-[.HH5])/([.HI1]-[.HH1]))^2" office:value-type="float" office:value="0.00153072908431635" calcext:value-type="float">
            <text:p>0.001530729084316</text:p>
          </table:table-cell>
          <table:table-cell table:formula="of:=0.5*[.HJ12]*(([.HJ5]-[.HI5])/([.HJ1]-[.HI1]))^2" office:value-type="float" office:value="0.000639173102115044" calcext:value-type="float">
            <text:p>0.000639173102115</text:p>
          </table:table-cell>
          <table:table-cell table:formula="of:=0.5*[.HK12]*(([.HK5]-[.HJ5])/([.HK1]-[.HJ1]))^2" office:value-type="float" office:value="0.120609963293428" calcext:value-type="float">
            <text:p>0.120609963293428</text:p>
          </table:table-cell>
          <table:table-cell table:formula="of:=0.5*[.HL12]*(([.HL5]-[.HK5])/([.HL1]-[.HK1]))^2" office:value-type="float" office:value="0.0584264466288251" calcext:value-type="float">
            <text:p>0.058426446628825</text:p>
          </table:table-cell>
          <table:table-cell table:formula="of:=0.5*[.HM12]*(([.HM5]-[.HL5])/([.HM1]-[.HL1]))^2" office:value-type="float" office:value="0.00587531113016362" calcext:value-type="float">
            <text:p>0.005875311130164</text:p>
          </table:table-cell>
          <table:table-cell table:formula="of:=0.5*[.HN12]*(([.HN5]-[.HM5])/([.HN1]-[.HM1]))^2" office:value-type="float" office:value="0.00363317101633534" calcext:value-type="float">
            <text:p>0.003633171016335</text:p>
          </table:table-cell>
          <table:table-cell table:formula="of:=0.5*[.HO12]*(([.HO5]-[.HN5])/([.HO1]-[.HN1]))^2" office:value-type="float" office:value="0.00000305303697990382" calcext:value-type="float">
            <text:p>3.05303697990382E-06</text:p>
          </table:table-cell>
          <table:table-cell table:formula="of:=0.5*[.HP12]*(([.HP5]-[.HO5])/([.HP1]-[.HO1]))^2" office:value-type="float" office:value="0.0019868986563952" calcext:value-type="float">
            <text:p>0.001986898656395</text:p>
          </table:table-cell>
          <table:table-cell table:formula="of:=0.5*[.HQ12]*(([.HQ5]-[.HP5])/([.HQ1]-[.HP1]))^2" office:value-type="float" office:value="0.0678719670514746" calcext:value-type="float">
            <text:p>0.067871967051475</text:p>
          </table:table-cell>
          <table:table-cell table:formula="of:=0.5*[.HR12]*(([.HR5]-[.HQ5])/([.HR1]-[.HQ1]))^2" office:value-type="float" office:value="0.0766431842251614" calcext:value-type="float">
            <text:p>0.076643184225162</text:p>
          </table:table-cell>
          <table:table-cell table:formula="of:=0.5*[.HS12]*(([.HS5]-[.HR5])/([.HS1]-[.HR1]))^2" office:value-type="float" office:value="0.00349954664117985" calcext:value-type="float">
            <text:p>0.00349954664118</text:p>
          </table:table-cell>
          <table:table-cell table:formula="of:=0.5*[.HT12]*(([.HT5]-[.HS5])/([.HT1]-[.HS1]))^2" office:value-type="float" office:value="0.00134826094952357" calcext:value-type="float">
            <text:p>0.001348260949524</text:p>
          </table:table-cell>
          <table:table-cell table:formula="of:=0.5*[.HU12]*(([.HU5]-[.HT5])/([.HU1]-[.HT1]))^2" office:value-type="float" office:value="0.00293852957240284" calcext:value-type="float">
            <text:p>0.002938529572403</text:p>
          </table:table-cell>
          <table:table-cell table:formula="of:=0.5*[.HV12]*(([.HV5]-[.HU5])/([.HV1]-[.HU1]))^2" office:value-type="float" office:value="0.127470544325493" calcext:value-type="float">
            <text:p>0.127470544325493</text:p>
          </table:table-cell>
          <table:table-cell table:formula="of:=0.5*[.HW12]*(([.HW5]-[.HV5])/([.HW1]-[.HV1]))^2" office:value-type="float" office:value="0.0786582805684284" calcext:value-type="float">
            <text:p>0.078658280568428</text:p>
          </table:table-cell>
          <table:table-cell table:formula="of:=0.5*[.HX12]*(([.HX5]-[.HW5])/([.HX1]-[.HW1]))^2" office:value-type="float" office:value="0.0152630874718757" calcext:value-type="float">
            <text:p>0.015263087471876</text:p>
          </table:table-cell>
          <table:table-cell table:formula="of:=0.5*[.HY12]*(([.HY5]-[.HX5])/([.HY1]-[.HX1]))^2" office:value-type="float" office:value="0.000270234416467203" calcext:value-type="float">
            <text:p>0.000270234416467</text:p>
          </table:table-cell>
          <table:table-cell table:formula="of:=0.5*[.HZ12]*(([.HZ5]-[.HY5])/([.HZ1]-[.HY1]))^2" office:value-type="float" office:value="0.0139317199650457" calcext:value-type="float">
            <text:p>0.013931719965046</text:p>
          </table:table-cell>
          <table:table-cell table:formula="of:=0.5*[.IA12]*(([.IA5]-[.HZ5])/([.IA1]-[.HZ1]))^2" office:value-type="float" office:value="0.00058405794882918" calcext:value-type="float">
            <text:p>0.000584057948829</text:p>
          </table:table-cell>
          <table:table-cell table:formula="of:=0.5*[.IB12]*(([.IB5]-[.IA5])/([.IB1]-[.IA1]))^2" office:value-type="float" office:value="0.104166683247901" calcext:value-type="float">
            <text:p>0.104166683247901</text:p>
          </table:table-cell>
          <table:table-cell table:formula="of:=0.5*[.IC12]*(([.IC5]-[.IB5])/([.IC1]-[.IB1]))^2" office:value-type="float" office:value="0.00290333508673145" calcext:value-type="float">
            <text:p>0.002903335086731</text:p>
          </table:table-cell>
          <table:table-cell table:formula="of:=0.5*[.ID12]*(([.ID5]-[.IC5])/([.ID1]-[.IC1]))^2" office:value-type="float" office:value="0.0166117525836116" calcext:value-type="float">
            <text:p>0.016611752583612</text:p>
          </table:table-cell>
          <table:table-cell table:formula="of:=0.5*[.IE12]*(([.IE5]-[.ID5])/([.IE1]-[.ID1]))^2" office:value-type="float" office:value="0.00387737890420644" calcext:value-type="float">
            <text:p>0.003877378904206</text:p>
          </table:table-cell>
          <table:table-cell table:formula="of:=0.5*[.IF12]*(([.IF5]-[.IE5])/([.IF1]-[.IE1]))^2" office:value-type="float" office:value="0.0193071682828578" calcext:value-type="float">
            <text:p>0.019307168282858</text:p>
          </table:table-cell>
          <table:table-cell table:formula="of:=0.5*[.IG12]*(([.IG5]-[.IF5])/([.IG1]-[.IF1]))^2" office:value-type="float" office:value="0.0644901557678457" calcext:value-type="float">
            <text:p>0.064490155767846</text:p>
          </table:table-cell>
          <table:table-cell table:formula="of:=0.5*[.IH12]*(([.IH5]-[.IG5])/([.IH1]-[.IG1]))^2" office:value-type="float" office:value="0.000454671206615953" calcext:value-type="float">
            <text:p>0.000454671206616</text:p>
          </table:table-cell>
          <table:table-cell table:formula="of:=0.5*[.II12]*(([.II5]-[.IH5])/([.II1]-[.IH1]))^2" office:value-type="float" office:value="0.0115682451819992" calcext:value-type="float">
            <text:p>0.011568245181999</text:p>
          </table:table-cell>
          <table:table-cell table:formula="of:=0.5*[.IJ12]*(([.IJ5]-[.II5])/([.IJ1]-[.II1]))^2" office:value-type="float" office:value="0.000187165244491897" calcext:value-type="float">
            <text:p>0.000187165244492</text:p>
          </table:table-cell>
          <table:table-cell table:formula="of:=0.5*[.IK12]*(([.IK5]-[.IJ5])/([.IK1]-[.IJ1]))^2" office:value-type="float" office:value="0.000894110039033219" calcext:value-type="float">
            <text:p>0.000894110039033</text:p>
          </table:table-cell>
          <table:table-cell table:formula="of:=0.5*[.IL12]*(([.IL5]-[.IK5])/([.IL1]-[.IK1]))^2" office:value-type="float" office:value="0.0458355324003058" calcext:value-type="float">
            <text:p>0.045835532400306</text:p>
          </table:table-cell>
          <table:table-cell table:formula="of:=0.5*[.IM12]*(([.IM5]-[.IL5])/([.IM1]-[.IL1]))^2" office:value-type="float" office:value="0.0479581132099218" calcext:value-type="float">
            <text:p>0.047958113209922</text:p>
          </table:table-cell>
          <table:table-cell table:formula="of:=0.5*[.IN12]*(([.IN5]-[.IM5])/([.IN1]-[.IM1]))^2" office:value-type="float" office:value="0.00634548485374529" calcext:value-type="float">
            <text:p>0.006345484853745</text:p>
          </table:table-cell>
          <table:table-cell table:formula="of:=0.5*[.IO12]*(([.IO5]-[.IN5])/([.IO1]-[.IN1]))^2" office:value-type="float" office:value="0.0357022347889411" calcext:value-type="float">
            <text:p>0.035702234788941</text:p>
          </table:table-cell>
          <table:table-cell table:formula="of:=0.5*[.IP12]*(([.IP5]-[.IO5])/([.IP1]-[.IO1]))^2" office:value-type="float" office:value="0.0370116781694431" calcext:value-type="float">
            <text:p>0.037011678169443</text:p>
          </table:table-cell>
          <table:table-cell table:formula="of:=0.5*[.IQ12]*(([.IQ5]-[.IP5])/([.IQ1]-[.IP1]))^2" office:value-type="float" office:value="0.00102609269830094" calcext:value-type="float">
            <text:p>0.001026092698301</text:p>
          </table:table-cell>
          <table:table-cell table:formula="of:=0.5*[.IR12]*(([.IR5]-[.IQ5])/([.IR1]-[.IQ1]))^2" office:value-type="float" office:value="0.0122803036891863" calcext:value-type="float">
            <text:p>0.012280303689186</text:p>
          </table:table-cell>
          <table:table-cell table:formula="of:=0.5*[.IS12]*(([.IS5]-[.IR5])/([.IS1]-[.IR1]))^2" office:value-type="float" office:value="0.0121182984622614" calcext:value-type="float">
            <text:p>0.012118298462261</text:p>
          </table:table-cell>
          <table:table-cell table:formula="of:=0.5*[.IT12]*(([.IT5]-[.IS5])/([.IT1]-[.IS1]))^2" office:value-type="float" office:value="0.0772478132884459" calcext:value-type="float">
            <text:p>0.077247813288446</text:p>
          </table:table-cell>
          <table:table-cell table:formula="of:=0.5*[.IU12]*(([.IU5]-[.IT5])/([.IU1]-[.IT1]))^2" office:value-type="float" office:value="0.00365277096662769" calcext:value-type="float">
            <text:p>0.003652770966628</text:p>
          </table:table-cell>
          <table:table-cell table:formula="of:=0.5*[.IV12]*(([.IV5]-[.IU5])/([.IV1]-[.IU1]))^2" office:value-type="float" office:value="0.0241959862779863" calcext:value-type="float">
            <text:p>0.024195986277986</text:p>
          </table:table-cell>
          <table:table-cell table:formula="of:=0.5*[.IW12]*(([.IW5]-[.IV5])/([.IW1]-[.IV1]))^2" office:value-type="float" office:value="0.0218218371828071" calcext:value-type="float">
            <text:p>0.021821837182807</text:p>
          </table:table-cell>
          <table:table-cell table:formula="of:=0.5*[.IX12]*(([.IX5]-[.IW5])/([.IX1]-[.IW1]))^2" office:value-type="float" office:value="0.015880377409082" calcext:value-type="float">
            <text:p>0.015880377409082</text:p>
          </table:table-cell>
          <table:table-cell table:formula="of:=0.5*[.IY12]*(([.IY5]-[.IX5])/([.IY1]-[.IX1]))^2" office:value-type="float" office:value="0.00131716733718814" calcext:value-type="float">
            <text:p>0.001317167337188</text:p>
          </table:table-cell>
          <table:table-cell table:formula="of:=0.5*[.IZ12]*(([.IZ5]-[.IY5])/([.IZ1]-[.IY1]))^2" office:value-type="float" office:value="0.045563378509826" calcext:value-type="float">
            <text:p>0.045563378509826</text:p>
          </table:table-cell>
          <table:table-cell table:formula="of:=0.5*[.JA12]*(([.JA5]-[.IZ5])/([.JA1]-[.IZ1]))^2" office:value-type="float" office:value="0.000959619329872955" calcext:value-type="float">
            <text:p>0.000959619329873</text:p>
          </table:table-cell>
          <table:table-cell table:formula="of:=0.5*[.JB12]*(([.JB5]-[.JA5])/([.JB1]-[.JA1]))^2" office:value-type="float" office:value="0.00172392926056924" calcext:value-type="float">
            <text:p>0.001723929260569</text:p>
          </table:table-cell>
          <table:table-cell table:formula="of:=0.5*[.JC12]*(([.JC5]-[.JB5])/([.JC1]-[.JB1]))^2" office:value-type="float" office:value="0.00078276113358304" calcext:value-type="float">
            <text:p>0.000782761133583</text:p>
          </table:table-cell>
          <table:table-cell table:formula="of:=0.5*[.JD12]*(([.JD5]-[.JC5])/([.JD1]-[.JC1]))^2" office:value-type="float" office:value="0.0000148763301323465" calcext:value-type="float">
            <text:p>1.48763301323465E-05</text:p>
          </table:table-cell>
          <table:table-cell table:formula="of:=0.5*[.JE12]*(([.JE5]-[.JD5])/([.JE1]-[.JD1]))^2" office:value-type="float" office:value="0.0000075235009053928" calcext:value-type="float">
            <text:p>7.5235009053928E-06</text:p>
          </table:table-cell>
          <table:table-cell table:formula="of:=0.5*[.JF12]*(([.JF5]-[.JE5])/([.JF1]-[.JE1]))^2" office:value-type="float" office:value="0.000755970785166702" calcext:value-type="float">
            <text:p>0.000755970785167</text:p>
          </table:table-cell>
          <table:table-cell table:formula="of:=0.5*[.JG12]*(([.JG5]-[.JF5])/([.JG1]-[.JF1]))^2" office:value-type="float" office:value="0.0000691453235100398" calcext:value-type="float">
            <text:p>6.91453235100398E-05</text:p>
          </table:table-cell>
          <table:table-cell table:formula="of:=0.5*[.JH12]*(([.JH5]-[.JG5])/([.JH1]-[.JG1]))^2" office:value-type="float" office:value="0.0000379714882926496" calcext:value-type="float">
            <text:p>3.79714882926496E-05</text:p>
          </table:table-cell>
          <table:table-cell table:formula="of:=0.5*[.JI12]*(([.JI5]-[.JH5])/([.JI1]-[.JH1]))^2" office:value-type="float" office:value="0.0000140982007069076" calcext:value-type="float">
            <text:p>1.40982007069076E-05</text:p>
          </table:table-cell>
          <table:table-cell table:formula="of:=0.5*[.JJ12]*(([.JJ5]-[.JI5])/([.JJ1]-[.JI1]))^2" office:value-type="float" office:value="0.0000152009630469195" calcext:value-type="float">
            <text:p>1.52009630469195E-05</text:p>
          </table:table-cell>
          <table:table-cell table:formula="of:=0.5*[.JK12]*(([.JK5]-[.JJ5])/([.JK1]-[.JJ1]))^2" office:value-type="float" office:value="0.0000659594858546647" calcext:value-type="float">
            <text:p>6.59594858546647E-05</text:p>
          </table:table-cell>
          <table:table-cell table:formula="of:=0.5*[.JL12]*(([.JL5]-[.JK5])/([.JL1]-[.JK1]))^2" office:value-type="float" office:value="0.00000108233151204854" calcext:value-type="float">
            <text:p>1.08233151204854E-06</text:p>
          </table:table-cell>
          <table:table-cell table:formula="of:=0.5*[.JM12]*(([.JM5]-[.JL5])/([.JM1]-[.JL1]))^2" office:value-type="float" office:value="0.000002817073595358" calcext:value-type="float">
            <text:p>2.817073595358E-06</text:p>
          </table:table-cell>
          <table:table-cell table:formula="of:=0.5*[.JN12]*(([.JN5]-[.JM5])/([.JN1]-[.JM1]))^2" office:value-type="float" office:value="0.00000682872613951909" calcext:value-type="float">
            <text:p>6.82872613951909E-06</text:p>
          </table:table-cell>
          <table:table-cell table:formula="of:=0.5*[.JO12]*(([.JO5]-[.JN5])/([.JO1]-[.JN1]))^2" office:value-type="float" office:value="0.0000778977567406856" calcext:value-type="float">
            <text:p>7.78977567406856E-05</text:p>
          </table:table-cell>
          <table:table-cell table:formula="of:=0.5*[.JP12]*(([.JP5]-[.JO5])/([.JP1]-[.JO1]))^2" office:value-type="float" office:value="0.0000440056375556931" calcext:value-type="float">
            <text:p>4.40056375556931E-05</text:p>
          </table:table-cell>
          <table:table-cell table:formula="of:=0.5*[.JQ12]*(([.JQ5]-[.JP5])/([.JQ1]-[.JP1]))^2" office:value-type="float" office:value="0.0000115937722260417" calcext:value-type="float">
            <text:p>1.15937722260417E-05</text:p>
          </table:table-cell>
          <table:table-cell table:formula="of:=0.5*[.JR12]*(([.JR5]-[.JQ5])/([.JR1]-[.JQ1]))^2" office:value-type="float" office:value="0.00000129382263393771" calcext:value-type="float">
            <text:p>1.29382263393771E-06</text:p>
          </table:table-cell>
          <table:table-cell table:formula="of:=0.5*[.JS12]*(([.JS5]-[.JR5])/([.JS1]-[.JR1]))^2" office:value-type="float" office:value="0.00083011278813313" calcext:value-type="float">
            <text:p>0.000830112788133</text:p>
          </table:table-cell>
          <table:table-cell table:formula="of:=0.5*[.JT12]*(([.JT5]-[.JS5])/([.JT1]-[.JS1]))^2" office:value-type="float" office:value="0.0000000303550310517521" calcext:value-type="float">
            <text:p>3.03550310517521E-08</text:p>
          </table:table-cell>
          <table:table-cell table:formula="of:=0.5*[.JU12]*(([.JU5]-[.JT5])/([.JU1]-[.JT1]))^2" office:value-type="float" office:value="0.0000175634684972111" calcext:value-type="float">
            <text:p>1.75634684972111E-05</text:p>
          </table:table-cell>
          <table:table-cell table:formula="of:=0.5*[.JV12]*(([.JV5]-[.JU5])/([.JV1]-[.JU1]))^2" office:value-type="float" office:value="0.0000264314358055238" calcext:value-type="float">
            <text:p>2.64314358055238E-05</text:p>
          </table:table-cell>
          <table:table-cell table:formula="of:=0.5*[.JW12]*(([.JW5]-[.JV5])/([.JW1]-[.JV1]))^2" office:value-type="float" office:value="0.0000465870677556262" calcext:value-type="float">
            <text:p>4.65870677556262E-05</text:p>
          </table:table-cell>
          <table:table-cell table:formula="of:=0.5*[.JX12]*(([.JX5]-[.JW5])/([.JX1]-[.JW1]))^2" office:value-type="float" office:value="0.0000736164685539668" calcext:value-type="float">
            <text:p>7.36164685539668E-05</text:p>
          </table:table-cell>
          <table:table-cell table:formula="of:=0.5*[.JY12]*(([.JY5]-[.JX5])/([.JY1]-[.JX1]))^2" office:value-type="float" office:value="0.000010333929430213" calcext:value-type="float">
            <text:p>1.0333929430213E-05</text:p>
          </table:table-cell>
          <table:table-cell table:formula="of:=0.5*[.JZ12]*(([.JZ5]-[.JY5])/([.JZ1]-[.JY1]))^2" office:value-type="float" office:value="0.00000446182699421554" calcext:value-type="float">
            <text:p>4.46182699421554E-06</text:p>
          </table:table-cell>
          <table:table-cell table:formula="of:=0.5*[.KA12]*(([.KA5]-[.JZ5])/([.KA1]-[.JZ1]))^2" office:value-type="float" office:value="0.00000646011129904723" calcext:value-type="float">
            <text:p>6.46011129904723E-06</text:p>
          </table:table-cell>
          <table:table-cell table:formula="of:=0.5*[.KB12]*(([.KB5]-[.KA5])/([.KB1]-[.KA1]))^2" office:value-type="float" office:value="0.0000213210375105707" calcext:value-type="float">
            <text:p>2.13210375105707E-05</text:p>
          </table:table-cell>
          <table:table-cell table:formula="of:=0.5*[.KC12]*(([.KC5]-[.KB5])/([.KC1]-[.KB1]))^2" office:value-type="float" office:value="0.000000133983329403338" calcext:value-type="float">
            <text:p>1.33983329403338E-07</text:p>
          </table:table-cell>
          <table:table-cell table:formula="of:=0.5*[.KD12]*(([.KD5]-[.KC5])/([.KD1]-[.KC1]))^2" office:value-type="float" office:value="0.0000000324872117137067" calcext:value-type="float">
            <text:p>3.24872117137067E-08</text:p>
          </table:table-cell>
          <table:table-cell table:formula="of:=0.5*[.KE12]*(([.KE5]-[.KD5])/([.KE1]-[.KD1]))^2" office:value-type="float" office:value="0.00000787177553923528" calcext:value-type="float">
            <text:p>7.87177553923528E-06</text:p>
          </table:table-cell>
          <table:table-cell table:formula="of:=0.5*[.KF12]*(([.KF5]-[.KE5])/([.KF1]-[.KE1]))^2" office:value-type="float" office:value="0.0000107393596929373" calcext:value-type="float">
            <text:p>1.07393596929373E-05</text:p>
          </table:table-cell>
          <table:table-cell table:formula="of:=0.5*[.KG12]*(([.KG5]-[.KF5])/([.KG1]-[.KF1]))^2" office:value-type="float" office:value="0.00000152596162416001" calcext:value-type="float">
            <text:p>1.52596162416001E-06</text:p>
          </table:table-cell>
          <table:table-cell table:formula="of:=0.5*[.KH12]*(([.KH5]-[.KG5])/([.KH1]-[.KG1]))^2" office:value-type="float" office:value="0.00000178762670859589" calcext:value-type="float">
            <text:p>1.78762670859589E-06</text:p>
          </table:table-cell>
          <table:table-cell table:formula="of:=0.5*[.KI12]*(([.KI5]-[.KH5])/([.KI1]-[.KH1]))^2" office:value-type="float" office:value="0.000000466516904291308" calcext:value-type="float">
            <text:p>4.66516904291308E-07</text:p>
          </table:table-cell>
          <table:table-cell table:formula="of:=0.5*[.KJ12]*(([.KJ5]-[.KI5])/([.KJ1]-[.KI1]))^2" office:value-type="float" office:value="0.0000117445379446974" calcext:value-type="float">
            <text:p>1.17445379446974E-05</text:p>
          </table:table-cell>
          <table:table-cell table:formula="of:=0.5*[.KK12]*(([.KK5]-[.KJ5])/([.KK1]-[.KJ1]))^2" office:value-type="float" office:value="0.0000000491737623181943" calcext:value-type="float">
            <text:p>4.91737623181943E-08</text:p>
          </table:table-cell>
          <table:table-cell table:formula="of:=0.5*[.KL12]*(([.KL5]-[.KK5])/([.KL1]-[.KK1]))^2" office:value-type="float" office:value="0.00000580314619267371" calcext:value-type="float">
            <text:p>5.80314619267371E-06</text:p>
          </table:table-cell>
          <table:table-cell table:formula="of:=0.5*[.KM12]*(([.KM5]-[.KL5])/([.KM1]-[.KL1]))^2" office:value-type="float" office:value="0.000000934165810782664" calcext:value-type="float">
            <text:p>9.34165810782664E-07</text:p>
          </table:table-cell>
          <table:table-cell table:formula="of:=0.5*[.KN12]*(([.KN5]-[.KM5])/([.KN1]-[.KM1]))^2" office:value-type="float" office:value="0.000000761808340062205" calcext:value-type="float">
            <text:p>7.61808340062205E-07</text:p>
          </table:table-cell>
          <table:table-cell table:formula="of:=0.5*[.KO12]*(([.KO5]-[.KN5])/([.KO1]-[.KN1]))^2" office:value-type="float" office:value="0.0000000503357778351929" calcext:value-type="float">
            <text:p>5.03357778351929E-08</text:p>
          </table:table-cell>
          <table:table-cell table:formula="of:=0.5*[.KP12]*(([.KP5]-[.KO5])/([.KP1]-[.KO1]))^2" office:value-type="float" office:value="0.00000422310610836467" calcext:value-type="float">
            <text:p>4.22310610836467E-06</text:p>
          </table:table-cell>
          <table:table-cell table:formula="of:=0.5*[.KQ12]*(([.KQ5]-[.KP5])/([.KQ1]-[.KP1]))^2" office:value-type="float" office:value="0.0000156698206763276" calcext:value-type="float">
            <text:p>1.56698206763276E-05</text:p>
          </table:table-cell>
          <table:table-cell table:formula="of:=0.5*[.KR12]*(([.KR5]-[.KQ5])/([.KR1]-[.KQ1]))^2" office:value-type="float" office:value="0.000000856827853444556" calcext:value-type="float">
            <text:p>8.56827853444556E-07</text:p>
          </table:table-cell>
          <table:table-cell table:formula="of:=0.5*[.KS12]*(([.KS5]-[.KR5])/([.KS1]-[.KR1]))^2" office:value-type="float" office:value="0.00000199317307456261" calcext:value-type="float">
            <text:p>1.99317307456261E-06</text:p>
          </table:table-cell>
          <table:table-cell table:formula="of:=0.5*[.KT12]*(([.KT5]-[.KS5])/([.KT1]-[.KS1]))^2" office:value-type="float" office:value="0.0000000210587112893332" calcext:value-type="float">
            <text:p>2.10587112893332E-08</text:p>
          </table:table-cell>
          <table:table-cell table:formula="of:=0.5*[.KU12]*(([.KU5]-[.KT5])/([.KU1]-[.KT1]))^2" office:value-type="float" office:value="0.00000178615366619892" calcext:value-type="float">
            <text:p>1.78615366619892E-06</text:p>
          </table:table-cell>
          <table:table-cell table:formula="of:=0.5*[.KV12]*(([.KV5]-[.KU5])/([.KV1]-[.KU1]))^2" office:value-type="float" office:value="0.0000147386805543285" calcext:value-type="float">
            <text:p>1.47386805543285E-05</text:p>
          </table:table-cell>
          <table:table-cell table:formula="of:=0.5*[.KW12]*(([.KW5]-[.KV5])/([.KW1]-[.KV1]))^2" office:value-type="float" office:value="0.000000812636367620736" calcext:value-type="float">
            <text:p>8.12636367620736E-07</text:p>
          </table:table-cell>
          <table:table-cell table:formula="of:=0.5*[.KX12]*(([.KX5]-[.KW5])/([.KX1]-[.KW1]))^2" office:value-type="float" office:value="0.00000376027027132876" calcext:value-type="float">
            <text:p>3.76027027132876E-06</text:p>
          </table:table-cell>
          <table:table-cell table:formula="of:=0.5*[.KY12]*(([.KY5]-[.KX5])/([.KY1]-[.KX1]))^2" office:value-type="float" office:value="0.0000721571528805955" calcext:value-type="float">
            <text:p>7.21571528805955E-05</text:p>
          </table:table-cell>
          <table:table-cell table:formula="of:=0.5*[.KZ12]*(([.KZ5]-[.KY5])/([.KZ1]-[.KY1]))^2" office:value-type="float" office:value="0.00000842050514352155" calcext:value-type="float">
            <text:p>8.42050514352155E-06</text:p>
          </table:table-cell>
          <table:table-cell table:formula="of:=0.5*[.LA12]*(([.LA5]-[.KZ5])/([.LA1]-[.KZ1]))^2" office:value-type="float" office:value="0.00000296977214436532" calcext:value-type="float">
            <text:p>2.96977214436532E-06</text:p>
          </table:table-cell>
          <table:table-cell table:formula="of:=0.5*[.LB12]*(([.LB5]-[.LA5])/([.LB1]-[.LA1]))^2" office:value-type="float" office:value="0.0000000262455821713693" calcext:value-type="float">
            <text:p>2.62455821713693E-08</text:p>
          </table:table-cell>
          <table:table-cell table:formula="of:=0.5*[.LC12]*(([.LC5]-[.LB5])/([.LC1]-[.LB1]))^2" office:value-type="float" office:value="0.00000409403668750712" calcext:value-type="float">
            <text:p>4.09403668750712E-06</text:p>
          </table:table-cell>
          <table:table-cell table:formula="of:=0.5*[.LD12]*(([.LD5]-[.LC5])/([.LD1]-[.LC1]))^2" office:value-type="float" office:value="0.00000571621879459708" calcext:value-type="float">
            <text:p>5.71621879459708E-06</text:p>
          </table:table-cell>
          <table:table-cell table:formula="of:=0.5*[.LE12]*(([.LE5]-[.LD5])/([.LE1]-[.LD1]))^2" office:value-type="float" office:value="0.00000323075709381851" calcext:value-type="float">
            <text:p>3.23075709381851E-06</text:p>
          </table:table-cell>
          <table:table-cell table:formula="of:=0.5*[.LF12]*(([.LF5]-[.LE5])/([.LF1]-[.LE1]))^2" office:value-type="float" office:value="0.000031669450677253" calcext:value-type="float">
            <text:p>3.1669450677253E-05</text:p>
          </table:table-cell>
          <table:table-cell table:formula="of:=0.5*[.LG12]*(([.LG5]-[.LF5])/([.LG1]-[.LF1]))^2" office:value-type="float" office:value="0.00000452551178874972" calcext:value-type="float">
            <text:p>4.52551178874972E-06</text:p>
          </table:table-cell>
          <table:table-cell table:formula="of:=0.5*[.LH12]*(([.LH5]-[.LG5])/([.LH1]-[.LG1]))^2" office:value-type="float" office:value="0.00000138722977971997" calcext:value-type="float">
            <text:p>1.38722977971997E-06</text:p>
          </table:table-cell>
          <table:table-cell table:formula="of:=0.5*[.LI12]*(([.LI5]-[.LH5])/([.LI1]-[.LH1]))^2" office:value-type="float" office:value="0.00000203457162087842" calcext:value-type="float">
            <text:p>2.03457162087842E-06</text:p>
          </table:table-cell>
          <table:table-cell table:formula="of:=0.5*[.LJ12]*(([.LJ5]-[.LI5])/([.LJ1]-[.LI1]))^2" office:value-type="float" office:value="0.0000000189520790163319" calcext:value-type="float">
            <text:p>1.89520790163319E-08</text:p>
          </table:table-cell>
          <table:table-cell table:formula="of:=0.5*[.LK12]*(([.LK5]-[.LJ5])/([.LK1]-[.LJ1]))^2" office:value-type="float" office:value="0.000000130654305644843" calcext:value-type="float">
            <text:p>1.30654305644843E-07</text:p>
          </table:table-cell>
          <table:table-cell table:formula="of:=0.5*[.LL12]*(([.LL5]-[.LK5])/([.LL1]-[.LK1]))^2" office:value-type="float" office:value="0.00000241641366817793" calcext:value-type="float">
            <text:p>2.41641366817793E-06</text:p>
          </table:table-cell>
          <table:table-cell table:formula="of:=0.5*[.LM12]*(([.LM5]-[.LL5])/([.LM1]-[.LL1]))^2" office:value-type="float" office:value="0.00000133284212087109" calcext:value-type="float">
            <text:p>1.33284212087109E-06</text:p>
          </table:table-cell>
          <table:table-cell table:formula="of:=0.5*[.LN12]*(([.LN5]-[.LM5])/([.LN1]-[.LM1]))^2" office:value-type="float" office:value="0.00000104954568180483" calcext:value-type="float">
            <text:p>1.04954568180483E-06</text:p>
          </table:table-cell>
          <table:table-cell table:formula="of:=0.5*[.LO12]*(([.LO5]-[.LN5])/([.LO1]-[.LN1]))^2" office:value-type="float" office:value="0.00000754676503041558" calcext:value-type="float">
            <text:p>7.54676503041558E-06</text:p>
          </table:table-cell>
          <table:table-cell table:formula="of:=0.5*[.LP12]*(([.LP5]-[.LO5])/([.LP1]-[.LO1]))^2" office:value-type="float" office:value="0.00000435411069725641" calcext:value-type="float">
            <text:p>4.35411069725641E-06</text:p>
          </table:table-cell>
          <table:table-cell table:formula="of:=0.5*[.LQ12]*(([.LQ5]-[.LP5])/([.LQ1]-[.LP1]))^2" office:value-type="float" office:value="0.00000495275665310547" calcext:value-type="float">
            <text:p>4.95275665310547E-06</text:p>
          </table:table-cell>
          <table:table-cell table:formula="of:=0.5*[.LR12]*(([.LR5]-[.LQ5])/([.LR1]-[.LQ1]))^2" office:value-type="float" office:value="0.00000000170919772737075" calcext:value-type="float">
            <text:p>1.70919772737075E-09</text:p>
          </table:table-cell>
          <table:table-cell table:formula="of:=0.5*[.LS12]*(([.LS5]-[.LR5])/([.LS1]-[.LR1]))^2" office:value-type="float" office:value="0.000000360963547477298" calcext:value-type="float">
            <text:p>3.60963547477298E-07</text:p>
          </table:table-cell>
          <table:table-cell table:formula="of:=0.5*[.LT12]*(([.LT5]-[.LS5])/([.LT1]-[.LS1]))^2" office:value-type="float" office:value="0.0000116494178851054" calcext:value-type="float">
            <text:p>1.16494178851054E-05</text:p>
          </table:table-cell>
          <table:table-cell table:formula="of:=0.5*[.LU12]*(([.LU5]-[.LT5])/([.LU1]-[.LT1]))^2" office:value-type="float" office:value="0.000000837596174778134" calcext:value-type="float">
            <text:p>8.37596174778134E-07</text:p>
          </table:table-cell>
          <table:table-cell table:formula="of:=0.5*[.LV12]*(([.LV5]-[.LU5])/([.LV1]-[.LU1]))^2" office:value-type="float" office:value="0.000000630381397980613" calcext:value-type="float">
            <text:p>6.30381397980613E-07</text:p>
          </table:table-cell>
          <table:table-cell table:formula="of:=0.5*[.LW12]*(([.LW5]-[.LV5])/([.LW1]-[.LV1]))^2" office:value-type="float" office:value="0.00000000917830715359752" calcext:value-type="float">
            <text:p>9.17830715359752E-09</text:p>
          </table:table-cell>
          <table:table-cell table:formula="of:=0.5*[.LX12]*(([.LX5]-[.LW5])/([.LX1]-[.LW1]))^2" office:value-type="float" office:value="0.000000433542487733373" calcext:value-type="float">
            <text:p>4.33542487733373E-07</text:p>
          </table:table-cell>
          <table:table-cell table:formula="of:=0.5*[.LY12]*(([.LY5]-[.LX5])/([.LY1]-[.LX1]))^2" office:value-type="float" office:value="0.00000000140873727493699" calcext:value-type="float">
            <text:p>1.40873727493699E-09</text:p>
          </table:table-cell>
          <table:table-cell table:formula="of:=0.5*[.LZ12]*(([.LZ5]-[.LY5])/([.LZ1]-[.LY1]))^2" office:value-type="float" office:value="0.000000378638199344353" calcext:value-type="float">
            <text:p>3.78638199344353E-07</text:p>
          </table:table-cell>
          <table:table-cell table:formula="of:=0.5*[.MA12]*(([.MA5]-[.LZ5])/([.MA1]-[.LZ1]))^2" office:value-type="float" office:value="0.00000348843800842627" calcext:value-type="float">
            <text:p>3.48843800842627E-06</text:p>
          </table:table-cell>
          <table:table-cell table:formula="of:=0.5*[.MB12]*(([.MB5]-[.MA5])/([.MB1]-[.MA1]))^2" office:value-type="float" office:value="0.0000256345699527685" calcext:value-type="float">
            <text:p>2.56345699527685E-05</text:p>
          </table:table-cell>
          <table:table-cell table:formula="of:=0.5*[.MC12]*(([.MC5]-[.MB5])/([.MC1]-[.MB1]))^2" office:value-type="float" office:value="0.0000043127094034027" calcext:value-type="float">
            <text:p>4.3127094034027E-06</text:p>
          </table:table-cell>
          <table:table-cell table:formula="of:=0.5*[.MD12]*(([.MD5]-[.MC5])/([.MD1]-[.MC1]))^2" office:value-type="float" office:value="0.00000044496803117872" calcext:value-type="float">
            <text:p>4.4496803117872E-07</text:p>
          </table:table-cell>
          <table:table-cell table:formula="of:=0.5*[.ME12]*(([.ME5]-[.MD5])/([.ME1]-[.MD1]))^2" office:value-type="float" office:value="0.00000328974820238759" calcext:value-type="float">
            <text:p>3.28974820238759E-06</text:p>
          </table:table-cell>
          <table:table-cell table:formula="of:=0.5*[.MF12]*(([.MF5]-[.ME5])/([.MF1]-[.ME1]))^2" office:value-type="float" office:value="0.0000295602764265805" calcext:value-type="float">
            <text:p>2.95602764265805E-05</text:p>
          </table:table-cell>
          <table:table-cell table:formula="of:=0.5*[.MG12]*(([.MG5]-[.MF5])/([.MG1]-[.MF1]))^2" office:value-type="float" office:value="0.00000354974363021799" calcext:value-type="float">
            <text:p>3.54974363021799E-06</text:p>
          </table:table-cell>
          <table:table-cell table:formula="of:=0.5*[.MH12]*(([.MH5]-[.MG5])/([.MH1]-[.MG1]))^2" office:value-type="float" office:value="0.00000926876281118742" calcext:value-type="float">
            <text:p>9.26876281118742E-06</text:p>
          </table:table-cell>
          <table:table-cell table:formula="of:=0.5*[.MI12]*(([.MI5]-[.MH5])/([.MI1]-[.MH1]))^2" office:value-type="float" office:value="0.000000048110431848592" calcext:value-type="float">
            <text:p>4.8110431848592E-08</text:p>
          </table:table-cell>
          <table:table-cell table:formula="of:=0.5*[.MJ12]*(([.MJ5]-[.MI5])/([.MJ1]-[.MI1]))^2" office:value-type="float" office:value="0.0000090682659507167" calcext:value-type="float">
            <text:p>9.0682659507167E-06</text:p>
          </table:table-cell>
          <table:table-cell table:formula="of:=0.5*[.MK12]*(([.MK5]-[.MJ5])/([.MK1]-[.MJ1]))^2" office:value-type="float" office:value="0.000000323894384346147" calcext:value-type="float">
            <text:p>3.23894384346147E-07</text:p>
          </table:table-cell>
          <table:table-cell table:formula="of:=0.5*[.ML12]*(([.ML5]-[.MK5])/([.ML1]-[.MK1]))^2" office:value-type="float" office:value="0.0000113414587417109" calcext:value-type="float">
            <text:p>1.13414587417109E-05</text:p>
          </table:table-cell>
          <table:table-cell table:formula="of:=0.5*[.MM12]*(([.MM5]-[.ML5])/([.MM1]-[.ML1]))^2" office:value-type="float" office:value="0.00000670073764769998" calcext:value-type="float">
            <text:p>6.70073764769998E-06</text:p>
          </table:table-cell>
          <table:table-cell table:formula="of:=0.5*[.MN12]*(([.MN5]-[.MM5])/([.MN1]-[.MM1]))^2" office:value-type="float" office:value="0.0000070041651743037" calcext:value-type="float">
            <text:p>7.0041651743037E-06</text:p>
          </table:table-cell>
          <table:table-cell table:formula="of:=0.5*[.MO12]*(([.MO5]-[.MN5])/([.MO1]-[.MN1]))^2" office:value-type="float" office:value="0.00000233763668429144" calcext:value-type="float">
            <text:p>2.33763668429144E-06</text:p>
          </table:table-cell>
          <table:table-cell table:formula="of:=0.5*[.MP12]*(([.MP5]-[.MO5])/([.MP1]-[.MO1]))^2" office:value-type="float" office:value="0.00000409036808740566" calcext:value-type="float">
            <text:p>4.09036808740566E-06</text:p>
          </table:table-cell>
          <table:table-cell table:formula="of:=0.5*[.MQ12]*(([.MQ5]-[.MP5])/([.MQ1]-[.MP1]))^2" office:value-type="float" office:value="0.00000300896167312048" calcext:value-type="float">
            <text:p>3.00896167312048E-06</text:p>
          </table:table-cell>
          <table:table-cell table:formula="of:=0.5*[.MR12]*(([.MR5]-[.MQ5])/([.MR1]-[.MQ1]))^2" office:value-type="float" office:value="0.0000113483593495544" calcext:value-type="float">
            <text:p>1.13483593495544E-05</text:p>
          </table:table-cell>
          <table:table-cell table:formula="of:=0.5*[.MS12]*(([.MS5]-[.MR5])/([.MS1]-[.MR1]))^2" office:value-type="float" office:value="0.0000348625797416252" calcext:value-type="float">
            <text:p>3.48625797416252E-05</text:p>
          </table:table-cell>
          <table:table-cell table:formula="of:=0.5*[.MT12]*(([.MT5]-[.MS5])/([.MT1]-[.MS1]))^2" office:value-type="float" office:value="0.00000102292092391713" calcext:value-type="float">
            <text:p>1.02292092391713E-06</text:p>
          </table:table-cell>
          <table:table-cell table:formula="of:=0.5*[.MU12]*(([.MU5]-[.MT5])/([.MU1]-[.MT1]))^2" office:value-type="float" office:value="0.00000222625916406143" calcext:value-type="float">
            <text:p>2.22625916406143E-06</text:p>
          </table:table-cell>
          <table:table-cell table:formula="of:=0.5*[.MV12]*(([.MV5]-[.MU5])/([.MV1]-[.MU1]))^2" office:value-type="float" office:value="0.00000131441931069306" calcext:value-type="float">
            <text:p>1.31441931069306E-06</text:p>
          </table:table-cell>
          <table:table-cell table:formula="of:=0.5*[.MW12]*(([.MW5]-[.MV5])/([.MW1]-[.MV1]))^2" office:value-type="float" office:value="0.0000105913182064302" calcext:value-type="float">
            <text:p>1.05913182064302E-05</text:p>
          </table:table-cell>
          <table:table-cell table:formula="of:=0.5*[.MX12]*(([.MX5]-[.MW5])/([.MX1]-[.MW1]))^2" office:value-type="float" office:value="0.00000274906351799987" calcext:value-type="float">
            <text:p>2.74906351799987E-06</text:p>
          </table:table-cell>
          <table:table-cell table:formula="of:=0.5*[.MY12]*(([.MY5]-[.MX5])/([.MY1]-[.MX1]))^2" office:value-type="float" office:value="0.000000204898431601487" calcext:value-type="float">
            <text:p>2.04898431601487E-07</text:p>
          </table:table-cell>
          <table:table-cell table:formula="of:=0.5*[.MZ12]*(([.MZ5]-[.MY5])/([.MZ1]-[.MY1]))^2" office:value-type="float" office:value="0.000000144618266177454" calcext:value-type="float">
            <text:p>1.44618266177454E-07</text:p>
          </table:table-cell>
          <table:table-cell table:formula="of:=0.5*[.NA12]*(([.NA5]-[.MZ5])/([.NA1]-[.MZ1]))^2" office:value-type="float" office:value="0.000000979510247656031" calcext:value-type="float">
            <text:p>9.79510247656031E-07</text:p>
          </table:table-cell>
          <table:table-cell table:formula="of:=0.5*[.NB12]*(([.NB5]-[.NA5])/([.NB1]-[.NA1]))^2" office:value-type="float" office:value="0.0000177519008826777" calcext:value-type="float">
            <text:p>1.77519008826777E-05</text:p>
          </table:table-cell>
          <table:table-cell table:formula="of:=0.5*[.NC12]*(([.NC5]-[.NB5])/([.NC1]-[.NB1]))^2" office:value-type="float" office:value="0.00000589992760830128" calcext:value-type="float">
            <text:p>5.89992760830128E-06</text:p>
          </table:table-cell>
          <table:table-cell table:formula="of:=0.5*[.ND12]*(([.ND5]-[.NC5])/([.ND1]-[.NC1]))^2" office:value-type="float" office:value="0.000101087778836797" calcext:value-type="float">
            <text:p>0.000101087778837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241433602512259" calcext:value-type="float">
            <text:p>2.41433602512259E-07</text:p>
          </table:table-cell>
          <table:table-cell table:formula="of:=0.5*[.D12]*(([.D6]-[.C6])/([.D1]-[.C1]))^2" office:value-type="float" office:value="0.000000124235743260287" calcext:value-type="float">
            <text:p>1.24235743260287E-07</text:p>
          </table:table-cell>
          <table:table-cell table:formula="of:=0.5*[.E12]*(([.E6]-[.D6])/([.E1]-[.D1]))^2" office:value-type="float" office:value="0.0000018103800466143" calcext:value-type="float">
            <text:p>1.8103800466143E-06</text:p>
          </table:table-cell>
          <table:table-cell table:formula="of:=0.5*[.F12]*(([.F6]-[.E6])/([.F1]-[.E1]))^2" office:value-type="float" office:value="0.00000106120538855657" calcext:value-type="float">
            <text:p>1.06120538855657E-06</text:p>
          </table:table-cell>
          <table:table-cell table:formula="of:=0.5*[.G12]*(([.G6]-[.F6])/([.G1]-[.F1]))^2" office:value-type="float" office:value="0.0000000097425323858497" calcext:value-type="float">
            <text:p>9.7425323858497E-09</text:p>
          </table:table-cell>
          <table:table-cell table:formula="of:=0.5*[.H12]*(([.H6]-[.G6])/([.H1]-[.G1]))^2" office:value-type="float" office:value="0.00000038627860019091" calcext:value-type="float">
            <text:p>3.8627860019091E-07</text:p>
          </table:table-cell>
          <table:table-cell table:formula="of:=0.5*[.I12]*(([.I6]-[.H6])/([.I1]-[.H1]))^2" office:value-type="float" office:value="0.000000184875749375425" calcext:value-type="float">
            <text:p>1.84875749375425E-07</text:p>
          </table:table-cell>
          <table:table-cell table:formula="of:=0.5*[.J12]*(([.J6]-[.I6])/([.J1]-[.I1]))^2" office:value-type="float" office:value="0.00000045162283290275" calcext:value-type="float">
            <text:p>4.5162283290275E-07</text:p>
          </table:table-cell>
          <table:table-cell table:formula="of:=0.5*[.K12]*(([.K6]-[.J6])/([.K1]-[.J1]))^2" office:value-type="float" office:value="0.00000154317383055124" calcext:value-type="float">
            <text:p>1.54317383055124E-06</text:p>
          </table:table-cell>
          <table:table-cell table:formula="of:=0.5*[.L12]*(([.L6]-[.K6])/([.L1]-[.K1]))^2" office:value-type="float" office:value="0.0000045248414618093" calcext:value-type="float">
            <text:p>4.5248414618093E-06</text:p>
          </table:table-cell>
          <table:table-cell table:formula="of:=0.5*[.M12]*(([.M6]-[.L6])/([.M1]-[.L1]))^2" office:value-type="float" office:value="0.000000282587979122357" calcext:value-type="float">
            <text:p>2.82587979122357E-07</text:p>
          </table:table-cell>
          <table:table-cell table:formula="of:=0.5*[.N12]*(([.N6]-[.M6])/([.N1]-[.M1]))^2" office:value-type="float" office:value="0.00000228969403311358" calcext:value-type="float">
            <text:p>2.28969403311358E-06</text:p>
          </table:table-cell>
          <table:table-cell table:formula="of:=0.5*[.O12]*(([.O6]-[.N6])/([.O1]-[.N1]))^2" office:value-type="float" office:value="0.00000000279229866924359" calcext:value-type="float">
            <text:p>2.79229866924359E-09</text:p>
          </table:table-cell>
          <table:table-cell table:formula="of:=0.5*[.P12]*(([.P6]-[.O6])/([.P1]-[.O1]))^2" office:value-type="float" office:value="0.0000000376777375244155" calcext:value-type="float">
            <text:p>3.76777375244155E-08</text:p>
          </table:table-cell>
          <table:table-cell table:formula="of:=0.5*[.Q12]*(([.Q6]-[.P6])/([.Q1]-[.P1]))^2" office:value-type="float" office:value="0.00000268037114758331" calcext:value-type="float">
            <text:p>2.68037114758331E-06</text:p>
          </table:table-cell>
          <table:table-cell table:formula="of:=0.5*[.R12]*(([.R6]-[.Q6])/([.R1]-[.Q1]))^2" office:value-type="float" office:value="0.00000190830150991644" calcext:value-type="float">
            <text:p>1.90830150991644E-06</text:p>
          </table:table-cell>
          <table:table-cell table:formula="of:=0.5*[.S12]*(([.S6]-[.R6])/([.S1]-[.R1]))^2" office:value-type="float" office:value="0.000000000757322850763177" calcext:value-type="float">
            <text:p>7.57322850763177E-10</text:p>
          </table:table-cell>
          <table:table-cell table:formula="of:=0.5*[.T12]*(([.T6]-[.S6])/([.T1]-[.S1]))^2" office:value-type="float" office:value="0.00000251335791208878" calcext:value-type="float">
            <text:p>2.51335791208878E-06</text:p>
          </table:table-cell>
          <table:table-cell table:formula="of:=0.5*[.U12]*(([.U6]-[.T6])/([.U1]-[.T1]))^2" office:value-type="float" office:value="0.000000786838558549615" calcext:value-type="float">
            <text:p>7.86838558549615E-07</text:p>
          </table:table-cell>
          <table:table-cell table:formula="of:=0.5*[.V12]*(([.V6]-[.U6])/([.V1]-[.U1]))^2" office:value-type="float" office:value="0.0000000910662792351336" calcext:value-type="float">
            <text:p>9.10662792351336E-08</text:p>
          </table:table-cell>
          <table:table-cell table:formula="of:=0.5*[.W12]*(([.W6]-[.V6])/([.W1]-[.V1]))^2" office:value-type="float" office:value="0.000000436686012244273" calcext:value-type="float">
            <text:p>4.36686012244273E-07</text:p>
          </table:table-cell>
          <table:table-cell table:formula="of:=0.5*[.X12]*(([.X6]-[.W6])/([.X1]-[.W1]))^2" office:value-type="float" office:value="0.000000753216859699597" calcext:value-type="float">
            <text:p>7.53216859699597E-07</text:p>
          </table:table-cell>
          <table:table-cell table:formula="of:=0.5*[.Y12]*(([.Y6]-[.X6])/([.Y1]-[.X1]))^2" office:value-type="float" office:value="0.000000103397619929061" calcext:value-type="float">
            <text:p>1.03397619929061E-07</text:p>
          </table:table-cell>
          <table:table-cell table:formula="of:=0.5*[.Z12]*(([.Z6]-[.Y6])/([.Z1]-[.Y1]))^2" office:value-type="float" office:value="0.00000140186895221278" calcext:value-type="float">
            <text:p>1.40186895221278E-06</text:p>
          </table:table-cell>
          <table:table-cell table:formula="of:=0.5*[.AA12]*(([.AA6]-[.Z6])/([.AA1]-[.Z1]))^2" office:value-type="float" office:value="0.0000000968967311950689" calcext:value-type="float">
            <text:p>9.68967311950689E-08</text:p>
          </table:table-cell>
          <table:table-cell table:formula="of:=0.5*[.AB12]*(([.AB6]-[.AA6])/([.AB1]-[.AA1]))^2" office:value-type="float" office:value="0.00000103593798039503" calcext:value-type="float">
            <text:p>1.03593798039503E-06</text:p>
          </table:table-cell>
          <table:table-cell table:formula="of:=0.5*[.AC12]*(([.AC6]-[.AB6])/([.AC1]-[.AB1]))^2" office:value-type="float" office:value="0.000000771855561983732" calcext:value-type="float">
            <text:p>7.71855561983732E-07</text:p>
          </table:table-cell>
          <table:table-cell table:formula="of:=0.5*[.AD12]*(([.AD6]-[.AC6])/([.AD1]-[.AC1]))^2" office:value-type="float" office:value="0.00000090927242707424" calcext:value-type="float">
            <text:p>9.0927242707424E-07</text:p>
          </table:table-cell>
          <table:table-cell table:formula="of:=0.5*[.AE12]*(([.AE6]-[.AD6])/([.AE1]-[.AD1]))^2" office:value-type="float" office:value="0.0000000739479241530126" calcext:value-type="float">
            <text:p>7.39479241530126E-08</text:p>
          </table:table-cell>
          <table:table-cell table:formula="of:=0.5*[.AF12]*(([.AF6]-[.AE6])/([.AF1]-[.AE1]))^2" office:value-type="float" office:value="0.000000506811070304419" calcext:value-type="float">
            <text:p>5.06811070304419E-07</text:p>
          </table:table-cell>
          <table:table-cell table:formula="of:=0.5*[.AG12]*(([.AG6]-[.AF6])/([.AG1]-[.AF1]))^2" office:value-type="float" office:value="0.000000783598690240591" calcext:value-type="float">
            <text:p>7.83598690240591E-07</text:p>
          </table:table-cell>
          <table:table-cell table:formula="of:=0.5*[.AH12]*(([.AH6]-[.AG6])/([.AH1]-[.AG1]))^2" office:value-type="float" office:value="0.00000507293565254133" calcext:value-type="float">
            <text:p>5.07293565254133E-06</text:p>
          </table:table-cell>
          <table:table-cell table:formula="of:=0.5*[.AI12]*(([.AI6]-[.AH6])/([.AI1]-[.AH1]))^2" office:value-type="float" office:value="0.00000123097982002538" calcext:value-type="float">
            <text:p>1.23097982002538E-06</text:p>
          </table:table-cell>
          <table:table-cell table:formula="of:=0.5*[.AJ12]*(([.AJ6]-[.AI6])/([.AJ1]-[.AI1]))^2" office:value-type="float" office:value="0.00000100528086083664" calcext:value-type="float">
            <text:p>1.00528086083664E-06</text:p>
          </table:table-cell>
          <table:table-cell table:formula="of:=0.5*[.AK12]*(([.AK6]-[.AJ6])/([.AK1]-[.AJ1]))^2" office:value-type="float" office:value="0.000000372281952393722" calcext:value-type="float">
            <text:p>3.72281952393722E-07</text:p>
          </table:table-cell>
          <table:table-cell table:formula="of:=0.5*[.AL12]*(([.AL6]-[.AK6])/([.AL1]-[.AK1]))^2" office:value-type="float" office:value="0.000000366831516016183" calcext:value-type="float">
            <text:p>3.66831516016183E-07</text:p>
          </table:table-cell>
          <table:table-cell table:formula="of:=0.5*[.AM12]*(([.AM6]-[.AL6])/([.AM1]-[.AL1]))^2" office:value-type="float" office:value="0.00000737775610803837" calcext:value-type="float">
            <text:p>7.37775610803837E-06</text:p>
          </table:table-cell>
          <table:table-cell table:formula="of:=0.5*[.AN12]*(([.AN6]-[.AM6])/([.AN1]-[.AM1]))^2" office:value-type="float" office:value="0.00000221786527889901" calcext:value-type="float">
            <text:p>2.21786527889901E-06</text:p>
          </table:table-cell>
          <table:table-cell table:formula="of:=0.5*[.AO12]*(([.AO6]-[.AN6])/([.AO1]-[.AN1]))^2" office:value-type="float" office:value="0.000000273234825620714" calcext:value-type="float">
            <text:p>2.73234825620714E-07</text:p>
          </table:table-cell>
          <table:table-cell table:formula="of:=0.5*[.AP12]*(([.AP6]-[.AO6])/([.AP1]-[.AO1]))^2" office:value-type="float" office:value="0.00000118025868062844" calcext:value-type="float">
            <text:p>1.18025868062844E-06</text:p>
          </table:table-cell>
          <table:table-cell table:formula="of:=0.5*[.AQ12]*(([.AQ6]-[.AP6])/([.AQ1]-[.AP1]))^2" office:value-type="float" office:value="0.000000420983741407205" calcext:value-type="float">
            <text:p>4.20983741407205E-07</text:p>
          </table:table-cell>
          <table:table-cell table:formula="of:=0.5*[.AR12]*(([.AR6]-[.AQ6])/([.AR1]-[.AQ1]))^2" office:value-type="float" office:value="0.000000136609062747077" calcext:value-type="float">
            <text:p>1.36609062747077E-07</text:p>
          </table:table-cell>
          <table:table-cell table:formula="of:=0.5*[.AS12]*(([.AS6]-[.AR6])/([.AS1]-[.AR1]))^2" office:value-type="float" office:value="0.000000203116824154697" calcext:value-type="float">
            <text:p>2.03116824154697E-07</text:p>
          </table:table-cell>
          <table:table-cell table:formula="of:=0.5*[.AT12]*(([.AT6]-[.AS6])/([.AT1]-[.AS1]))^2" office:value-type="float" office:value="0.00000151955332750997" calcext:value-type="float">
            <text:p>1.51955332750997E-06</text:p>
          </table:table-cell>
          <table:table-cell table:formula="of:=0.5*[.AU12]*(([.AU6]-[.AT6])/([.AU1]-[.AT1]))^2" office:value-type="float" office:value="0.00000760171345962796" calcext:value-type="float">
            <text:p>7.60171345962796E-06</text:p>
          </table:table-cell>
          <table:table-cell table:formula="of:=0.5*[.AV12]*(([.AV6]-[.AU6])/([.AV1]-[.AU1]))^2" office:value-type="float" office:value="0.0000001656501738499" calcext:value-type="float">
            <text:p>1.656501738499E-07</text:p>
          </table:table-cell>
          <table:table-cell table:formula="of:=0.5*[.AW12]*(([.AW6]-[.AV6])/([.AW1]-[.AV1]))^2" office:value-type="float" office:value="0.00000141017551112209" calcext:value-type="float">
            <text:p>1.41017551112209E-06</text:p>
          </table:table-cell>
          <table:table-cell table:formula="of:=0.5*[.AX12]*(([.AX6]-[.AW6])/([.AX1]-[.AW1]))^2" office:value-type="float" office:value="0.00000149945014094958" calcext:value-type="float">
            <text:p>1.49945014094958E-06</text:p>
          </table:table-cell>
          <table:table-cell table:formula="of:=0.5*[.AY12]*(([.AY6]-[.AX6])/([.AY1]-[.AX1]))^2" office:value-type="float" office:value="0.00000000503228186038293" calcext:value-type="float">
            <text:p>5.03228186038293E-09</text:p>
          </table:table-cell>
          <table:table-cell table:formula="of:=0.5*[.AZ12]*(([.AZ6]-[.AY6])/([.AZ1]-[.AY1]))^2" office:value-type="float" office:value="0.0000000111139554742195" calcext:value-type="float">
            <text:p>1.11139554742195E-08</text:p>
          </table:table-cell>
          <table:table-cell table:formula="of:=0.5*[.BA12]*(([.BA6]-[.AZ6])/([.BA1]-[.AZ1]))^2" office:value-type="float" office:value="0.0000000228359919092051" calcext:value-type="float">
            <text:p>2.28359919092051E-08</text:p>
          </table:table-cell>
          <table:table-cell table:formula="of:=0.5*[.BB12]*(([.BB6]-[.BA6])/([.BB1]-[.BA1]))^2" office:value-type="float" office:value="0.0000000403957323064544" calcext:value-type="float">
            <text:p>4.03957323064544E-08</text:p>
          </table:table-cell>
          <table:table-cell table:formula="of:=0.5*[.BC12]*(([.BC6]-[.BB6])/([.BC1]-[.BB1]))^2" office:value-type="float" office:value="0.000000261877267955295" calcext:value-type="float">
            <text:p>2.61877267955295E-07</text:p>
          </table:table-cell>
          <table:table-cell table:formula="of:=0.5*[.BD12]*(([.BD6]-[.BC6])/([.BD1]-[.BC1]))^2" office:value-type="float" office:value="0.00000266104548234292" calcext:value-type="float">
            <text:p>2.66104548234292E-06</text:p>
          </table:table-cell>
          <table:table-cell table:formula="of:=0.5*[.BE12]*(([.BE6]-[.BD6])/([.BE1]-[.BD1]))^2" office:value-type="float" office:value="0.00000761295395012909" calcext:value-type="float">
            <text:p>7.61295395012909E-06</text:p>
          </table:table-cell>
          <table:table-cell table:formula="of:=0.5*[.BF12]*(([.BF6]-[.BE6])/([.BF1]-[.BE1]))^2" office:value-type="float" office:value="0.000000443018730112549" calcext:value-type="float">
            <text:p>4.43018730112549E-07</text:p>
          </table:table-cell>
          <table:table-cell table:formula="of:=0.5*[.BG12]*(([.BG6]-[.BF6])/([.BG1]-[.BF1]))^2" office:value-type="float" office:value="0.000016604204385943" calcext:value-type="float">
            <text:p>1.6604204385943E-05</text:p>
          </table:table-cell>
          <table:table-cell table:formula="of:=0.5*[.BH12]*(([.BH6]-[.BG6])/([.BH1]-[.BG1]))^2" office:value-type="float" office:value="0.0000222295792362099" calcext:value-type="float">
            <text:p>2.22295792362099E-05</text:p>
          </table:table-cell>
          <table:table-cell table:formula="of:=0.5*[.BI12]*(([.BI6]-[.BH6])/([.BI1]-[.BH1]))^2" office:value-type="float" office:value="0.000000677177724933087" calcext:value-type="float">
            <text:p>6.77177724933087E-07</text:p>
          </table:table-cell>
          <table:table-cell table:formula="of:=0.5*[.BJ12]*(([.BJ6]-[.BI6])/([.BJ1]-[.BI1]))^2" office:value-type="float" office:value="0.00000023268549571967" calcext:value-type="float">
            <text:p>2.3268549571967E-07</text:p>
          </table:table-cell>
          <table:table-cell table:formula="of:=0.5*[.BK12]*(([.BK6]-[.BJ6])/([.BK1]-[.BJ1]))^2" office:value-type="float" office:value="0.000000549158498678398" calcext:value-type="float">
            <text:p>5.49158498678398E-07</text:p>
          </table:table-cell>
          <table:table-cell table:formula="of:=0.5*[.BL12]*(([.BL6]-[.BK6])/([.BL1]-[.BK1]))^2" office:value-type="float" office:value="0.0000000903701533265703" calcext:value-type="float">
            <text:p>9.03701533265703E-08</text:p>
          </table:table-cell>
          <table:table-cell table:formula="of:=0.5*[.BM12]*(([.BM6]-[.BL6])/([.BM1]-[.BL1]))^2" office:value-type="float" office:value="0.00000000539250069637572" calcext:value-type="float">
            <text:p>5.39250069637572E-09</text:p>
          </table:table-cell>
          <table:table-cell table:formula="of:=0.5*[.BN12]*(([.BN6]-[.BM6])/([.BN1]-[.BM1]))^2" office:value-type="float" office:value="0.00000205625276781486" calcext:value-type="float">
            <text:p>2.05625276781486E-06</text:p>
          </table:table-cell>
          <table:table-cell table:formula="of:=0.5*[.BO12]*(([.BO6]-[.BN6])/([.BO1]-[.BN1]))^2" office:value-type="float" office:value="0.00000420911624339054" calcext:value-type="float">
            <text:p>4.20911624339054E-06</text:p>
          </table:table-cell>
          <table:table-cell table:formula="of:=0.5*[.BP12]*(([.BP6]-[.BO6])/([.BP1]-[.BO1]))^2" office:value-type="float" office:value="0.00000987018441001032" calcext:value-type="float">
            <text:p>9.87018441001032E-06</text:p>
          </table:table-cell>
          <table:table-cell table:formula="of:=0.5*[.BQ12]*(([.BQ6]-[.BP6])/([.BQ1]-[.BP1]))^2" office:value-type="float" office:value="0.00000101065976633549" calcext:value-type="float">
            <text:p>1.01065976633549E-06</text:p>
          </table:table-cell>
          <table:table-cell table:formula="of:=0.5*[.BR12]*(([.BR6]-[.BQ6])/([.BR1]-[.BQ1]))^2" office:value-type="float" office:value="0.00000161850076054915" calcext:value-type="float">
            <text:p>1.61850076054915E-06</text:p>
          </table:table-cell>
          <table:table-cell table:formula="of:=0.5*[.BS12]*(([.BS6]-[.BR6])/([.BS1]-[.BR1]))^2" office:value-type="float" office:value="0.00000000461439934697141" calcext:value-type="float">
            <text:p>4.61439934697141E-09</text:p>
          </table:table-cell>
          <table:table-cell table:formula="of:=0.5*[.BT12]*(([.BT6]-[.BS6])/([.BT1]-[.BS1]))^2" office:value-type="float" office:value="0.00000181662140967499" calcext:value-type="float">
            <text:p>1.81662140967499E-06</text:p>
          </table:table-cell>
          <table:table-cell table:formula="of:=0.5*[.BU12]*(([.BU6]-[.BT6])/([.BU1]-[.BT1]))^2" office:value-type="float" office:value="0.000000189386498312502" calcext:value-type="float">
            <text:p>1.89386498312502E-07</text:p>
          </table:table-cell>
          <table:table-cell table:formula="of:=0.5*[.BV12]*(([.BV6]-[.BU6])/([.BV1]-[.BU1]))^2" office:value-type="float" office:value="0.0000000599888821701459" calcext:value-type="float">
            <text:p>5.99888821701459E-08</text:p>
          </table:table-cell>
          <table:table-cell table:formula="of:=0.5*[.BW12]*(([.BW6]-[.BV6])/([.BW1]-[.BV1]))^2" office:value-type="float" office:value="0.0000000179305626026467" calcext:value-type="float">
            <text:p>1.79305626026467E-08</text:p>
          </table:table-cell>
          <table:table-cell table:formula="of:=0.5*[.BX12]*(([.BX6]-[.BW6])/([.BX1]-[.BW1]))^2" office:value-type="float" office:value="0.0000000538973662734258" calcext:value-type="float">
            <text:p>5.38973662734258E-08</text:p>
          </table:table-cell>
          <table:table-cell table:formula="of:=0.5*[.BY12]*(([.BY6]-[.BX6])/([.BY1]-[.BX1]))^2" office:value-type="float" office:value="0.0000003071395856318" calcext:value-type="float">
            <text:p>3.071395856318E-07</text:p>
          </table:table-cell>
          <table:table-cell table:formula="of:=0.5*[.BZ12]*(([.BZ6]-[.BY6])/([.BZ1]-[.BY1]))^2" office:value-type="float" office:value="0.00000798493558307152" calcext:value-type="float">
            <text:p>7.98493558307152E-06</text:p>
          </table:table-cell>
          <table:table-cell table:formula="of:=0.5*[.CA12]*(([.CA6]-[.BZ6])/([.CA1]-[.BZ1]))^2" office:value-type="float" office:value="0.000000472262630799665" calcext:value-type="float">
            <text:p>4.72262630799665E-07</text:p>
          </table:table-cell>
          <table:table-cell table:formula="of:=0.5*[.CB12]*(([.CB6]-[.CA6])/([.CB1]-[.CA1]))^2" office:value-type="float" office:value="0.00000472508503396391" calcext:value-type="float">
            <text:p>4.72508503396391E-06</text:p>
          </table:table-cell>
          <table:table-cell table:formula="of:=0.5*[.CC12]*(([.CC6]-[.CB6])/([.CC1]-[.CB1]))^2" office:value-type="float" office:value="0.000000265330685871551" calcext:value-type="float">
            <text:p>2.65330685871551E-07</text:p>
          </table:table-cell>
          <table:table-cell table:formula="of:=0.5*[.CD12]*(([.CD6]-[.CC6])/([.CD1]-[.CC1]))^2" office:value-type="float" office:value="0.0000000683646192895163" calcext:value-type="float">
            <text:p>6.83646192895163E-08</text:p>
          </table:table-cell>
          <table:table-cell table:formula="of:=0.5*[.CE12]*(([.CE6]-[.CD6])/([.CE1]-[.CD1]))^2" office:value-type="float" office:value="0.00000101180446132195" calcext:value-type="float">
            <text:p>1.01180446132195E-06</text:p>
          </table:table-cell>
          <table:table-cell table:formula="of:=0.5*[.CF12]*(([.CF6]-[.CE6])/([.CF1]-[.CE1]))^2" office:value-type="float" office:value="0.00000254743321634209" calcext:value-type="float">
            <text:p>2.54743321634209E-06</text:p>
          </table:table-cell>
          <table:table-cell table:formula="of:=0.5*[.CG12]*(([.CG6]-[.CF6])/([.CG1]-[.CF1]))^2" office:value-type="float" office:value="0.00000280857982435226" calcext:value-type="float">
            <text:p>2.80857982435226E-06</text:p>
          </table:table-cell>
          <table:table-cell table:formula="of:=0.5*[.CH12]*(([.CH6]-[.CG6])/([.CH1]-[.CG1]))^2" office:value-type="float" office:value="0.0000000988039829963506" calcext:value-type="float">
            <text:p>9.88039829963506E-08</text:p>
          </table:table-cell>
          <table:table-cell table:formula="of:=0.5*[.CI12]*(([.CI6]-[.CH6])/([.CI1]-[.CH1]))^2" office:value-type="float" office:value="0.000000000445365630568325" calcext:value-type="float">
            <text:p>4.45365630568325E-10</text:p>
          </table:table-cell>
          <table:table-cell table:formula="of:=0.5*[.CJ12]*(([.CJ6]-[.CI6])/([.CJ1]-[.CI1]))^2" office:value-type="float" office:value="0.000000950018710241477" calcext:value-type="float">
            <text:p>9.50018710241477E-07</text:p>
          </table:table-cell>
          <table:table-cell table:formula="of:=0.5*[.CK12]*(([.CK6]-[.CJ6])/([.CK1]-[.CJ1]))^2" office:value-type="float" office:value="0.000000229589414717753" calcext:value-type="float">
            <text:p>2.29589414717753E-07</text:p>
          </table:table-cell>
          <table:table-cell table:formula="of:=0.5*[.CL12]*(([.CL6]-[.CK6])/([.CL1]-[.CK1]))^2" office:value-type="float" office:value="0.00000000840684220388728" calcext:value-type="float">
            <text:p>8.40684220388728E-09</text:p>
          </table:table-cell>
          <table:table-cell table:formula="of:=0.5*[.CM12]*(([.CM6]-[.CL6])/([.CM1]-[.CL1]))^2" office:value-type="float" office:value="0.00000140203409507186" calcext:value-type="float">
            <text:p>1.40203409507186E-06</text:p>
          </table:table-cell>
          <table:table-cell table:formula="of:=0.5*[.CN12]*(([.CN6]-[.CM6])/([.CN1]-[.CM1]))^2" office:value-type="float" office:value="0.00000264544831475564" calcext:value-type="float">
            <text:p>2.64544831475564E-06</text:p>
          </table:table-cell>
          <table:table-cell table:formula="of:=0.5*[.CO12]*(([.CO6]-[.CN6])/([.CO1]-[.CN1]))^2" office:value-type="float" office:value="0.00000137142100844584" calcext:value-type="float">
            <text:p>1.37142100844584E-06</text:p>
          </table:table-cell>
          <table:table-cell table:formula="of:=0.5*[.CP12]*(([.CP6]-[.CO6])/([.CP1]-[.CO1]))^2" office:value-type="float" office:value="0.00000469158080101403" calcext:value-type="float">
            <text:p>4.69158080101403E-06</text:p>
          </table:table-cell>
          <table:table-cell table:formula="of:=0.5*[.CQ12]*(([.CQ6]-[.CP6])/([.CQ1]-[.CP1]))^2" office:value-type="float" office:value="0.000215327755975838" calcext:value-type="float">
            <text:p>0.000215327755976</text:p>
          </table:table-cell>
          <table:table-cell table:formula="of:=0.5*[.CR12]*(([.CR6]-[.CQ6])/([.CR1]-[.CQ1]))^2" office:value-type="float" office:value="0.00000498409174654381" calcext:value-type="float">
            <text:p>4.98409174654381E-06</text:p>
          </table:table-cell>
          <table:table-cell table:formula="of:=0.5*[.CS12]*(([.CS6]-[.CR6])/([.CS1]-[.CR1]))^2" office:value-type="float" office:value="0.00125313134480792" calcext:value-type="float">
            <text:p>0.001253131344808</text:p>
          </table:table-cell>
          <table:table-cell table:formula="of:=0.5*[.CT12]*(([.CT6]-[.CS6])/([.CT1]-[.CS1]))^2" office:value-type="float" office:value="0.0000546588090396411" calcext:value-type="float">
            <text:p>5.46588090396411E-05</text:p>
          </table:table-cell>
          <table:table-cell table:formula="of:=0.5*[.CU12]*(([.CU6]-[.CT6])/([.CU1]-[.CT1]))^2" office:value-type="float" office:value="0.0154366291203499" calcext:value-type="float">
            <text:p>0.01543662912035</text:p>
          </table:table-cell>
          <table:table-cell table:formula="of:=0.5*[.CV12]*(([.CV6]-[.CU6])/([.CV1]-[.CU1]))^2" office:value-type="float" office:value="0.000105913961675613" calcext:value-type="float">
            <text:p>0.000105913961676</text:p>
          </table:table-cell>
          <table:table-cell table:formula="of:=0.5*[.CW12]*(([.CW6]-[.CV6])/([.CW1]-[.CV1]))^2" office:value-type="float" office:value="0.00391325772702758" calcext:value-type="float">
            <text:p>0.003913257727028</text:p>
          </table:table-cell>
          <table:table-cell table:formula="of:=0.5*[.CX12]*(([.CX6]-[.CW6])/([.CX1]-[.CW1]))^2" office:value-type="float" office:value="0.000494669322900676" calcext:value-type="float">
            <text:p>0.000494669322901</text:p>
          </table:table-cell>
          <table:table-cell table:formula="of:=0.5*[.CY12]*(([.CY6]-[.CX6])/([.CY1]-[.CX1]))^2" office:value-type="float" office:value="0.00827905268650982" calcext:value-type="float">
            <text:p>0.00827905268651</text:p>
          </table:table-cell>
          <table:table-cell table:formula="of:=0.5*[.CZ12]*(([.CZ6]-[.CY6])/([.CZ1]-[.CY1]))^2" office:value-type="float" office:value="0.0119792798190207" calcext:value-type="float">
            <text:p>0.011979279819021</text:p>
          </table:table-cell>
          <table:table-cell table:formula="of:=0.5*[.DA12]*(([.DA6]-[.CZ6])/([.DA1]-[.CZ1]))^2" office:value-type="float" office:value="0.000191299829201973" calcext:value-type="float">
            <text:p>0.000191299829202</text:p>
          </table:table-cell>
          <table:table-cell table:formula="of:=0.5*[.DB12]*(([.DB6]-[.DA6])/([.DB1]-[.DA1]))^2" office:value-type="float" office:value="0.00191373277103848" calcext:value-type="float">
            <text:p>0.001913732771038</text:p>
          </table:table-cell>
          <table:table-cell table:formula="of:=0.5*[.DC12]*(([.DC6]-[.DB6])/([.DC1]-[.DB1]))^2" office:value-type="float" office:value="0.00722595227066812" calcext:value-type="float">
            <text:p>0.007225952270668</text:p>
          </table:table-cell>
          <table:table-cell table:formula="of:=0.5*[.DD12]*(([.DD6]-[.DC6])/([.DD1]-[.DC1]))^2" office:value-type="float" office:value="0.00494608750285166" calcext:value-type="float">
            <text:p>0.004946087502852</text:p>
          </table:table-cell>
          <table:table-cell table:formula="of:=0.5*[.DE12]*(([.DE6]-[.DD6])/([.DE1]-[.DD1]))^2" office:value-type="float" office:value="0.00292004340449236" calcext:value-type="float">
            <text:p>0.002920043404492</text:p>
          </table:table-cell>
          <table:table-cell table:formula="of:=0.5*[.DF12]*(([.DF6]-[.DE6])/([.DF1]-[.DE1]))^2" office:value-type="float" office:value="0.000461705546062192" calcext:value-type="float">
            <text:p>0.000461705546062</text:p>
          </table:table-cell>
          <table:table-cell table:formula="of:=0.5*[.DG12]*(([.DG6]-[.DF6])/([.DG1]-[.DF1]))^2" office:value-type="float" office:value="0.00232582702352211" calcext:value-type="float">
            <text:p>0.002325827023522</text:p>
          </table:table-cell>
          <table:table-cell table:formula="of:=0.5*[.DH12]*(([.DH6]-[.DG6])/([.DH1]-[.DG1]))^2" office:value-type="float" office:value="0.00150567105377667" calcext:value-type="float">
            <text:p>0.001505671053777</text:p>
          </table:table-cell>
          <table:table-cell table:formula="of:=0.5*[.DI12]*(([.DI6]-[.DH6])/([.DI1]-[.DH1]))^2" office:value-type="float" office:value="0.000599835858379612" calcext:value-type="float">
            <text:p>0.00059983585838</text:p>
          </table:table-cell>
          <table:table-cell table:formula="of:=0.5*[.DJ12]*(([.DJ6]-[.DI6])/([.DJ1]-[.DI1]))^2" office:value-type="float" office:value="0.0043013745774762" calcext:value-type="float">
            <text:p>0.004301374577476</text:p>
          </table:table-cell>
          <table:table-cell table:formula="of:=0.5*[.DK12]*(([.DK6]-[.DJ6])/([.DK1]-[.DJ1]))^2" office:value-type="float" office:value="0.00537178196878127" calcext:value-type="float">
            <text:p>0.005371781968781</text:p>
          </table:table-cell>
          <table:table-cell table:formula="of:=0.5*[.DL12]*(([.DL6]-[.DK6])/([.DL1]-[.DK1]))^2" office:value-type="float" office:value="0.00216195305440364" calcext:value-type="float">
            <text:p>0.002161953054404</text:p>
          </table:table-cell>
          <table:table-cell table:formula="of:=0.5*[.DM12]*(([.DM6]-[.DL6])/([.DM1]-[.DL1]))^2" office:value-type="float" office:value="0.00135666794596886" calcext:value-type="float">
            <text:p>0.001356667945969</text:p>
          </table:table-cell>
          <table:table-cell table:formula="of:=0.5*[.DN12]*(([.DN6]-[.DM6])/([.DN1]-[.DM1]))^2" office:value-type="float" office:value="0.00458123865255707" calcext:value-type="float">
            <text:p>0.004581238652557</text:p>
          </table:table-cell>
          <table:table-cell table:formula="of:=0.5*[.DO12]*(([.DO6]-[.DN6])/([.DO1]-[.DN1]))^2" office:value-type="float" office:value="0.00276671107107586" calcext:value-type="float">
            <text:p>0.002766711071076</text:p>
          </table:table-cell>
          <table:table-cell table:formula="of:=0.5*[.DP12]*(([.DP6]-[.DO6])/([.DP1]-[.DO1]))^2" office:value-type="float" office:value="0.00567991291539099" calcext:value-type="float">
            <text:p>0.005679912915391</text:p>
          </table:table-cell>
          <table:table-cell table:formula="of:=0.5*[.DQ12]*(([.DQ6]-[.DP6])/([.DQ1]-[.DP1]))^2" office:value-type="float" office:value="0.00157864054237103" calcext:value-type="float">
            <text:p>0.001578640542371</text:p>
          </table:table-cell>
          <table:table-cell table:formula="of:=0.5*[.DR12]*(([.DR6]-[.DQ6])/([.DR1]-[.DQ1]))^2" office:value-type="float" office:value="0.00135283156341982" calcext:value-type="float">
            <text:p>0.00135283156342</text:p>
          </table:table-cell>
          <table:table-cell table:formula="of:=0.5*[.DS12]*(([.DS6]-[.DR6])/([.DS1]-[.DR1]))^2" office:value-type="float" office:value="0.00136373162983713" calcext:value-type="float">
            <text:p>0.001363731629837</text:p>
          </table:table-cell>
          <table:table-cell table:formula="of:=0.5*[.DT12]*(([.DT6]-[.DS6])/([.DT1]-[.DS1]))^2" office:value-type="float" office:value="0.011889051501397" calcext:value-type="float">
            <text:p>0.011889051501397</text:p>
          </table:table-cell>
          <table:table-cell table:formula="of:=0.5*[.DU12]*(([.DU6]-[.DT6])/([.DU1]-[.DT1]))^2" office:value-type="float" office:value="0.00424496331963909" calcext:value-type="float">
            <text:p>0.004244963319639</text:p>
          </table:table-cell>
          <table:table-cell table:formula="of:=0.5*[.DV12]*(([.DV6]-[.DU6])/([.DV1]-[.DU1]))^2" office:value-type="float" office:value="0.00252831927828278" calcext:value-type="float">
            <text:p>0.002528319278283</text:p>
          </table:table-cell>
          <table:table-cell table:formula="of:=0.5*[.DW12]*(([.DW6]-[.DV6])/([.DW1]-[.DV1]))^2" office:value-type="float" office:value="0.0117755665125977" calcext:value-type="float">
            <text:p>0.011775566512598</text:p>
          </table:table-cell>
          <table:table-cell table:formula="of:=0.5*[.DX12]*(([.DX6]-[.DW6])/([.DX1]-[.DW1]))^2" office:value-type="float" office:value="0.000366434566622878" calcext:value-type="float">
            <text:p>0.000366434566623</text:p>
          </table:table-cell>
          <table:table-cell table:formula="of:=0.5*[.DY12]*(([.DY6]-[.DX6])/([.DY1]-[.DX1]))^2" office:value-type="float" office:value="0.000402807637564645" calcext:value-type="float">
            <text:p>0.000402807637565</text:p>
          </table:table-cell>
          <table:table-cell table:formula="of:=0.5*[.DZ12]*(([.DZ6]-[.DY6])/([.DZ1]-[.DY1]))^2" office:value-type="float" office:value="0.00390874536846712" calcext:value-type="float">
            <text:p>0.003908745368467</text:p>
          </table:table-cell>
          <table:table-cell table:formula="of:=0.5*[.EA12]*(([.EA6]-[.DZ6])/([.EA1]-[.DZ1]))^2" office:value-type="float" office:value="0.000377991468842974" calcext:value-type="float">
            <text:p>0.000377991468843</text:p>
          </table:table-cell>
          <table:table-cell table:formula="of:=0.5*[.EB12]*(([.EB6]-[.EA6])/([.EB1]-[.EA1]))^2" office:value-type="float" office:value="0.0128272406986654" calcext:value-type="float">
            <text:p>0.012827240698666</text:p>
          </table:table-cell>
          <table:table-cell table:formula="of:=0.5*[.EC12]*(([.EC6]-[.EB6])/([.EC1]-[.EB1]))^2" office:value-type="float" office:value="0.000977525352300445" calcext:value-type="float">
            <text:p>0.0009775253523</text:p>
          </table:table-cell>
          <table:table-cell table:formula="of:=0.5*[.ED12]*(([.ED6]-[.EC6])/([.ED1]-[.EC1]))^2" office:value-type="float" office:value="0.000198391091200232" calcext:value-type="float">
            <text:p>0.0001983910912</text:p>
          </table:table-cell>
          <table:table-cell table:formula="of:=0.5*[.EE12]*(([.EE6]-[.ED6])/([.EE1]-[.ED1]))^2" office:value-type="float" office:value="0.0113662051621043" calcext:value-type="float">
            <text:p>0.011366205162104</text:p>
          </table:table-cell>
          <table:table-cell table:formula="of:=0.5*[.EF12]*(([.EF6]-[.EE6])/([.EF1]-[.EE1]))^2" office:value-type="float" office:value="0.0000581391966582977" calcext:value-type="float">
            <text:p>5.81391966582977E-05</text:p>
          </table:table-cell>
          <table:table-cell table:formula="of:=0.5*[.EG12]*(([.EG6]-[.EF6])/([.EG1]-[.EF1]))^2" office:value-type="float" office:value="0.0166775197893832" calcext:value-type="float">
            <text:p>0.016677519789383</text:p>
          </table:table-cell>
          <table:table-cell table:formula="of:=0.5*[.EH12]*(([.EH6]-[.EG6])/([.EH1]-[.EG1]))^2" office:value-type="float" office:value="0.00123067537168774" calcext:value-type="float">
            <text:p>0.001230675371688</text:p>
          </table:table-cell>
          <table:table-cell table:formula="of:=0.5*[.EI12]*(([.EI6]-[.EH6])/([.EI1]-[.EH1]))^2" office:value-type="float" office:value="0.0155846793515901" calcext:value-type="float">
            <text:p>0.01558467935159</text:p>
          </table:table-cell>
          <table:table-cell table:formula="of:=0.5*[.EJ12]*(([.EJ6]-[.EI6])/([.EJ1]-[.EI1]))^2" office:value-type="float" office:value="0.00652350189101284" calcext:value-type="float">
            <text:p>0.006523501891013</text:p>
          </table:table-cell>
          <table:table-cell table:formula="of:=0.5*[.EK12]*(([.EK6]-[.EJ6])/([.EK1]-[.EJ1]))^2" office:value-type="float" office:value="0.000000765718490947392" calcext:value-type="float">
            <text:p>7.65718490947392E-07</text:p>
          </table:table-cell>
          <table:table-cell table:formula="of:=0.5*[.EL12]*(([.EL6]-[.EK6])/([.EL1]-[.EK1]))^2" office:value-type="float" office:value="0.00833736293690035" calcext:value-type="float">
            <text:p>0.0083373629369</text:p>
          </table:table-cell>
          <table:table-cell table:formula="of:=0.5*[.EM12]*(([.EM6]-[.EL6])/([.EM1]-[.EL1]))^2" office:value-type="float" office:value="0.00139126381057739" calcext:value-type="float">
            <text:p>0.001391263810577</text:p>
          </table:table-cell>
          <table:table-cell table:formula="of:=0.5*[.EN12]*(([.EN6]-[.EM6])/([.EN1]-[.EM1]))^2" office:value-type="float" office:value="0.0000608192098837269" calcext:value-type="float">
            <text:p>6.08192098837269E-05</text:p>
          </table:table-cell>
          <table:table-cell table:formula="of:=0.5*[.EO12]*(([.EO6]-[.EN6])/([.EO1]-[.EN1]))^2" office:value-type="float" office:value="0.00779070084019526" calcext:value-type="float">
            <text:p>0.007790700840195</text:p>
          </table:table-cell>
          <table:table-cell table:formula="of:=0.5*[.EP12]*(([.EP6]-[.EO6])/([.EP1]-[.EO1]))^2" office:value-type="float" office:value="0.007691621871295" calcext:value-type="float">
            <text:p>0.007691621871295</text:p>
          </table:table-cell>
          <table:table-cell table:formula="of:=0.5*[.EQ12]*(([.EQ6]-[.EP6])/([.EQ1]-[.EP1]))^2" office:value-type="float" office:value="0.000693651315139169" calcext:value-type="float">
            <text:p>0.000693651315139</text:p>
          </table:table-cell>
          <table:table-cell table:formula="of:=0.5*[.ER12]*(([.ER6]-[.EQ6])/([.ER1]-[.EQ1]))^2" office:value-type="float" office:value="0.00105888463436975" calcext:value-type="float">
            <text:p>0.00105888463437</text:p>
          </table:table-cell>
          <table:table-cell table:formula="of:=0.5*[.ES12]*(([.ES6]-[.ER6])/([.ES1]-[.ER1]))^2" office:value-type="float" office:value="0.00743166618019618" calcext:value-type="float">
            <text:p>0.007431666180196</text:p>
          </table:table-cell>
          <table:table-cell table:formula="of:=0.5*[.ET12]*(([.ET6]-[.ES6])/([.ET1]-[.ES1]))^2" office:value-type="float" office:value="0.00683423360662343" calcext:value-type="float">
            <text:p>0.006834233606623</text:p>
          </table:table-cell>
          <table:table-cell table:formula="of:=0.5*[.EU12]*(([.EU6]-[.ET6])/([.EU1]-[.ET1]))^2" office:value-type="float" office:value="0.00147025593339251" calcext:value-type="float">
            <text:p>0.001470255933393</text:p>
          </table:table-cell>
          <table:table-cell table:formula="of:=0.5*[.EV12]*(([.EV6]-[.EU6])/([.EV1]-[.EU1]))^2" office:value-type="float" office:value="0.00068225986792642" calcext:value-type="float">
            <text:p>0.000682259867926</text:p>
          </table:table-cell>
          <table:table-cell table:formula="of:=0.5*[.EW12]*(([.EW6]-[.EV6])/([.EW1]-[.EV1]))^2" office:value-type="float" office:value="0.00225079313639932" calcext:value-type="float">
            <text:p>0.002250793136399</text:p>
          </table:table-cell>
          <table:table-cell table:formula="of:=0.5*[.EX12]*(([.EX6]-[.EW6])/([.EX1]-[.EW1]))^2" office:value-type="float" office:value="0.00496883287993114" calcext:value-type="float">
            <text:p>0.004968832879931</text:p>
          </table:table-cell>
          <table:table-cell table:formula="of:=0.5*[.EY12]*(([.EY6]-[.EX6])/([.EY1]-[.EX1]))^2" office:value-type="float" office:value="0.00746561876651365" calcext:value-type="float">
            <text:p>0.007465618766514</text:p>
          </table:table-cell>
          <table:table-cell table:formula="of:=0.5*[.EZ12]*(([.EZ6]-[.EY6])/([.EZ1]-[.EY1]))^2" office:value-type="float" office:value="0.00147311739929267" calcext:value-type="float">
            <text:p>0.001473117399293</text:p>
          </table:table-cell>
          <table:table-cell table:formula="of:=0.5*[.FA12]*(([.FA6]-[.EZ6])/([.FA1]-[.EZ1]))^2" office:value-type="float" office:value="0.000884412074251881" calcext:value-type="float">
            <text:p>0.000884412074252</text:p>
          </table:table-cell>
          <table:table-cell table:formula="of:=0.5*[.FB12]*(([.FB6]-[.FA6])/([.FB1]-[.FA1]))^2" office:value-type="float" office:value="0.00117586323603363" calcext:value-type="float">
            <text:p>0.001175863236034</text:p>
          </table:table-cell>
          <table:table-cell table:formula="of:=0.5*[.FC12]*(([.FC6]-[.FB6])/([.FC1]-[.FB1]))^2" office:value-type="float" office:value="0.0053793012229338" calcext:value-type="float">
            <text:p>0.005379301222934</text:p>
          </table:table-cell>
          <table:table-cell table:formula="of:=0.5*[.FD12]*(([.FD6]-[.FC6])/([.FD1]-[.FC1]))^2" office:value-type="float" office:value="0.0047938298393818" calcext:value-type="float">
            <text:p>0.004793829839382</text:p>
          </table:table-cell>
          <table:table-cell table:formula="of:=0.5*[.FE12]*(([.FE6]-[.FD6])/([.FE1]-[.FD1]))^2" office:value-type="float" office:value="0.000000421727797470948" calcext:value-type="float">
            <text:p>4.21727797470948E-07</text:p>
          </table:table-cell>
          <table:table-cell table:formula="of:=0.5*[.FF12]*(([.FF6]-[.FE6])/([.FF1]-[.FE1]))^2" office:value-type="float" office:value="0.00356646917779184" calcext:value-type="float">
            <text:p>0.003566469177792</text:p>
          </table:table-cell>
          <table:table-cell table:formula="of:=0.5*[.FG12]*(([.FG6]-[.FF6])/([.FG1]-[.FF1]))^2" office:value-type="float" office:value="0.000692283773317189" calcext:value-type="float">
            <text:p>0.000692283773317</text:p>
          </table:table-cell>
          <table:table-cell table:formula="of:=0.5*[.FH12]*(([.FH6]-[.FG6])/([.FH1]-[.FG1]))^2" office:value-type="float" office:value="0.000082524425833208" calcext:value-type="float">
            <text:p>8.2524425833208E-05</text:p>
          </table:table-cell>
          <table:table-cell table:formula="of:=0.5*[.FI12]*(([.FI6]-[.FH6])/([.FI1]-[.FH1]))^2" office:value-type="float" office:value="0.00556292458393587" calcext:value-type="float">
            <text:p>0.005562924583936</text:p>
          </table:table-cell>
          <table:table-cell table:formula="of:=0.5*[.FJ12]*(([.FJ6]-[.FI6])/([.FJ1]-[.FI1]))^2" office:value-type="float" office:value="0.00024507145091334" calcext:value-type="float">
            <text:p>0.000245071450913</text:p>
          </table:table-cell>
          <table:table-cell table:formula="of:=0.5*[.FK12]*(([.FK6]-[.FJ6])/([.FK1]-[.FJ1]))^2" office:value-type="float" office:value="0.0011931750074593" calcext:value-type="float">
            <text:p>0.001193175007459</text:p>
          </table:table-cell>
          <table:table-cell table:formula="of:=0.5*[.FL12]*(([.FL6]-[.FK6])/([.FL1]-[.FK1]))^2" office:value-type="float" office:value="0.000161521169816685" calcext:value-type="float">
            <text:p>0.000161521169817</text:p>
          </table:table-cell>
          <table:table-cell table:formula="of:=0.5*[.FM12]*(([.FM6]-[.FL6])/([.FM1]-[.FL1]))^2" office:value-type="float" office:value="0.00208425036856306" calcext:value-type="float">
            <text:p>0.002084250368563</text:p>
          </table:table-cell>
          <table:table-cell table:formula="of:=0.5*[.FN12]*(([.FN6]-[.FM6])/([.FN1]-[.FM1]))^2" office:value-type="float" office:value="0.00183363453878445" calcext:value-type="float">
            <text:p>0.001833634538784</text:p>
          </table:table-cell>
          <table:table-cell table:formula="of:=0.5*[.FO12]*(([.FO6]-[.FN6])/([.FO1]-[.FN1]))^2" office:value-type="float" office:value="0.0017797229995163" calcext:value-type="float">
            <text:p>0.001779722999516</text:p>
          </table:table-cell>
          <table:table-cell table:formula="of:=0.5*[.FP12]*(([.FP6]-[.FO6])/([.FP1]-[.FO1]))^2" office:value-type="float" office:value="0.00191956796352062" calcext:value-type="float">
            <text:p>0.001919567963521</text:p>
          </table:table-cell>
          <table:table-cell table:formula="of:=0.5*[.FQ12]*(([.FQ6]-[.FP6])/([.FQ1]-[.FP1]))^2" office:value-type="float" office:value="0.00548026138290527" calcext:value-type="float">
            <text:p>0.005480261382905</text:p>
          </table:table-cell>
          <table:table-cell table:formula="of:=0.5*[.FR12]*(([.FR6]-[.FQ6])/([.FR1]-[.FQ1]))^2" office:value-type="float" office:value="0.00487897482646627" calcext:value-type="float">
            <text:p>0.004878974826466</text:p>
          </table:table-cell>
          <table:table-cell table:formula="of:=0.5*[.FS12]*(([.FS6]-[.FR6])/([.FS1]-[.FR1]))^2" office:value-type="float" office:value="0.000243855687258138" calcext:value-type="float">
            <text:p>0.000243855687258</text:p>
          </table:table-cell>
          <table:table-cell table:formula="of:=0.5*[.FT12]*(([.FT6]-[.FS6])/([.FT1]-[.FS1]))^2" office:value-type="float" office:value="0.00420886624664269" calcext:value-type="float">
            <text:p>0.004208866246643</text:p>
          </table:table-cell>
          <table:table-cell table:formula="of:=0.5*[.FU12]*(([.FU6]-[.FT6])/([.FU1]-[.FT1]))^2" office:value-type="float" office:value="0.000110217300782156" calcext:value-type="float">
            <text:p>0.000110217300782</text:p>
          </table:table-cell>
          <table:table-cell table:formula="of:=0.5*[.FV12]*(([.FV6]-[.FU6])/([.FV1]-[.FU1]))^2" office:value-type="float" office:value="0.0031882859941333" calcext:value-type="float">
            <text:p>0.003188285994133</text:p>
          </table:table-cell>
          <table:table-cell table:formula="of:=0.5*[.FW12]*(([.FW6]-[.FV6])/([.FW1]-[.FV1]))^2" office:value-type="float" office:value="0.0000927875050886302" calcext:value-type="float">
            <text:p>9.27875050886302E-05</text:p>
          </table:table-cell>
          <table:table-cell table:formula="of:=0.5*[.FX12]*(([.FX6]-[.FW6])/([.FX1]-[.FW1]))^2" office:value-type="float" office:value="0.0144174458157173" calcext:value-type="float">
            <text:p>0.014417445815717</text:p>
          </table:table-cell>
          <table:table-cell table:formula="of:=0.5*[.FY12]*(([.FY6]-[.FX6])/([.FY1]-[.FX1]))^2" office:value-type="float" office:value="0.000232986647265737" calcext:value-type="float">
            <text:p>0.000232986647266</text:p>
          </table:table-cell>
          <table:table-cell table:formula="of:=0.5*[.FZ12]*(([.FZ6]-[.FY6])/([.FZ1]-[.FY1]))^2" office:value-type="float" office:value="0.00369717942512204" calcext:value-type="float">
            <text:p>0.003697179425122</text:p>
          </table:table-cell>
          <table:table-cell table:formula="of:=0.5*[.GA12]*(([.GA6]-[.FZ6])/([.GA1]-[.FZ1]))^2" office:value-type="float" office:value="0.000318469361070772" calcext:value-type="float">
            <text:p>0.000318469361071</text:p>
          </table:table-cell>
          <table:table-cell table:formula="of:=0.5*[.GB12]*(([.GB6]-[.GA6])/([.GB1]-[.GA1]))^2" office:value-type="float" office:value="0.00664864761131441" calcext:value-type="float">
            <text:p>0.006648647611314</text:p>
          </table:table-cell>
          <table:table-cell table:formula="of:=0.5*[.GC12]*(([.GC6]-[.GB6])/([.GC1]-[.GB1]))^2" office:value-type="float" office:value="0.00187069672634875" calcext:value-type="float">
            <text:p>0.001870696726349</text:p>
          </table:table-cell>
          <table:table-cell table:formula="of:=0.5*[.GD12]*(([.GD6]-[.GC6])/([.GD1]-[.GC1]))^2" office:value-type="float" office:value="0.00105110832401296" calcext:value-type="float">
            <text:p>0.001051108324013</text:p>
          </table:table-cell>
          <table:table-cell table:formula="of:=0.5*[.GE12]*(([.GE6]-[.GD6])/([.GE1]-[.GD1]))^2" office:value-type="float" office:value="0.000594777066096325" calcext:value-type="float">
            <text:p>0.000594777066096</text:p>
          </table:table-cell>
          <table:table-cell table:formula="of:=0.5*[.GF12]*(([.GF6]-[.GE6])/([.GF1]-[.GE1]))^2" office:value-type="float" office:value="0.00122381657123585" calcext:value-type="float">
            <text:p>0.001223816571236</text:p>
          </table:table-cell>
          <table:table-cell table:formula="of:=0.5*[.GG12]*(([.GG6]-[.GF6])/([.GG1]-[.GF1]))^2" office:value-type="float" office:value="0.00104384543929198" calcext:value-type="float">
            <text:p>0.001043845439292</text:p>
          </table:table-cell>
          <table:table-cell table:formula="of:=0.5*[.GH12]*(([.GH6]-[.GG6])/([.GH1]-[.GG1]))^2" office:value-type="float" office:value="0.00345851369028053" calcext:value-type="float">
            <text:p>0.003458513690281</text:p>
          </table:table-cell>
          <table:table-cell table:formula="of:=0.5*[.GI12]*(([.GI6]-[.GH6])/([.GI1]-[.GH1]))^2" office:value-type="float" office:value="0.00152128783267511" calcext:value-type="float">
            <text:p>0.001521287832675</text:p>
          </table:table-cell>
          <table:table-cell table:formula="of:=0.5*[.GJ12]*(([.GJ6]-[.GI6])/([.GJ1]-[.GI1]))^2" office:value-type="float" office:value="0.00148073779581604" calcext:value-type="float">
            <text:p>0.001480737795816</text:p>
          </table:table-cell>
          <table:table-cell table:formula="of:=0.5*[.GK12]*(([.GK6]-[.GJ6])/([.GK1]-[.GJ1]))^2" office:value-type="float" office:value="0.00376558993808948" calcext:value-type="float">
            <text:p>0.003765589938089</text:p>
          </table:table-cell>
          <table:table-cell table:formula="of:=0.5*[.GL12]*(([.GL6]-[.GK6])/([.GL1]-[.GK1]))^2" office:value-type="float" office:value="0.000108205370454632" calcext:value-type="float">
            <text:p>0.000108205370455</text:p>
          </table:table-cell>
          <table:table-cell table:formula="of:=0.5*[.GM12]*(([.GM6]-[.GL6])/([.GM1]-[.GL1]))^2" office:value-type="float" office:value="0.000460161353972244" calcext:value-type="float">
            <text:p>0.000460161353972</text:p>
          </table:table-cell>
          <table:table-cell table:formula="of:=0.5*[.GN12]*(([.GN6]-[.GM6])/([.GN1]-[.GM1]))^2" office:value-type="float" office:value="0.00490793623930435" calcext:value-type="float">
            <text:p>0.004907936239304</text:p>
          </table:table-cell>
          <table:table-cell table:formula="of:=0.5*[.GO12]*(([.GO6]-[.GN6])/([.GO1]-[.GN1]))^2" office:value-type="float" office:value="0.000742642293944792" calcext:value-type="float">
            <text:p>0.000742642293945</text:p>
          </table:table-cell>
          <table:table-cell table:formula="of:=0.5*[.GP12]*(([.GP6]-[.GO6])/([.GP1]-[.GO1]))^2" office:value-type="float" office:value="0.00270074729399771" calcext:value-type="float">
            <text:p>0.002700747293998</text:p>
          </table:table-cell>
          <table:table-cell table:formula="of:=0.5*[.GQ12]*(([.GQ6]-[.GP6])/([.GQ1]-[.GP1]))^2" office:value-type="float" office:value="0.00136194162468321" calcext:value-type="float">
            <text:p>0.001361941624683</text:p>
          </table:table-cell>
          <table:table-cell table:formula="of:=0.5*[.GR12]*(([.GR6]-[.GQ6])/([.GR1]-[.GQ1]))^2" office:value-type="float" office:value="0.00036642251543258" calcext:value-type="float">
            <text:p>0.000366422515433</text:p>
          </table:table-cell>
          <table:table-cell table:formula="of:=0.5*[.GS12]*(([.GS6]-[.GR6])/([.GS1]-[.GR1]))^2" office:value-type="float" office:value="0.00413555218732839" calcext:value-type="float">
            <text:p>0.004135552187328</text:p>
          </table:table-cell>
          <table:table-cell table:formula="of:=0.5*[.GT12]*(([.GT6]-[.GS6])/([.GT1]-[.GS1]))^2" office:value-type="float" office:value="0.000490490531781194" calcext:value-type="float">
            <text:p>0.000490490531781</text:p>
          </table:table-cell>
          <table:table-cell table:formula="of:=0.5*[.GU12]*(([.GU6]-[.GT6])/([.GU1]-[.GT1]))^2" office:value-type="float" office:value="0.0019319240542814" calcext:value-type="float">
            <text:p>0.001931924054281</text:p>
          </table:table-cell>
          <table:table-cell table:formula="of:=0.5*[.GV12]*(([.GV6]-[.GU6])/([.GV1]-[.GU1]))^2" office:value-type="float" office:value="0.0011931697702023" calcext:value-type="float">
            <text:p>0.001193169770202</text:p>
          </table:table-cell>
          <table:table-cell table:formula="of:=0.5*[.GW12]*(([.GW6]-[.GV6])/([.GW1]-[.GV1]))^2" office:value-type="float" office:value="0.0104392692869032" calcext:value-type="float">
            <text:p>0.010439269286903</text:p>
          </table:table-cell>
          <table:table-cell table:formula="of:=0.5*[.GX12]*(([.GX6]-[.GW6])/([.GX1]-[.GW1]))^2" office:value-type="float" office:value="0.0033051857444883" calcext:value-type="float">
            <text:p>0.003305185744488</text:p>
          </table:table-cell>
          <table:table-cell table:formula="of:=0.5*[.GY12]*(([.GY6]-[.GX6])/([.GY1]-[.GX1]))^2" office:value-type="float" office:value="0.00165489276657531" calcext:value-type="float">
            <text:p>0.001654892766575</text:p>
          </table:table-cell>
          <table:table-cell table:formula="of:=0.5*[.GZ12]*(([.GZ6]-[.GY6])/([.GZ1]-[.GY1]))^2" office:value-type="float" office:value="0.00143601923987507" calcext:value-type="float">
            <text:p>0.001436019239875</text:p>
          </table:table-cell>
          <table:table-cell table:formula="of:=0.5*[.HA12]*(([.HA6]-[.GZ6])/([.HA1]-[.GZ1]))^2" office:value-type="float" office:value="0.00334263341073771" calcext:value-type="float">
            <text:p>0.003342633410738</text:p>
          </table:table-cell>
          <table:table-cell table:formula="of:=0.5*[.HB12]*(([.HB6]-[.HA6])/([.HB1]-[.HA1]))^2" office:value-type="float" office:value="0.00277948261360444" calcext:value-type="float">
            <text:p>0.002779482613604</text:p>
          </table:table-cell>
          <table:table-cell table:formula="of:=0.5*[.HC12]*(([.HC6]-[.HB6])/([.HC1]-[.HB1]))^2" office:value-type="float" office:value="0.000598775646035353" calcext:value-type="float">
            <text:p>0.000598775646035</text:p>
          </table:table-cell>
          <table:table-cell table:formula="of:=0.5*[.HD12]*(([.HD6]-[.HC6])/([.HD1]-[.HC1]))^2" office:value-type="float" office:value="0.00153433590972569" calcext:value-type="float">
            <text:p>0.001534335909726</text:p>
          </table:table-cell>
          <table:table-cell table:formula="of:=0.5*[.HE12]*(([.HE6]-[.HD6])/([.HE1]-[.HD1]))^2" office:value-type="float" office:value="0.0074310584876458" calcext:value-type="float">
            <text:p>0.007431058487646</text:p>
          </table:table-cell>
          <table:table-cell table:formula="of:=0.5*[.HF12]*(([.HF6]-[.HE6])/([.HF1]-[.HE1]))^2" office:value-type="float" office:value="0.000333729767144892" calcext:value-type="float">
            <text:p>0.000333729767145</text:p>
          </table:table-cell>
          <table:table-cell table:formula="of:=0.5*[.HG12]*(([.HG6]-[.HF6])/([.HG1]-[.HF1]))^2" office:value-type="float" office:value="0.000478425130435126" calcext:value-type="float">
            <text:p>0.000478425130435</text:p>
          </table:table-cell>
          <table:table-cell table:formula="of:=0.5*[.HH12]*(([.HH6]-[.HG6])/([.HH1]-[.HG1]))^2" office:value-type="float" office:value="0.00693346023522418" calcext:value-type="float">
            <text:p>0.006933460235224</text:p>
          </table:table-cell>
          <table:table-cell table:formula="of:=0.5*[.HI12]*(([.HI6]-[.HH6])/([.HI1]-[.HH1]))^2" office:value-type="float" office:value="0.00413423661718068" calcext:value-type="float">
            <text:p>0.004134236617181</text:p>
          </table:table-cell>
          <table:table-cell table:formula="of:=0.5*[.HJ12]*(([.HJ6]-[.HI6])/([.HJ1]-[.HI1]))^2" office:value-type="float" office:value="0.0000199767276532361" calcext:value-type="float">
            <text:p>1.99767276532361E-05</text:p>
          </table:table-cell>
          <table:table-cell table:formula="of:=0.5*[.HK12]*(([.HK6]-[.HJ6])/([.HK1]-[.HJ1]))^2" office:value-type="float" office:value="0.00209668917078199" calcext:value-type="float">
            <text:p>0.002096689170782</text:p>
          </table:table-cell>
          <table:table-cell table:formula="of:=0.5*[.HL12]*(([.HL6]-[.HK6])/([.HL1]-[.HK1]))^2" office:value-type="float" office:value="0.00271975517171227" calcext:value-type="float">
            <text:p>0.002719755171712</text:p>
          </table:table-cell>
          <table:table-cell table:formula="of:=0.5*[.HM12]*(([.HM6]-[.HL6])/([.HM1]-[.HL1]))^2" office:value-type="float" office:value="0.00367147604038449" calcext:value-type="float">
            <text:p>0.003671476040385</text:p>
          </table:table-cell>
          <table:table-cell table:formula="of:=0.5*[.HN12]*(([.HN6]-[.HM6])/([.HN1]-[.HM1]))^2" office:value-type="float" office:value="0.00627728074638161" calcext:value-type="float">
            <text:p>0.006277280746382</text:p>
          </table:table-cell>
          <table:table-cell table:formula="of:=0.5*[.HO12]*(([.HO6]-[.HN6])/([.HO1]-[.HN1]))^2" office:value-type="float" office:value="0.00439665048931405" calcext:value-type="float">
            <text:p>0.004396650489314</text:p>
          </table:table-cell>
          <table:table-cell table:formula="of:=0.5*[.HP12]*(([.HP6]-[.HO6])/([.HP1]-[.HO1]))^2" office:value-type="float" office:value="0.0000981491829822797" calcext:value-type="float">
            <text:p>9.81491829822797E-05</text:p>
          </table:table-cell>
          <table:table-cell table:formula="of:=0.5*[.HQ12]*(([.HQ6]-[.HP6])/([.HQ1]-[.HP1]))^2" office:value-type="float" office:value="0.0025960284712043" calcext:value-type="float">
            <text:p>0.002596028471204</text:p>
          </table:table-cell>
          <table:table-cell table:formula="of:=0.5*[.HR12]*(([.HR6]-[.HQ6])/([.HR1]-[.HQ1]))^2" office:value-type="float" office:value="0.00203087540508654" calcext:value-type="float">
            <text:p>0.002030875405087</text:p>
          </table:table-cell>
          <table:table-cell table:formula="of:=0.5*[.HS12]*(([.HS6]-[.HR6])/([.HS1]-[.HR1]))^2" office:value-type="float" office:value="0.0105409213066959" calcext:value-type="float">
            <text:p>0.010540921306696</text:p>
          </table:table-cell>
          <table:table-cell table:formula="of:=0.5*[.HT12]*(([.HT6]-[.HS6])/([.HT1]-[.HS1]))^2" office:value-type="float" office:value="0.00281900576865439" calcext:value-type="float">
            <text:p>0.002819005768654</text:p>
          </table:table-cell>
          <table:table-cell table:formula="of:=0.5*[.HU12]*(([.HU6]-[.HT6])/([.HU1]-[.HT1]))^2" office:value-type="float" office:value="0.00435616110843521" calcext:value-type="float">
            <text:p>0.004356161108435</text:p>
          </table:table-cell>
          <table:table-cell table:formula="of:=0.5*[.HV12]*(([.HV6]-[.HU6])/([.HV1]-[.HU1]))^2" office:value-type="float" office:value="0.000016069348950346" calcext:value-type="float">
            <text:p>1.6069348950346E-05</text:p>
          </table:table-cell>
          <table:table-cell table:formula="of:=0.5*[.HW12]*(([.HW6]-[.HV6])/([.HW1]-[.HV1]))^2" office:value-type="float" office:value="0.00261600526695207" calcext:value-type="float">
            <text:p>0.002616005266952</text:p>
          </table:table-cell>
          <table:table-cell table:formula="of:=0.5*[.HX12]*(([.HX6]-[.HW6])/([.HX1]-[.HW1]))^2" office:value-type="float" office:value="0.00988997731140409" calcext:value-type="float">
            <text:p>0.009889977311404</text:p>
          </table:table-cell>
          <table:table-cell table:formula="of:=0.5*[.HY12]*(([.HY6]-[.HX6])/([.HY1]-[.HX1]))^2" office:value-type="float" office:value="0.00599979991809182" calcext:value-type="float">
            <text:p>0.005999799918092</text:p>
          </table:table-cell>
          <table:table-cell table:formula="of:=0.5*[.HZ12]*(([.HZ6]-[.HY6])/([.HZ1]-[.HY1]))^2" office:value-type="float" office:value="0.00339357630958395" calcext:value-type="float">
            <text:p>0.003393576309584</text:p>
          </table:table-cell>
          <table:table-cell table:formula="of:=0.5*[.IA12]*(([.IA6]-[.HZ6])/([.IA1]-[.HZ1]))^2" office:value-type="float" office:value="0.00000703549239408966" calcext:value-type="float">
            <text:p>7.03549239408966E-06</text:p>
          </table:table-cell>
          <table:table-cell table:formula="of:=0.5*[.IB12]*(([.IB6]-[.IA6])/([.IB1]-[.IA1]))^2" office:value-type="float" office:value="0.0026851850320871" calcext:value-type="float">
            <text:p>0.002685185032087</text:p>
          </table:table-cell>
          <table:table-cell table:formula="of:=0.5*[.IC12]*(([.IC6]-[.IB6])/([.IC1]-[.IB1]))^2" office:value-type="float" office:value="0.00732276245930382" calcext:value-type="float">
            <text:p>0.007322762459304</text:p>
          </table:table-cell>
          <table:table-cell table:formula="of:=0.5*[.ID12]*(([.ID6]-[.IC6])/([.ID1]-[.IC1]))^2" office:value-type="float" office:value="0.00471799918114189" calcext:value-type="float">
            <text:p>0.004717999181142</text:p>
          </table:table-cell>
          <table:table-cell table:formula="of:=0.5*[.IE12]*(([.IE6]-[.ID6])/([.IE1]-[.ID1]))^2" office:value-type="float" office:value="0.0028262537346506" calcext:value-type="float">
            <text:p>0.002826253734651</text:p>
          </table:table-cell>
          <table:table-cell table:formula="of:=0.5*[.IF12]*(([.IF6]-[.IE6])/([.IF1]-[.IE1]))^2" office:value-type="float" office:value="0.00681570018208311" calcext:value-type="float">
            <text:p>0.006815700182083</text:p>
          </table:table-cell>
          <table:table-cell table:formula="of:=0.5*[.IG12]*(([.IG6]-[.IF6])/([.IG1]-[.IF1]))^2" office:value-type="float" office:value="0.00126192312197776" calcext:value-type="float">
            <text:p>0.001261923121978</text:p>
          </table:table-cell>
          <table:table-cell table:formula="of:=0.5*[.IH12]*(([.IH6]-[.IG6])/([.IH1]-[.IG1]))^2" office:value-type="float" office:value="0.0005910315793777" calcext:value-type="float">
            <text:p>0.000591031579378</text:p>
          </table:table-cell>
          <table:table-cell table:formula="of:=0.5*[.II12]*(([.II6]-[.IH6])/([.II1]-[.IH1]))^2" office:value-type="float" office:value="0.00303112181583282" calcext:value-type="float">
            <text:p>0.003031121815833</text:p>
          </table:table-cell>
          <table:table-cell table:formula="of:=0.5*[.IJ12]*(([.IJ6]-[.II6])/([.IJ1]-[.II1]))^2" office:value-type="float" office:value="0.00193520015807415" calcext:value-type="float">
            <text:p>0.001935200158074</text:p>
          </table:table-cell>
          <table:table-cell table:formula="of:=0.5*[.IK12]*(([.IK6]-[.IJ6])/([.IK1]-[.IJ1]))^2" office:value-type="float" office:value="0.00127169376964405" calcext:value-type="float">
            <text:p>0.001271693769644</text:p>
          </table:table-cell>
          <table:table-cell table:formula="of:=0.5*[.IL12]*(([.IL6]-[.IK6])/([.IL1]-[.IK1]))^2" office:value-type="float" office:value="0.000481545908081672" calcext:value-type="float">
            <text:p>0.000481545908082</text:p>
          </table:table-cell>
          <table:table-cell table:formula="of:=0.5*[.IM12]*(([.IM6]-[.IL6])/([.IM1]-[.IL1]))^2" office:value-type="float" office:value="0.0120946081134127" calcext:value-type="float">
            <text:p>0.012094608113413</text:p>
          </table:table-cell>
          <table:table-cell table:formula="of:=0.5*[.IN12]*(([.IN6]-[.IM6])/([.IN1]-[.IM1]))^2" office:value-type="float" office:value="0.0000682569692068423" calcext:value-type="float">
            <text:p>6.82569692068423E-05</text:p>
          </table:table-cell>
          <table:table-cell table:formula="of:=0.5*[.IO12]*(([.IO6]-[.IN6])/([.IO1]-[.IN1]))^2" office:value-type="float" office:value="0.00239836081588755" calcext:value-type="float">
            <text:p>0.002398360815888</text:p>
          </table:table-cell>
          <table:table-cell table:formula="of:=0.5*[.IP12]*(([.IP6]-[.IO6])/([.IP1]-[.IO1]))^2" office:value-type="float" office:value="0.00103846133113373" calcext:value-type="float">
            <text:p>0.001038461331134</text:p>
          </table:table-cell>
          <table:table-cell table:formula="of:=0.5*[.IQ12]*(([.IQ6]-[.IP6])/([.IQ1]-[.IP1]))^2" office:value-type="float" office:value="0.00123048833166988" calcext:value-type="float">
            <text:p>0.00123048833167</text:p>
          </table:table-cell>
          <table:table-cell table:formula="of:=0.5*[.IR12]*(([.IR6]-[.IQ6])/([.IR1]-[.IQ1]))^2" office:value-type="float" office:value="0.00342863804306024" calcext:value-type="float">
            <text:p>0.00342863804306</text:p>
          </table:table-cell>
          <table:table-cell table:formula="of:=0.5*[.IS12]*(([.IS6]-[.IR6])/([.IS1]-[.IR1]))^2" office:value-type="float" office:value="0.00158306567732005" calcext:value-type="float">
            <text:p>0.00158306567732</text:p>
          </table:table-cell>
          <table:table-cell table:formula="of:=0.5*[.IT12]*(([.IT6]-[.IS6])/([.IT1]-[.IS1]))^2" office:value-type="float" office:value="0.00219681411258633" calcext:value-type="float">
            <text:p>0.002196814112586</text:p>
          </table:table-cell>
          <table:table-cell table:formula="of:=0.5*[.IU12]*(([.IU6]-[.IT6])/([.IU1]-[.IT1]))^2" office:value-type="float" office:value="0.00375322409810807" calcext:value-type="float">
            <text:p>0.003753224098108</text:p>
          </table:table-cell>
          <table:table-cell table:formula="of:=0.5*[.IV12]*(([.IV6]-[.IU6])/([.IV1]-[.IU1]))^2" office:value-type="float" office:value="0.000279187594903235" calcext:value-type="float">
            <text:p>0.000279187594903</text:p>
          </table:table-cell>
          <table:table-cell table:formula="of:=0.5*[.IW12]*(([.IW6]-[.IV6])/([.IW1]-[.IV1]))^2" office:value-type="float" office:value="0.00354134146453531" calcext:value-type="float">
            <text:p>0.003541341464535</text:p>
          </table:table-cell>
          <table:table-cell table:formula="of:=0.5*[.IX12]*(([.IX6]-[.IW6])/([.IX1]-[.IW1]))^2" office:value-type="float" office:value="0.000161930874513991" calcext:value-type="float">
            <text:p>0.000161930874514</text:p>
          </table:table-cell>
          <table:table-cell table:formula="of:=0.5*[.IY12]*(([.IY6]-[.IX6])/([.IY1]-[.IX1]))^2" office:value-type="float" office:value="0.00121668232554017" calcext:value-type="float">
            <text:p>0.00121668232554</text:p>
          </table:table-cell>
          <table:table-cell table:formula="of:=0.5*[.IZ12]*(([.IZ6]-[.IY6])/([.IZ1]-[.IY1]))^2" office:value-type="float" office:value="0.00175533223141196" calcext:value-type="float">
            <text:p>0.001755332231412</text:p>
          </table:table-cell>
          <table:table-cell table:formula="of:=0.5*[.JA12]*(([.JA6]-[.IZ6])/([.JA1]-[.IZ1]))^2" office:value-type="float" office:value="0.000124270480586987" calcext:value-type="float">
            <text:p>0.000124270480587</text:p>
          </table:table-cell>
          <table:table-cell table:formula="of:=0.5*[.JB12]*(([.JB6]-[.JA6])/([.JB1]-[.JA1]))^2" office:value-type="float" office:value="0.00000147936635637746" calcext:value-type="float">
            <text:p>1.47936635637746E-06</text:p>
          </table:table-cell>
          <table:table-cell table:formula="of:=0.5*[.JC12]*(([.JC6]-[.JB6])/([.JC1]-[.JB1]))^2" office:value-type="float" office:value="0.0000444983281811305" calcext:value-type="float">
            <text:p>4.44983281811305E-05</text:p>
          </table:table-cell>
          <table:table-cell table:formula="of:=0.5*[.JD12]*(([.JD6]-[.JC6])/([.JD1]-[.JC1]))^2" office:value-type="float" office:value="0.00000000414098252996261" calcext:value-type="float">
            <text:p>4.14098252996261E-09</text:p>
          </table:table-cell>
          <table:table-cell table:formula="of:=0.5*[.JE12]*(([.JE6]-[.JD6])/([.JE1]-[.JD1]))^2" office:value-type="float" office:value="0.0000195021833644503" calcext:value-type="float">
            <text:p>1.95021833644503E-05</text:p>
          </table:table-cell>
          <table:table-cell table:formula="of:=0.5*[.JF12]*(([.JF6]-[.JE6])/([.JF1]-[.JE1]))^2" office:value-type="float" office:value="0.0000982815640673008" calcext:value-type="float">
            <text:p>9.82815640673008E-05</text:p>
          </table:table-cell>
          <table:table-cell table:formula="of:=0.5*[.JG12]*(([.JG6]-[.JF6])/([.JG1]-[.JF1]))^2" office:value-type="float" office:value="0.00000880392034538674" calcext:value-type="float">
            <text:p>8.80392034538674E-06</text:p>
          </table:table-cell>
          <table:table-cell table:formula="of:=0.5*[.JH12]*(([.JH6]-[.JG6])/([.JH1]-[.JG1]))^2" office:value-type="float" office:value="0.0000116730748784552" calcext:value-type="float">
            <text:p>1.16730748784552E-05</text:p>
          </table:table-cell>
          <table:table-cell table:formula="of:=0.5*[.JI12]*(([.JI6]-[.JH6])/([.JI1]-[.JH1]))^2" office:value-type="float" office:value="0.0000238615309721488" calcext:value-type="float">
            <text:p>2.38615309721488E-05</text:p>
          </table:table-cell>
          <table:table-cell table:formula="of:=0.5*[.JJ12]*(([.JJ6]-[.JI6])/([.JJ1]-[.JI1]))^2" office:value-type="float" office:value="0.0000000298333177474826" calcext:value-type="float">
            <text:p>2.98333177474826E-08</text:p>
          </table:table-cell>
          <table:table-cell table:formula="of:=0.5*[.JK12]*(([.JK6]-[.JJ6])/([.JK1]-[.JJ1]))^2" office:value-type="float" office:value="0.0000196339466284669" calcext:value-type="float">
            <text:p>1.96339466284669E-05</text:p>
          </table:table-cell>
          <table:table-cell table:formula="of:=0.5*[.JL12]*(([.JL6]-[.JK6])/([.JL1]-[.JK1]))^2" office:value-type="float" office:value="0.0000369776195465954" calcext:value-type="float">
            <text:p>3.69776195465954E-05</text:p>
          </table:table-cell>
          <table:table-cell table:formula="of:=0.5*[.JM12]*(([.JM6]-[.JL6])/([.JM1]-[.JL1]))^2" office:value-type="float" office:value="0.00000154123775352917" calcext:value-type="float">
            <text:p>1.54123775352917E-06</text:p>
          </table:table-cell>
          <table:table-cell table:formula="of:=0.5*[.JN12]*(([.JN6]-[.JM6])/([.JN1]-[.JM1]))^2" office:value-type="float" office:value="0.000000373466505205952" calcext:value-type="float">
            <text:p>3.73466505205952E-07</text:p>
          </table:table-cell>
          <table:table-cell table:formula="of:=0.5*[.JO12]*(([.JO6]-[.JN6])/([.JO1]-[.JN1]))^2" office:value-type="float" office:value="0.0000335852191898906" calcext:value-type="float">
            <text:p>3.35852191898906E-05</text:p>
          </table:table-cell>
          <table:table-cell table:formula="of:=0.5*[.JP12]*(([.JP6]-[.JO6])/([.JP1]-[.JO1]))^2" office:value-type="float" office:value="0.0000325095295914677" calcext:value-type="float">
            <text:p>3.25095295914677E-05</text:p>
          </table:table-cell>
          <table:table-cell table:formula="of:=0.5*[.JQ12]*(([.JQ6]-[.JP6])/([.JQ1]-[.JP1]))^2" office:value-type="float" office:value="0.0000152129286191704" calcext:value-type="float">
            <text:p>1.52129286191704E-05</text:p>
          </table:table-cell>
          <table:table-cell table:formula="of:=0.5*[.JR12]*(([.JR6]-[.JQ6])/([.JR1]-[.JQ1]))^2" office:value-type="float" office:value="0.000025135509816725" calcext:value-type="float">
            <text:p>2.5135509816725E-05</text:p>
          </table:table-cell>
          <table:table-cell table:formula="of:=0.5*[.JS12]*(([.JS6]-[.JR6])/([.JS1]-[.JR1]))^2" office:value-type="float" office:value="0.000167800692313517" calcext:value-type="float">
            <text:p>0.000167800692314</text:p>
          </table:table-cell>
          <table:table-cell table:formula="of:=0.5*[.JT12]*(([.JT6]-[.JS6])/([.JT1]-[.JS1]))^2" office:value-type="float" office:value="0.0000129287792885004" calcext:value-type="float">
            <text:p>1.29287792885004E-05</text:p>
          </table:table-cell>
          <table:table-cell table:formula="of:=0.5*[.JU12]*(([.JU6]-[.JT6])/([.JU1]-[.JT1]))^2" office:value-type="float" office:value="0.00000184137303992184" calcext:value-type="float">
            <text:p>1.84137303992184E-06</text:p>
          </table:table-cell>
          <table:table-cell table:formula="of:=0.5*[.JV12]*(([.JV6]-[.JU6])/([.JV1]-[.JU1]))^2" office:value-type="float" office:value="0.0000000111986837325974" calcext:value-type="float">
            <text:p>1.11986837325974E-08</text:p>
          </table:table-cell>
          <table:table-cell table:formula="of:=0.5*[.JW12]*(([.JW6]-[.JV6])/([.JW1]-[.JV1]))^2" office:value-type="float" office:value="0.00000884738042803664" calcext:value-type="float">
            <text:p>8.84738042803664E-06</text:p>
          </table:table-cell>
          <table:table-cell table:formula="of:=0.5*[.JX12]*(([.JX6]-[.JW6])/([.JX1]-[.JW1]))^2" office:value-type="float" office:value="0.0000169386133883955" calcext:value-type="float">
            <text:p>1.69386133883955E-05</text:p>
          </table:table-cell>
          <table:table-cell table:formula="of:=0.5*[.JY12]*(([.JY6]-[.JX6])/([.JY1]-[.JX1]))^2" office:value-type="float" office:value="0.00000580054125451009" calcext:value-type="float">
            <text:p>5.80054125451009E-06</text:p>
          </table:table-cell>
          <table:table-cell table:formula="of:=0.5*[.JZ12]*(([.JZ6]-[.JY6])/([.JZ1]-[.JY1]))^2" office:value-type="float" office:value="0.0000038397359034599" calcext:value-type="float">
            <text:p>3.8397359034599E-06</text:p>
          </table:table-cell>
          <table:table-cell table:formula="of:=0.5*[.KA12]*(([.KA6]-[.JZ6])/([.KA1]-[.JZ1]))^2" office:value-type="float" office:value="0.00000234799640662131" calcext:value-type="float">
            <text:p>2.34799640662131E-06</text:p>
          </table:table-cell>
          <table:table-cell table:formula="of:=0.5*[.KB12]*(([.KB6]-[.KA6])/([.KB1]-[.KA1]))^2" office:value-type="float" office:value="0.00000363969830207418" calcext:value-type="float">
            <text:p>3.63969830207418E-06</text:p>
          </table:table-cell>
          <table:table-cell table:formula="of:=0.5*[.KC12]*(([.KC6]-[.KB6])/([.KC1]-[.KB1]))^2" office:value-type="float" office:value="0.00000787597509600493" calcext:value-type="float">
            <text:p>7.87597509600493E-06</text:p>
          </table:table-cell>
          <table:table-cell table:formula="of:=0.5*[.KD12]*(([.KD6]-[.KC6])/([.KD1]-[.KC1]))^2" office:value-type="float" office:value="0.000000256280358051219" calcext:value-type="float">
            <text:p>2.56280358051219E-07</text:p>
          </table:table-cell>
          <table:table-cell table:formula="of:=0.5*[.KE12]*(([.KE6]-[.KD6])/([.KE1]-[.KD1]))^2" office:value-type="float" office:value="0.000000104029317857215" calcext:value-type="float">
            <text:p>1.04029317857215E-07</text:p>
          </table:table-cell>
          <table:table-cell table:formula="of:=0.5*[.KF12]*(([.KF6]-[.KE6])/([.KF1]-[.KE1]))^2" office:value-type="float" office:value="0.000004168240745057" calcext:value-type="float">
            <text:p>4.168240745057E-06</text:p>
          </table:table-cell>
          <table:table-cell table:formula="of:=0.5*[.KG12]*(([.KG6]-[.KF6])/([.KG1]-[.KF1]))^2" office:value-type="float" office:value="0.0000012176612128145" calcext:value-type="float">
            <text:p>1.2176612128145E-06</text:p>
          </table:table-cell>
          <table:table-cell table:formula="of:=0.5*[.KH12]*(([.KH6]-[.KG6])/([.KH1]-[.KG1]))^2" office:value-type="float" office:value="0.00000333409397732528" calcext:value-type="float">
            <text:p>3.33409397732528E-06</text:p>
          </table:table-cell>
          <table:table-cell table:formula="of:=0.5*[.KI12]*(([.KI6]-[.KH6])/([.KI1]-[.KH1]))^2" office:value-type="float" office:value="0.00000210403753980459" calcext:value-type="float">
            <text:p>2.10403753980459E-06</text:p>
          </table:table-cell>
          <table:table-cell table:formula="of:=0.5*[.KJ12]*(([.KJ6]-[.KI6])/([.KJ1]-[.KI1]))^2" office:value-type="float" office:value="0.00000227546833530992" calcext:value-type="float">
            <text:p>2.27546833530992E-06</text:p>
          </table:table-cell>
          <table:table-cell table:formula="of:=0.5*[.KK12]*(([.KK6]-[.KJ6])/([.KK1]-[.KJ1]))^2" office:value-type="float" office:value="0.00000274376850873164" calcext:value-type="float">
            <text:p>2.74376850873164E-06</text:p>
          </table:table-cell>
          <table:table-cell table:formula="of:=0.5*[.KL12]*(([.KL6]-[.KK6])/([.KL1]-[.KK1]))^2" office:value-type="float" office:value="0.00000217716583640175" calcext:value-type="float">
            <text:p>2.17716583640175E-06</text:p>
          </table:table-cell>
          <table:table-cell table:formula="of:=0.5*[.KM12]*(([.KM6]-[.KL6])/([.KM1]-[.KL1]))^2" office:value-type="float" office:value="0.00000000424589890729074" calcext:value-type="float">
            <text:p>4.24589890729074E-09</text:p>
          </table:table-cell>
          <table:table-cell table:formula="of:=0.5*[.KN12]*(([.KN6]-[.KM6])/([.KN1]-[.KM1]))^2" office:value-type="float" office:value="0.000000000122715464338253" calcext:value-type="float">
            <text:p>1.22715464338253E-10</text:p>
          </table:table-cell>
          <table:table-cell table:formula="of:=0.5*[.KO12]*(([.KO6]-[.KN6])/([.KO1]-[.KN1]))^2" office:value-type="float" office:value="0.0000000437727545787998" calcext:value-type="float">
            <text:p>4.37727545787998E-08</text:p>
          </table:table-cell>
          <table:table-cell table:formula="of:=0.5*[.KP12]*(([.KP6]-[.KO6])/([.KP1]-[.KO1]))^2" office:value-type="float" office:value="0.000000666725920508049" calcext:value-type="float">
            <text:p>6.66725920508049E-07</text:p>
          </table:table-cell>
          <table:table-cell table:formula="of:=0.5*[.KQ12]*(([.KQ6]-[.KP6])/([.KQ1]-[.KP1]))^2" office:value-type="float" office:value="0.00000146149397754861" calcext:value-type="float">
            <text:p>1.46149397754861E-06</text:p>
          </table:table-cell>
          <table:table-cell table:formula="of:=0.5*[.KR12]*(([.KR6]-[.KQ6])/([.KR1]-[.KQ1]))^2" office:value-type="float" office:value="0.00000000641661257597122" calcext:value-type="float">
            <text:p>6.41661257597122E-09</text:p>
          </table:table-cell>
          <table:table-cell table:formula="of:=0.5*[.KS12]*(([.KS6]-[.KR6])/([.KS1]-[.KR1]))^2" office:value-type="float" office:value="0.0000000737324910915125" calcext:value-type="float">
            <text:p>7.37324910915125E-08</text:p>
          </table:table-cell>
          <table:table-cell table:formula="of:=0.5*[.KT12]*(([.KT6]-[.KS6])/([.KT1]-[.KS1]))^2" office:value-type="float" office:value="0.0000000884927099820112" calcext:value-type="float">
            <text:p>8.84927099820112E-08</text:p>
          </table:table-cell>
          <table:table-cell table:formula="of:=0.5*[.KU12]*(([.KU6]-[.KT6])/([.KU1]-[.KT1]))^2" office:value-type="float" office:value="0.0000000300046779648859" calcext:value-type="float">
            <text:p>3.00046779648859E-08</text:p>
          </table:table-cell>
          <table:table-cell table:formula="of:=0.5*[.KV12]*(([.KV6]-[.KU6])/([.KV1]-[.KU1]))^2" office:value-type="float" office:value="0.00000019644418125565" calcext:value-type="float">
            <text:p>1.9644418125565E-07</text:p>
          </table:table-cell>
          <table:table-cell table:formula="of:=0.5*[.KW12]*(([.KW6]-[.KV6])/([.KW1]-[.KV1]))^2" office:value-type="float" office:value="0.0000000381737928713677" calcext:value-type="float">
            <text:p>3.81737928713677E-08</text:p>
          </table:table-cell>
          <table:table-cell table:formula="of:=0.5*[.KX12]*(([.KX6]-[.KW6])/([.KX1]-[.KW1]))^2" office:value-type="float" office:value="0.000000236735021852775" calcext:value-type="float">
            <text:p>2.36735021852775E-07</text:p>
          </table:table-cell>
          <table:table-cell table:formula="of:=0.5*[.KY12]*(([.KY6]-[.KX6])/([.KY1]-[.KX1]))^2" office:value-type="float" office:value="0.00000367981002840696" calcext:value-type="float">
            <text:p>3.67981002840696E-06</text:p>
          </table:table-cell>
          <table:table-cell table:formula="of:=0.5*[.KZ12]*(([.KZ6]-[.KY6])/([.KZ1]-[.KY1]))^2" office:value-type="float" office:value="0.000000292823516129409" calcext:value-type="float">
            <text:p>2.92823516129409E-07</text:p>
          </table:table-cell>
          <table:table-cell table:formula="of:=0.5*[.LA12]*(([.LA6]-[.KZ6])/([.LA1]-[.KZ1]))^2" office:value-type="float" office:value="0.000000285162957734354" calcext:value-type="float">
            <text:p>2.85162957734354E-07</text:p>
          </table:table-cell>
          <table:table-cell table:formula="of:=0.5*[.LB12]*(([.LB6]-[.LA6])/([.LB1]-[.LA1]))^2" office:value-type="float" office:value="0.0000000943706152731471" calcext:value-type="float">
            <text:p>9.43706152731471E-08</text:p>
          </table:table-cell>
          <table:table-cell table:formula="of:=0.5*[.LC12]*(([.LC6]-[.LB6])/([.LC1]-[.LB1]))^2" office:value-type="float" office:value="0.000000428460064313922" calcext:value-type="float">
            <text:p>4.28460064313922E-07</text:p>
          </table:table-cell>
          <table:table-cell table:formula="of:=0.5*[.LD12]*(([.LD6]-[.LC6])/([.LD1]-[.LC1]))^2" office:value-type="float" office:value="0.000000301224929973502" calcext:value-type="float">
            <text:p>3.01224929973502E-07</text:p>
          </table:table-cell>
          <table:table-cell table:formula="of:=0.5*[.LE12]*(([.LE6]-[.LD6])/([.LE1]-[.LD1]))^2" office:value-type="float" office:value="0.000000330006514791693" calcext:value-type="float">
            <text:p>3.30006514791693E-07</text:p>
          </table:table-cell>
          <table:table-cell table:formula="of:=0.5*[.LF12]*(([.LF6]-[.LE6])/([.LF1]-[.LE1]))^2" office:value-type="float" office:value="0.00000147615315031155" calcext:value-type="float">
            <text:p>1.47615315031155E-06</text:p>
          </table:table-cell>
          <table:table-cell table:formula="of:=0.5*[.LG12]*(([.LG6]-[.LF6])/([.LG1]-[.LF1]))^2" office:value-type="float" office:value="0.000000128575764437843" calcext:value-type="float">
            <text:p>1.28575764437843E-07</text:p>
          </table:table-cell>
          <table:table-cell table:formula="of:=0.5*[.LH12]*(([.LH6]-[.LG6])/([.LH1]-[.LG1]))^2" office:value-type="float" office:value="0.000000318628588415198" calcext:value-type="float">
            <text:p>3.18628588415198E-07</text:p>
          </table:table-cell>
          <table:table-cell table:formula="of:=0.5*[.LI12]*(([.LI6]-[.LH6])/([.LI1]-[.LH1]))^2" office:value-type="float" office:value="0.00000014281046992591" calcext:value-type="float">
            <text:p>1.4281046992591E-07</text:p>
          </table:table-cell>
          <table:table-cell table:formula="of:=0.5*[.LJ12]*(([.LJ6]-[.LI6])/([.LJ1]-[.LI1]))^2" office:value-type="float" office:value="0.0000000448765551924265" calcext:value-type="float">
            <text:p>4.48765551924265E-08</text:p>
          </table:table-cell>
          <table:table-cell table:formula="of:=0.5*[.LK12]*(([.LK6]-[.LJ6])/([.LK1]-[.LJ1]))^2" office:value-type="float" office:value="0.0000000022931009437409" calcext:value-type="float">
            <text:p>2.2931009437409E-09</text:p>
          </table:table-cell>
          <table:table-cell table:formula="of:=0.5*[.LL12]*(([.LL6]-[.LK6])/([.LL1]-[.LK1]))^2" office:value-type="float" office:value="0.0000000700348094473215" calcext:value-type="float">
            <text:p>7.00348094473215E-08</text:p>
          </table:table-cell>
          <table:table-cell table:formula="of:=0.5*[.LM12]*(([.LM6]-[.LL6])/([.LM1]-[.LL1]))^2" office:value-type="float" office:value="0.00000000546313707531412" calcext:value-type="float">
            <text:p>5.46313707531412E-09</text:p>
          </table:table-cell>
          <table:table-cell table:formula="of:=0.5*[.LN12]*(([.LN6]-[.LM6])/([.LN1]-[.LM1]))^2" office:value-type="float" office:value="0.000000345646854901645" calcext:value-type="float">
            <text:p>3.45646854901645E-07</text:p>
          </table:table-cell>
          <table:table-cell table:formula="of:=0.5*[.LO12]*(([.LO6]-[.LN6])/([.LO1]-[.LN1]))^2" office:value-type="float" office:value="0.00000133781345590534" calcext:value-type="float">
            <text:p>1.33781345590534E-06</text:p>
          </table:table-cell>
          <table:table-cell table:formula="of:=0.5*[.LP12]*(([.LP6]-[.LO6])/([.LP1]-[.LO1]))^2" office:value-type="float" office:value="0.000000000100045171405912" calcext:value-type="float">
            <text:p>1.00045171405912E-10</text:p>
          </table:table-cell>
          <table:table-cell table:formula="of:=0.5*[.LQ12]*(([.LQ6]-[.LP6])/([.LQ1]-[.LP1]))^2" office:value-type="float" office:value="0.000000123562106756395" calcext:value-type="float">
            <text:p>1.23562106756395E-07</text:p>
          </table:table-cell>
          <table:table-cell table:formula="of:=0.5*[.LR12]*(([.LR6]-[.LQ6])/([.LR1]-[.LQ1]))^2" office:value-type="float" office:value="0.00000000452918996273253" calcext:value-type="float">
            <text:p>4.52918996273253E-09</text:p>
          </table:table-cell>
          <table:table-cell table:formula="of:=0.5*[.LS12]*(([.LS6]-[.LR6])/([.LS1]-[.LR1]))^2" office:value-type="float" office:value="0.000000997694365379881" calcext:value-type="float">
            <text:p>9.97694365379881E-07</text:p>
          </table:table-cell>
          <table:table-cell table:formula="of:=0.5*[.LT12]*(([.LT6]-[.LS6])/([.LT1]-[.LS1]))^2" office:value-type="float" office:value="0.00000134209358870457" calcext:value-type="float">
            <text:p>1.34209358870457E-06</text:p>
          </table:table-cell>
          <table:table-cell table:formula="of:=0.5*[.LU12]*(([.LU6]-[.LT6])/([.LU1]-[.LT1]))^2" office:value-type="float" office:value="0.0000000438886335022891" calcext:value-type="float">
            <text:p>4.38886335022891E-08</text:p>
          </table:table-cell>
          <table:table-cell table:formula="of:=0.5*[.LV12]*(([.LV6]-[.LU6])/([.LV1]-[.LU1]))^2" office:value-type="float" office:value="0.000000314061405057864" calcext:value-type="float">
            <text:p>3.14061405057864E-07</text:p>
          </table:table-cell>
          <table:table-cell table:formula="of:=0.5*[.LW12]*(([.LW6]-[.LV6])/([.LW1]-[.LV1]))^2" office:value-type="float" office:value="0.00000000106576286638324" calcext:value-type="float">
            <text:p>1.06576286638324E-09</text:p>
          </table:table-cell>
          <table:table-cell table:formula="of:=0.5*[.LX12]*(([.LX6]-[.LW6])/([.LX1]-[.LW1]))^2" office:value-type="float" office:value="0.000000112677593021043" calcext:value-type="float">
            <text:p>1.12677593021043E-07</text:p>
          </table:table-cell>
          <table:table-cell table:formula="of:=0.5*[.LY12]*(([.LY6]-[.LX6])/([.LY1]-[.LX1]))^2" office:value-type="float" office:value="0.0000000000713508938775341" calcext:value-type="float">
            <text:p>7.13508938775341E-11</text:p>
          </table:table-cell>
          <table:table-cell table:formula="of:=0.5*[.LZ12]*(([.LZ6]-[.LY6])/([.LZ1]-[.LY1]))^2" office:value-type="float" office:value="0.000000149707243073538" calcext:value-type="float">
            <text:p>1.49707243073538E-07</text:p>
          </table:table-cell>
          <table:table-cell table:formula="of:=0.5*[.MA12]*(([.MA6]-[.LZ6])/([.MA1]-[.LZ1]))^2" office:value-type="float" office:value="0.000000500449277072875" calcext:value-type="float">
            <text:p>5.00449277072875E-07</text:p>
          </table:table-cell>
          <table:table-cell table:formula="of:=0.5*[.MB12]*(([.MB6]-[.MA6])/([.MB1]-[.MA1]))^2" office:value-type="float" office:value="0.00000345199247923681" calcext:value-type="float">
            <text:p>3.45199247923681E-06</text:p>
          </table:table-cell>
          <table:table-cell table:formula="of:=0.5*[.MC12]*(([.MC6]-[.MB6])/([.MC1]-[.MB1]))^2" office:value-type="float" office:value="0.000000744409864464241" calcext:value-type="float">
            <text:p>7.44409864464241E-07</text:p>
          </table:table-cell>
          <table:table-cell table:formula="of:=0.5*[.MD12]*(([.MD6]-[.MC6])/([.MD1]-[.MC1]))^2" office:value-type="float" office:value="0.0000000305196976676302" calcext:value-type="float">
            <text:p>3.05196976676302E-08</text:p>
          </table:table-cell>
          <table:table-cell table:formula="of:=0.5*[.ME12]*(([.ME6]-[.MD6])/([.ME1]-[.MD1]))^2" office:value-type="float" office:value="0.000000493856045935006" calcext:value-type="float">
            <text:p>4.93856045935006E-07</text:p>
          </table:table-cell>
          <table:table-cell table:formula="of:=0.5*[.MF12]*(([.MF6]-[.ME6])/([.MF1]-[.ME1]))^2" office:value-type="float" office:value="0.00000156224258915211" calcext:value-type="float">
            <text:p>1.56224258915211E-06</text:p>
          </table:table-cell>
          <table:table-cell table:formula="of:=0.5*[.MG12]*(([.MG6]-[.MF6])/([.MG1]-[.MF1]))^2" office:value-type="float" office:value="0.0000000752770980516109" calcext:value-type="float">
            <text:p>7.52770980516109E-08</text:p>
          </table:table-cell>
          <table:table-cell table:formula="of:=0.5*[.MH12]*(([.MH6]-[.MG6])/([.MH1]-[.MG1]))^2" office:value-type="float" office:value="0.000000682770651418042" calcext:value-type="float">
            <text:p>6.82770651418042E-07</text:p>
          </table:table-cell>
          <table:table-cell table:formula="of:=0.5*[.MI12]*(([.MI6]-[.MH6])/([.MI1]-[.MH1]))^2" office:value-type="float" office:value="0.0000000745214079604708" calcext:value-type="float">
            <text:p>7.45214079604708E-08</text:p>
          </table:table-cell>
          <table:table-cell table:formula="of:=0.5*[.MJ12]*(([.MJ6]-[.MI6])/([.MJ1]-[.MI1]))^2" office:value-type="float" office:value="0.000000485952829491044" calcext:value-type="float">
            <text:p>4.85952829491044E-07</text:p>
          </table:table-cell>
          <table:table-cell table:formula="of:=0.5*[.MK12]*(([.MK6]-[.MJ6])/([.MK1]-[.MJ1]))^2" office:value-type="float" office:value="0.000000190854095802367" calcext:value-type="float">
            <text:p>1.90854095802367E-07</text:p>
          </table:table-cell>
          <table:table-cell table:formula="of:=0.5*[.ML12]*(([.ML6]-[.MK6])/([.ML1]-[.MK1]))^2" office:value-type="float" office:value="0.000000146651148639338" calcext:value-type="float">
            <text:p>1.46651148639338E-07</text:p>
          </table:table-cell>
          <table:table-cell table:formula="of:=0.5*[.MM12]*(([.MM6]-[.ML6])/([.MM1]-[.ML1]))^2" office:value-type="float" office:value="0.000000910149828610259" calcext:value-type="float">
            <text:p>9.10149828610259E-07</text:p>
          </table:table-cell>
          <table:table-cell table:formula="of:=0.5*[.MN12]*(([.MN6]-[.MM6])/([.MN1]-[.MM1]))^2" office:value-type="float" office:value="0.00000121858449236577" calcext:value-type="float">
            <text:p>1.21858449236577E-06</text:p>
          </table:table-cell>
          <table:table-cell table:formula="of:=0.5*[.MO12]*(([.MO6]-[.MN6])/([.MO1]-[.MN1]))^2" office:value-type="float" office:value="0.00000000279819536384235" calcext:value-type="float">
            <text:p>2.79819536384235E-09</text:p>
          </table:table-cell>
          <table:table-cell table:formula="of:=0.5*[.MP12]*(([.MP6]-[.MO6])/([.MP1]-[.MO1]))^2" office:value-type="float" office:value="0.000000285474368630977" calcext:value-type="float">
            <text:p>2.85474368630977E-07</text:p>
          </table:table-cell>
          <table:table-cell table:formula="of:=0.5*[.MQ12]*(([.MQ6]-[.MP6])/([.MQ1]-[.MP1]))^2" office:value-type="float" office:value="0.00000010716079916845" calcext:value-type="float">
            <text:p>1.0716079916845E-07</text:p>
          </table:table-cell>
          <table:table-cell table:formula="of:=0.5*[.MR12]*(([.MR6]-[.MQ6])/([.MR1]-[.MQ1]))^2" office:value-type="float" office:value="0.00000165664582223934" calcext:value-type="float">
            <text:p>1.65664582223934E-06</text:p>
          </table:table-cell>
          <table:table-cell table:formula="of:=0.5*[.MS12]*(([.MS6]-[.MR6])/([.MS1]-[.MR1]))^2" office:value-type="float" office:value="0.00000337192384872365" calcext:value-type="float">
            <text:p>3.37192384872365E-06</text:p>
          </table:table-cell>
          <table:table-cell table:formula="of:=0.5*[.MT12]*(([.MT6]-[.MS6])/([.MT1]-[.MS1]))^2" office:value-type="float" office:value="0.000000000854085789382796" calcext:value-type="float">
            <text:p>8.54085789382796E-10</text:p>
          </table:table-cell>
          <table:table-cell table:formula="of:=0.5*[.MU12]*(([.MU6]-[.MT6])/([.MU1]-[.MT1]))^2" office:value-type="float" office:value="0.000000895952856294767" calcext:value-type="float">
            <text:p>8.95952856294767E-07</text:p>
          </table:table-cell>
          <table:table-cell table:formula="of:=0.5*[.MV12]*(([.MV6]-[.MU6])/([.MV1]-[.MU1]))^2" office:value-type="float" office:value="0.000000136421798196435" calcext:value-type="float">
            <text:p>1.36421798196435E-07</text:p>
          </table:table-cell>
          <table:table-cell table:formula="of:=0.5*[.MW12]*(([.MW6]-[.MV6])/([.MW1]-[.MV1]))^2" office:value-type="float" office:value="0.000000241714868894545" calcext:value-type="float">
            <text:p>2.41714868894545E-07</text:p>
          </table:table-cell>
          <table:table-cell table:formula="of:=0.5*[.MX12]*(([.MX6]-[.MW6])/([.MX1]-[.MW1]))^2" office:value-type="float" office:value="0.00000000158679277573754" calcext:value-type="float">
            <text:p>1.58679277573754E-09</text:p>
          </table:table-cell>
          <table:table-cell table:formula="of:=0.5*[.MY12]*(([.MY6]-[.MX6])/([.MY1]-[.MX1]))^2" office:value-type="float" office:value="0.0000000163913339958186" calcext:value-type="float">
            <text:p>1.63913339958186E-08</text:p>
          </table:table-cell>
          <table:table-cell table:formula="of:=0.5*[.MZ12]*(([.MZ6]-[.MY6])/([.MZ1]-[.MY1]))^2" office:value-type="float" office:value="0.00000000537771857035395" calcext:value-type="float">
            <text:p>5.37771857035395E-09</text:p>
          </table:table-cell>
          <table:table-cell table:formula="of:=0.5*[.NA12]*(([.NA6]-[.MZ6])/([.NA1]-[.MZ1]))^2" office:value-type="float" office:value="0.000000391071208055662" calcext:value-type="float">
            <text:p>3.91071208055662E-07</text:p>
          </table:table-cell>
          <table:table-cell table:formula="of:=0.5*[.NB12]*(([.NB6]-[.NA6])/([.NB1]-[.NA1]))^2" office:value-type="float" office:value="0.00000170260007262075" calcext:value-type="float">
            <text:p>1.70260007262075E-06</text:p>
          </table:table-cell>
          <table:table-cell table:formula="of:=0.5*[.NC12]*(([.NC6]-[.NB6])/([.NC1]-[.NB1]))^2" office:value-type="float" office:value="0.000000225167999658812" calcext:value-type="float">
            <text:p>2.25167999658812E-07</text:p>
          </table:table-cell>
          <table:table-cell table:formula="of:=0.5*[.ND12]*(([.ND6]-[.NC6])/([.ND1]-[.NC1]))^2" office:value-type="float" office:value="0.000402693026523775" calcext:value-type="float">
            <text:p>0.000402693026524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C13])" office:value-type="float" office:value="3.96122239262481" calcext:value-type="float">
            <text:p>3.9612223926248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C14])" office:value-type="float" office:value="0.540744032516531" calcext:value-type="float">
            <text:p>0.54074403251653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50196642514134" calcext:value-type="float">
            <text:p>4.50196642514134</text:p>
          </table:table-cell>
          <table:table-cell table:formula="of:=[.B17]+[.C9]" office:value-type="float" office:value="8.26759807004299" calcext:value-type="float">
            <text:p>8.26759807004299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7:27:45.528394476</dc:date>
    <meta:editing-duration>PT33S</meta:editing-duration>
    <meta:editing-cycles>1</meta:editing-cycles>
    <meta:document-statistic meta:table-count="1" meta:cell-count="5476" meta:object-count="0"/>
    <meta:generator>LibreOffice/6.4.7.2$Linux_X86_64 LibreOffice_project/40$Build-2</meta:generator>
  </office:meta>
</office:document-meta>
</file>